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l1" table:style-name="ta1">
        <table:shapes>
          <draw:frame draw:z-index="0" draw:style-name="gr1" draw:text-style-name="P1" svg:width="159.99mm" svg:height="89.99mm" svg:x="270.11mm" svg:y="5.05mm">
            <draw:object draw:notify-on-update-of-ranges="Vel1.A2:Vel1.A132 Vel1.B2:Vel1.B132 Vel1.E2:Vel1.E133 Vel1.D2:Vel1.D1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83.89mm" svg:y="95.63mm">
            <draw:object draw:notify-on-update-of-ranges="Vel1.D2:Vel1.D133 Vel1.F2:Vel1.F133 Vel1.D2:Vel1.D133 Vel1.E2:Vel1.E1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Q3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Q34top</text:p>
          </table:table-cell>
          <table:table-cell office:value-type="string" calcext:value-type="string">
            <text:p>HQ34bot</text:p>
          </table:table-cell>
          <table:table-cell/>
          <table:table-cell table:style-name="Default" office:value-type="string" calcext:value-type="string">
            <text:p>HQ34</text:p>
          </table:table-cell>
          <table:table-cell table:style-name="Default"/>
          <table:table-cell table:formula="of:=[.H1]" office:value-type="string" office:string-value="HQ34" calcext:value-type="string">
            <text:p>HQ34</text:p>
          </table:table-cell>
        </table:table-row>
        <table:table-row table:style-name="ro1">
          <table:table-cell office:value-type="float" office:value="-0.000134" calcext:value-type="float">
            <text:p>-0.000134</text:p>
          </table:table-cell>
          <table:table-cell office:value-type="float" office:value="0.000329" calcext:value-type="float">
            <text:p>0.000329</text:p>
          </table:table-cell>
          <table:table-cell/>
          <table:table-cell table:style-name="ce1" office:value-type="float" office:value="-2.27005E-019" calcext:value-type="float">
            <text:p>-2.27E-19</text:p>
          </table:table-cell>
          <table:table-cell table:style-name="ce1" office:value-type="float" office:value="1.66967E-017" calcext:value-type="float">
            <text:p>1.67E-17</text:p>
          </table:table-cell>
          <table:table-cell office:value-type="float" office:value="-0.000102" calcext:value-type="float">
            <text:p>-0.000102</text:p>
          </table:table-cell>
          <table:table-cell/>
          <table:table-cell office:value-type="float" office:value="1" calcext:value-type="float">
            <text:p>1.000000</text:p>
          </table:table-cell>
          <table:table-cell office:value-type="float" office:value="0.020196" calcext:value-type="float">
            <text:p>0.020196</text:p>
          </table:table-cell>
          <table:table-cell table:formula="of:=&quot;   &quot;&amp;TEXT([.H2];&quot;0.000000&quot;)&amp;&quot;     &quot;&amp;TEXT([.I2];&quot;0.000000&quot;)" office:value-type="string" office:string-value="   1.000000     0.020196" calcext:value-type="string">
            <text:p><text:s text:c="3"/>1.000000 <text:s text:c="4"/>0.020196</text:p>
          </table:table-cell>
        </table:table-row>
        <table:table-row table:style-name="ro1">
          <table:table-cell office:value-type="float" office:value="0.000475" calcext:value-type="float">
            <text:p>0.000475</text:p>
          </table:table-cell>
          <table:table-cell office:value-type="float" office:value="-0.001902" calcext:value-type="float">
            <text:p>-0.001902</text:p>
          </table:table-cell>
          <table:table-cell/>
          <table:table-cell table:style-name="ce1" office:value-type="float" office:value="0.000094" calcext:value-type="float">
            <text:p>9.40E-05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-0.000283" calcext:value-type="float">
            <text:p>-0.000283</text:p>
          </table:table-cell>
          <table:table-cell/>
          <table:table-cell office:value-type="float" office:value="0.999957" calcext:value-type="float">
            <text:p>0.999957</text:p>
          </table:table-cell>
          <table:table-cell office:value-type="float" office:value="0.020196" calcext:value-type="float">
            <text:p>0.020196</text:p>
          </table:table-cell>
          <table:table-cell table:formula="of:=&quot;   &quot;&amp;TEXT([.H3];&quot;0.000000&quot;)&amp;&quot;     &quot;&amp;TEXT([.I3];&quot;0.000000&quot;)" office:value-type="string" office:string-value="   0.999957     0.020196" calcext:value-type="string">
            <text:p><text:s text:c="3"/>0.999957 <text:s text:c="4"/>0.020196</text:p>
          </table:table-cell>
        </table:table-row>
        <table:table-row table:style-name="ro1">
          <table:table-cell office:value-type="float" office:value="0.002021" calcext:value-type="float">
            <text:p>0.002021</text:p>
          </table:table-cell>
          <table:table-cell office:value-type="float" office:value="-0.004281" calcext:value-type="float">
            <text:p>-0.004281</text:p>
          </table:table-cell>
          <table:table-cell/>
          <table:table-cell office:value-type="float" office:value="0.000566" calcext:value-type="float">
            <text:p>0.000566</text:p>
          </table:table-cell>
          <table:table-cell office:value-type="float" office:value="0.001809" calcext:value-type="float">
            <text:p>0.001809</text:p>
          </table:table-cell>
          <table:table-cell office:value-type="float" office:value="-0.001227" calcext:value-type="float">
            <text:p>-0.001227</text:p>
          </table:table-cell>
          <table:table-cell/>
          <table:table-cell office:value-type="float" office:value="0.988436" calcext:value-type="float">
            <text:p>0.988436</text:p>
          </table:table-cell>
          <table:table-cell office:value-type="float" office:value="0.019394" calcext:value-type="float">
            <text:p>0.019394</text:p>
          </table:table-cell>
          <table:table-cell table:formula="of:=&quot;   &quot;&amp;TEXT([.H4];&quot;0.000000&quot;)&amp;&quot;     &quot;&amp;TEXT([.I4];&quot;0.000000&quot;)" office:value-type="string" office:string-value="   0.988436     0.019394" calcext:value-type="string">
            <text:p><text:s text:c="3"/>0.988436 <text:s text:c="4"/>0.019394</text:p>
          </table:table-cell>
        </table:table-row>
        <table:table-row table:style-name="ro1">
          <table:table-cell office:value-type="float" office:value="0.002264" calcext:value-type="float">
            <text:p>0.002264</text:p>
          </table:table-cell>
          <table:table-cell office:value-type="float" office:value="0.006918" calcext:value-type="float">
            <text:p>0.006918</text:p>
          </table:table-cell>
          <table:table-cell/>
          <table:table-cell office:value-type="float" office:value="0.000945" calcext:value-type="float">
            <text:p>0.000945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-0.00209" calcext:value-type="float">
            <text:p>-0.00209</text:p>
          </table:table-cell>
          <table:table-cell/>
          <table:table-cell office:value-type="float" office:value="0.98636" calcext:value-type="float">
            <text:p>0.986360</text:p>
          </table:table-cell>
          <table:table-cell office:value-type="float" office:value="0.019249" calcext:value-type="float">
            <text:p>0.019249</text:p>
          </table:table-cell>
          <table:table-cell table:formula="of:=&quot;   &quot;&amp;TEXT([.H5];&quot;0.000000&quot;)&amp;&quot;     &quot;&amp;TEXT([.I5];&quot;0.000000&quot;)" office:value-type="string" office:string-value="   0.986360     0.019249" calcext:value-type="string">
            <text:p><text:s text:c="3"/>0.986360 <text:s text:c="4"/>0.019249</text:p>
          </table:table-cell>
        </table:table-row>
        <table:table-row table:style-name="ro1">
          <table:table-cell office:value-type="float" office:value="0.004281" calcext:value-type="float">
            <text:p>0.004281</text:p>
          </table:table-cell>
          <table:table-cell office:value-type="float" office:value="-0.005946" calcext:value-type="float">
            <text:p>-0.005946</text:p>
          </table:table-cell>
          <table:table-cell/>
          <table:table-cell office:value-type="float" office:value="0.001132" calcext:value-type="float">
            <text:p>0.001132</text:p>
          </table:table-cell>
          <table:table-cell office:value-type="float" office:value="0.003415" calcext:value-type="float">
            <text:p>0.003415</text:p>
          </table:table-cell>
          <table:table-cell office:value-type="float" office:value="-0.002549" calcext:value-type="float">
            <text:p>-0.002549</text:p>
          </table:table-cell>
          <table:table-cell/>
          <table:table-cell office:value-type="float" office:value="0.980127" calcext:value-type="float">
            <text:p>0.980127</text:p>
          </table:table-cell>
          <table:table-cell office:value-type="float" office:value="0.018914" calcext:value-type="float">
            <text:p>0.018914</text:p>
          </table:table-cell>
          <table:table-cell table:formula="of:=&quot;   &quot;&amp;TEXT([.H6];&quot;0.000000&quot;)&amp;&quot;     &quot;&amp;TEXT([.I6];&quot;0.000000&quot;)" office:value-type="string" office:string-value="   0.980127     0.018914" calcext:value-type="string">
            <text:p><text:s text:c="3"/>0.980127 <text:s text:c="4"/>0.018914</text:p>
          </table:table-cell>
        </table:table-row>
        <table:table-row table:style-name="ro1">
          <table:table-cell office:value-type="float" office:value="0.005262" calcext:value-type="float">
            <text:p>0.005262</text:p>
          </table:table-cell>
          <table:table-cell office:value-type="float" office:value="0.01201" calcext:value-type="float">
            <text:p>0.01201</text:p>
          </table:table-cell>
          <table:table-cell/>
          <table:table-cell office:value-type="float" office:value="0.001887" calcext:value-type="float">
            <text:p>0.001887</text:p>
          </table:table-cell>
          <table:table-cell office:value-type="float" office:value="0.005008" calcext:value-type="float">
            <text:p>0.005008</text:p>
          </table:table-cell>
          <table:table-cell office:value-type="float" office:value="-0.004059" calcext:value-type="float">
            <text:p>-0.004059</text:p>
          </table:table-cell>
          <table:table-cell/>
          <table:table-cell office:value-type="float" office:value="0.975784" calcext:value-type="float">
            <text:p>0.975784</text:p>
          </table:table-cell>
          <table:table-cell office:value-type="float" office:value="0.018681" calcext:value-type="float">
            <text:p>0.018681</text:p>
          </table:table-cell>
          <table:table-cell table:formula="of:=&quot;   &quot;&amp;TEXT([.H7];&quot;0.000000&quot;)&amp;&quot;     &quot;&amp;TEXT([.I7];&quot;0.000000&quot;)" office:value-type="string" office:string-value="   0.975784     0.018681" calcext:value-type="string">
            <text:p><text:s text:c="3"/>0.975784 <text:s text:c="4"/>0.018681</text:p>
          </table:table-cell>
        </table:table-row>
        <table:table-row table:style-name="ro1">
          <table:table-cell office:value-type="float" office:value="0.007135" calcext:value-type="float">
            <text:p>0.007135</text:p>
          </table:table-cell>
          <table:table-cell office:value-type="float" office:value="-0.007255" calcext:value-type="float">
            <text:p>-0.007255</text:p>
          </table:table-cell>
          <table:table-cell/>
          <table:table-cell office:value-type="float" office:value="0.002646" calcext:value-type="float">
            <text:p>0.002646</text:p>
          </table:table-cell>
          <table:table-cell office:value-type="float" office:value="0.006608" calcext:value-type="float">
            <text:p>0.006608</text:p>
          </table:table-cell>
          <table:table-cell office:value-type="float" office:value="-0.004914" calcext:value-type="float">
            <text:p>-0.004914</text:p>
          </table:table-cell>
          <table:table-cell/>
          <table:table-cell office:value-type="float" office:value="0.970684" calcext:value-type="float">
            <text:p>0.970684</text:p>
          </table:table-cell>
          <table:table-cell office:value-type="float" office:value="0.018584" calcext:value-type="float">
            <text:p>0.018584</text:p>
          </table:table-cell>
          <table:table-cell table:formula="of:=&quot;   &quot;&amp;TEXT([.H8];&quot;0.000000&quot;)&amp;&quot;     &quot;&amp;TEXT([.I8];&quot;0.000000&quot;)" office:value-type="string" office:string-value="   0.970684     0.018584" calcext:value-type="string">
            <text:p><text:s text:c="3"/>0.970684 <text:s text:c="4"/>0.018584</text:p>
          </table:table-cell>
        </table:table-row>
        <table:table-row table:style-name="ro1">
          <table:table-cell office:value-type="float" office:value="0.00826" calcext:value-type="float">
            <text:p>0.00826</text:p>
          </table:table-cell>
          <table:table-cell office:value-type="float" office:value="0.016202" calcext:value-type="float">
            <text:p>0.016202</text:p>
          </table:table-cell>
          <table:table-cell/>
          <table:table-cell office:value-type="float" office:value="0.003303" calcext:value-type="float">
            <text:p>0.003303</text:p>
          </table:table-cell>
          <table:table-cell office:value-type="float" office:value="0.007757" calcext:value-type="float">
            <text:p>0.007757</text:p>
          </table:table-cell>
          <table:table-cell office:value-type="float" office:value="-0.005569" calcext:value-type="float">
            <text:p>-0.005569</text:p>
          </table:table-cell>
          <table:table-cell/>
          <table:table-cell office:value-type="float" office:value="0.965775" calcext:value-type="float">
            <text:p>0.965775</text:p>
          </table:table-cell>
          <table:table-cell office:value-type="float" office:value="0.01849" calcext:value-type="float">
            <text:p>0.018490</text:p>
          </table:table-cell>
          <table:table-cell table:formula="of:=&quot;   &quot;&amp;TEXT([.H9];&quot;0.000000&quot;)&amp;&quot;     &quot;&amp;TEXT([.I9];&quot;0.000000&quot;)" office:value-type="string" office:string-value="   0.965775     0.018490" calcext:value-type="string">
            <text:p><text:s text:c="3"/>0.965775 <text:s text:c="4"/>0.018490</text:p>
          </table:table-cell>
        </table:table-row>
        <table:table-row table:style-name="ro1">
          <table:table-cell office:value-type="float" office:value="0.010465" calcext:value-type="float">
            <text:p>0.010465</text:p>
          </table:table-cell>
          <table:table-cell office:value-type="float" office:value="-0.008208" calcext:value-type="float">
            <text:p>-0.008208</text:p>
          </table:table-cell>
          <table:table-cell/>
          <table:table-cell office:value-type="float" office:value="0.004158" calcext:value-type="float">
            <text:p>0.004158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-0.006402" calcext:value-type="float">
            <text:p>-0.006402</text:p>
          </table:table-cell>
          <table:table-cell/>
          <table:table-cell office:value-type="float" office:value="0.959541" calcext:value-type="float">
            <text:p>0.959541</text:p>
          </table:table-cell>
          <table:table-cell office:value-type="float" office:value="0.018489" calcext:value-type="float">
            <text:p>0.018489</text:p>
          </table:table-cell>
          <table:table-cell table:formula="of:=&quot;   &quot;&amp;TEXT([.H10];&quot;0.000000&quot;)&amp;&quot;     &quot;&amp;TEXT([.I10];&quot;0.000000&quot;)" office:value-type="string" office:string-value="   0.959541     0.018489" calcext:value-type="string">
            <text:p><text:s text:c="3"/>0.959541 <text:s text:c="4"/>0.018489</text:p>
          </table:table-cell>
        </table:table-row>
        <table:table-row table:style-name="ro1">
          <table:table-cell office:value-type="float" office:value="0.010957" calcext:value-type="float">
            <text:p>0.010957</text:p>
          </table:table-cell>
          <table:table-cell office:value-type="float" office:value="0.019197" calcext:value-type="float">
            <text:p>0.019197</text:p>
          </table:table-cell>
          <table:table-cell/>
          <table:table-cell office:value-type="float" office:value="0.004908" calcext:value-type="float">
            <text:p>0.004908</text:p>
          </table:table-cell>
          <table:table-cell office:value-type="float" office:value="0.01043" calcext:value-type="float">
            <text:p>0.01043</text:p>
          </table:table-cell>
          <table:table-cell office:value-type="float" office:value="-0.00689" calcext:value-type="float">
            <text:p>-0.00689</text:p>
          </table:table-cell>
          <table:table-cell/>
          <table:table-cell office:value-type="float" office:value="0.957277" calcext:value-type="float">
            <text:p>0.957277</text:p>
          </table:table-cell>
          <table:table-cell office:value-type="float" office:value="0.018489" calcext:value-type="float">
            <text:p>0.018489</text:p>
          </table:table-cell>
          <table:table-cell table:formula="of:=&quot;   &quot;&amp;TEXT([.H11];&quot;0.000000&quot;)&amp;&quot;     &quot;&amp;TEXT([.I11];&quot;0.000000&quot;)" office:value-type="string" office:string-value="   0.957277     0.018489" calcext:value-type="string">
            <text:p><text:s text:c="3"/>0.957277 <text:s text:c="4"/>0.018489</text:p>
          </table:table-cell>
        </table:table-row>
        <table:table-row table:style-name="ro1">
          <table:table-cell office:value-type="float" office:value="0.012963" calcext:value-type="float">
            <text:p>0.012963</text:p>
          </table:table-cell>
          <table:table-cell office:value-type="float" office:value="-0.008804" calcext:value-type="float">
            <text:p>-0.008804</text:p>
          </table:table-cell>
          <table:table-cell/>
          <table:table-cell office:value-type="float" office:value="0.006803" calcext:value-type="float">
            <text:p>0.006803</text:p>
          </table:table-cell>
          <table:table-cell office:value-type="float" office:value="0.013406" calcext:value-type="float">
            <text:p>0.013406</text:p>
          </table:table-cell>
          <table:table-cell office:value-type="float" office:value="-0.007529" calcext:value-type="float">
            <text:p>-0.007529</text:p>
          </table:table-cell>
          <table:table-cell/>
          <table:table-cell office:value-type="float" office:value="0.947835" calcext:value-type="float">
            <text:p>0.947835</text:p>
          </table:table-cell>
          <table:table-cell office:value-type="float" office:value="0.01962" calcext:value-type="float">
            <text:p>0.019620</text:p>
          </table:table-cell>
          <table:table-cell table:formula="of:=&quot;   &quot;&amp;TEXT([.H12];&quot;0.000000&quot;)&amp;&quot;     &quot;&amp;TEXT([.I12];&quot;0.000000&quot;)" office:value-type="string" office:string-value="   0.947835     0.019620" calcext:value-type="string">
            <text:p><text:s text:c="3"/>0.947835 <text:s text:c="4"/>0.019620</text:p>
          </table:table-cell>
        </table:table-row>
        <table:table-row table:style-name="ro1">
          <table:table-cell office:value-type="float" office:value="0.014554" calcext:value-type="float">
            <text:p>0.014554</text:p>
          </table:table-cell>
          <table:table-cell office:value-type="float" office:value="0.023689" calcext:value-type="float">
            <text:p>0.023689</text:p>
          </table:table-cell>
          <table:table-cell/>
          <table:table-cell office:value-type="float" office:value="0.007457" calcext:value-type="float">
            <text:p>0.007457</text:p>
          </table:table-cell>
          <table:table-cell office:value-type="float" office:value="0.014386" calcext:value-type="float">
            <text:p>0.014386</text:p>
          </table:table-cell>
          <table:table-cell office:value-type="float" office:value="-0.007739" calcext:value-type="float">
            <text:p>-0.007739</text:p>
          </table:table-cell>
          <table:table-cell/>
          <table:table-cell office:value-type="float" office:value="0.945377" calcext:value-type="float">
            <text:p>0.945377</text:p>
          </table:table-cell>
          <table:table-cell office:value-type="float" office:value="0.019753" calcext:value-type="float">
            <text:p>0.019753</text:p>
          </table:table-cell>
          <table:table-cell table:formula="of:=&quot;   &quot;&amp;TEXT([.H13];&quot;0.000000&quot;)&amp;&quot;     &quot;&amp;TEXT([.I13];&quot;0.000000&quot;)" office:value-type="string" office:string-value="   0.945377     0.019753" calcext:value-type="string">
            <text:p><text:s text:c="3"/>0.945377 <text:s text:c="4"/>0.019753</text:p>
          </table:table-cell>
        </table:table-row>
        <table:table-row table:style-name="ro1">
          <table:table-cell office:value-type="float" office:value="0.016055" calcext:value-type="float">
            <text:p>0.016055</text:p>
          </table:table-cell>
          <table:table-cell office:value-type="float" office:value="-0.009756" calcext:value-type="float">
            <text:p>-0.009756</text:p>
          </table:table-cell>
          <table:table-cell/>
          <table:table-cell office:value-type="float" office:value="0.009723" calcext:value-type="float">
            <text:p>0.009723</text:p>
          </table:table-cell>
          <table:table-cell office:value-type="float" office:value="0.017783" calcext:value-type="float">
            <text:p>0.017783</text:p>
          </table:table-cell>
          <table:table-cell office:value-type="float" office:value="-0.008683" calcext:value-type="float">
            <text:p>-0.008683</text:p>
          </table:table-cell>
          <table:table-cell/>
          <table:table-cell office:value-type="float" office:value="0.937448" calcext:value-type="float">
            <text:p>0.937448</text:p>
          </table:table-cell>
          <table:table-cell office:value-type="float" office:value="0.020184" calcext:value-type="float">
            <text:p>0.020184</text:p>
          </table:table-cell>
          <table:table-cell table:formula="of:=&quot;   &quot;&amp;TEXT([.H14];&quot;0.000000&quot;)&amp;&quot;     &quot;&amp;TEXT([.I14];&quot;0.000000&quot;)" office:value-type="string" office:string-value="   0.937448     0.020184" calcext:value-type="string">
            <text:p><text:s text:c="3"/>0.937448 <text:s text:c="4"/>0.020184</text:p>
          </table:table-cell>
        </table:table-row>
        <table:table-row table:style-name="ro1">
          <table:table-cell office:value-type="float" office:value="0.018151" calcext:value-type="float">
            <text:p>0.018151</text:p>
          </table:table-cell>
          <table:table-cell office:value-type="float" office:value="0.027282" calcext:value-type="float">
            <text:p>0.027282</text:p>
          </table:table-cell>
          <table:table-cell/>
          <table:table-cell office:value-type="float" office:value="0.010204" calcext:value-type="float">
            <text:p>0.010204</text:p>
          </table:table-cell>
          <table:table-cell office:value-type="float" office:value="0.018504" calcext:value-type="float">
            <text:p>0.018504</text:p>
          </table:table-cell>
          <table:table-cell office:value-type="float" office:value="-0.008828" calcext:value-type="float">
            <text:p>-0.008828</text:p>
          </table:table-cell>
          <table:table-cell/>
          <table:table-cell office:value-type="float" office:value="0.932346" calcext:value-type="float">
            <text:p>0.932346</text:p>
          </table:table-cell>
          <table:table-cell office:value-type="float" office:value="0.020724" calcext:value-type="float">
            <text:p>0.020724</text:p>
          </table:table-cell>
          <table:table-cell table:formula="of:=&quot;   &quot;&amp;TEXT([.H15];&quot;0.000000&quot;)&amp;&quot;     &quot;&amp;TEXT([.I15];&quot;0.000000&quot;)" office:value-type="string" office:string-value="   0.932346     0.020724" calcext:value-type="string">
            <text:p><text:s text:c="3"/>0.932346 <text:s text:c="4"/>0.020724</text:p>
          </table:table-cell>
        </table:table-row>
        <table:table-row table:style-name="ro1">
          <table:table-cell office:value-type="float" office:value="0.020217" calcext:value-type="float">
            <text:p>0.020217</text:p>
          </table:table-cell>
          <table:table-cell office:value-type="float" office:value="-0.010472" calcext:value-type="float">
            <text:p>-0.010472</text:p>
          </table:table-cell>
          <table:table-cell/>
          <table:table-cell office:value-type="float" office:value="0.012178" calcext:value-type="float">
            <text:p>0.012178</text:p>
          </table:table-cell>
          <table:table-cell office:value-type="float" office:value="0.020477" calcext:value-type="float">
            <text:p>0.020477</text:p>
          </table:table-cell>
          <table:table-cell office:value-type="float" office:value="-0.009343" calcext:value-type="float">
            <text:p>-0.009343</text:p>
          </table:table-cell>
          <table:table-cell/>
          <table:table-cell office:value-type="float" office:value="0.924985" calcext:value-type="float">
            <text:p>0.924985</text:p>
          </table:table-cell>
          <table:table-cell office:value-type="float" office:value="0.021503" calcext:value-type="float">
            <text:p>0.021503</text:p>
          </table:table-cell>
          <table:table-cell table:formula="of:=&quot;   &quot;&amp;TEXT([.H16];&quot;0.000000&quot;)&amp;&quot;     &quot;&amp;TEXT([.I16];&quot;0.000000&quot;)" office:value-type="string" office:string-value="   0.924985     0.021503" calcext:value-type="string">
            <text:p><text:s text:c="3"/>0.924985 <text:s text:c="4"/>0.021503</text:p>
          </table:table-cell>
        </table:table-row>
        <table:table-row table:style-name="ro1">
          <table:table-cell office:value-type="float" office:value="0.022347" calcext:value-type="float">
            <text:p>0.022347</text:p>
          </table:table-cell>
          <table:table-cell office:value-type="float" office:value="0.030575" calcext:value-type="float">
            <text:p>0.030575</text:p>
          </table:table-cell>
          <table:table-cell/>
          <table:table-cell office:value-type="float" office:value="0.01436" calcext:value-type="float">
            <text:p>0.01436</text:p>
          </table:table-cell>
          <table:table-cell office:value-type="float" office:value="0.022659" calcext:value-type="float">
            <text:p>0.022659</text:p>
          </table:table-cell>
          <table:table-cell office:value-type="float" office:value="-0.010128" calcext:value-type="float">
            <text:p>-0.010128</text:p>
          </table:table-cell>
          <table:table-cell/>
          <table:table-cell office:value-type="float" office:value="0.92007" calcext:value-type="float">
            <text:p>0.920070</text:p>
          </table:table-cell>
          <table:table-cell office:value-type="float" office:value="0.022106" calcext:value-type="float">
            <text:p>0.022106</text:p>
          </table:table-cell>
          <table:table-cell table:formula="of:=&quot;   &quot;&amp;TEXT([.H17];&quot;0.000000&quot;)&amp;&quot;     &quot;&amp;TEXT([.I17];&quot;0.000000&quot;)" office:value-type="string" office:string-value="   0.920070     0.022106" calcext:value-type="string">
            <text:p><text:s text:c="3"/>0.920070 <text:s text:c="4"/>0.022106</text:p>
          </table:table-cell>
        </table:table-row>
        <table:table-row table:style-name="ro1">
          <table:table-cell office:value-type="float" office:value="0.025688" calcext:value-type="float">
            <text:p>0.025688</text:p>
          </table:table-cell>
          <table:table-cell office:value-type="float" office:value="-0.011544" calcext:value-type="float">
            <text:p>-0.011544</text:p>
          </table:table-cell>
          <table:table-cell/>
          <table:table-cell office:value-type="float" office:value="0.015482" calcext:value-type="float">
            <text:p>0.015482</text:p>
          </table:table-cell>
          <table:table-cell office:value-type="float" office:value="0.023994" calcext:value-type="float">
            <text:p>0.023994</text:p>
          </table:table-cell>
          <table:table-cell office:value-type="float" office:value="-0.010476" calcext:value-type="float">
            <text:p>-0.010476</text:p>
          </table:table-cell>
          <table:table-cell/>
          <table:table-cell office:value-type="float" office:value="0.914221" calcext:value-type="float">
            <text:p>0.914221</text:p>
          </table:table-cell>
          <table:table-cell office:value-type="float" office:value="0.022823" calcext:value-type="float">
            <text:p>0.022823</text:p>
          </table:table-cell>
          <table:table-cell table:formula="of:=&quot;   &quot;&amp;TEXT([.H18];&quot;0.000000&quot;)&amp;&quot;     &quot;&amp;TEXT([.I18];&quot;0.000000&quot;)" office:value-type="string" office:string-value="   0.914221     0.022823" calcext:value-type="string">
            <text:p><text:s text:c="3"/>0.914221 <text:s text:c="4"/>0.022823</text:p>
          </table:table-cell>
        </table:table-row>
        <table:table-row table:style-name="ro1">
          <table:table-cell office:value-type="float" office:value="0.025944" calcext:value-type="float">
            <text:p>0.025944</text:p>
          </table:table-cell>
          <table:table-cell office:value-type="float" office:value="0.033869" calcext:value-type="float">
            <text:p>0.033869</text:p>
          </table:table-cell>
          <table:table-cell/>
          <table:table-cell office:value-type="float" office:value="0.018327" calcext:value-type="float">
            <text:p>0.018327</text:p>
          </table:table-cell>
          <table:table-cell office:value-type="float" office:value="0.027379" calcext:value-type="float">
            <text:p>0.027379</text:p>
          </table:table-cell>
          <table:table-cell office:value-type="float" office:value="-0.010949" calcext:value-type="float">
            <text:p>-0.010949</text:p>
          </table:table-cell>
          <table:table-cell/>
          <table:table-cell office:value-type="float" office:value="0.906284" calcext:value-type="float">
            <text:p>0.906284</text:p>
          </table:table-cell>
          <table:table-cell office:value-type="float" office:value="0.024024" calcext:value-type="float">
            <text:p>0.024024</text:p>
          </table:table-cell>
          <table:table-cell table:formula="of:=&quot;   &quot;&amp;TEXT([.H19];&quot;0.000000&quot;)&amp;&quot;     &quot;&amp;TEXT([.I19];&quot;0.000000&quot;)" office:value-type="string" office:string-value="   0.906284     0.024024" calcext:value-type="string">
            <text:p><text:s text:c="3"/>0.906284 <text:s text:c="4"/>0.024024</text:p>
          </table:table-cell>
        </table:table-row>
        <table:table-row table:style-name="ro1">
          <table:table-cell office:value-type="float" office:value="0.029494" calcext:value-type="float">
            <text:p>0.029494</text:p>
          </table:table-cell>
          <table:table-cell office:value-type="float" office:value="-0.012735" calcext:value-type="float">
            <text:p>-0.012735</text:p>
          </table:table-cell>
          <table:table-cell/>
          <table:table-cell office:value-type="float" office:value="0.018976" calcext:value-type="float">
            <text:p>0.018976</text:p>
          </table:table-cell>
          <table:table-cell office:value-type="float" office:value="0.027925" calcext:value-type="float">
            <text:p>0.027925</text:p>
          </table:table-cell>
          <table:table-cell office:value-type="float" office:value="-0.011041" calcext:value-type="float">
            <text:p>-0.011041</text:p>
          </table:table-cell>
          <table:table-cell/>
          <table:table-cell office:value-type="float" office:value="0.901757" calcext:value-type="float">
            <text:p>0.901757</text:p>
          </table:table-cell>
          <table:table-cell office:value-type="float" office:value="0.024709" calcext:value-type="float">
            <text:p>0.024709</text:p>
          </table:table-cell>
          <table:table-cell table:formula="of:=&quot;   &quot;&amp;TEXT([.H20];&quot;0.000000&quot;)&amp;&quot;     &quot;&amp;TEXT([.I20];&quot;0.000000&quot;)" office:value-type="string" office:string-value="   0.901757     0.024709" calcext:value-type="string">
            <text:p><text:s text:c="3"/>0.901757 <text:s text:c="4"/>0.024709</text:p>
          </table:table-cell>
        </table:table-row>
        <table:table-row table:style-name="ro1">
          <table:table-cell office:value-type="float" office:value="0.029841" calcext:value-type="float">
            <text:p>0.029841</text:p>
          </table:table-cell>
          <table:table-cell office:value-type="float" office:value="0.037162" calcext:value-type="float">
            <text:p>0.037162</text:p>
          </table:table-cell>
          <table:table-cell/>
          <table:table-cell office:value-type="float" office:value="0.021916" calcext:value-type="float">
            <text:p>0.021916</text:p>
          </table:table-cell>
          <table:table-cell office:value-type="float" office:value="0.030401" calcext:value-type="float">
            <text:p>0.030401</text:p>
          </table:table-cell>
          <table:table-cell office:value-type="float" office:value="-0.011598" calcext:value-type="float">
            <text:p>-0.011598</text:p>
          </table:table-cell>
          <table:table-cell/>
          <table:table-cell office:value-type="float" office:value="0.892686" calcext:value-type="float">
            <text:p>0.892686</text:p>
          </table:table-cell>
          <table:table-cell office:value-type="float" office:value="0.026017" calcext:value-type="float">
            <text:p>0.026017</text:p>
          </table:table-cell>
          <table:table-cell table:formula="of:=&quot;   &quot;&amp;TEXT([.H21];&quot;0.000000&quot;)&amp;&quot;     &quot;&amp;TEXT([.I21];&quot;0.000000&quot;)" office:value-type="string" office:string-value="   0.892686     0.026017" calcext:value-type="string">
            <text:p><text:s text:c="3"/>0.892686 <text:s text:c="4"/>0.026017</text:p>
          </table:table-cell>
        </table:table-row>
        <table:table-row table:style-name="ro1">
          <table:table-cell office:value-type="float" office:value="0.034846" calcext:value-type="float">
            <text:p>0.034846</text:p>
          </table:table-cell>
          <table:table-cell office:value-type="float" office:value="-0.013094" calcext:value-type="float">
            <text:p>-0.013094</text:p>
          </table:table-cell>
          <table:table-cell/>
          <table:table-cell office:value-type="float" office:value="0.023319" calcext:value-type="float">
            <text:p>0.023319</text:p>
          </table:table-cell>
          <table:table-cell office:value-type="float" office:value="0.031498" calcext:value-type="float">
            <text:p>0.031498</text:p>
          </table:table-cell>
          <table:table-cell office:value-type="float" office:value="-0.01189" calcext:value-type="float">
            <text:p>-0.01189</text:p>
          </table:table-cell>
          <table:table-cell/>
          <table:table-cell office:value-type="float" office:value="0.884762" calcext:value-type="float">
            <text:p>0.884762</text:p>
          </table:table-cell>
          <table:table-cell office:value-type="float" office:value="0.02716" calcext:value-type="float">
            <text:p>0.027160</text:p>
          </table:table-cell>
          <table:table-cell table:formula="of:=&quot;   &quot;&amp;TEXT([.H22];&quot;0.000000&quot;)&amp;&quot;     &quot;&amp;TEXT([.I22];&quot;0.000000&quot;)" office:value-type="string" office:string-value="   0.884762     0.027160" calcext:value-type="string">
            <text:p><text:s text:c="3"/>0.884762 <text:s text:c="4"/>0.027160</text:p>
          </table:table-cell>
        </table:table-row>
        <table:table-row table:style-name="ro1">
          <table:table-cell office:value-type="float" office:value="0.034936" calcext:value-type="float">
            <text:p>0.034936</text:p>
          </table:table-cell>
          <table:table-cell office:value-type="float" office:value="0.040755" calcext:value-type="float">
            <text:p>0.040755</text:p>
          </table:table-cell>
          <table:table-cell/>
          <table:table-cell office:value-type="float" office:value="0.026261" calcext:value-type="float">
            <text:p>0.026261</text:p>
          </table:table-cell>
          <table:table-cell office:value-type="float" office:value="0.0338" calcext:value-type="float">
            <text:p>0.0338</text:p>
          </table:table-cell>
          <table:table-cell office:value-type="float" office:value="-0.012469" calcext:value-type="float">
            <text:p>-0.012469</text:p>
          </table:table-cell>
          <table:table-cell/>
          <table:table-cell office:value-type="float" office:value="0.881355" calcext:value-type="float">
            <text:p>0.881355</text:p>
          </table:table-cell>
          <table:table-cell office:value-type="float" office:value="0.027741" calcext:value-type="float">
            <text:p>0.027741</text:p>
          </table:table-cell>
          <table:table-cell table:formula="of:=&quot;   &quot;&amp;TEXT([.H23];&quot;0.000000&quot;)&amp;&quot;     &quot;&amp;TEXT([.I23];&quot;0.000000&quot;)" office:value-type="string" office:string-value="   0.881355     0.027741" calcext:value-type="string">
            <text:p><text:s text:c="3"/>0.881355 <text:s text:c="4"/>0.027741</text:p>
          </table:table-cell>
        </table:table-row>
        <table:table-row table:style-name="ro1">
          <table:table-cell office:value-type="float" office:value="0.039731" calcext:value-type="float">
            <text:p>0.039731</text:p>
          </table:table-cell>
          <table:table-cell office:value-type="float" office:value="0.044048" calcext:value-type="float">
            <text:p>0.044048</text:p>
          </table:table-cell>
          <table:table-cell/>
          <table:table-cell office:value-type="float" office:value="0.028417" calcext:value-type="float">
            <text:p>0.028417</text:p>
          </table:table-cell>
          <table:table-cell office:value-type="float" office:value="0.035686" calcext:value-type="float">
            <text:p>0.035686</text:p>
          </table:table-cell>
          <table:table-cell office:value-type="float" office:value="-0.012833" calcext:value-type="float">
            <text:p>-0.012833</text:p>
          </table:table-cell>
          <table:table-cell/>
          <table:table-cell office:value-type="float" office:value="0.871157" calcext:value-type="float">
            <text:p>0.871157</text:p>
          </table:table-cell>
          <table:table-cell office:value-type="float" office:value="0.02948" calcext:value-type="float">
            <text:p>0.029480</text:p>
          </table:table-cell>
          <table:table-cell table:formula="of:=&quot;   &quot;&amp;TEXT([.H24];&quot;0.000000&quot;)&amp;&quot;     &quot;&amp;TEXT([.I24];&quot;0.000000&quot;)" office:value-type="string" office:string-value="   0.871157     0.029480" calcext:value-type="string">
            <text:p><text:s text:c="3"/>0.871157 <text:s text:c="4"/>0.029480</text:p>
          </table:table-cell>
        </table:table-row>
        <table:table-row table:style-name="ro1">
          <table:table-cell office:value-type="float" office:value="0.040317" calcext:value-type="float">
            <text:p>0.040317</text:p>
          </table:table-cell>
          <table:table-cell office:value-type="float" office:value="-0.01381" calcext:value-type="float">
            <text:p>-0.01381</text:p>
          </table:table-cell>
          <table:table-cell/>
          <table:table-cell office:value-type="float" office:value="0.030795" calcext:value-type="float">
            <text:p>0.030795</text:p>
          </table:table-cell>
          <table:table-cell office:value-type="float" office:value="0.037766" calcext:value-type="float">
            <text:p>0.037766</text:p>
          </table:table-cell>
          <table:table-cell office:value-type="float" office:value="-0.013129" calcext:value-type="float">
            <text:p>-0.013129</text:p>
          </table:table-cell>
          <table:table-cell/>
          <table:table-cell office:value-type="float" office:value="0.869277" calcext:value-type="float">
            <text:p>0.869277</text:p>
          </table:table-cell>
          <table:table-cell office:value-type="float" office:value="0.029801" calcext:value-type="float">
            <text:p>0.029801</text:p>
          </table:table-cell>
          <table:table-cell table:formula="of:=&quot;   &quot;&amp;TEXT([.H25];&quot;0.000000&quot;)&amp;&quot;     &quot;&amp;TEXT([.I25];&quot;0.000000&quot;)" office:value-type="string" office:string-value="   0.869277     0.029801" calcext:value-type="string">
            <text:p><text:s text:c="3"/>0.869277 <text:s text:c="4"/>0.029801</text:p>
          </table:table-cell>
        </table:table-row>
        <table:table-row table:style-name="ro1">
          <table:table-cell office:value-type="float" office:value="0.044227" calcext:value-type="float">
            <text:p>0.044227</text:p>
          </table:table-cell>
          <table:table-cell office:value-type="float" office:value="0.04794" calcext:value-type="float">
            <text:p>0.04794</text:p>
          </table:table-cell>
          <table:table-cell/>
          <table:table-cell office:value-type="float" office:value="0.035027" calcext:value-type="float">
            <text:p>0.035027</text:p>
          </table:table-cell>
          <table:table-cell office:value-type="float" office:value="0.04043" calcext:value-type="float">
            <text:p>0.04043</text:p>
          </table:table-cell>
          <table:table-cell office:value-type="float" office:value="-0.013493" calcext:value-type="float">
            <text:p>-0.013493</text:p>
          </table:table-cell>
          <table:table-cell/>
          <table:table-cell office:value-type="float" office:value="0.858503" calcext:value-type="float">
            <text:p>0.858503</text:p>
          </table:table-cell>
          <table:table-cell office:value-type="float" office:value="0.031932" calcext:value-type="float">
            <text:p>0.031932</text:p>
          </table:table-cell>
          <table:table-cell table:formula="of:=&quot;   &quot;&amp;TEXT([.H26];&quot;0.000000&quot;)&amp;&quot;     &quot;&amp;TEXT([.I26];&quot;0.000000&quot;)" office:value-type="string" office:string-value="   0.858503     0.031932" calcext:value-type="string">
            <text:p><text:s text:c="3"/>0.858503 <text:s text:c="4"/>0.031932</text:p>
          </table:table-cell>
        </table:table-row>
        <table:table-row table:style-name="ro1">
          <table:table-cell office:value-type="float" office:value="0.046977" calcext:value-type="float">
            <text:p>0.046977</text:p>
          </table:table-cell>
          <table:table-cell office:value-type="float" office:value="-0.014289" calcext:value-type="float">
            <text:p>-0.014289</text:p>
          </table:table-cell>
          <table:table-cell/>
          <table:table-cell office:value-type="float" office:value="0.035895" calcext:value-type="float">
            <text:p>0.035895</text:p>
          </table:table-cell>
          <table:table-cell office:value-type="float" office:value="0.040976" calcext:value-type="float">
            <text:p>0.040976</text:p>
          </table:table-cell>
          <table:table-cell office:value-type="float" office:value="-0.013561" calcext:value-type="float">
            <text:p>-0.013561</text:p>
          </table:table-cell>
          <table:table-cell/>
          <table:table-cell office:value-type="float" office:value="0.850205" calcext:value-type="float">
            <text:p>0.850205</text:p>
          </table:table-cell>
          <table:table-cell office:value-type="float" office:value="0.033573" calcext:value-type="float">
            <text:p>0.033573</text:p>
          </table:table-cell>
          <table:table-cell table:formula="of:=&quot;   &quot;&amp;TEXT([.H27];&quot;0.000000&quot;)&amp;&quot;     &quot;&amp;TEXT([.I27];&quot;0.000000&quot;)" office:value-type="string" office:string-value="   0.850205     0.033573" calcext:value-type="string">
            <text:p><text:s text:c="3"/>0.850205 <text:s text:c="4"/>0.033573</text:p>
          </table:table-cell>
        </table:table-row>
        <table:table-row table:style-name="ro1">
          <table:table-cell office:value-type="float" office:value="0.049023" calcext:value-type="float">
            <text:p>0.049023</text:p>
          </table:table-cell>
          <table:table-cell office:value-type="float" office:value="0.050035" calcext:value-type="float">
            <text:p>0.050035</text:p>
          </table:table-cell>
          <table:table-cell/>
          <table:table-cell office:value-type="float" office:value="0.041373" calcext:value-type="float">
            <text:p>0.041373</text:p>
          </table:table-cell>
          <table:table-cell office:value-type="float" office:value="0.045131" calcext:value-type="float">
            <text:p>0.045131</text:p>
          </table:table-cell>
          <table:table-cell office:value-type="float" office:value="-0.013994" calcext:value-type="float">
            <text:p>-0.013994</text:p>
          </table:table-cell>
          <table:table-cell/>
          <table:table-cell office:value-type="float" office:value="0.844528" calcext:value-type="float">
            <text:p>0.844528</text:p>
          </table:table-cell>
          <table:table-cell office:value-type="float" office:value="0.034808" calcext:value-type="float">
            <text:p>0.034808</text:p>
          </table:table-cell>
          <table:table-cell table:formula="of:=&quot;   &quot;&amp;TEXT([.H28];&quot;0.000000&quot;)&amp;&quot;     &quot;&amp;TEXT([.I28];&quot;0.000000&quot;)" office:value-type="string" office:string-value="   0.844528     0.034808" calcext:value-type="string">
            <text:p><text:s text:c="3"/>0.844528 <text:s text:c="4"/>0.034808</text:p>
          </table:table-cell>
        </table:table-row>
        <table:table-row table:style-name="ro1">
          <table:table-cell office:value-type="float" office:value="0.053281" calcext:value-type="float">
            <text:p>0.053281</text:p>
          </table:table-cell>
          <table:table-cell office:value-type="float" office:value="-0.014767" calcext:value-type="float">
            <text:p>-0.014767</text:p>
          </table:table-cell>
          <table:table-cell/>
          <table:table-cell office:value-type="float" office:value="0.048435" calcext:value-type="float">
            <text:p>0.048435</text:p>
          </table:table-cell>
          <table:table-cell office:value-type="float" office:value="0.049524" calcext:value-type="float">
            <text:p>0.049524</text:p>
          </table:table-cell>
          <table:table-cell office:value-type="float" office:value="-0.014623" calcext:value-type="float">
            <text:p>-0.014623</text:p>
          </table:table-cell>
          <table:table-cell/>
          <table:table-cell office:value-type="float" office:value="0.831133" calcext:value-type="float">
            <text:p>0.831133</text:p>
          </table:table-cell>
          <table:table-cell office:value-type="float" office:value="0.037723" calcext:value-type="float">
            <text:p>0.037723</text:p>
          </table:table-cell>
          <table:table-cell table:formula="of:=&quot;   &quot;&amp;TEXT([.H29];&quot;0.000000&quot;)&amp;&quot;     &quot;&amp;TEXT([.I29];&quot;0.000000&quot;)" office:value-type="string" office:string-value="   0.831133     0.037723" calcext:value-type="string">
            <text:p><text:s text:c="3"/>0.831133 <text:s text:c="4"/>0.037723</text:p>
          </table:table-cell>
        </table:table-row>
        <table:table-row table:style-name="ro1">
          <table:table-cell office:value-type="float" office:value="0.054118" calcext:value-type="float">
            <text:p>0.054118</text:p>
          </table:table-cell>
          <table:table-cell office:value-type="float" office:value="0.053028" calcext:value-type="float">
            <text:p>0.053028</text:p>
          </table:table-cell>
          <table:table-cell/>
          <table:table-cell office:value-type="float" office:value="0.049873" calcext:value-type="float">
            <text:p>0.049873</text:p>
          </table:table-cell>
          <table:table-cell office:value-type="float" office:value="0.050419" calcext:value-type="float">
            <text:p>0.050419</text:p>
          </table:table-cell>
          <table:table-cell office:value-type="float" office:value="-0.014773" calcext:value-type="float">
            <text:p>-0.014773</text:p>
          </table:table-cell>
          <table:table-cell/>
          <table:table-cell office:value-type="float" office:value="0.828287" calcext:value-type="float">
            <text:p>0.828287</text:p>
          </table:table-cell>
          <table:table-cell office:value-type="float" office:value="0.038308" calcext:value-type="float">
            <text:p>0.038308</text:p>
          </table:table-cell>
          <table:table-cell table:formula="of:=&quot;   &quot;&amp;TEXT([.H30];&quot;0.000000&quot;)&amp;&quot;     &quot;&amp;TEXT([.I30];&quot;0.000000&quot;)" office:value-type="string" office:string-value="   0.828287     0.038308" calcext:value-type="string">
            <text:p><text:s text:c="3"/>0.828287 <text:s text:c="4"/>0.038308</text:p>
          </table:table-cell>
        </table:table-row>
        <table:table-row table:style-name="ro1">
          <table:table-cell office:value-type="float" office:value="0.060119" calcext:value-type="float">
            <text:p>0.060119</text:p>
          </table:table-cell>
          <table:table-cell office:value-type="float" office:value="-0.015223" calcext:value-type="float">
            <text:p>-0.015223</text:p>
          </table:table-cell>
          <table:table-cell/>
          <table:table-cell office:value-type="float" office:value="0.056484" calcext:value-type="float">
            <text:p>0.056484</text:p>
          </table:table-cell>
          <table:table-cell office:value-type="float" office:value="0.054385" calcext:value-type="float">
            <text:p>0.054385</text:p>
          </table:table-cell>
          <table:table-cell office:value-type="float" office:value="-0.015496" calcext:value-type="float">
            <text:p>-0.015496</text:p>
          </table:table-cell>
          <table:table-cell/>
          <table:table-cell office:value-type="float" office:value="0.810927" calcext:value-type="float">
            <text:p>0.810927</text:p>
          </table:table-cell>
          <table:table-cell office:value-type="float" office:value="0.041873" calcext:value-type="float">
            <text:p>0.041873</text:p>
          </table:table-cell>
          <table:table-cell table:formula="of:=&quot;   &quot;&amp;TEXT([.H31];&quot;0.000000&quot;)&amp;&quot;     &quot;&amp;TEXT([.I31];&quot;0.000000&quot;)" office:value-type="string" office:string-value="   0.810927     0.041873" calcext:value-type="string">
            <text:p><text:s text:c="3"/>0.810927 <text:s text:c="4"/>0.041873</text:p>
          </table:table-cell>
        </table:table-row>
        <table:table-row table:style-name="ro1">
          <table:table-cell office:value-type="float" office:value="0.06221" calcext:value-type="float">
            <text:p>0.06221</text:p>
          </table:table-cell>
          <table:table-cell office:value-type="float" office:value="0.057817" calcext:value-type="float">
            <text:p>0.057817</text:p>
          </table:table-cell>
          <table:table-cell/>
          <table:table-cell office:value-type="float" office:value="0.060615" calcext:value-type="float">
            <text:p>0.060615</text:p>
          </table:table-cell>
          <table:table-cell office:value-type="float" office:value="0.056563" calcext:value-type="float">
            <text:p>0.056563</text:p>
          </table:table-cell>
          <table:table-cell office:value-type="float" office:value="-0.015848" calcext:value-type="float">
            <text:p>-0.015848</text:p>
          </table:table-cell>
          <table:table-cell/>
          <table:table-cell office:value-type="float" office:value="0.809968" calcext:value-type="float">
            <text:p>0.809968</text:p>
          </table:table-cell>
          <table:table-cell office:value-type="float" office:value="0.042074" calcext:value-type="float">
            <text:p>0.042074</text:p>
          </table:table-cell>
          <table:table-cell table:formula="of:=&quot;   &quot;&amp;TEXT([.H32];&quot;0.000000&quot;)&amp;&quot;     &quot;&amp;TEXT([.I32];&quot;0.000000&quot;)" office:value-type="string" office:string-value="   0.809968     0.042074" calcext:value-type="string">
            <text:p><text:s text:c="3"/>0.809968 <text:s text:c="4"/>0.042074</text:p>
          </table:table-cell>
        </table:table-row>
        <table:table-row table:style-name="ro1">
          <table:table-cell office:value-type="float" office:value="0.071636" calcext:value-type="float">
            <text:p>0.071636</text:p>
          </table:table-cell>
          <table:table-cell office:value-type="float" office:value="-0.015983" calcext:value-type="float">
            <text:p>-0.015983</text:p>
          </table:table-cell>
          <table:table-cell/>
          <table:table-cell office:value-type="float" office:value="0.066872" calcext:value-type="float">
            <text:p>0.066872</text:p>
          </table:table-cell>
          <table:table-cell office:value-type="float" office:value="0.059862" calcext:value-type="float">
            <text:p>0.059862</text:p>
          </table:table-cell>
          <table:table-cell office:value-type="float" office:value="-0.016179" calcext:value-type="float">
            <text:p>-0.016179</text:p>
          </table:table-cell>
          <table:table-cell/>
          <table:table-cell office:value-type="float" office:value="0.793538" calcext:value-type="float">
            <text:p>0.793538</text:p>
          </table:table-cell>
          <table:table-cell office:value-type="float" office:value="0.045513" calcext:value-type="float">
            <text:p>0.045513</text:p>
          </table:table-cell>
          <table:table-cell table:formula="of:=&quot;   &quot;&amp;TEXT([.H33];&quot;0.000000&quot;)&amp;&quot;     &quot;&amp;TEXT([.I33];&quot;0.000000&quot;)" office:value-type="string" office:string-value="   0.793538     0.045513" calcext:value-type="string">
            <text:p><text:s text:c="3"/>0.793538 <text:s text:c="4"/>0.045513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0.062905" calcext:value-type="float">
            <text:p>0.062905</text:p>
          </table:table-cell>
          <table:table-cell/>
          <table:table-cell office:value-type="float" office:value="0.076289" calcext:value-type="float">
            <text:p>0.076289</text:p>
          </table:table-cell>
          <table:table-cell office:value-type="float" office:value="0.064428" calcext:value-type="float">
            <text:p>0.064428</text:p>
          </table:table-cell>
          <table:table-cell office:value-type="float" office:value="-0.0166" calcext:value-type="float">
            <text:p>-0.0166</text:p>
          </table:table-cell>
          <table:table-cell/>
          <table:table-cell office:value-type="float" office:value="0.7911" calcext:value-type="float">
            <text:p>0.791100</text:p>
          </table:table-cell>
          <table:table-cell office:value-type="float" office:value="0.046023" calcext:value-type="float">
            <text:p>0.046023</text:p>
          </table:table-cell>
          <table:table-cell table:formula="of:=&quot;   &quot;&amp;TEXT([.H34];&quot;0.000000&quot;)&amp;&quot;     &quot;&amp;TEXT([.I34];&quot;0.000000&quot;)" office:value-type="string" office:string-value="   0.791100     0.046023" calcext:value-type="string">
            <text:p><text:s text:c="3"/>0.791100 <text:s text:c="4"/>0.046023</text:p>
          </table:table-cell>
        </table:table-row>
        <table:table-row table:style-name="ro1">
          <table:table-cell office:value-type="float" office:value="0.084096" calcext:value-type="float">
            <text:p>0.084096</text:p>
          </table:table-cell>
          <table:table-cell office:value-type="float" office:value="-0.016744" calcext:value-type="float">
            <text:p>-0.016744</text:p>
          </table:table-cell>
          <table:table-cell/>
          <table:table-cell office:value-type="float" office:value="0.079338" calcext:value-type="float">
            <text:p>0.079338</text:p>
          </table:table-cell>
          <table:table-cell office:value-type="float" office:value="0.065906" calcext:value-type="float">
            <text:p>0.065906</text:p>
          </table:table-cell>
          <table:table-cell office:value-type="float" office:value="-0.016778" calcext:value-type="float">
            <text:p>-0.016778</text:p>
          </table:table-cell>
          <table:table-cell/>
          <table:table-cell office:value-type="float" office:value="0.777297" calcext:value-type="float">
            <text:p>0.777297</text:p>
          </table:table-cell>
          <table:table-cell office:value-type="float" office:value="0.049471" calcext:value-type="float">
            <text:p>0.049471</text:p>
          </table:table-cell>
          <table:table-cell table:formula="of:=&quot;   &quot;&amp;TEXT([.H35];&quot;0.000000&quot;)&amp;&quot;     &quot;&amp;TEXT([.I35];&quot;0.000000&quot;)" office:value-type="string" office:string-value="   0.777297     0.049471" calcext:value-type="string">
            <text:p><text:s text:c="3"/>0.777297 <text:s text:c="4"/>0.049471</text:p>
          </table:table-cell>
        </table:table-row>
        <table:table-row table:style-name="ro1">
          <table:table-cell office:value-type="float" office:value="0.084389" calcext:value-type="float">
            <text:p>0.084389</text:p>
          </table:table-cell>
          <table:table-cell office:value-type="float" office:value="0.068591" calcext:value-type="float">
            <text:p>0.068591</text:p>
          </table:table-cell>
          <table:table-cell/>
          <table:table-cell office:value-type="float" office:value="0.089915" calcext:value-type="float">
            <text:p>0.089915</text:p>
          </table:table-cell>
          <table:table-cell office:value-type="float" office:value="0.070628" calcext:value-type="float">
            <text:p>0.070628</text:p>
          </table:table-cell>
          <table:table-cell office:value-type="float" office:value="-0.017413" calcext:value-type="float">
            <text:p>-0.017413</text:p>
          </table:table-cell>
          <table:table-cell/>
          <table:table-cell office:value-type="float" office:value="0.776748" calcext:value-type="float">
            <text:p>0.776748</text:p>
          </table:table-cell>
          <table:table-cell office:value-type="float" office:value="0.049608" calcext:value-type="float">
            <text:p>0.049608</text:p>
          </table:table-cell>
          <table:table-cell table:formula="of:=&quot;   &quot;&amp;TEXT([.H36];&quot;0.000000&quot;)&amp;&quot;     &quot;&amp;TEXT([.I36];&quot;0.000000&quot;)" office:value-type="string" office:string-value="   0.776748     0.049608" calcext:value-type="string">
            <text:p><text:s text:c="3"/>0.776748 <text:s text:c="4"/>0.049608</text:p>
          </table:table-cell>
        </table:table-row>
        <table:table-row table:style-name="ro1">
          <table:table-cell office:value-type="float" office:value="0.094579" calcext:value-type="float">
            <text:p>0.094579</text:p>
          </table:table-cell>
          <table:table-cell office:value-type="float" office:value="0.072031" calcext:value-type="float">
            <text:p>0.072031</text:p>
          </table:table-cell>
          <table:table-cell/>
          <table:table-cell office:value-type="float" office:value="0.092907" calcext:value-type="float">
            <text:p>0.092907</text:p>
          </table:table-cell>
          <table:table-cell office:value-type="float" office:value="0.071775" calcext:value-type="float">
            <text:p>0.071775</text:p>
          </table:table-cell>
          <table:table-cell office:value-type="float" office:value="-0.017541" calcext:value-type="float">
            <text:p>-0.017541</text:p>
          </table:table-cell>
          <table:table-cell/>
          <table:table-cell office:value-type="float" office:value="0.756712" calcext:value-type="float">
            <text:p>0.756712</text:p>
          </table:table-cell>
          <table:table-cell office:value-type="float" office:value="0.054289" calcext:value-type="float">
            <text:p>0.054289</text:p>
          </table:table-cell>
          <table:table-cell table:formula="of:=&quot;   &quot;&amp;TEXT([.H37];&quot;0.000000&quot;)&amp;&quot;     &quot;&amp;TEXT([.I37];&quot;0.000000&quot;)" office:value-type="string" office:string-value="   0.756712     0.054289" calcext:value-type="string">
            <text:p><text:s text:c="3"/>0.756712 <text:s text:c="4"/>0.054289</text:p>
          </table:table-cell>
        </table:table-row>
        <table:table-row table:style-name="ro1">
          <table:table-cell office:value-type="float" office:value="0.098256" calcext:value-type="float">
            <text:p>0.098256</text:p>
          </table:table-cell>
          <table:table-cell office:value-type="float" office:value="-0.017128" calcext:value-type="float">
            <text:p>-0.017128</text:p>
          </table:table-cell>
          <table:table-cell/>
          <table:table-cell office:value-type="float" office:value="0.101247" calcext:value-type="float">
            <text:p>0.101247</text:p>
          </table:table-cell>
          <table:table-cell office:value-type="float" office:value="0.074972" calcext:value-type="float">
            <text:p>0.074972</text:p>
          </table:table-cell>
          <table:table-cell office:value-type="float" office:value="-0.017746" calcext:value-type="float">
            <text:p>-0.017746</text:p>
          </table:table-cell>
          <table:table-cell/>
          <table:table-cell office:value-type="float" office:value="0.753333" calcext:value-type="float">
            <text:p>0.753333</text:p>
          </table:table-cell>
          <table:table-cell office:value-type="float" office:value="0.055079" calcext:value-type="float">
            <text:p>0.055079</text:p>
          </table:table-cell>
          <table:table-cell table:formula="of:=&quot;   &quot;&amp;TEXT([.H38];&quot;0.000000&quot;)&amp;&quot;     &quot;&amp;TEXT([.I38];&quot;0.000000&quot;)" office:value-type="string" office:string-value="   0.753333     0.055079" calcext:value-type="string">
            <text:p><text:s text:c="3"/>0.753333 <text:s text:c="4"/>0.055079</text:p>
          </table:table-cell>
        </table:table-row>
        <table:table-row table:style-name="ro1">
          <table:table-cell office:value-type="float" office:value="0.107317" calcext:value-type="float">
            <text:p>0.107317</text:p>
          </table:table-cell>
          <table:table-cell office:value-type="float" office:value="0.077567" calcext:value-type="float">
            <text:p>0.077567</text:p>
          </table:table-cell>
          <table:table-cell/>
          <table:table-cell office:value-type="float" office:value="0.111981" calcext:value-type="float">
            <text:p>0.111981</text:p>
          </table:table-cell>
          <table:table-cell office:value-type="float" office:value="0.079034" calcext:value-type="float">
            <text:p>0.079034</text:p>
          </table:table-cell>
          <table:table-cell office:value-type="float" office:value="-0.017916" calcext:value-type="float">
            <text:p>-0.017916</text:p>
          </table:table-cell>
          <table:table-cell/>
          <table:table-cell office:value-type="float" office:value="0.733483" calcext:value-type="float">
            <text:p>0.733483</text:p>
          </table:table-cell>
          <table:table-cell office:value-type="float" office:value="0.059853" calcext:value-type="float">
            <text:p>0.059853</text:p>
          </table:table-cell>
          <table:table-cell table:formula="of:=&quot;   &quot;&amp;TEXT([.H39];&quot;0.000000&quot;)&amp;&quot;     &quot;&amp;TEXT([.I39];&quot;0.000000&quot;)" office:value-type="string" office:string-value="   0.733483     0.059853" calcext:value-type="string">
            <text:p><text:s text:c="3"/>0.733483 <text:s text:c="4"/>0.059853</text:p>
          </table:table-cell>
        </table:table-row>
        <table:table-row table:style-name="ro1">
          <table:table-cell office:value-type="float" office:value="0.116191" calcext:value-type="float">
            <text:p>0.116191</text:p>
          </table:table-cell>
          <table:table-cell office:value-type="float" office:value="-0.017703" calcext:value-type="float">
            <text:p>-0.017703</text:p>
          </table:table-cell>
          <table:table-cell/>
          <table:table-cell office:value-type="float" office:value="0.115224" calcext:value-type="float">
            <text:p>0.115224</text:p>
          </table:table-cell>
          <table:table-cell office:value-type="float" office:value="0.080261" calcext:value-type="float">
            <text:p>0.080261</text:p>
          </table:table-cell>
          <table:table-cell office:value-type="float" office:value="-0.018" calcext:value-type="float">
            <text:p>-0.018</text:p>
          </table:table-cell>
          <table:table-cell/>
          <table:table-cell office:value-type="float" office:value="0.732939" calcext:value-type="float">
            <text:p>0.732939</text:p>
          </table:table-cell>
          <table:table-cell office:value-type="float" office:value="0.059984" calcext:value-type="float">
            <text:p>0.059984</text:p>
          </table:table-cell>
          <table:table-cell table:formula="of:=&quot;   &quot;&amp;TEXT([.H40];&quot;0.000000&quot;)&amp;&quot;     &quot;&amp;TEXT([.I40];&quot;0.000000&quot;)" office:value-type="string" office:string-value="   0.732939     0.059984" calcext:value-type="string">
            <text:p><text:s text:c="3"/>0.732939 <text:s text:c="4"/>0.059984</text:p>
          </table:table-cell>
        </table:table-row>
        <table:table-row table:style-name="ro1">
          <table:table-cell office:value-type="float" office:value="0.117756" calcext:value-type="float">
            <text:p>0.117756</text:p>
          </table:table-cell>
          <table:table-cell office:value-type="float" office:value="0.081261" calcext:value-type="float">
            <text:p>0.081261</text:p>
          </table:table-cell>
          <table:table-cell/>
          <table:table-cell office:value-type="float" office:value="0.127277" calcext:value-type="float">
            <text:p>0.127277</text:p>
          </table:table-cell>
          <table:table-cell office:value-type="float" office:value="0.083878" calcext:value-type="float">
            <text:p>0.083878</text:p>
          </table:table-cell>
          <table:table-cell office:value-type="float" office:value="-0.018479" calcext:value-type="float">
            <text:p>-0.018479</text:p>
          </table:table-cell>
          <table:table-cell/>
          <table:table-cell office:value-type="float" office:value="0.711388" calcext:value-type="float">
            <text:p>0.711388</text:p>
          </table:table-cell>
          <table:table-cell office:value-type="float" office:value="0.065367" calcext:value-type="float">
            <text:p>0.065367</text:p>
          </table:table-cell>
          <table:table-cell table:formula="of:=&quot;   &quot;&amp;TEXT([.H41];&quot;0.000000&quot;)&amp;&quot;     &quot;&amp;TEXT([.I41];&quot;0.000000&quot;)" office:value-type="string" office:string-value="   0.711388     0.065367" calcext:value-type="string">
            <text:p><text:s text:c="3"/>0.711388 <text:s text:c="4"/>0.065367</text:p>
          </table:table-cell>
        </table:table-row>
        <table:table-row table:style-name="ro1">
          <table:table-cell office:value-type="float" office:value="0.126557" calcext:value-type="float">
            <text:p>0.126557</text:p>
          </table:table-cell>
          <table:table-cell office:value-type="float" office:value="0.083873" calcext:value-type="float">
            <text:p>0.083873</text:p>
          </table:table-cell>
          <table:table-cell/>
          <table:table-cell office:value-type="float" office:value="0.132222" calcext:value-type="float">
            <text:p>0.132222</text:p>
          </table:table-cell>
          <table:table-cell office:value-type="float" office:value="0.085362" calcext:value-type="float">
            <text:p>0.085362</text:p>
          </table:table-cell>
          <table:table-cell office:value-type="float" office:value="-0.01866" calcext:value-type="float">
            <text:p>-0.01866</text:p>
          </table:table-cell>
          <table:table-cell/>
          <table:table-cell office:value-type="float" office:value="0.710279" calcext:value-type="float">
            <text:p>0.710279</text:p>
          </table:table-cell>
          <table:table-cell office:value-type="float" office:value="0.065643" calcext:value-type="float">
            <text:p>0.065643</text:p>
          </table:table-cell>
          <table:table-cell table:formula="of:=&quot;   &quot;&amp;TEXT([.H42];&quot;0.000000&quot;)&amp;&quot;     &quot;&amp;TEXT([.I42];&quot;0.000000&quot;)" office:value-type="string" office:string-value="   0.710279     0.065643" calcext:value-type="string">
            <text:p><text:s text:c="3"/>0.710279 <text:s text:c="4"/>0.065643</text:p>
          </table:table-cell>
        </table:table-row>
        <table:table-row table:style-name="ro1">
          <table:table-cell office:value-type="float" office:value="0.135121" calcext:value-type="float">
            <text:p>0.135121</text:p>
          </table:table-cell>
          <table:table-cell office:value-type="float" office:value="0.086722" calcext:value-type="float">
            <text:p>0.086722</text:p>
          </table:table-cell>
          <table:table-cell/>
          <table:table-cell office:value-type="float" office:value="0.147709" calcext:value-type="float">
            <text:p>0.147709</text:p>
          </table:table-cell>
          <table:table-cell office:value-type="float" office:value="0.090651" calcext:value-type="float">
            <text:p>0.090651</text:p>
          </table:table-cell>
          <table:table-cell office:value-type="float" office:value="-0.01903" calcext:value-type="float">
            <text:p>-0.01903</text:p>
          </table:table-cell>
          <table:table-cell/>
          <table:table-cell office:value-type="float" office:value="0.688348" calcext:value-type="float">
            <text:p>0.688348</text:p>
          </table:table-cell>
          <table:table-cell office:value-type="float" office:value="0.070868" calcext:value-type="float">
            <text:p>0.070868</text:p>
          </table:table-cell>
          <table:table-cell table:formula="of:=&quot;   &quot;&amp;TEXT([.H43];&quot;0.000000&quot;)&amp;&quot;     &quot;&amp;TEXT([.I43];&quot;0.000000&quot;)" office:value-type="string" office:string-value="   0.688348     0.070868" calcext:value-type="string">
            <text:p><text:s text:c="3"/>0.688348 <text:s text:c="4"/>0.070868</text:p>
          </table:table-cell>
        </table:table-row>
        <table:table-row table:style-name="ro1">
          <table:table-cell office:value-type="float" office:value="0.139602" calcext:value-type="float">
            <text:p>0.139602</text:p>
          </table:table-cell>
          <table:table-cell office:value-type="float" office:value="-0.018657" calcext:value-type="float">
            <text:p>-0.018657</text:p>
          </table:table-cell>
          <table:table-cell/>
          <table:table-cell office:value-type="float" office:value="0.148617" calcext:value-type="float">
            <text:p>0.148617</text:p>
          </table:table-cell>
          <table:table-cell office:value-type="float" office:value="0.090901" calcext:value-type="float">
            <text:p>0.090901</text:p>
          </table:table-cell>
          <table:table-cell office:value-type="float" office:value="-0.019042" calcext:value-type="float">
            <text:p>-0.019042</text:p>
          </table:table-cell>
          <table:table-cell/>
          <table:table-cell office:value-type="float" office:value="0.685731" calcext:value-type="float">
            <text:p>0.685731</text:p>
          </table:table-cell>
          <table:table-cell office:value-type="float" office:value="0.071492" calcext:value-type="float">
            <text:p>0.071492</text:p>
          </table:table-cell>
          <table:table-cell table:formula="of:=&quot;   &quot;&amp;TEXT([.H44];&quot;0.000000&quot;)&amp;&quot;     &quot;&amp;TEXT([.I44];&quot;0.000000&quot;)" office:value-type="string" office:string-value="   0.685731     0.071492" calcext:value-type="string">
            <text:p><text:s text:c="3"/>0.685731 <text:s text:c="4"/>0.071492</text:p>
          </table:table-cell>
        </table:table-row>
        <table:table-row table:style-name="ro1">
          <table:table-cell office:value-type="float" office:value="0.146539" calcext:value-type="float">
            <text:p>0.146539</text:p>
          </table:table-cell>
          <table:table-cell office:value-type="float" office:value="0.090521" calcext:value-type="float">
            <text:p>0.090521</text:p>
          </table:table-cell>
          <table:table-cell/>
          <table:table-cell office:value-type="float" office:value="0.171695" calcext:value-type="float">
            <text:p>0.171695</text:p>
          </table:table-cell>
          <table:table-cell office:value-type="float" office:value="0.097264" calcext:value-type="float">
            <text:p>0.097264</text:p>
          </table:table-cell>
          <table:table-cell office:value-type="float" office:value="-0.019197" calcext:value-type="float">
            <text:p>-0.019197</text:p>
          </table:table-cell>
          <table:table-cell/>
          <table:table-cell office:value-type="float" office:value="0.666092" calcext:value-type="float">
            <text:p>0.666092</text:p>
          </table:table-cell>
          <table:table-cell office:value-type="float" office:value="0.075831" calcext:value-type="float">
            <text:p>0.075831</text:p>
          </table:table-cell>
          <table:table-cell table:formula="of:=&quot;   &quot;&amp;TEXT([.H45];&quot;0.000000&quot;)&amp;&quot;     &quot;&amp;TEXT([.I45];&quot;0.000000&quot;)" office:value-type="string" office:string-value="   0.666092     0.075831" calcext:value-type="string">
            <text:p><text:s text:c="3"/>0.666092 <text:s text:c="4"/>0.075831</text:p>
          </table:table-cell>
        </table:table-row>
        <table:table-row table:style-name="ro1">
          <table:table-cell office:value-type="float" office:value="0.158195" calcext:value-type="float">
            <text:p>0.158195</text:p>
          </table:table-cell>
          <table:table-cell office:value-type="float" office:value="0.093606" calcext:value-type="float">
            <text:p>0.093606</text:p>
          </table:table-cell>
          <table:table-cell/>
          <table:table-cell office:value-type="float" office:value="0.173734" calcext:value-type="float">
            <text:p>0.173734</text:p>
          </table:table-cell>
          <table:table-cell office:value-type="float" office:value="0.097793" calcext:value-type="float">
            <text:p>0.097793</text:p>
          </table:table-cell>
          <table:table-cell office:value-type="float" office:value="-0.019226" calcext:value-type="float">
            <text:p>-0.019226</text:p>
          </table:table-cell>
          <table:table-cell/>
          <table:table-cell office:value-type="float" office:value="0.65681" calcext:value-type="float">
            <text:p>0.656810</text:p>
          </table:table-cell>
          <table:table-cell office:value-type="float" office:value="0.078059" calcext:value-type="float">
            <text:p>0.078059</text:p>
          </table:table-cell>
          <table:table-cell table:formula="of:=&quot;   &quot;&amp;TEXT([.H46];&quot;0.000000&quot;)&amp;&quot;     &quot;&amp;TEXT([.I46];&quot;0.000000&quot;)" office:value-type="string" office:string-value="   0.656810     0.078059" calcext:value-type="string">
            <text:p><text:s text:c="3"/>0.656810 <text:s text:c="4"/>0.078059</text:p>
          </table:table-cell>
        </table:table-row>
        <table:table-row table:style-name="ro1">
          <table:table-cell office:value-type="float" office:value="0.167544" calcext:value-type="float">
            <text:p>0.167544</text:p>
          </table:table-cell>
          <table:table-cell office:value-type="float" office:value="-0.018859" calcext:value-type="float">
            <text:p>-0.018859</text:p>
          </table:table-cell>
          <table:table-cell/>
          <table:table-cell office:value-type="float" office:value="0.196436" calcext:value-type="float">
            <text:p>0.196436</text:p>
          </table:table-cell>
          <table:table-cell office:value-type="float" office:value="0.103687" calcext:value-type="float">
            <text:p>0.103687</text:p>
          </table:table-cell>
          <table:table-cell office:value-type="float" office:value="-0.019714" calcext:value-type="float">
            <text:p>-0.019714</text:p>
          </table:table-cell>
          <table:table-cell/>
          <table:table-cell office:value-type="float" office:value="0.641733" calcext:value-type="float">
            <text:p>0.641733</text:p>
          </table:table-cell>
          <table:table-cell office:value-type="float" office:value="0.081679" calcext:value-type="float">
            <text:p>0.081679</text:p>
          </table:table-cell>
          <table:table-cell table:formula="of:=&quot;   &quot;&amp;TEXT([.H47];&quot;0.000000&quot;)&amp;&quot;     &quot;&amp;TEXT([.I47];&quot;0.000000&quot;)" office:value-type="string" office:string-value="   0.641733     0.081679" calcext:value-type="string">
            <text:p><text:s text:c="3"/>0.641733 <text:s text:c="4"/>0.081679</text:p>
          </table:table-cell>
        </table:table-row>
        <table:table-row table:style-name="ro1">
          <table:table-cell office:value-type="float" office:value="0.171279" calcext:value-type="float">
            <text:p>0.171279</text:p>
          </table:table-cell>
          <table:table-cell office:value-type="float" office:value="0.097404" calcext:value-type="float">
            <text:p>0.097404</text:p>
          </table:table-cell>
          <table:table-cell/>
          <table:table-cell office:value-type="float" office:value="0.20225" calcext:value-type="float">
            <text:p>0.20225</text:p>
          </table:table-cell>
          <table:table-cell office:value-type="float" office:value="0.104926" calcext:value-type="float">
            <text:p>0.104926</text:p>
          </table:table-cell>
          <table:table-cell office:value-type="float" office:value="-0.019787" calcext:value-type="float">
            <text:p>-0.019787</text:p>
          </table:table-cell>
          <table:table-cell/>
          <table:table-cell office:value-type="float" office:value="0.62886" calcext:value-type="float">
            <text:p>0.628860</text:p>
          </table:table-cell>
          <table:table-cell office:value-type="float" office:value="0.084552" calcext:value-type="float">
            <text:p>0.084552</text:p>
          </table:table-cell>
          <table:table-cell table:formula="of:=&quot;   &quot;&amp;TEXT([.H48];&quot;0.000000&quot;)&amp;&quot;     &quot;&amp;TEXT([.I48];&quot;0.000000&quot;)" office:value-type="string" office:string-value="   0.628860     0.084552" calcext:value-type="string">
            <text:p><text:s text:c="3"/>0.628860 <text:s text:c="4"/>0.084552</text:p>
          </table:table-cell>
        </table:table-row>
        <table:table-row table:style-name="ro1">
          <table:table-cell office:value-type="float" office:value="0.181745" calcext:value-type="float">
            <text:p>0.181745</text:p>
          </table:table-cell>
          <table:table-cell office:value-type="float" office:value="0.100015" calcext:value-type="float">
            <text:p>0.100015</text:p>
          </table:table-cell>
          <table:table-cell/>
          <table:table-cell office:value-type="float" office:value="0.228354" calcext:value-type="float">
            <text:p>0.228354</text:p>
          </table:table-cell>
          <table:table-cell office:value-type="float" office:value="0.11049" calcext:value-type="float">
            <text:p>0.11049</text:p>
          </table:table-cell>
          <table:table-cell office:value-type="float" office:value="-0.019782" calcext:value-type="float">
            <text:p>-0.019782</text:p>
          </table:table-cell>
          <table:table-cell/>
          <table:table-cell office:value-type="float" office:value="0.623982" calcext:value-type="float">
            <text:p>0.623982</text:p>
          </table:table-cell>
          <table:table-cell office:value-type="float" office:value="0.085641" calcext:value-type="float">
            <text:p>0.085641</text:p>
          </table:table-cell>
          <table:table-cell table:formula="of:=&quot;   &quot;&amp;TEXT([.H49];&quot;0.000000&quot;)&amp;&quot;     &quot;&amp;TEXT([.I49];&quot;0.000000&quot;)" office:value-type="string" office:string-value="   0.623982     0.085641" calcext:value-type="string">
            <text:p><text:s text:c="3"/>0.623982 <text:s text:c="4"/>0.085641</text:p>
          </table:table-cell>
        </table:table-row>
        <table:table-row table:style-name="ro1">
          <table:table-cell office:value-type="float" office:value="0.197201" calcext:value-type="float">
            <text:p>0.197201</text:p>
          </table:table-cell>
          <table:table-cell office:value-type="float" office:value="0.10436" calcext:value-type="float">
            <text:p>0.10436</text:p>
          </table:table-cell>
          <table:table-cell/>
          <table:table-cell office:value-type="float" office:value="0.23832" calcext:value-type="float">
            <text:p>0.23832</text:p>
          </table:table-cell>
          <table:table-cell office:value-type="float" office:value="0.112277" calcext:value-type="float">
            <text:p>0.112277</text:p>
          </table:table-cell>
          <table:table-cell office:value-type="float" office:value="-0.01978" calcext:value-type="float">
            <text:p>-0.01978</text:p>
          </table:table-cell>
          <table:table-cell/>
          <table:table-cell office:value-type="float" office:value="0.603966" calcext:value-type="float">
            <text:p>0.603966</text:p>
          </table:table-cell>
          <table:table-cell office:value-type="float" office:value="0.090168" calcext:value-type="float">
            <text:p>0.090168</text:p>
          </table:table-cell>
          <table:table-cell table:formula="of:=&quot;   &quot;&amp;TEXT([.H50];&quot;0.000000&quot;)&amp;&quot;     &quot;&amp;TEXT([.I50];&quot;0.000000&quot;)" office:value-type="string" office:string-value="   0.603966     0.090168" calcext:value-type="string">
            <text:p><text:s text:c="3"/>0.603966 <text:s text:c="4"/>0.090168</text:p>
          </table:table-cell>
        </table:table-row>
        <table:table-row table:style-name="ro1">
          <table:table-cell office:value-type="float" office:value="0.200394" calcext:value-type="float">
            <text:p>0.200394</text:p>
          </table:table-cell>
          <table:table-cell office:value-type="float" office:value="-0.019064" calcext:value-type="float">
            <text:p>-0.019064</text:p>
          </table:table-cell>
          <table:table-cell/>
          <table:table-cell office:value-type="float" office:value="0.248373" calcext:value-type="float">
            <text:p>0.248373</text:p>
          </table:table-cell>
          <table:table-cell office:value-type="float" office:value="0.114081" calcext:value-type="float">
            <text:p>0.114081</text:p>
          </table:table-cell>
          <table:table-cell office:value-type="float" office:value="-0.019839" calcext:value-type="float">
            <text:p>-0.019839</text:p>
          </table:table-cell>
          <table:table-cell/>
          <table:table-cell office:value-type="float" office:value="0.603554" calcext:value-type="float">
            <text:p>0.603554</text:p>
          </table:table-cell>
          <table:table-cell office:value-type="float" office:value="0.090268" calcext:value-type="float">
            <text:p>0.090268</text:p>
          </table:table-cell>
          <table:table-cell table:formula="of:=&quot;   &quot;&amp;TEXT([.H51];&quot;0.000000&quot;)&amp;&quot;     &quot;&amp;TEXT([.I51];&quot;0.000000&quot;)" office:value-type="string" office:string-value="   0.603554     0.090268" calcext:value-type="string">
            <text:p><text:s text:c="3"/>0.603554 <text:s text:c="4"/>0.090268</text:p>
          </table:table-cell>
        </table:table-row>
        <table:table-row table:style-name="ro1">
          <table:table-cell office:value-type="float" office:value="0.214005" calcext:value-type="float">
            <text:p>0.214005</text:p>
          </table:table-cell>
          <table:table-cell office:value-type="float" office:value="0.107937" calcext:value-type="float">
            <text:p>0.107937</text:p>
          </table:table-cell>
          <table:table-cell/>
          <table:table-cell office:value-type="float" office:value="0.26216" calcext:value-type="float">
            <text:p>0.26216</text:p>
          </table:table-cell>
          <table:table-cell office:value-type="float" office:value="0.115971" calcext:value-type="float">
            <text:p>0.115971</text:p>
          </table:table-cell>
          <table:table-cell office:value-type="float" office:value="-0.019951" calcext:value-type="float">
            <text:p>-0.019951</text:p>
          </table:table-cell>
          <table:table-cell/>
          <table:table-cell office:value-type="float" office:value="0.58225" calcext:value-type="float">
            <text:p>0.582250</text:p>
          </table:table-cell>
          <table:table-cell office:value-type="float" office:value="0.095451" calcext:value-type="float">
            <text:p>0.095451</text:p>
          </table:table-cell>
          <table:table-cell table:formula="of:=&quot;   &quot;&amp;TEXT([.H52];&quot;0.000000&quot;)&amp;&quot;     &quot;&amp;TEXT([.I52];&quot;0.000000&quot;)" office:value-type="string" office:string-value="   0.582250     0.095451" calcext:value-type="string">
            <text:p><text:s text:c="3"/>0.582250 <text:s text:c="4"/>0.095451</text:p>
          </table:table-cell>
        </table:table-row>
        <table:table-row table:style-name="ro1">
          <table:table-cell office:value-type="float" office:value="0.227392" calcext:value-type="float">
            <text:p>0.227392</text:p>
          </table:table-cell>
          <table:table-cell office:value-type="float" office:value="-0.019454" calcext:value-type="float">
            <text:p>-0.019454</text:p>
          </table:table-cell>
          <table:table-cell/>
          <table:table-cell office:value-type="float" office:value="0.272123" calcext:value-type="float">
            <text:p>0.272123</text:p>
          </table:table-cell>
          <table:table-cell office:value-type="float" office:value="0.117396" calcext:value-type="float">
            <text:p>0.117396</text:p>
          </table:table-cell>
          <table:table-cell office:value-type="float" office:value="-0.019963" calcext:value-type="float">
            <text:p>-0.019963</text:p>
          </table:table-cell>
          <table:table-cell/>
          <table:table-cell office:value-type="float" office:value="0.580892" calcext:value-type="float">
            <text:p>0.580892</text:p>
          </table:table-cell>
          <table:table-cell office:value-type="float" office:value="0.095738" calcext:value-type="float">
            <text:p>0.095738</text:p>
          </table:table-cell>
          <table:table-cell table:formula="of:=&quot;   &quot;&amp;TEXT([.H53];&quot;0.000000&quot;)&amp;&quot;     &quot;&amp;TEXT([.I53];&quot;0.000000&quot;)" office:value-type="string" office:string-value="   0.580892     0.095738" calcext:value-type="string">
            <text:p><text:s text:c="3"/>0.580892 <text:s text:c="4"/>0.095738</text:p>
          </table:table-cell>
        </table:table-row>
        <table:table-row table:style-name="ro1">
          <table:table-cell office:value-type="float" office:value="0.230431" calcext:value-type="float">
            <text:p>0.230431</text:p>
          </table:table-cell>
          <table:table-cell office:value-type="float" office:value="0.111138" calcext:value-type="float">
            <text:p>0.111138</text:p>
          </table:table-cell>
          <table:table-cell/>
          <table:table-cell office:value-type="float" office:value="0.27538" calcext:value-type="float">
            <text:p>0.27538</text:p>
          </table:table-cell>
          <table:table-cell office:value-type="float" office:value="0.117862" calcext:value-type="float">
            <text:p>0.117862</text:p>
          </table:table-cell>
          <table:table-cell office:value-type="float" office:value="-0.019936" calcext:value-type="float">
            <text:p>-0.019936</text:p>
          </table:table-cell>
          <table:table-cell/>
          <table:table-cell office:value-type="float" office:value="0.563555" calcext:value-type="float">
            <text:p>0.563555</text:p>
          </table:table-cell>
          <table:table-cell office:value-type="float" office:value="0.099412" calcext:value-type="float">
            <text:p>0.099412</text:p>
          </table:table-cell>
          <table:table-cell table:formula="of:=&quot;   &quot;&amp;TEXT([.H54];&quot;0.000000&quot;)&amp;&quot;     &quot;&amp;TEXT([.I54];&quot;0.000000&quot;)" office:value-type="string" office:string-value="   0.563555     0.099412" calcext:value-type="string">
            <text:p><text:s text:c="3"/>0.563555 <text:s text:c="4"/>0.099412</text:p>
          </table:table-cell>
        </table:table-row>
        <table:table-row table:style-name="ro1">
          <table:table-cell office:value-type="float" office:value="0.252709" calcext:value-type="float">
            <text:p>0.252709</text:p>
          </table:table-cell>
          <table:table-cell office:value-type="float" office:value="0.11509" calcext:value-type="float">
            <text:p>0.11509</text:p>
          </table:table-cell>
          <table:table-cell/>
          <table:table-cell office:value-type="float" office:value="0.292376" calcext:value-type="float">
            <text:p>0.292376</text:p>
          </table:table-cell>
          <table:table-cell office:value-type="float" office:value="0.119564" calcext:value-type="float">
            <text:p>0.119564</text:p>
          </table:table-cell>
          <table:table-cell office:value-type="float" office:value="-0.019588" calcext:value-type="float">
            <text:p>-0.019588</text:p>
          </table:table-cell>
          <table:table-cell/>
          <table:table-cell office:value-type="float" office:value="0.551054" calcext:value-type="float">
            <text:p>0.551054</text:p>
          </table:table-cell>
          <table:table-cell office:value-type="float" office:value="0.10191" calcext:value-type="float">
            <text:p>0.101910</text:p>
          </table:table-cell>
          <table:table-cell table:formula="of:=&quot;   &quot;&amp;TEXT([.H55];&quot;0.000000&quot;)&amp;&quot;     &quot;&amp;TEXT([.I55];&quot;0.000000&quot;)" office:value-type="string" office:string-value="   0.551054     0.101910" calcext:value-type="string">
            <text:p><text:s text:c="3"/>0.551054 <text:s text:c="4"/>0.101910</text:p>
          </table:table-cell>
        </table:table-row>
        <table:table-row table:style-name="ro1">
          <table:table-cell office:value-type="float" office:value="0.257222" calcext:value-type="float">
            <text:p>0.257222</text:p>
          </table:table-cell>
          <table:table-cell office:value-type="float" office:value="-0.019468" calcext:value-type="float">
            <text:p>-0.019468</text:p>
          </table:table-cell>
          <table:table-cell/>
          <table:table-cell office:value-type="float" office:value="0.300828" calcext:value-type="float">
            <text:p>0.300828</text:p>
          </table:table-cell>
          <table:table-cell office:value-type="float" office:value="0.120773" calcext:value-type="float">
            <text:p>0.120773</text:p>
          </table:table-cell>
          <table:table-cell office:value-type="float" office:value="-0.019391" calcext:value-type="float">
            <text:p>-0.019391</text:p>
          </table:table-cell>
          <table:table-cell/>
          <table:table-cell office:value-type="float" office:value="0.545616" calcext:value-type="float">
            <text:p>0.545616</text:p>
          </table:table-cell>
          <table:table-cell office:value-type="float" office:value="0.102996" calcext:value-type="float">
            <text:p>0.102996</text:p>
          </table:table-cell>
          <table:table-cell table:formula="of:=&quot;   &quot;&amp;TEXT([.H56];&quot;0.000000&quot;)&amp;&quot;     &quot;&amp;TEXT([.I56];&quot;0.000000&quot;)" office:value-type="string" office:string-value="   0.545616     0.102996" calcext:value-type="string">
            <text:p><text:s text:c="3"/>0.545616 <text:s text:c="4"/>0.102996</text:p>
          </table:table-cell>
        </table:table-row>
        <table:table-row table:style-name="ro1">
          <table:table-cell office:value-type="float" office:value="0.268568" calcext:value-type="float">
            <text:p>0.268568</text:p>
          </table:table-cell>
          <table:table-cell office:value-type="float" office:value="0.117158" calcext:value-type="float">
            <text:p>0.117158</text:p>
          </table:table-cell>
          <table:table-cell/>
          <table:table-cell office:value-type="float" office:value="0.30824" calcext:value-type="float">
            <text:p>0.30824</text:p>
          </table:table-cell>
          <table:table-cell office:value-type="float" office:value="0.121832" calcext:value-type="float">
            <text:p>0.121832</text:p>
          </table:table-cell>
          <table:table-cell office:value-type="float" office:value="-0.019261" calcext:value-type="float">
            <text:p>-0.019261</text:p>
          </table:table-cell>
          <table:table-cell/>
          <table:table-cell office:value-type="float" office:value="0.533302" calcext:value-type="float">
            <text:p>0.533302</text:p>
          </table:table-cell>
          <table:table-cell office:value-type="float" office:value="0.105345" calcext:value-type="float">
            <text:p>0.105345</text:p>
          </table:table-cell>
          <table:table-cell table:formula="of:=&quot;   &quot;&amp;TEXT([.H57];&quot;0.000000&quot;)&amp;&quot;     &quot;&amp;TEXT([.I57];&quot;0.000000&quot;)" office:value-type="string" office:string-value="   0.533302     0.105345" calcext:value-type="string">
            <text:p><text:s text:c="3"/>0.533302 <text:s text:c="4"/>0.105345</text:p>
          </table:table-cell>
        </table:table-row>
        <table:table-row table:style-name="ro1">
          <table:table-cell office:value-type="float" office:value="0.28573" calcext:value-type="float">
            <text:p>0.28573</text:p>
          </table:table-cell>
          <table:table-cell office:value-type="float" office:value="-0.019482" calcext:value-type="float">
            <text:p>-0.019482</text:p>
          </table:table-cell>
          <table:table-cell/>
          <table:table-cell office:value-type="float" office:value="0.327314" calcext:value-type="float">
            <text:p>0.327314</text:p>
          </table:table-cell>
          <table:table-cell office:value-type="float" office:value="0.122402" calcext:value-type="float">
            <text:p>0.122402</text:p>
          </table:table-cell>
          <table:table-cell office:value-type="float" office:value="-0.019049" calcext:value-type="float">
            <text:p>-0.019049</text:p>
          </table:table-cell>
          <table:table-cell/>
          <table:table-cell office:value-type="float" office:value="0.52881" calcext:value-type="float">
            <text:p>0.528810</text:p>
          </table:table-cell>
          <table:table-cell office:value-type="float" office:value="0.106202" calcext:value-type="float">
            <text:p>0.106202</text:p>
          </table:table-cell>
          <table:table-cell table:formula="of:=&quot;   &quot;&amp;TEXT([.H58];&quot;0.000000&quot;)&amp;&quot;     &quot;&amp;TEXT([.I58];&quot;0.000000&quot;)" office:value-type="string" office:string-value="   0.528810     0.106202" calcext:value-type="string">
            <text:p><text:s text:c="3"/>0.528810 <text:s text:c="4"/>0.106202</text:p>
          </table:table-cell>
        </table:table-row>
        <table:table-row table:style-name="ro1">
          <table:table-cell office:value-type="float" office:value="0.287259" calcext:value-type="float">
            <text:p>0.287259</text:p>
          </table:table-cell>
          <table:table-cell office:value-type="float" office:value="0.119225" calcext:value-type="float">
            <text:p>0.119225</text:p>
          </table:table-cell>
          <table:table-cell/>
          <table:table-cell office:value-type="float" office:value="0.332177" calcext:value-type="float">
            <text:p>0.332177</text:p>
          </table:table-cell>
          <table:table-cell office:value-type="float" office:value="0.122556" calcext:value-type="float">
            <text:p>0.122556</text:p>
          </table:table-cell>
          <table:table-cell office:value-type="float" office:value="-0.019008" calcext:value-type="float">
            <text:p>-0.019008</text:p>
          </table:table-cell>
          <table:table-cell/>
          <table:table-cell office:value-type="float" office:value="0.51555" calcext:value-type="float">
            <text:p>0.515550</text:p>
          </table:table-cell>
          <table:table-cell office:value-type="float" office:value="0.108984" calcext:value-type="float">
            <text:p>0.108984</text:p>
          </table:table-cell>
          <table:table-cell table:formula="of:=&quot;   &quot;&amp;TEXT([.H59];&quot;0.000000&quot;)&amp;&quot;     &quot;&amp;TEXT([.I59];&quot;0.000000&quot;)" office:value-type="string" office:string-value="   0.515550     0.108984" calcext:value-type="string">
            <text:p><text:s text:c="3"/>0.515550 <text:s text:c="4"/>0.108984</text:p>
          </table:table-cell>
        </table:table-row>
        <table:table-row table:style-name="ro1">
          <table:table-cell office:value-type="float" office:value="0.307083" calcext:value-type="float">
            <text:p>0.307083</text:p>
          </table:table-cell>
          <table:table-cell office:value-type="float" office:value="0.121481" calcext:value-type="float">
            <text:p>0.121481</text:p>
          </table:table-cell>
          <table:table-cell/>
          <table:table-cell office:value-type="float" office:value="0.351298" calcext:value-type="float">
            <text:p>0.351298</text:p>
          </table:table-cell>
          <table:table-cell office:value-type="float" office:value="0.123162" calcext:value-type="float">
            <text:p>0.123162</text:p>
          </table:table-cell>
          <table:table-cell office:value-type="float" office:value="-0.018862" calcext:value-type="float">
            <text:p>-0.018862</text:p>
          </table:table-cell>
          <table:table-cell/>
          <table:table-cell office:value-type="float" office:value="0.509926" calcext:value-type="float">
            <text:p>0.509926</text:p>
          </table:table-cell>
          <table:table-cell office:value-type="float" office:value="0.110164" calcext:value-type="float">
            <text:p>0.110164</text:p>
          </table:table-cell>
          <table:table-cell table:formula="of:=&quot;   &quot;&amp;TEXT([.H60];&quot;0.000000&quot;)&amp;&quot;     &quot;&amp;TEXT([.I60];&quot;0.000000&quot;)" office:value-type="string" office:string-value="   0.509926     0.110164" calcext:value-type="string">
            <text:p><text:s text:c="3"/>0.509926 <text:s text:c="4"/>0.110164</text:p>
          </table:table-cell>
        </table:table-row>
        <table:table-row table:style-name="ro1">
          <table:table-cell office:value-type="float" office:value="0.314239" calcext:value-type="float">
            <text:p>0.314239</text:p>
          </table:table-cell>
          <table:table-cell office:value-type="float" office:value="-0.018929" calcext:value-type="float">
            <text:p>-0.018929</text:p>
          </table:table-cell>
          <table:table-cell/>
          <table:table-cell office:value-type="float" office:value="0.359749" calcext:value-type="float">
            <text:p>0.359749</text:p>
          </table:table-cell>
          <table:table-cell office:value-type="float" office:value="0.123105" calcext:value-type="float">
            <text:p>0.123105</text:p>
          </table:table-cell>
          <table:table-cell office:value-type="float" office:value="-0.018814" calcext:value-type="float">
            <text:p>-0.018814</text:p>
          </table:table-cell>
          <table:table-cell/>
          <table:table-cell office:value-type="float" office:value="0.495909" calcext:value-type="float">
            <text:p>0.495909</text:p>
          </table:table-cell>
          <table:table-cell office:value-type="float" office:value="0.112391" calcext:value-type="float">
            <text:p>0.112391</text:p>
          </table:table-cell>
          <table:table-cell table:formula="of:=&quot;   &quot;&amp;TEXT([.H61];&quot;0.000000&quot;)&amp;&quot;     &quot;&amp;TEXT([.I61];&quot;0.000000&quot;)" office:value-type="string" office:string-value="   0.495909     0.112391" calcext:value-type="string">
            <text:p><text:s text:c="3"/>0.495909 <text:s text:c="4"/>0.112391</text:p>
          </table:table-cell>
        </table:table-row>
        <table:table-row table:style-name="ro1">
          <table:table-cell office:value-type="float" office:value="0.327096" calcext:value-type="float">
            <text:p>0.327096</text:p>
          </table:table-cell>
          <table:table-cell office:value-type="float" office:value="0.122792" calcext:value-type="float">
            <text:p>0.122792</text:p>
          </table:table-cell>
          <table:table-cell/>
          <table:table-cell office:value-type="float" office:value="0.378492" calcext:value-type="float">
            <text:p>0.378492</text:p>
          </table:table-cell>
          <table:table-cell office:value-type="float" office:value="0.122978" calcext:value-type="float">
            <text:p>0.122978</text:p>
          </table:table-cell>
          <table:table-cell office:value-type="float" office:value="-0.018718" calcext:value-type="float">
            <text:p>-0.018718</text:p>
          </table:table-cell>
          <table:table-cell/>
          <table:table-cell office:value-type="float" office:value="0.493308" calcext:value-type="float">
            <text:p>0.493308</text:p>
          </table:table-cell>
          <table:table-cell office:value-type="float" office:value="0.112804" calcext:value-type="float">
            <text:p>0.112804</text:p>
          </table:table-cell>
          <table:table-cell table:formula="of:=&quot;   &quot;&amp;TEXT([.H62];&quot;0.000000&quot;)&amp;&quot;     &quot;&amp;TEXT([.I62];&quot;0.000000&quot;)" office:value-type="string" office:string-value="   0.493308     0.112804" calcext:value-type="string">
            <text:p><text:s text:c="3"/>0.493308 <text:s text:c="4"/>0.112804</text:p>
          </table:table-cell>
        </table:table-row>
        <table:table-row table:style-name="ro1">
          <table:table-cell office:value-type="float" office:value="0.338027" calcext:value-type="float">
            <text:p>0.338027</text:p>
          </table:table-cell>
          <table:table-cell office:value-type="float" office:value="-0.018941" calcext:value-type="float">
            <text:p>-0.018941</text:p>
          </table:table-cell>
          <table:table-cell/>
          <table:table-cell office:value-type="float" office:value="0.386755" calcext:value-type="float">
            <text:p>0.386755</text:p>
          </table:table-cell>
          <table:table-cell office:value-type="float" office:value="0.122783" calcext:value-type="float">
            <text:p>0.122783</text:p>
          </table:table-cell>
          <table:table-cell office:value-type="float" office:value="-0.018621" calcext:value-type="float">
            <text:p>-0.018621</text:p>
          </table:table-cell>
          <table:table-cell/>
          <table:table-cell office:value-type="float" office:value="0.47839" calcext:value-type="float">
            <text:p>0.478390</text:p>
          </table:table-cell>
          <table:table-cell office:value-type="float" office:value="0.115256" calcext:value-type="float">
            <text:p>0.115256</text:p>
          </table:table-cell>
          <table:table-cell table:formula="of:=&quot;   &quot;&amp;TEXT([.H63];&quot;0.000000&quot;)&amp;&quot;     &quot;&amp;TEXT([.I63];&quot;0.000000&quot;)" office:value-type="string" office:string-value="   0.478390     0.115256" calcext:value-type="string">
            <text:p><text:s text:c="3"/>0.478390 <text:s text:c="4"/>0.115256</text:p>
          </table:table-cell>
        </table:table-row>
        <table:table-row table:style-name="ro1">
          <table:table-cell office:value-type="float" office:value="0.349563" calcext:value-type="float">
            <text:p>0.349563</text:p>
          </table:table-cell>
          <table:table-cell office:value-type="float" office:value="0.123159" calcext:value-type="float">
            <text:p>0.123159</text:p>
          </table:table-cell>
          <table:table-cell/>
          <table:table-cell office:value-type="float" office:value="0.402287" calcext:value-type="float">
            <text:p>0.402287</text:p>
          </table:table-cell>
          <table:table-cell office:value-type="float" office:value="0.122416" calcext:value-type="float">
            <text:p>0.122416</text:p>
          </table:table-cell>
          <table:table-cell office:value-type="float" office:value="-0.018249" calcext:value-type="float">
            <text:p>-0.018249</text:p>
          </table:table-cell>
          <table:table-cell/>
          <table:table-cell office:value-type="float" office:value="0.472114" calcext:value-type="float">
            <text:p>0.472114</text:p>
          </table:table-cell>
          <table:table-cell office:value-type="float" office:value="0.116199" calcext:value-type="float">
            <text:p>0.116199</text:p>
          </table:table-cell>
          <table:table-cell table:formula="of:=&quot;   &quot;&amp;TEXT([.H64];&quot;0.000000&quot;)&amp;&quot;     &quot;&amp;TEXT([.I64];&quot;0.000000&quot;)" office:value-type="string" office:string-value="   0.472114     0.116199" calcext:value-type="string">
            <text:p><text:s text:c="3"/>0.472114 <text:s text:c="4"/>0.116199</text:p>
          </table:table-cell>
        </table:table-row>
        <table:table-row table:style-name="ro1">
          <table:table-cell office:value-type="float" office:value="0.365591" calcext:value-type="float">
            <text:p>0.365591</text:p>
          </table:table-cell>
          <table:table-cell office:value-type="float" office:value="-0.018576" calcext:value-type="float">
            <text:p>-0.018576</text:p>
          </table:table-cell>
          <table:table-cell/>
          <table:table-cell office:value-type="float" office:value="0.409794" calcext:value-type="float">
            <text:p>0.409794</text:p>
          </table:table-cell>
          <table:table-cell office:value-type="float" office:value="0.122058" calcext:value-type="float">
            <text:p>0.122058</text:p>
          </table:table-cell>
          <table:table-cell office:value-type="float" office:value="-0.01805" calcext:value-type="float">
            <text:p>-0.01805</text:p>
          </table:table-cell>
          <table:table-cell/>
          <table:table-cell office:value-type="float" office:value="0.460828" calcext:value-type="float">
            <text:p>0.460828</text:p>
          </table:table-cell>
          <table:table-cell office:value-type="float" office:value="0.117896" calcext:value-type="float">
            <text:p>0.117896</text:p>
          </table:table-cell>
          <table:table-cell table:formula="of:=&quot;   &quot;&amp;TEXT([.H65];&quot;0.000000&quot;)&amp;&quot;     &quot;&amp;TEXT([.I65];&quot;0.000000&quot;)" office:value-type="string" office:string-value="   0.460828     0.117896" calcext:value-type="string">
            <text:p><text:s text:c="3"/>0.460828 <text:s text:c="4"/>0.117896</text:p>
          </table:table-cell>
        </table:table-row>
        <table:table-row table:style-name="ro1">
          <table:table-cell office:value-type="float" office:value="0.372974" calcext:value-type="float">
            <text:p>0.372974</text:p>
          </table:table-cell>
          <table:table-cell office:value-type="float" office:value="0.123337" calcext:value-type="float">
            <text:p>0.123337</text:p>
          </table:table-cell>
          <table:table-cell/>
          <table:table-cell office:value-type="float" office:value="0.429858" calcext:value-type="float">
            <text:p>0.429858</text:p>
          </table:table-cell>
          <table:table-cell office:value-type="float" office:value="0.1211" calcext:value-type="float">
            <text:p>0.1211</text:p>
          </table:table-cell>
          <table:table-cell office:value-type="float" office:value="-0.017705" calcext:value-type="float">
            <text:p>-0.017705</text:p>
          </table:table-cell>
          <table:table-cell/>
          <table:table-cell office:value-type="float" office:value="0.453418" calcext:value-type="float">
            <text:p>0.453418</text:p>
          </table:table-cell>
          <table:table-cell office:value-type="float" office:value="0.118627" calcext:value-type="float">
            <text:p>0.118627</text:p>
          </table:table-cell>
          <table:table-cell table:formula="of:=&quot;   &quot;&amp;TEXT([.H66];&quot;0.000000&quot;)&amp;&quot;     &quot;&amp;TEXT([.I66];&quot;0.000000&quot;)" office:value-type="string" office:string-value="   0.453418     0.118627" calcext:value-type="string">
            <text:p><text:s text:c="3"/>0.453418 <text:s text:c="4"/>0.118627</text:p>
          </table:table-cell>
        </table:table-row>
        <table:table-row table:style-name="ro1">
          <table:table-cell office:value-type="float" office:value="0.393175" calcext:value-type="float">
            <text:p>0.393175</text:p>
          </table:table-cell>
          <table:table-cell office:value-type="float" office:value="0.122949" calcext:value-type="float">
            <text:p>0.122949</text:p>
          </table:table-cell>
          <table:table-cell/>
          <table:table-cell office:value-type="float" office:value="0.432834" calcext:value-type="float">
            <text:p>0.432834</text:p>
          </table:table-cell>
          <table:table-cell office:value-type="float" office:value="0.120774" calcext:value-type="float">
            <text:p>0.120774</text:p>
          </table:table-cell>
          <table:table-cell office:value-type="float" office:value="-0.017668" calcext:value-type="float">
            <text:p>-0.017668</text:p>
          </table:table-cell>
          <table:table-cell/>
          <table:table-cell office:value-type="float" office:value="0.443644" calcext:value-type="float">
            <text:p>0.443644</text:p>
          </table:table-cell>
          <table:table-cell office:value-type="float" office:value="0.119592" calcext:value-type="float">
            <text:p>0.119592</text:p>
          </table:table-cell>
          <table:table-cell table:formula="of:=&quot;   &quot;&amp;TEXT([.H67];&quot;0.000000&quot;)&amp;&quot;     &quot;&amp;TEXT([.I67];&quot;0.000000&quot;)" office:value-type="string" office:string-value="   0.443644     0.119592" calcext:value-type="string">
            <text:p><text:s text:c="3"/>0.443644 <text:s text:c="4"/>0.119592</text:p>
          </table:table-cell>
        </table:table-row>
        <table:table-row table:style-name="ro1">
          <table:table-cell office:value-type="float" office:value="0.393345" calcext:value-type="float">
            <text:p>0.393345</text:p>
          </table:table-cell>
          <table:table-cell office:value-type="float" office:value="-0.018023" calcext:value-type="float">
            <text:p>-0.018023</text:p>
          </table:table-cell>
          <table:table-cell/>
          <table:table-cell office:value-type="float" office:value="0.443644" calcext:value-type="float">
            <text:p>0.443644</text:p>
          </table:table-cell>
          <table:table-cell office:value-type="float" office:value="0.119592" calcext:value-type="float">
            <text:p>0.119592</text:p>
          </table:table-cell>
          <table:table-cell office:value-type="float" office:value="-0.017549" calcext:value-type="float">
            <text:p>-0.017549</text:p>
          </table:table-cell>
          <table:table-cell/>
          <table:table-cell office:value-type="float" office:value="0.432834" calcext:value-type="float">
            <text:p>0.432834</text:p>
          </table:table-cell>
          <table:table-cell office:value-type="float" office:value="0.120774" calcext:value-type="float">
            <text:p>0.120774</text:p>
          </table:table-cell>
          <table:table-cell table:formula="of:=&quot;   &quot;&amp;TEXT([.H68];&quot;0.000000&quot;)&amp;&quot;     &quot;&amp;TEXT([.I68];&quot;0.000000&quot;)" office:value-type="string" office:string-value="   0.432834     0.120774" calcext:value-type="string">
            <text:p><text:s text:c="3"/>0.432834 <text:s text:c="4"/>0.120774</text:p>
          </table:table-cell>
        </table:table-row>
        <table:table-row table:style-name="ro1">
          <table:table-cell office:value-type="float" office:value="0.415264" calcext:value-type="float">
            <text:p>0.415264</text:p>
          </table:table-cell>
          <table:table-cell office:value-type="float" office:value="0.122184" calcext:value-type="float">
            <text:p>0.122184</text:p>
          </table:table-cell>
          <table:table-cell/>
          <table:table-cell office:value-type="float" office:value="0.453418" calcext:value-type="float">
            <text:p>0.453418</text:p>
          </table:table-cell>
          <table:table-cell office:value-type="float" office:value="0.118627" calcext:value-type="float">
            <text:p>0.118627</text:p>
          </table:table-cell>
          <table:table-cell office:value-type="float" office:value="-0.017476" calcext:value-type="float">
            <text:p>-0.017476</text:p>
          </table:table-cell>
          <table:table-cell/>
          <table:table-cell office:value-type="float" office:value="0.429858" calcext:value-type="float">
            <text:p>0.429858</text:p>
          </table:table-cell>
          <table:table-cell office:value-type="float" office:value="0.1211" calcext:value-type="float">
            <text:p>0.121100</text:p>
          </table:table-cell>
          <table:table-cell table:formula="of:=&quot;   &quot;&amp;TEXT([.H69];&quot;0.000000&quot;)&amp;&quot;     &quot;&amp;TEXT([.I69];&quot;0.000000&quot;)" office:value-type="string" office:string-value="   0.429858     0.121100" calcext:value-type="string">
            <text:p><text:s text:c="3"/>0.429858 <text:s text:c="4"/>0.121100</text:p>
          </table:table-cell>
        </table:table-row>
        <table:table-row table:style-name="ro1">
          <table:table-cell office:value-type="float" office:value="0.417888" calcext:value-type="float">
            <text:p>0.417888</text:p>
          </table:table-cell>
          <table:table-cell office:value-type="float" office:value="-0.017469" calcext:value-type="float">
            <text:p>-0.017469</text:p>
          </table:table-cell>
          <table:table-cell/>
          <table:table-cell office:value-type="float" office:value="0.460828" calcext:value-type="float">
            <text:p>0.460828</text:p>
          </table:table-cell>
          <table:table-cell office:value-type="float" office:value="0.117896" calcext:value-type="float">
            <text:p>0.117896</text:p>
          </table:table-cell>
          <table:table-cell office:value-type="float" office:value="-0.017444" calcext:value-type="float">
            <text:p>-0.017444</text:p>
          </table:table-cell>
          <table:table-cell/>
          <table:table-cell office:value-type="float" office:value="0.409794" calcext:value-type="float">
            <text:p>0.409794</text:p>
          </table:table-cell>
          <table:table-cell office:value-type="float" office:value="0.122058" calcext:value-type="float">
            <text:p>0.122058</text:p>
          </table:table-cell>
          <table:table-cell table:formula="of:=&quot;   &quot;&amp;TEXT([.H70];&quot;0.000000&quot;)&amp;&quot;     &quot;&amp;TEXT([.I70];&quot;0.000000&quot;)" office:value-type="string" office:string-value="   0.409794     0.122058" calcext:value-type="string">
            <text:p><text:s text:c="3"/>0.409794 <text:s text:c="4"/>0.122058</text:p>
          </table:table-cell>
        </table:table-row>
        <table:table-row table:style-name="ro1">
          <table:table-cell office:value-type="float" office:value="0.436598" calcext:value-type="float">
            <text:p>0.436598</text:p>
          </table:table-cell>
          <table:table-cell office:value-type="float" office:value="0.121042" calcext:value-type="float">
            <text:p>0.121042</text:p>
          </table:table-cell>
          <table:table-cell/>
          <table:table-cell office:value-type="float" office:value="0.472114" calcext:value-type="float">
            <text:p>0.472114</text:p>
          </table:table-cell>
          <table:table-cell office:value-type="float" office:value="0.116199" calcext:value-type="float">
            <text:p>0.116199</text:p>
          </table:table-cell>
          <table:table-cell office:value-type="float" office:value="-0.017283" calcext:value-type="float">
            <text:p>-0.017283</text:p>
          </table:table-cell>
          <table:table-cell/>
          <table:table-cell office:value-type="float" office:value="0.402287" calcext:value-type="float">
            <text:p>0.402287</text:p>
          </table:table-cell>
          <table:table-cell office:value-type="float" office:value="0.122416" calcext:value-type="float">
            <text:p>0.122416</text:p>
          </table:table-cell>
          <table:table-cell table:formula="of:=&quot;   &quot;&amp;TEXT([.H71];&quot;0.000000&quot;)&amp;&quot;     &quot;&amp;TEXT([.I71];&quot;0.000000&quot;)" office:value-type="string" office:string-value="   0.402287     0.122416" calcext:value-type="string">
            <text:p><text:s text:c="3"/>0.402287 <text:s text:c="4"/>0.122416</text:p>
          </table:table-cell>
        </table:table-row>
        <table:table-row table:style-name="ro1">
          <table:table-cell office:value-type="float" office:value="0.446585" calcext:value-type="float">
            <text:p>0.446585</text:p>
          </table:table-cell>
          <table:table-cell office:value-type="float" office:value="-0.017294" calcext:value-type="float">
            <text:p>-0.017294</text:p>
          </table:table-cell>
          <table:table-cell/>
          <table:table-cell office:value-type="float" office:value="0.47839" calcext:value-type="float">
            <text:p>0.47839</text:p>
          </table:table-cell>
          <table:table-cell office:value-type="float" office:value="0.115256" calcext:value-type="float">
            <text:p>0.115256</text:p>
          </table:table-cell>
          <table:table-cell office:value-type="float" office:value="-0.017103" calcext:value-type="float">
            <text:p>-0.017103</text:p>
          </table:table-cell>
          <table:table-cell/>
          <table:table-cell office:value-type="float" office:value="0.386755" calcext:value-type="float">
            <text:p>0.386755</text:p>
          </table:table-cell>
          <table:table-cell office:value-type="float" office:value="0.122783" calcext:value-type="float">
            <text:p>0.122783</text:p>
          </table:table-cell>
          <table:table-cell table:formula="of:=&quot;   &quot;&amp;TEXT([.H72];&quot;0.000000&quot;)&amp;&quot;     &quot;&amp;TEXT([.I72];&quot;0.000000&quot;)" office:value-type="string" office:string-value="   0.386755     0.122783" calcext:value-type="string">
            <text:p><text:s text:c="3"/>0.386755 <text:s text:c="4"/>0.122783</text:p>
          </table:table-cell>
        </table:table-row>
        <table:table-row table:style-name="ro1">
          <table:table-cell office:value-type="float" office:value="0.455855" calcext:value-type="float">
            <text:p>0.455855</text:p>
          </table:table-cell>
          <table:table-cell office:value-type="float" office:value="0.118579" calcext:value-type="float">
            <text:p>0.118579</text:p>
          </table:table-cell>
          <table:table-cell/>
          <table:table-cell office:value-type="float" office:value="0.493308" calcext:value-type="float">
            <text:p>0.493308</text:p>
          </table:table-cell>
          <table:table-cell office:value-type="float" office:value="0.112804" calcext:value-type="float">
            <text:p>0.112804</text:p>
          </table:table-cell>
          <table:table-cell office:value-type="float" office:value="-0.016603" calcext:value-type="float">
            <text:p>-0.016603</text:p>
          </table:table-cell>
          <table:table-cell/>
          <table:table-cell office:value-type="float" office:value="0.378492" calcext:value-type="float">
            <text:p>0.378492</text:p>
          </table:table-cell>
          <table:table-cell office:value-type="float" office:value="0.122978" calcext:value-type="float">
            <text:p>0.122978</text:p>
          </table:table-cell>
          <table:table-cell table:formula="of:=&quot;   &quot;&amp;TEXT([.H73];&quot;0.000000&quot;)&amp;&quot;     &quot;&amp;TEXT([.I73];&quot;0.000000&quot;)" office:value-type="string" office:string-value="   0.378492     0.122978" calcext:value-type="string">
            <text:p><text:s text:c="3"/>0.378492 <text:s text:c="4"/>0.122978</text:p>
          </table:table-cell>
        </table:table-row>
        <table:table-row table:style-name="ro1">
          <table:table-cell office:value-type="float" office:value="0.47245" calcext:value-type="float">
            <text:p>0.47245</text:p>
          </table:table-cell>
          <table:table-cell office:value-type="float" office:value="-0.017117" calcext:value-type="float">
            <text:p>-0.017117</text:p>
          </table:table-cell>
          <table:table-cell/>
          <table:table-cell office:value-type="float" office:value="0.495909" calcext:value-type="float">
            <text:p>0.495909</text:p>
          </table:table-cell>
          <table:table-cell office:value-type="float" office:value="0.112391" calcext:value-type="float">
            <text:p>0.112391</text:p>
          </table:table-cell>
          <table:table-cell office:value-type="float" office:value="-0.016524" calcext:value-type="float">
            <text:p>-0.016524</text:p>
          </table:table-cell>
          <table:table-cell/>
          <table:table-cell office:value-type="float" office:value="0.359749" calcext:value-type="float">
            <text:p>0.359749</text:p>
          </table:table-cell>
          <table:table-cell office:value-type="float" office:value="0.123105" calcext:value-type="float">
            <text:p>0.123105</text:p>
          </table:table-cell>
          <table:table-cell table:formula="of:=&quot;   &quot;&amp;TEXT([.H74];&quot;0.000000&quot;)&amp;&quot;     &quot;&amp;TEXT([.I74];&quot;0.000000&quot;)" office:value-type="string" office:string-value="   0.359749     0.123105" calcext:value-type="string">
            <text:p><text:s text:c="3"/>0.359749 <text:s text:c="4"/>0.123105</text:p>
          </table:table-cell>
        </table:table-row>
        <table:table-row table:style-name="ro1">
          <table:table-cell office:value-type="float" office:value="0.475678" calcext:value-type="float">
            <text:p>0.475678</text:p>
          </table:table-cell>
          <table:table-cell office:value-type="float" office:value="0.115928" calcext:value-type="float">
            <text:p>0.115928</text:p>
          </table:table-cell>
          <table:table-cell/>
          <table:table-cell office:value-type="float" office:value="0.509926" calcext:value-type="float">
            <text:p>0.509926</text:p>
          </table:table-cell>
          <table:table-cell office:value-type="float" office:value="0.110164" calcext:value-type="float">
            <text:p>0.110164</text:p>
          </table:table-cell>
          <table:table-cell office:value-type="float" office:value="-0.016223" calcext:value-type="float">
            <text:p>-0.016223</text:p>
          </table:table-cell>
          <table:table-cell/>
          <table:table-cell office:value-type="float" office:value="0.351298" calcext:value-type="float">
            <text:p>0.351298</text:p>
          </table:table-cell>
          <table:table-cell office:value-type="float" office:value="0.123162" calcext:value-type="float">
            <text:p>0.123162</text:p>
          </table:table-cell>
          <table:table-cell table:formula="of:=&quot;   &quot;&amp;TEXT([.H75];&quot;0.000000&quot;)&amp;&quot;     &quot;&amp;TEXT([.I75];&quot;0.000000&quot;)" office:value-type="string" office:string-value="   0.351298     0.123162" calcext:value-type="string">
            <text:p><text:s text:c="3"/>0.351298 <text:s text:c="4"/>0.123162</text:p>
          </table:table-cell>
        </table:table-row>
        <table:table-row table:style-name="ro1">
          <table:table-cell office:value-type="float" office:value="0.491159" calcext:value-type="float">
            <text:p>0.491159</text:p>
          </table:table-cell>
          <table:table-cell office:value-type="float" office:value="0.113467" calcext:value-type="float">
            <text:p>0.113467</text:p>
          </table:table-cell>
          <table:table-cell/>
          <table:table-cell office:value-type="float" office:value="0.51555" calcext:value-type="float">
            <text:p>0.51555</text:p>
          </table:table-cell>
          <table:table-cell office:value-type="float" office:value="0.108984" calcext:value-type="float">
            <text:p>0.108984</text:p>
          </table:table-cell>
          <table:table-cell office:value-type="float" office:value="-0.016143" calcext:value-type="float">
            <text:p>-0.016143</text:p>
          </table:table-cell>
          <table:table-cell/>
          <table:table-cell office:value-type="float" office:value="0.332177" calcext:value-type="float">
            <text:p>0.332177</text:p>
          </table:table-cell>
          <table:table-cell office:value-type="float" office:value="0.122556" calcext:value-type="float">
            <text:p>0.122556</text:p>
          </table:table-cell>
          <table:table-cell table:formula="of:=&quot;   &quot;&amp;TEXT([.H76];&quot;0.000000&quot;)&amp;&quot;     &quot;&amp;TEXT([.I76];&quot;0.000000&quot;)" office:value-type="string" office:string-value="   0.332177     0.122556" calcext:value-type="string">
            <text:p><text:s text:c="3"/>0.332177 <text:s text:c="4"/>0.122556</text:p>
          </table:table-cell>
        </table:table-row>
        <table:table-row table:style-name="ro1">
          <table:table-cell office:value-type="float" office:value="0.499071" calcext:value-type="float">
            <text:p>0.499071</text:p>
          </table:table-cell>
          <table:table-cell office:value-type="float" office:value="-0.016375" calcext:value-type="float">
            <text:p>-0.016375</text:p>
          </table:table-cell>
          <table:table-cell/>
          <table:table-cell office:value-type="float" office:value="0.52881" calcext:value-type="float">
            <text:p>0.52881</text:p>
          </table:table-cell>
          <table:table-cell office:value-type="float" office:value="0.106202" calcext:value-type="float">
            <text:p>0.106202</text:p>
          </table:table-cell>
          <table:table-cell office:value-type="float" office:value="-0.0159" calcext:value-type="float">
            <text:p>-0.0159</text:p>
          </table:table-cell>
          <table:table-cell/>
          <table:table-cell office:value-type="float" office:value="0.327314" calcext:value-type="float">
            <text:p>0.327314</text:p>
          </table:table-cell>
          <table:table-cell office:value-type="float" office:value="0.122402" calcext:value-type="float">
            <text:p>0.122402</text:p>
          </table:table-cell>
          <table:table-cell table:formula="of:=&quot;   &quot;&amp;TEXT([.H77];&quot;0.000000&quot;)&amp;&quot;     &quot;&amp;TEXT([.I77];&quot;0.000000&quot;)" office:value-type="string" office:string-value="   0.327314     0.122402" calcext:value-type="string">
            <text:p><text:s text:c="3"/>0.327314 <text:s text:c="4"/>0.122402</text:p>
          </table:table-cell>
        </table:table-row>
        <table:table-row table:style-name="ro1">
          <table:table-cell office:value-type="float" office:value="0.505318" calcext:value-type="float">
            <text:p>0.505318</text:p>
          </table:table-cell>
          <table:table-cell office:value-type="float" office:value="0.110818" calcext:value-type="float">
            <text:p>0.110818</text:p>
          </table:table-cell>
          <table:table-cell/>
          <table:table-cell office:value-type="float" office:value="0.533302" calcext:value-type="float">
            <text:p>0.533302</text:p>
          </table:table-cell>
          <table:table-cell office:value-type="float" office:value="0.105345" calcext:value-type="float">
            <text:p>0.105345</text:p>
          </table:table-cell>
          <table:table-cell office:value-type="float" office:value="-0.015762" calcext:value-type="float">
            <text:p>-0.015762</text:p>
          </table:table-cell>
          <table:table-cell/>
          <table:table-cell office:value-type="float" office:value="0.30824" calcext:value-type="float">
            <text:p>0.308240</text:p>
          </table:table-cell>
          <table:table-cell office:value-type="float" office:value="0.121832" calcext:value-type="float">
            <text:p>0.121832</text:p>
          </table:table-cell>
          <table:table-cell table:formula="of:=&quot;   &quot;&amp;TEXT([.H78];&quot;0.000000&quot;)&amp;&quot;     &quot;&amp;TEXT([.I78];&quot;0.000000&quot;)" office:value-type="string" office:string-value="   0.308240     0.121832" calcext:value-type="string">
            <text:p><text:s text:c="3"/>0.308240 <text:s text:c="4"/>0.121832</text:p>
          </table:table-cell>
        </table:table-row>
        <table:table-row table:style-name="ro1">
          <table:table-cell office:value-type="float" office:value="0.519083" calcext:value-type="float">
            <text:p>0.519083</text:p>
          </table:table-cell>
          <table:table-cell office:value-type="float" office:value="-0.016196" calcext:value-type="float">
            <text:p>-0.016196</text:p>
          </table:table-cell>
          <table:table-cell/>
          <table:table-cell office:value-type="float" office:value="0.545616" calcext:value-type="float">
            <text:p>0.545616</text:p>
          </table:table-cell>
          <table:table-cell office:value-type="float" office:value="0.102996" calcext:value-type="float">
            <text:p>0.102996</text:p>
          </table:table-cell>
          <table:table-cell office:value-type="float" office:value="-0.015207" calcext:value-type="float">
            <text:p>-0.015207</text:p>
          </table:table-cell>
          <table:table-cell/>
          <table:table-cell office:value-type="float" office:value="0.300828" calcext:value-type="float">
            <text:p>0.300828</text:p>
          </table:table-cell>
          <table:table-cell office:value-type="float" office:value="0.120773" calcext:value-type="float">
            <text:p>0.120773</text:p>
          </table:table-cell>
          <table:table-cell table:formula="of:=&quot;   &quot;&amp;TEXT([.H79];&quot;0.000000&quot;)&amp;&quot;     &quot;&amp;TEXT([.I79];&quot;0.000000&quot;)" office:value-type="string" office:string-value="   0.300828     0.120773" calcext:value-type="string">
            <text:p><text:s text:c="3"/>0.300828 <text:s text:c="4"/>0.120773</text:p>
          </table:table-cell>
        </table:table-row>
        <table:table-row table:style-name="ro1">
          <table:table-cell office:value-type="float" office:value="0.524197" calcext:value-type="float">
            <text:p>0.524197</text:p>
          </table:table-cell>
          <table:table-cell office:value-type="float" office:value="0.107601" calcext:value-type="float">
            <text:p>0.107601</text:p>
          </table:table-cell>
          <table:table-cell/>
          <table:table-cell office:value-type="float" office:value="0.551054" calcext:value-type="float">
            <text:p>0.551054</text:p>
          </table:table-cell>
          <table:table-cell office:value-type="float" office:value="0.10191" calcext:value-type="float">
            <text:p>0.10191</text:p>
          </table:table-cell>
          <table:table-cell office:value-type="float" office:value="-0.015003" calcext:value-type="float">
            <text:p>-0.015003</text:p>
          </table:table-cell>
          <table:table-cell/>
          <table:table-cell office:value-type="float" office:value="0.292376" calcext:value-type="float">
            <text:p>0.292376</text:p>
          </table:table-cell>
          <table:table-cell office:value-type="float" office:value="0.119564" calcext:value-type="float">
            <text:p>0.119564</text:p>
          </table:table-cell>
          <table:table-cell table:formula="of:=&quot;   &quot;&amp;TEXT([.H80];&quot;0.000000&quot;)&amp;&quot;     &quot;&amp;TEXT([.I80];&quot;0.000000&quot;)" office:value-type="string" office:string-value="   0.292376     0.119564" calcext:value-type="string">
            <text:p><text:s text:c="3"/>0.292376 <text:s text:c="4"/>0.119564</text:p>
          </table:table-cell>
        </table:table-row>
        <table:table-row table:style-name="ro1">
          <table:table-cell office:value-type="float" office:value="0.542321" calcext:value-type="float">
            <text:p>0.542321</text:p>
          </table:table-cell>
          <table:table-cell office:value-type="float" office:value="0.103818" calcext:value-type="float">
            <text:p>0.103818</text:p>
          </table:table-cell>
          <table:table-cell/>
          <table:table-cell office:value-type="float" office:value="0.563555" calcext:value-type="float">
            <text:p>0.563555</text:p>
          </table:table-cell>
          <table:table-cell office:value-type="float" office:value="0.099412" calcext:value-type="float">
            <text:p>0.099412</text:p>
          </table:table-cell>
          <table:table-cell office:value-type="float" office:value="-0.014653" calcext:value-type="float">
            <text:p>-0.014653</text:p>
          </table:table-cell>
          <table:table-cell/>
          <table:table-cell office:value-type="float" office:value="0.27538" calcext:value-type="float">
            <text:p>0.275380</text:p>
          </table:table-cell>
          <table:table-cell office:value-type="float" office:value="0.117862" calcext:value-type="float">
            <text:p>0.117862</text:p>
          </table:table-cell>
          <table:table-cell table:formula="of:=&quot;   &quot;&amp;TEXT([.H81];&quot;0.000000&quot;)&amp;&quot;     &quot;&amp;TEXT([.I81];&quot;0.000000&quot;)" office:value-type="string" office:string-value="   0.275380     0.117862" calcext:value-type="string">
            <text:p><text:s text:c="3"/>0.275380 <text:s text:c="4"/>0.117862</text:p>
          </table:table-cell>
        </table:table-row>
        <table:table-row table:style-name="ro1">
          <table:table-cell office:value-type="float" office:value="0.546459" calcext:value-type="float">
            <text:p>0.546459</text:p>
          </table:table-cell>
          <table:table-cell office:value-type="float" office:value="-0.015077" calcext:value-type="float">
            <text:p>-0.015077</text:p>
          </table:table-cell>
          <table:table-cell/>
          <table:table-cell office:value-type="float" office:value="0.580892" calcext:value-type="float">
            <text:p>0.580892</text:p>
          </table:table-cell>
          <table:table-cell office:value-type="float" office:value="0.095738" calcext:value-type="float">
            <text:p>0.095738</text:p>
          </table:table-cell>
          <table:table-cell office:value-type="float" office:value="-0.014243" calcext:value-type="float">
            <text:p>-0.014243</text:p>
          </table:table-cell>
          <table:table-cell/>
          <table:table-cell office:value-type="float" office:value="0.272123" calcext:value-type="float">
            <text:p>0.272123</text:p>
          </table:table-cell>
          <table:table-cell office:value-type="float" office:value="0.117396" calcext:value-type="float">
            <text:p>0.117396</text:p>
          </table:table-cell>
          <table:table-cell table:formula="of:=&quot;   &quot;&amp;TEXT([.H82];&quot;0.000000&quot;)&amp;&quot;     &quot;&amp;TEXT([.I82];&quot;0.000000&quot;)" office:value-type="string" office:string-value="   0.272123     0.117396" calcext:value-type="string">
            <text:p><text:s text:c="3"/>0.272123 <text:s text:c="4"/>0.117396</text:p>
          </table:table-cell>
        </table:table-row>
        <table:table-row table:style-name="ro1">
          <table:table-cell office:value-type="float" office:value="0.560257" calcext:value-type="float">
            <text:p>0.560257</text:p>
          </table:table-cell>
          <table:table-cell office:value-type="float" office:value="0.100413" calcext:value-type="float">
            <text:p>0.100413</text:p>
          </table:table-cell>
          <table:table-cell/>
          <table:table-cell office:value-type="float" office:value="0.58225" calcext:value-type="float">
            <text:p>0.58225</text:p>
          </table:table-cell>
          <table:table-cell office:value-type="float" office:value="0.095451" calcext:value-type="float">
            <text:p>0.095451</text:p>
          </table:table-cell>
          <table:table-cell office:value-type="float" office:value="-0.01421" calcext:value-type="float">
            <text:p>-0.01421</text:p>
          </table:table-cell>
          <table:table-cell/>
          <table:table-cell office:value-type="float" office:value="0.26216" calcext:value-type="float">
            <text:p>0.262160</text:p>
          </table:table-cell>
          <table:table-cell office:value-type="float" office:value="0.115971" calcext:value-type="float">
            <text:p>0.115971</text:p>
          </table:table-cell>
          <table:table-cell table:formula="of:=&quot;   &quot;&amp;TEXT([.H83];&quot;0.000000&quot;)&amp;&quot;     &quot;&amp;TEXT([.I83];&quot;0.000000&quot;)" office:value-type="string" office:string-value="   0.262160     0.115971" calcext:value-type="string">
            <text:p><text:s text:c="3"/>0.262160 <text:s text:c="4"/>0.115971</text:p>
          </table:table-cell>
        </table:table-row>
        <table:table-row table:style-name="ro1">
          <table:table-cell office:value-type="float" office:value="0.572513" calcext:value-type="float">
            <text:p>0.572513</text:p>
          </table:table-cell>
          <table:table-cell office:value-type="float" office:value="-0.014334" calcext:value-type="float">
            <text:p>-0.014334</text:p>
          </table:table-cell>
          <table:table-cell/>
          <table:table-cell office:value-type="float" office:value="0.603554" calcext:value-type="float">
            <text:p>0.603554</text:p>
          </table:table-cell>
          <table:table-cell office:value-type="float" office:value="0.090268" calcext:value-type="float">
            <text:p>0.090268</text:p>
          </table:table-cell>
          <table:table-cell office:value-type="float" office:value="-0.013672" calcext:value-type="float">
            <text:p>-0.013672</text:p>
          </table:table-cell>
          <table:table-cell/>
          <table:table-cell office:value-type="float" office:value="0.248373" calcext:value-type="float">
            <text:p>0.248373</text:p>
          </table:table-cell>
          <table:table-cell office:value-type="float" office:value="0.114081" calcext:value-type="float">
            <text:p>0.114081</text:p>
          </table:table-cell>
          <table:table-cell table:formula="of:=&quot;   &quot;&amp;TEXT([.H84];&quot;0.000000&quot;)&amp;&quot;     &quot;&amp;TEXT([.I84];&quot;0.000000&quot;)" office:value-type="string" office:string-value="   0.248373     0.114081" calcext:value-type="string">
            <text:p><text:s text:c="3"/>0.248373 <text:s text:c="4"/>0.114081</text:p>
          </table:table-cell>
        </table:table-row>
        <table:table-row table:style-name="ro1">
          <table:table-cell office:value-type="float" office:value="0.576681" calcext:value-type="float">
            <text:p>0.576681</text:p>
          </table:table-cell>
          <table:table-cell office:value-type="float" office:value="0.096819" calcext:value-type="float">
            <text:p>0.096819</text:p>
          </table:table-cell>
          <table:table-cell/>
          <table:table-cell office:value-type="float" office:value="0.603966" calcext:value-type="float">
            <text:p>0.603966</text:p>
          </table:table-cell>
          <table:table-cell office:value-type="float" office:value="0.090168" calcext:value-type="float">
            <text:p>0.090168</text:p>
          </table:table-cell>
          <table:table-cell office:value-type="float" office:value="-0.013663" calcext:value-type="float">
            <text:p>-0.013663</text:p>
          </table:table-cell>
          <table:table-cell/>
          <table:table-cell office:value-type="float" office:value="0.23832" calcext:value-type="float">
            <text:p>0.238320</text:p>
          </table:table-cell>
          <table:table-cell office:value-type="float" office:value="0.112277" calcext:value-type="float">
            <text:p>0.112277</text:p>
          </table:table-cell>
          <table:table-cell table:formula="of:=&quot;   &quot;&amp;TEXT([.H85];&quot;0.000000&quot;)&amp;&quot;     &quot;&amp;TEXT([.I85];&quot;0.000000&quot;)" office:value-type="string" office:string-value="   0.238320     0.112277" calcext:value-type="string">
            <text:p><text:s text:c="3"/>0.238320 <text:s text:c="4"/>0.112277</text:p>
          </table:table-cell>
        </table:table-row>
        <table:table-row table:style-name="ro1">
          <table:table-cell office:value-type="float" office:value="0.594428" calcext:value-type="float">
            <text:p>0.594428</text:p>
          </table:table-cell>
          <table:table-cell office:value-type="float" office:value="0.09247" calcext:value-type="float">
            <text:p>0.09247</text:p>
          </table:table-cell>
          <table:table-cell/>
          <table:table-cell office:value-type="float" office:value="0.623982" calcext:value-type="float">
            <text:p>0.623982</text:p>
          </table:table-cell>
          <table:table-cell office:value-type="float" office:value="0.085641" calcext:value-type="float">
            <text:p>0.085641</text:p>
          </table:table-cell>
          <table:table-cell office:value-type="float" office:value="-0.013117" calcext:value-type="float">
            <text:p>-0.013117</text:p>
          </table:table-cell>
          <table:table-cell/>
          <table:table-cell office:value-type="float" office:value="0.228354" calcext:value-type="float">
            <text:p>0.228354</text:p>
          </table:table-cell>
          <table:table-cell office:value-type="float" office:value="0.11049" calcext:value-type="float">
            <text:p>0.110490</text:p>
          </table:table-cell>
          <table:table-cell table:formula="of:=&quot;   &quot;&amp;TEXT([.H86];&quot;0.000000&quot;)&amp;&quot;     &quot;&amp;TEXT([.I86];&quot;0.000000&quot;)" office:value-type="string" office:string-value="   0.228354     0.110490" calcext:value-type="string">
            <text:p><text:s text:c="3"/>0.228354 <text:s text:c="4"/>0.110490</text:p>
          </table:table-cell>
        </table:table-row>
        <table:table-row table:style-name="ro1">
          <table:table-cell office:value-type="float" office:value="0.600266" calcext:value-type="float">
            <text:p>0.600266</text:p>
          </table:table-cell>
          <table:table-cell office:value-type="float" office:value="-0.013404" calcext:value-type="float">
            <text:p>-0.013404</text:p>
          </table:table-cell>
          <table:table-cell/>
          <table:table-cell office:value-type="float" office:value="0.62886" calcext:value-type="float">
            <text:p>0.62886</text:p>
          </table:table-cell>
          <table:table-cell office:value-type="float" office:value="0.084552" calcext:value-type="float">
            <text:p>0.084552</text:p>
          </table:table-cell>
          <table:table-cell office:value-type="float" office:value="-0.012912" calcext:value-type="float">
            <text:p>-0.012912</text:p>
          </table:table-cell>
          <table:table-cell/>
          <table:table-cell office:value-type="float" office:value="0.20225" calcext:value-type="float">
            <text:p>0.202250</text:p>
          </table:table-cell>
          <table:table-cell office:value-type="float" office:value="0.104926" calcext:value-type="float">
            <text:p>0.104926</text:p>
          </table:table-cell>
          <table:table-cell table:formula="of:=&quot;   &quot;&amp;TEXT([.H87];&quot;0.000000&quot;)&amp;&quot;     &quot;&amp;TEXT([.I87];&quot;0.000000&quot;)" office:value-type="string" office:string-value="   0.202250     0.104926" calcext:value-type="string">
            <text:p><text:s text:c="3"/>0.202250 <text:s text:c="4"/>0.104926</text:p>
          </table:table-cell>
        </table:table-row>
        <table:table-row table:style-name="ro1">
          <table:table-cell office:value-type="float" office:value="0.613307" calcext:value-type="float">
            <text:p>0.613307</text:p>
          </table:table-cell>
          <table:table-cell office:value-type="float" office:value="0.088309" calcext:value-type="float">
            <text:p>0.088309</text:p>
          </table:table-cell>
          <table:table-cell/>
          <table:table-cell office:value-type="float" office:value="0.641733" calcext:value-type="float">
            <text:p>0.641733</text:p>
          </table:table-cell>
          <table:table-cell office:value-type="float" office:value="0.081679" calcext:value-type="float">
            <text:p>0.081679</text:p>
          </table:table-cell>
          <table:table-cell office:value-type="float" office:value="-0.012201" calcext:value-type="float">
            <text:p>-0.012201</text:p>
          </table:table-cell>
          <table:table-cell/>
          <table:table-cell office:value-type="float" office:value="0.196436" calcext:value-type="float">
            <text:p>0.196436</text:p>
          </table:table-cell>
          <table:table-cell office:value-type="float" office:value="0.103687" calcext:value-type="float">
            <text:p>0.103687</text:p>
          </table:table-cell>
          <table:table-cell table:formula="of:=&quot;   &quot;&amp;TEXT([.H88];&quot;0.000000&quot;)&amp;&quot;     &quot;&amp;TEXT([.I88];&quot;0.000000&quot;)" office:value-type="string" office:string-value="   0.196436     0.103687" calcext:value-type="string">
            <text:p><text:s text:c="3"/>0.196436 <text:s text:c="4"/>0.103687</text:p>
          </table:table-cell>
        </table:table-row>
        <table:table-row table:style-name="ro1">
          <table:table-cell office:value-type="float" office:value="0.628019" calcext:value-type="float">
            <text:p>0.628019</text:p>
          </table:table-cell>
          <table:table-cell office:value-type="float" office:value="-0.012473" calcext:value-type="float">
            <text:p>-0.012473</text:p>
          </table:table-cell>
          <table:table-cell/>
          <table:table-cell office:value-type="float" office:value="0.65681" calcext:value-type="float">
            <text:p>0.65681</text:p>
          </table:table-cell>
          <table:table-cell office:value-type="float" office:value="0.078059" calcext:value-type="float">
            <text:p>0.078059</text:p>
          </table:table-cell>
          <table:table-cell office:value-type="float" office:value="-0.011397" calcext:value-type="float">
            <text:p>-0.011397</text:p>
          </table:table-cell>
          <table:table-cell/>
          <table:table-cell office:value-type="float" office:value="0.173734" calcext:value-type="float">
            <text:p>0.173734</text:p>
          </table:table-cell>
          <table:table-cell office:value-type="float" office:value="0.097793" calcext:value-type="float">
            <text:p>0.097793</text:p>
          </table:table-cell>
          <table:table-cell table:formula="of:=&quot;   &quot;&amp;TEXT([.H89];&quot;0.000000&quot;)&amp;&quot;     &quot;&amp;TEXT([.I89];&quot;0.000000&quot;)" office:value-type="string" office:string-value="   0.173734     0.097793" calcext:value-type="string">
            <text:p><text:s text:c="3"/>0.173734 <text:s text:c="4"/>0.097793</text:p>
          </table:table-cell>
        </table:table-row>
        <table:table-row table:style-name="ro1">
          <table:table-cell office:value-type="float" office:value="0.631431" calcext:value-type="float">
            <text:p>0.631431</text:p>
          </table:table-cell>
          <table:table-cell office:value-type="float" office:value="0.084149" calcext:value-type="float">
            <text:p>0.084149</text:p>
          </table:table-cell>
          <table:table-cell/>
          <table:table-cell office:value-type="float" office:value="0.666092" calcext:value-type="float">
            <text:p>0.666092</text:p>
          </table:table-cell>
          <table:table-cell office:value-type="float" office:value="0.075831" calcext:value-type="float">
            <text:p>0.075831</text:p>
          </table:table-cell>
          <table:table-cell office:value-type="float" office:value="-0.011048" calcext:value-type="float">
            <text:p>-0.011048</text:p>
          </table:table-cell>
          <table:table-cell/>
          <table:table-cell office:value-type="float" office:value="0.171695" calcext:value-type="float">
            <text:p>0.171695</text:p>
          </table:table-cell>
          <table:table-cell office:value-type="float" office:value="0.097264" calcext:value-type="float">
            <text:p>0.097264</text:p>
          </table:table-cell>
          <table:table-cell table:formula="of:=&quot;   &quot;&amp;TEXT([.H90];&quot;0.000000&quot;)&amp;&quot;     &quot;&amp;TEXT([.I90];&quot;0.000000&quot;)" office:value-type="string" office:string-value="   0.171695     0.097264" calcext:value-type="string">
            <text:p><text:s text:c="3"/>0.171695 <text:s text:c="4"/>0.097264</text:p>
          </table:table-cell>
        </table:table-row>
        <table:table-row table:style-name="ro1">
          <table:table-cell office:value-type="float" office:value="0.650499" calcext:value-type="float">
            <text:p>0.650499</text:p>
          </table:table-cell>
          <table:table-cell office:value-type="float" office:value="0.080177" calcext:value-type="float">
            <text:p>0.080177</text:p>
          </table:table-cell>
          <table:table-cell/>
          <table:table-cell office:value-type="float" office:value="0.685731" calcext:value-type="float">
            <text:p>0.685731</text:p>
          </table:table-cell>
          <table:table-cell office:value-type="float" office:value="0.071492" calcext:value-type="float">
            <text:p>0.071492</text:p>
          </table:table-cell>
          <table:table-cell office:value-type="float" office:value="-0.010375" calcext:value-type="float">
            <text:p>-0.010375</text:p>
          </table:table-cell>
          <table:table-cell/>
          <table:table-cell office:value-type="float" office:value="0.148617" calcext:value-type="float">
            <text:p>0.148617</text:p>
          </table:table-cell>
          <table:table-cell office:value-type="float" office:value="0.090901" calcext:value-type="float">
            <text:p>0.090901</text:p>
          </table:table-cell>
          <table:table-cell table:formula="of:=&quot;   &quot;&amp;TEXT([.H91];&quot;0.000000&quot;)&amp;&quot;     &quot;&amp;TEXT([.I91];&quot;0.000000&quot;)" office:value-type="string" office:string-value="   0.148617     0.090901" calcext:value-type="string">
            <text:p><text:s text:c="3"/>0.148617 <text:s text:c="4"/>0.090901</text:p>
          </table:table-cell>
        </table:table-row>
        <table:table-row table:style-name="ro1">
          <table:table-cell office:value-type="float" office:value="0.655773" calcext:value-type="float">
            <text:p>0.655773</text:p>
          </table:table-cell>
          <table:table-cell office:value-type="float" office:value="-0.011165" calcext:value-type="float">
            <text:p>-0.011165</text:p>
          </table:table-cell>
          <table:table-cell/>
          <table:table-cell office:value-type="float" office:value="0.688348" calcext:value-type="float">
            <text:p>0.688348</text:p>
          </table:table-cell>
          <table:table-cell office:value-type="float" office:value="0.070868" calcext:value-type="float">
            <text:p>0.070868</text:p>
          </table:table-cell>
          <table:table-cell office:value-type="float" office:value="-0.010258" calcext:value-type="float">
            <text:p>-0.010258</text:p>
          </table:table-cell>
          <table:table-cell/>
          <table:table-cell office:value-type="float" office:value="0.147709" calcext:value-type="float">
            <text:p>0.147709</text:p>
          </table:table-cell>
          <table:table-cell office:value-type="float" office:value="0.090651" calcext:value-type="float">
            <text:p>0.090651</text:p>
          </table:table-cell>
          <table:table-cell table:formula="of:=&quot;   &quot;&amp;TEXT([.H92];&quot;0.000000&quot;)&amp;&quot;     &quot;&amp;TEXT([.I92];&quot;0.000000&quot;)" office:value-type="string" office:string-value="   0.147709     0.090651" calcext:value-type="string">
            <text:p><text:s text:c="3"/>0.147709 <text:s text:c="4"/>0.090651</text:p>
          </table:table-cell>
        </table:table-row>
        <table:table-row table:style-name="ro1">
          <table:table-cell office:value-type="float" office:value="0.670133" calcext:value-type="float">
            <text:p>0.670133</text:p>
          </table:table-cell>
          <table:table-cell office:value-type="float" office:value="0.074883" calcext:value-type="float">
            <text:p>0.074883</text:p>
          </table:table-cell>
          <table:table-cell/>
          <table:table-cell office:value-type="float" office:value="0.710279" calcext:value-type="float">
            <text:p>0.710279</text:p>
          </table:table-cell>
          <table:table-cell office:value-type="float" office:value="0.065643" calcext:value-type="float">
            <text:p>0.065643</text:p>
          </table:table-cell>
          <table:table-cell office:value-type="float" office:value="-0.008813" calcext:value-type="float">
            <text:p>-0.008813</text:p>
          </table:table-cell>
          <table:table-cell/>
          <table:table-cell office:value-type="float" office:value="0.132222" calcext:value-type="float">
            <text:p>0.132222</text:p>
          </table:table-cell>
          <table:table-cell office:value-type="float" office:value="0.085362" calcext:value-type="float">
            <text:p>0.085362</text:p>
          </table:table-cell>
          <table:table-cell table:formula="of:=&quot;   &quot;&amp;TEXT([.H93];&quot;0.000000&quot;)&amp;&quot;     &quot;&amp;TEXT([.I93];&quot;0.000000&quot;)" office:value-type="string" office:string-value="   0.132222     0.085362" calcext:value-type="string">
            <text:p><text:s text:c="3"/>0.132222 <text:s text:c="4"/>0.085362</text:p>
          </table:table-cell>
        </table:table-row>
        <table:table-row table:style-name="ro1">
          <table:table-cell office:value-type="float" office:value="0.683715" calcext:value-type="float">
            <text:p>0.683715</text:p>
          </table:table-cell>
          <table:table-cell office:value-type="float" office:value="-0.010235" calcext:value-type="float">
            <text:p>-0.010235</text:p>
          </table:table-cell>
          <table:table-cell/>
          <table:table-cell office:value-type="float" office:value="0.711388" calcext:value-type="float">
            <text:p>0.711388</text:p>
          </table:table-cell>
          <table:table-cell office:value-type="float" office:value="0.065367" calcext:value-type="float">
            <text:p>0.065367</text:p>
          </table:table-cell>
          <table:table-cell office:value-type="float" office:value="-0.008744" calcext:value-type="float">
            <text:p>-0.008744</text:p>
          </table:table-cell>
          <table:table-cell/>
          <table:table-cell office:value-type="float" office:value="0.127277" calcext:value-type="float">
            <text:p>0.127277</text:p>
          </table:table-cell>
          <table:table-cell office:value-type="float" office:value="0.083878" calcext:value-type="float">
            <text:p>0.083878</text:p>
          </table:table-cell>
          <table:table-cell table:formula="of:=&quot;   &quot;&amp;TEXT([.H94];&quot;0.000000&quot;)&amp;&quot;     &quot;&amp;TEXT([.I94];&quot;0.000000&quot;)" office:value-type="string" office:string-value="   0.127277     0.083878" calcext:value-type="string">
            <text:p><text:s text:c="3"/>0.127277 <text:s text:c="4"/>0.083878</text:p>
          </table:table-cell>
        </table:table-row>
        <table:table-row table:style-name="ro1">
          <table:table-cell office:value-type="float" office:value="0.688068" calcext:value-type="float">
            <text:p>0.688068</text:p>
          </table:table-cell>
          <table:table-cell office:value-type="float" office:value="0.0711" calcext:value-type="float">
            <text:p>0.0711</text:p>
          </table:table-cell>
          <table:table-cell/>
          <table:table-cell office:value-type="float" office:value="0.732939" calcext:value-type="float">
            <text:p>0.732939</text:p>
          </table:table-cell>
          <table:table-cell office:value-type="float" office:value="0.059984" calcext:value-type="float">
            <text:p>0.059984</text:p>
          </table:table-cell>
          <table:table-cell office:value-type="float" office:value="-0.007817" calcext:value-type="float">
            <text:p>-0.007817</text:p>
          </table:table-cell>
          <table:table-cell/>
          <table:table-cell office:value-type="float" office:value="0.115224" calcext:value-type="float">
            <text:p>0.115224</text:p>
          </table:table-cell>
          <table:table-cell office:value-type="float" office:value="0.080261" calcext:value-type="float">
            <text:p>0.080261</text:p>
          </table:table-cell>
          <table:table-cell table:formula="of:=&quot;   &quot;&amp;TEXT([.H95];&quot;0.000000&quot;)&amp;&quot;     &quot;&amp;TEXT([.I95];&quot;0.000000&quot;)" office:value-type="string" office:string-value="   0.115224     0.080261" calcext:value-type="string">
            <text:p><text:s text:c="3"/>0.115224 <text:s text:c="4"/>0.080261</text:p>
          </table:table-cell>
        </table:table-row>
        <table:table-row table:style-name="ro1">
          <table:table-cell office:value-type="float" office:value="0.709212" calcext:value-type="float">
            <text:p>0.709212</text:p>
          </table:table-cell>
          <table:table-cell office:value-type="float" office:value="0.066184" calcext:value-type="float">
            <text:p>0.066184</text:p>
          </table:table-cell>
          <table:table-cell/>
          <table:table-cell office:value-type="float" office:value="0.733483" calcext:value-type="float">
            <text:p>0.733483</text:p>
          </table:table-cell>
          <table:table-cell office:value-type="float" office:value="0.059853" calcext:value-type="float">
            <text:p>0.059853</text:p>
          </table:table-cell>
          <table:table-cell office:value-type="float" office:value="-0.007796" calcext:value-type="float">
            <text:p>-0.007796</text:p>
          </table:table-cell>
          <table:table-cell/>
          <table:table-cell office:value-type="float" office:value="0.111981" calcext:value-type="float">
            <text:p>0.111981</text:p>
          </table:table-cell>
          <table:table-cell office:value-type="float" office:value="0.079034" calcext:value-type="float">
            <text:p>0.079034</text:p>
          </table:table-cell>
          <table:table-cell table:formula="of:=&quot;   &quot;&amp;TEXT([.H96];&quot;0.000000&quot;)&amp;&quot;     &quot;&amp;TEXT([.I96];&quot;0.000000&quot;)" office:value-type="string" office:string-value="   0.111981     0.079034" calcext:value-type="string">
            <text:p><text:s text:c="3"/>0.111981 <text:s text:c="4"/>0.079034</text:p>
          </table:table-cell>
        </table:table-row>
        <table:table-row table:style-name="ro1">
          <table:table-cell office:value-type="float" office:value="0.71109" calcext:value-type="float">
            <text:p>0.71109</text:p>
          </table:table-cell>
          <table:table-cell office:value-type="float" office:value="-0.008738" calcext:value-type="float">
            <text:p>-0.008738</text:p>
          </table:table-cell>
          <table:table-cell/>
          <table:table-cell office:value-type="float" office:value="0.753333" calcext:value-type="float">
            <text:p>0.753333</text:p>
          </table:table-cell>
          <table:table-cell office:value-type="float" office:value="0.055079" calcext:value-type="float">
            <text:p>0.055079</text:p>
          </table:table-cell>
          <table:table-cell office:value-type="float" office:value="-0.006847" calcext:value-type="float">
            <text:p>-0.006847</text:p>
          </table:table-cell>
          <table:table-cell/>
          <table:table-cell office:value-type="float" office:value="0.101247" calcext:value-type="float">
            <text:p>0.101247</text:p>
          </table:table-cell>
          <table:table-cell office:value-type="float" office:value="0.074972" calcext:value-type="float">
            <text:p>0.074972</text:p>
          </table:table-cell>
          <table:table-cell table:formula="of:=&quot;   &quot;&amp;TEXT([.H97];&quot;0.000000&quot;)&amp;&quot;     &quot;&amp;TEXT([.I97];&quot;0.000000&quot;)" office:value-type="string" office:string-value="   0.101247     0.074972" calcext:value-type="string">
            <text:p><text:s text:c="3"/>0.101247 <text:s text:c="4"/>0.074972</text:p>
          </table:table-cell>
        </table:table-row>
        <table:table-row table:style-name="ro1">
          <table:table-cell office:value-type="float" office:value="0.729602" calcext:value-type="float">
            <text:p>0.729602</text:p>
          </table:table-cell>
          <table:table-cell office:value-type="float" office:value="0.061079" calcext:value-type="float">
            <text:p>0.061079</text:p>
          </table:table-cell>
          <table:table-cell/>
          <table:table-cell office:value-type="float" office:value="0.756712" calcext:value-type="float">
            <text:p>0.756712</text:p>
          </table:table-cell>
          <table:table-cell office:value-type="float" office:value="0.054289" calcext:value-type="float">
            <text:p>0.054289</text:p>
          </table:table-cell>
          <table:table-cell office:value-type="float" office:value="-0.006659" calcext:value-type="float">
            <text:p>-0.006659</text:p>
          </table:table-cell>
          <table:table-cell/>
          <table:table-cell office:value-type="float" office:value="0.092907" calcext:value-type="float">
            <text:p>0.092907</text:p>
          </table:table-cell>
          <table:table-cell office:value-type="float" office:value="0.071775" calcext:value-type="float">
            <text:p>0.071775</text:p>
          </table:table-cell>
          <table:table-cell table:formula="of:=&quot;   &quot;&amp;TEXT([.H98];&quot;0.000000&quot;)&amp;&quot;     &quot;&amp;TEXT([.I98];&quot;0.000000&quot;)" office:value-type="string" office:string-value="   0.092907     0.071775" calcext:value-type="string">
            <text:p><text:s text:c="3"/>0.092907 <text:s text:c="4"/>0.071775</text:p>
          </table:table-cell>
        </table:table-row>
        <table:table-row table:style-name="ro1">
          <table:table-cell office:value-type="float" office:value="0.733368" calcext:value-type="float">
            <text:p>0.733368</text:p>
          </table:table-cell>
          <table:table-cell office:value-type="float" office:value="-0.007994" calcext:value-type="float">
            <text:p>-0.007994</text:p>
          </table:table-cell>
          <table:table-cell/>
          <table:table-cell office:value-type="float" office:value="0.776748" calcext:value-type="float">
            <text:p>0.776748</text:p>
          </table:table-cell>
          <table:table-cell office:value-type="float" office:value="0.049608" calcext:value-type="float">
            <text:p>0.049608</text:p>
          </table:table-cell>
          <table:table-cell office:value-type="float" office:value="-0.005373" calcext:value-type="float">
            <text:p>-0.005373</text:p>
          </table:table-cell>
          <table:table-cell/>
          <table:table-cell office:value-type="float" office:value="0.089915" calcext:value-type="float">
            <text:p>0.089915</text:p>
          </table:table-cell>
          <table:table-cell office:value-type="float" office:value="0.070628" calcext:value-type="float">
            <text:p>0.070628</text:p>
          </table:table-cell>
          <table:table-cell table:formula="of:=&quot;   &quot;&amp;TEXT([.H99];&quot;0.000000&quot;)&amp;&quot;     &quot;&amp;TEXT([.I99];&quot;0.000000&quot;)" office:value-type="string" office:string-value="   0.089915     0.070628" calcext:value-type="string">
            <text:p><text:s text:c="3"/>0.089915 <text:s text:c="4"/>0.070628</text:p>
          </table:table-cell>
        </table:table-row>
        <table:table-row table:style-name="ro1">
          <table:table-cell office:value-type="float" office:value="0.749991" calcext:value-type="float">
            <text:p>0.749991</text:p>
          </table:table-cell>
          <table:table-cell office:value-type="float" office:value="0.055785" calcext:value-type="float">
            <text:p>0.055785</text:p>
          </table:table-cell>
          <table:table-cell/>
          <table:table-cell office:value-type="float" office:value="0.777297" calcext:value-type="float">
            <text:p>0.777297</text:p>
          </table:table-cell>
          <table:table-cell office:value-type="float" office:value="0.049471" calcext:value-type="float">
            <text:p>0.049471</text:p>
          </table:table-cell>
          <table:table-cell office:value-type="float" office:value="-0.005333" calcext:value-type="float">
            <text:p>-0.005333</text:p>
          </table:table-cell>
          <table:table-cell/>
          <table:table-cell office:value-type="float" office:value="0.079338" calcext:value-type="float">
            <text:p>0.079338</text:p>
          </table:table-cell>
          <table:table-cell office:value-type="float" office:value="0.065906" calcext:value-type="float">
            <text:p>0.065906</text:p>
          </table:table-cell>
          <table:table-cell table:formula="of:=&quot;   &quot;&amp;TEXT([.H100];&quot;0.000000&quot;)&amp;&quot;     &quot;&amp;TEXT([.I100];&quot;0.000000&quot;)" office:value-type="string" office:string-value="   0.079338     0.065906" calcext:value-type="string">
            <text:p><text:s text:c="3"/>0.079338 <text:s text:c="4"/>0.065906</text:p>
          </table:table-cell>
        </table:table-row>
        <table:table-row table:style-name="ro1">
          <table:table-cell office:value-type="float" office:value="0.759234" calcext:value-type="float">
            <text:p>0.759234</text:p>
          </table:table-cell>
          <table:table-cell office:value-type="float" office:value="-0.006497" calcext:value-type="float">
            <text:p>-0.006497</text:p>
          </table:table-cell>
          <table:table-cell/>
          <table:table-cell office:value-type="float" office:value="0.7911" calcext:value-type="float">
            <text:p>0.7911</text:p>
          </table:table-cell>
          <table:table-cell office:value-type="float" office:value="0.046023" calcext:value-type="float">
            <text:p>0.046023</text:p>
          </table:table-cell>
          <table:table-cell office:value-type="float" office:value="-0.004217" calcext:value-type="float">
            <text:p>-0.004217</text:p>
          </table:table-cell>
          <table:table-cell/>
          <table:table-cell office:value-type="float" office:value="0.076289" calcext:value-type="float">
            <text:p>0.076289</text:p>
          </table:table-cell>
          <table:table-cell office:value-type="float" office:value="0.064428" calcext:value-type="float">
            <text:p>0.064428</text:p>
          </table:table-cell>
          <table:table-cell table:formula="of:=&quot;   &quot;&amp;TEXT([.H101];&quot;0.000000&quot;)&amp;&quot;     &quot;&amp;TEXT([.I101];&quot;0.000000&quot;)" office:value-type="string" office:string-value="   0.076289     0.064428" calcext:value-type="string">
            <text:p><text:s text:c="3"/>0.076289 <text:s text:c="4"/>0.064428</text:p>
          </table:table-cell>
        </table:table-row>
        <table:table-row table:style-name="ro1">
          <table:table-cell office:value-type="float" office:value="0.771891" calcext:value-type="float">
            <text:p>0.771891</text:p>
          </table:table-cell>
          <table:table-cell office:value-type="float" office:value="0.050679" calcext:value-type="float">
            <text:p>0.050679</text:p>
          </table:table-cell>
          <table:table-cell/>
          <table:table-cell office:value-type="float" office:value="0.793538" calcext:value-type="float">
            <text:p>0.793538</text:p>
          </table:table-cell>
          <table:table-cell office:value-type="float" office:value="0.045513" calcext:value-type="float">
            <text:p>0.045513</text:p>
          </table:table-cell>
          <table:table-cell office:value-type="float" office:value="-0.004009" calcext:value-type="float">
            <text:p>-0.004009</text:p>
          </table:table-cell>
          <table:table-cell/>
          <table:table-cell office:value-type="float" office:value="0.066872" calcext:value-type="float">
            <text:p>0.066872</text:p>
          </table:table-cell>
          <table:table-cell office:value-type="float" office:value="0.059862" calcext:value-type="float">
            <text:p>0.059862</text:p>
          </table:table-cell>
          <table:table-cell table:formula="of:=&quot;   &quot;&amp;TEXT([.H102];&quot;0.000000&quot;)&amp;&quot;     &quot;&amp;TEXT([.I102];&quot;0.000000&quot;)" office:value-type="string" office:string-value="   0.066872     0.059862" calcext:value-type="string">
            <text:p><text:s text:c="3"/>0.066872 <text:s text:c="4"/>0.059862</text:p>
          </table:table-cell>
        </table:table-row>
        <table:table-row table:style-name="ro1">
          <table:table-cell office:value-type="float" office:value="0.781512" calcext:value-type="float">
            <text:p>0.781512</text:p>
          </table:table-cell>
          <table:table-cell office:value-type="float" office:value="-0.005375" calcext:value-type="float">
            <text:p>-0.005375</text:p>
          </table:table-cell>
          <table:table-cell/>
          <table:table-cell office:value-type="float" office:value="0.809968" calcext:value-type="float">
            <text:p>0.809968</text:p>
          </table:table-cell>
          <table:table-cell office:value-type="float" office:value="0.042074" calcext:value-type="float">
            <text:p>0.042074</text:p>
          </table:table-cell>
          <table:table-cell office:value-type="float" office:value="-0.002684" calcext:value-type="float">
            <text:p>-0.002684</text:p>
          </table:table-cell>
          <table:table-cell/>
          <table:table-cell office:value-type="float" office:value="0.060615" calcext:value-type="float">
            <text:p>0.060615</text:p>
          </table:table-cell>
          <table:table-cell office:value-type="float" office:value="0.056563" calcext:value-type="float">
            <text:p>0.056563</text:p>
          </table:table-cell>
          <table:table-cell table:formula="of:=&quot;   &quot;&amp;TEXT([.H103];&quot;0.000000&quot;)&amp;&quot;     &quot;&amp;TEXT([.I103];&quot;0.000000&quot;)" office:value-type="string" office:string-value="   0.060615     0.056563" calcext:value-type="string">
            <text:p><text:s text:c="3"/>0.060615 <text:s text:c="4"/>0.056563</text:p>
          </table:table-cell>
        </table:table-row>
        <table:table-row table:style-name="ro1">
          <table:table-cell office:value-type="float" office:value="0.79077" calcext:value-type="float">
            <text:p>0.79077</text:p>
          </table:table-cell>
          <table:table-cell office:value-type="float" office:value="0.046141" calcext:value-type="float">
            <text:p>0.046141</text:p>
          </table:table-cell>
          <table:table-cell/>
          <table:table-cell office:value-type="float" office:value="0.810927" calcext:value-type="float">
            <text:p>0.810927</text:p>
          </table:table-cell>
          <table:table-cell office:value-type="float" office:value="0.041873" calcext:value-type="float">
            <text:p>0.041873</text:p>
          </table:table-cell>
          <table:table-cell office:value-type="float" office:value="-0.002614" calcext:value-type="float">
            <text:p>-0.002614</text:p>
          </table:table-cell>
          <table:table-cell/>
          <table:table-cell office:value-type="float" office:value="0.056484" calcext:value-type="float">
            <text:p>0.056484</text:p>
          </table:table-cell>
          <table:table-cell office:value-type="float" office:value="0.054385" calcext:value-type="float">
            <text:p>0.054385</text:p>
          </table:table-cell>
          <table:table-cell table:formula="of:=&quot;   &quot;&amp;TEXT([.H104];&quot;0.000000&quot;)&amp;&quot;     &quot;&amp;TEXT([.I104];&quot;0.000000&quot;)" office:value-type="string" office:string-value="   0.056484     0.054385" calcext:value-type="string">
            <text:p><text:s text:c="3"/>0.056484 <text:s text:c="4"/>0.054385</text:p>
          </table:table-cell>
        </table:table-row>
        <table:table-row table:style-name="ro1">
          <table:table-cell office:value-type="float" office:value="0.806811" calcext:value-type="float">
            <text:p>0.806811</text:p>
          </table:table-cell>
          <table:table-cell office:value-type="float" office:value="-0.003311" calcext:value-type="float">
            <text:p>-0.003311</text:p>
          </table:table-cell>
          <table:table-cell/>
          <table:table-cell office:value-type="float" office:value="0.828287" calcext:value-type="float">
            <text:p>0.828287</text:p>
          </table:table-cell>
          <table:table-cell office:value-type="float" office:value="0.038308" calcext:value-type="float">
            <text:p>0.038308</text:p>
          </table:table-cell>
          <table:table-cell office:value-type="float" office:value="-0.001359" calcext:value-type="float">
            <text:p>-0.001359</text:p>
          </table:table-cell>
          <table:table-cell/>
          <table:table-cell office:value-type="float" office:value="0.049873" calcext:value-type="float">
            <text:p>0.049873</text:p>
          </table:table-cell>
          <table:table-cell office:value-type="float" office:value="0.050419" calcext:value-type="float">
            <text:p>0.050419</text:p>
          </table:table-cell>
          <table:table-cell table:formula="of:=&quot;   &quot;&amp;TEXT([.H105];&quot;0.000000&quot;)&amp;&quot;     &quot;&amp;TEXT([.I105];&quot;0.000000&quot;)" office:value-type="string" office:string-value="   0.049873     0.050419" calcext:value-type="string">
            <text:p><text:s text:c="3"/>0.049873 <text:s text:c="4"/>0.050419</text:p>
          </table:table-cell>
        </table:table-row>
        <table:table-row table:style-name="ro1">
          <table:table-cell office:value-type="float" office:value="0.810593" calcext:value-type="float">
            <text:p>0.810593</text:p>
          </table:table-cell>
          <table:table-cell office:value-type="float" office:value="0.041791" calcext:value-type="float">
            <text:p>0.041791</text:p>
          </table:table-cell>
          <table:table-cell/>
          <table:table-cell office:value-type="float" office:value="0.831133" calcext:value-type="float">
            <text:p>0.831133</text:p>
          </table:table-cell>
          <table:table-cell office:value-type="float" office:value="0.037723" calcext:value-type="float">
            <text:p>0.037723</text:p>
          </table:table-cell>
          <table:table-cell office:value-type="float" office:value="-0.001125" calcext:value-type="float">
            <text:p>-0.001125</text:p>
          </table:table-cell>
          <table:table-cell/>
          <table:table-cell office:value-type="float" office:value="0.048435" calcext:value-type="float">
            <text:p>0.048435</text:p>
          </table:table-cell>
          <table:table-cell office:value-type="float" office:value="0.049524" calcext:value-type="float">
            <text:p>0.049524</text:p>
          </table:table-cell>
          <table:table-cell table:formula="of:=&quot;   &quot;&amp;TEXT([.H106];&quot;0.000000&quot;)&amp;&quot;     &quot;&amp;TEXT([.I106];&quot;0.000000&quot;)" office:value-type="string" office:string-value="   0.048435     0.049524" calcext:value-type="string">
            <text:p><text:s text:c="3"/>0.048435 <text:s text:c="4"/>0.049524</text:p>
          </table:table-cell>
        </table:table-row>
        <table:table-row table:style-name="ro1">
          <table:table-cell office:value-type="float" office:value="0.827579" calcext:value-type="float">
            <text:p>0.827579</text:p>
          </table:table-cell>
          <table:table-cell office:value-type="float" office:value="-0.001056" calcext:value-type="float">
            <text:p>-0.001056</text:p>
          </table:table-cell>
          <table:table-cell/>
          <table:table-cell office:value-type="float" office:value="0.844528" calcext:value-type="float">
            <text:p>0.844528</text:p>
          </table:table-cell>
          <table:table-cell office:value-type="float" office:value="0.034808" calcext:value-type="float">
            <text:p>0.034808</text:p>
          </table:table-cell>
          <table:table-cell table:style-name="ce1" office:value-type="float" office:value="-0.000034" calcext:value-type="float">
            <text:p>-3.40E-05</text:p>
          </table:table-cell>
          <table:table-cell/>
          <table:table-cell office:value-type="float" office:value="0.041373" calcext:value-type="float">
            <text:p>0.041373</text:p>
          </table:table-cell>
          <table:table-cell office:value-type="float" office:value="0.045131" calcext:value-type="float">
            <text:p>0.045131</text:p>
          </table:table-cell>
          <table:table-cell table:formula="of:=&quot;   &quot;&amp;TEXT([.H107];&quot;0.000000&quot;)&amp;&quot;     &quot;&amp;TEXT([.I107];&quot;0.000000&quot;)" office:value-type="string" office:string-value="   0.041373     0.045131" calcext:value-type="string">
            <text:p><text:s text:c="3"/>0.041373 <text:s text:c="4"/>0.045131</text:p>
          </table:table-cell>
        </table:table-row>
        <table:table-row table:style-name="ro1">
          <table:table-cell office:value-type="float" office:value="0.831171" calcext:value-type="float">
            <text:p>0.831171</text:p>
          </table:table-cell>
          <table:table-cell office:value-type="float" office:value="0.03744" calcext:value-type="float">
            <text:p>0.03744</text:p>
          </table:table-cell>
          <table:table-cell/>
          <table:table-cell office:value-type="float" office:value="0.850205" calcext:value-type="float">
            <text:p>0.850205</text:p>
          </table:table-cell>
          <table:table-cell office:value-type="float" office:value="0.033573" calcext:value-type="float">
            <text:p>0.033573</text:p>
          </table:table-cell>
          <table:table-cell office:value-type="float" office:value="0.000275" calcext:value-type="float">
            <text:p>0.000275</text:p>
          </table:table-cell>
          <table:table-cell/>
          <table:table-cell office:value-type="float" office:value="0.035895" calcext:value-type="float">
            <text:p>0.035895</text:p>
          </table:table-cell>
          <table:table-cell office:value-type="float" office:value="0.040976" calcext:value-type="float">
            <text:p>0.040976</text:p>
          </table:table-cell>
          <table:table-cell table:formula="of:=&quot;   &quot;&amp;TEXT([.H108];&quot;0.000000&quot;)&amp;&quot;     &quot;&amp;TEXT([.I108];&quot;0.000000&quot;)" office:value-type="string" office:string-value="   0.035895     0.040976" calcext:value-type="string">
            <text:p><text:s text:c="3"/>0.035895 <text:s text:c="4"/>0.040976</text:p>
          </table:table-cell>
        </table:table-row>
        <table:table-row table:style-name="ro1">
          <table:table-cell office:value-type="float" office:value="0.845897" calcext:value-type="float">
            <text:p>0.845897</text:p>
          </table:table-cell>
          <table:table-cell office:value-type="float" office:value="0.034225" calcext:value-type="float">
            <text:p>0.034225</text:p>
          </table:table-cell>
          <table:table-cell/>
          <table:table-cell office:value-type="float" office:value="0.858503" calcext:value-type="float">
            <text:p>0.858503</text:p>
          </table:table-cell>
          <table:table-cell office:value-type="float" office:value="0.031932" calcext:value-type="float">
            <text:p>0.031932</text:p>
          </table:table-cell>
          <table:table-cell office:value-type="float" office:value="0.000723" calcext:value-type="float">
            <text:p>0.000723</text:p>
          </table:table-cell>
          <table:table-cell/>
          <table:table-cell office:value-type="float" office:value="0.035027" calcext:value-type="float">
            <text:p>0.035027</text:p>
          </table:table-cell>
          <table:table-cell office:value-type="float" office:value="0.04043" calcext:value-type="float">
            <text:p>0.040430</text:p>
          </table:table-cell>
          <table:table-cell table:formula="of:=&quot;   &quot;&amp;TEXT([.H109];&quot;0.000000&quot;)&amp;&quot;     &quot;&amp;TEXT([.I109];&quot;0.000000&quot;)" office:value-type="string" office:string-value="   0.035027     0.040430" calcext:value-type="string">
            <text:p><text:s text:c="3"/>0.035027 <text:s text:c="4"/>0.040430</text:p>
          </table:table-cell>
        </table:table-row>
        <table:table-row table:style-name="ro1">
          <table:table-cell office:value-type="float" office:value="0.846836" calcext:value-type="float">
            <text:p>0.846836</text:p>
          </table:table-cell>
          <table:table-cell office:value-type="float" office:value="0.000256" calcext:value-type="float">
            <text:p>0.000256</text:p>
          </table:table-cell>
          <table:table-cell/>
          <table:table-cell office:value-type="float" office:value="0.869277" calcext:value-type="float">
            <text:p>0.869277</text:p>
          </table:table-cell>
          <table:table-cell office:value-type="float" office:value="0.029801" calcext:value-type="float">
            <text:p>0.029801</text:p>
          </table:table-cell>
          <table:table-cell office:value-type="float" office:value="0.001811" calcext:value-type="float">
            <text:p>0.001811</text:p>
          </table:table-cell>
          <table:table-cell/>
          <table:table-cell office:value-type="float" office:value="0.030795" calcext:value-type="float">
            <text:p>0.030795</text:p>
          </table:table-cell>
          <table:table-cell office:value-type="float" office:value="0.037766" calcext:value-type="float">
            <text:p>0.037766</text:p>
          </table:table-cell>
          <table:table-cell table:formula="of:=&quot;   &quot;&amp;TEXT([.H110];&quot;0.000000&quot;)&amp;&quot;     &quot;&amp;TEXT([.I110];&quot;0.000000&quot;)" office:value-type="string" office:string-value="   0.030795     0.037766" calcext:value-type="string">
            <text:p><text:s text:c="3"/>0.030795 <text:s text:c="4"/>0.037766</text:p>
          </table:table-cell>
        </table:table-row>
        <table:table-row table:style-name="ro1">
          <table:table-cell office:value-type="float" office:value="0.862511" calcext:value-type="float">
            <text:p>0.862511</text:p>
          </table:table-cell>
          <table:table-cell office:value-type="float" office:value="0.031009" calcext:value-type="float">
            <text:p>0.031009</text:p>
          </table:table-cell>
          <table:table-cell/>
          <table:table-cell office:value-type="float" office:value="0.871157" calcext:value-type="float">
            <text:p>0.871157</text:p>
          </table:table-cell>
          <table:table-cell office:value-type="float" office:value="0.02948" calcext:value-type="float">
            <text:p>0.02948</text:p>
          </table:table-cell>
          <table:table-cell office:value-type="float" office:value="0.002047" calcext:value-type="float">
            <text:p>0.002047</text:p>
          </table:table-cell>
          <table:table-cell/>
          <table:table-cell office:value-type="float" office:value="0.028417" calcext:value-type="float">
            <text:p>0.028417</text:p>
          </table:table-cell>
          <table:table-cell office:value-type="float" office:value="0.035686" calcext:value-type="float">
            <text:p>0.035686</text:p>
          </table:table-cell>
          <table:table-cell table:formula="of:=&quot;   &quot;&amp;TEXT([.H111];&quot;0.000000&quot;)&amp;&quot;     &quot;&amp;TEXT([.I111];&quot;0.000000&quot;)" office:value-type="string" office:string-value="   0.028417     0.035686" calcext:value-type="string">
            <text:p><text:s text:c="3"/>0.028417 <text:s text:c="4"/>0.035686</text:p>
          </table:table-cell>
        </table:table-row>
        <table:table-row table:style-name="ro1">
          <table:table-cell office:value-type="float" office:value="0.86515" calcext:value-type="float">
            <text:p>0.86515</text:p>
          </table:table-cell>
          <table:table-cell office:value-type="float" office:value="0.001757" calcext:value-type="float">
            <text:p>0.001757</text:p>
          </table:table-cell>
          <table:table-cell/>
          <table:table-cell office:value-type="float" office:value="0.881355" calcext:value-type="float">
            <text:p>0.881355</text:p>
          </table:table-cell>
          <table:table-cell office:value-type="float" office:value="0.027741" calcext:value-type="float">
            <text:p>0.027741</text:p>
          </table:table-cell>
          <table:table-cell office:value-type="float" office:value="0.003371" calcext:value-type="float">
            <text:p>0.003371</text:p>
          </table:table-cell>
          <table:table-cell/>
          <table:table-cell office:value-type="float" office:value="0.026261" calcext:value-type="float">
            <text:p>0.026261</text:p>
          </table:table-cell>
          <table:table-cell office:value-type="float" office:value="0.0338" calcext:value-type="float">
            <text:p>0.033800</text:p>
          </table:table-cell>
          <table:table-cell table:formula="of:=&quot;   &quot;&amp;TEXT([.H112];&quot;0.000000&quot;)&amp;&quot;     &quot;&amp;TEXT([.I112];&quot;0.000000&quot;)" office:value-type="string" office:string-value="   0.026261     0.033800" calcext:value-type="string">
            <text:p><text:s text:c="3"/>0.026261 <text:s text:c="4"/>0.033800</text:p>
          </table:table-cell>
        </table:table-row>
        <table:table-row table:style-name="ro1">
          <table:table-cell office:value-type="float" office:value="0.875348" calcext:value-type="float">
            <text:p>0.875348</text:p>
          </table:table-cell>
          <table:table-cell office:value-type="float" office:value="0.02855" calcext:value-type="float">
            <text:p>0.02855</text:p>
          </table:table-cell>
          <table:table-cell/>
          <table:table-cell office:value-type="float" office:value="0.884762" calcext:value-type="float">
            <text:p>0.884762</text:p>
          </table:table-cell>
          <table:table-cell office:value-type="float" office:value="0.02716" calcext:value-type="float">
            <text:p>0.02716</text:p>
          </table:table-cell>
          <table:table-cell office:value-type="float" office:value="0.003777" calcext:value-type="float">
            <text:p>0.003777</text:p>
          </table:table-cell>
          <table:table-cell/>
          <table:table-cell office:value-type="float" office:value="0.023319" calcext:value-type="float">
            <text:p>0.023319</text:p>
          </table:table-cell>
          <table:table-cell office:value-type="float" office:value="0.031498" calcext:value-type="float">
            <text:p>0.031498</text:p>
          </table:table-cell>
          <table:table-cell table:formula="of:=&quot;   &quot;&amp;TEXT([.H113];&quot;0.000000&quot;)&amp;&quot;     &quot;&amp;TEXT([.I113];&quot;0.000000&quot;)" office:value-type="string" office:string-value="   0.023319     0.031498" calcext:value-type="string">
            <text:p><text:s text:c="3"/>0.023319 <text:s text:c="4"/>0.031498</text:p>
          </table:table-cell>
        </table:table-row>
        <table:table-row table:style-name="ro1">
          <table:table-cell office:value-type="float" office:value="0.875911" calcext:value-type="float">
            <text:p>0.875911</text:p>
          </table:table-cell>
          <table:table-cell office:value-type="float" office:value="0.002884" calcext:value-type="float">
            <text:p>0.002884</text:p>
          </table:table-cell>
          <table:table-cell/>
          <table:table-cell office:value-type="float" office:value="0.892686" calcext:value-type="float">
            <text:p>0.892686</text:p>
          </table:table-cell>
          <table:table-cell office:value-type="float" office:value="0.026017" calcext:value-type="float">
            <text:p>0.026017</text:p>
          </table:table-cell>
          <table:table-cell office:value-type="float" office:value="0.004694" calcext:value-type="float">
            <text:p>0.004694</text:p>
          </table:table-cell>
          <table:table-cell/>
          <table:table-cell office:value-type="float" office:value="0.021916" calcext:value-type="float">
            <text:p>0.021916</text:p>
          </table:table-cell>
          <table:table-cell office:value-type="float" office:value="0.030401" calcext:value-type="float">
            <text:p>0.030401</text:p>
          </table:table-cell>
          <table:table-cell table:formula="of:=&quot;   &quot;&amp;TEXT([.H114];&quot;0.000000&quot;)&amp;&quot;     &quot;&amp;TEXT([.I114];&quot;0.000000&quot;)" office:value-type="string" office:string-value="   0.021916     0.030401" calcext:value-type="string">
            <text:p><text:s text:c="3"/>0.021916 <text:s text:c="4"/>0.030401</text:p>
          </table:table-cell>
        </table:table-row>
        <table:table-row table:style-name="ro1">
          <table:table-cell office:value-type="float" office:value="0.88875" calcext:value-type="float">
            <text:p>0.88875</text:p>
          </table:table-cell>
          <table:table-cell office:value-type="float" office:value="0.00401" calcext:value-type="float">
            <text:p>0.00401</text:p>
          </table:table-cell>
          <table:table-cell/>
          <table:table-cell office:value-type="float" office:value="0.901757" calcext:value-type="float">
            <text:p>0.901757</text:p>
          </table:table-cell>
          <table:table-cell office:value-type="float" office:value="0.024709" calcext:value-type="float">
            <text:p>0.024709</text:p>
          </table:table-cell>
          <table:table-cell office:value-type="float" office:value="0.005753" calcext:value-type="float">
            <text:p>0.005753</text:p>
          </table:table-cell>
          <table:table-cell/>
          <table:table-cell office:value-type="float" office:value="0.018976" calcext:value-type="float">
            <text:p>0.018976</text:p>
          </table:table-cell>
          <table:table-cell office:value-type="float" office:value="0.027925" calcext:value-type="float">
            <text:p>0.027925</text:p>
          </table:table-cell>
          <table:table-cell table:formula="of:=&quot;   &quot;&amp;TEXT([.H115];&quot;0.000000&quot;)&amp;&quot;     &quot;&amp;TEXT([.I115];&quot;0.000000&quot;)" office:value-type="string" office:string-value="   0.018976     0.027925" calcext:value-type="string">
            <text:p><text:s text:c="3"/>0.018976 <text:s text:c="4"/>0.027925</text:p>
          </table:table-cell>
        </table:table-row>
        <table:table-row table:style-name="ro1">
          <table:table-cell office:value-type="float" office:value="0.890641" calcext:value-type="float">
            <text:p>0.890641</text:p>
          </table:table-cell>
          <table:table-cell office:value-type="float" office:value="0.0259" calcext:value-type="float">
            <text:p>0.0259</text:p>
          </table:table-cell>
          <table:table-cell/>
          <table:table-cell office:value-type="float" office:value="0.906284" calcext:value-type="float">
            <text:p>0.906284</text:p>
          </table:table-cell>
          <table:table-cell office:value-type="float" office:value="0.024024" calcext:value-type="float">
            <text:p>0.024024</text:p>
          </table:table-cell>
          <table:table-cell office:value-type="float" office:value="0.006207" calcext:value-type="float">
            <text:p>0.006207</text:p>
          </table:table-cell>
          <table:table-cell/>
          <table:table-cell office:value-type="float" office:value="0.018327" calcext:value-type="float">
            <text:p>0.018327</text:p>
          </table:table-cell>
          <table:table-cell office:value-type="float" office:value="0.027379" calcext:value-type="float">
            <text:p>0.027379</text:p>
          </table:table-cell>
          <table:table-cell table:formula="of:=&quot;   &quot;&amp;TEXT([.H116];&quot;0.000000&quot;)&amp;&quot;     &quot;&amp;TEXT([.I116];&quot;0.000000&quot;)" office:value-type="string" office:string-value="   0.018327     0.027379" calcext:value-type="string">
            <text:p><text:s text:c="3"/>0.018327 <text:s text:c="4"/>0.027379</text:p>
          </table:table-cell>
        </table:table-row>
        <table:table-row table:style-name="ro1">
          <table:table-cell office:value-type="float" office:value="0.904989" calcext:value-type="float">
            <text:p>0.904989</text:p>
          </table:table-cell>
          <table:table-cell office:value-type="float" office:value="0.023629" calcext:value-type="float">
            <text:p>0.023629</text:p>
          </table:table-cell>
          <table:table-cell/>
          <table:table-cell office:value-type="float" office:value="0.914221" calcext:value-type="float">
            <text:p>0.914221</text:p>
          </table:table-cell>
          <table:table-cell office:value-type="float" office:value="0.022823" calcext:value-type="float">
            <text:p>0.022823</text:p>
          </table:table-cell>
          <table:table-cell office:value-type="float" office:value="0.00684" calcext:value-type="float">
            <text:p>0.00684</text:p>
          </table:table-cell>
          <table:table-cell/>
          <table:table-cell office:value-type="float" office:value="0.015482" calcext:value-type="float">
            <text:p>0.015482</text:p>
          </table:table-cell>
          <table:table-cell office:value-type="float" office:value="0.023994" calcext:value-type="float">
            <text:p>0.023994</text:p>
          </table:table-cell>
          <table:table-cell table:formula="of:=&quot;   &quot;&amp;TEXT([.H117];&quot;0.000000&quot;)&amp;&quot;     &quot;&amp;TEXT([.I117];&quot;0.000000&quot;)" office:value-type="string" office:string-value="   0.015482     0.023994" calcext:value-type="string">
            <text:p><text:s text:c="3"/>0.015482 <text:s text:c="4"/>0.023994</text:p>
          </table:table-cell>
        </table:table-row>
        <table:table-row table:style-name="ro1">
          <table:table-cell office:value-type="float" office:value="0.907252" calcext:value-type="float">
            <text:p>0.907252</text:p>
          </table:table-cell>
          <table:table-cell office:value-type="float" office:value="0.006077" calcext:value-type="float">
            <text:p>0.006077</text:p>
          </table:table-cell>
          <table:table-cell/>
          <table:table-cell office:value-type="float" office:value="0.92007" calcext:value-type="float">
            <text:p>0.92007</text:p>
          </table:table-cell>
          <table:table-cell office:value-type="float" office:value="0.022106" calcext:value-type="float">
            <text:p>0.022106</text:p>
          </table:table-cell>
          <table:table-cell office:value-type="float" office:value="0.007343" calcext:value-type="float">
            <text:p>0.007343</text:p>
          </table:table-cell>
          <table:table-cell/>
          <table:table-cell office:value-type="float" office:value="0.01436" calcext:value-type="float">
            <text:p>0.014360</text:p>
          </table:table-cell>
          <table:table-cell office:value-type="float" office:value="0.022659" calcext:value-type="float">
            <text:p>0.022659</text:p>
          </table:table-cell>
          <table:table-cell table:formula="of:=&quot;   &quot;&amp;TEXT([.H118];&quot;0.000000&quot;)&amp;&quot;     &quot;&amp;TEXT([.I118];&quot;0.000000&quot;)" office:value-type="string" office:string-value="   0.014360     0.022659" calcext:value-type="string">
            <text:p><text:s text:c="3"/>0.014360 <text:s text:c="4"/>0.022659</text:p>
          </table:table-cell>
        </table:table-row>
        <table:table-row table:style-name="ro1">
          <table:table-cell office:value-type="float" office:value="0.919148" calcext:value-type="float">
            <text:p>0.919148</text:p>
          </table:table-cell>
          <table:table-cell office:value-type="float" office:value="0.021735" calcext:value-type="float">
            <text:p>0.021735</text:p>
          </table:table-cell>
          <table:table-cell/>
          <table:table-cell office:value-type="float" office:value="0.924985" calcext:value-type="float">
            <text:p>0.924985</text:p>
          </table:table-cell>
          <table:table-cell office:value-type="float" office:value="0.021503" calcext:value-type="float">
            <text:p>0.021503</text:p>
          </table:table-cell>
          <table:table-cell office:value-type="float" office:value="0.007927" calcext:value-type="float">
            <text:p>0.007927</text:p>
          </table:table-cell>
          <table:table-cell/>
          <table:table-cell office:value-type="float" office:value="0.012178" calcext:value-type="float">
            <text:p>0.012178</text:p>
          </table:table-cell>
          <table:table-cell office:value-type="float" office:value="0.020477" calcext:value-type="float">
            <text:p>0.020477</text:p>
          </table:table-cell>
          <table:table-cell table:formula="of:=&quot;   &quot;&amp;TEXT([.H119];&quot;0.000000&quot;)&amp;&quot;     &quot;&amp;TEXT([.I119];&quot;0.000000&quot;)" office:value-type="string" office:string-value="   0.012178     0.020477" calcext:value-type="string">
            <text:p><text:s text:c="3"/>0.012178 <text:s text:c="4"/>0.020477</text:p>
          </table:table-cell>
        </table:table-row>
        <table:table-row table:style-name="ro1">
          <table:table-cell office:value-type="float" office:value="0.923489" calcext:value-type="float">
            <text:p>0.923489</text:p>
          </table:table-cell>
          <table:table-cell office:value-type="float" office:value="0.007579" calcext:value-type="float">
            <text:p>0.007579</text:p>
          </table:table-cell>
          <table:table-cell/>
          <table:table-cell office:value-type="float" office:value="0.932346" calcext:value-type="float">
            <text:p>0.932346</text:p>
          </table:table-cell>
          <table:table-cell office:value-type="float" office:value="0.020724" calcext:value-type="float">
            <text:p>0.020724</text:p>
          </table:table-cell>
          <table:table-cell office:value-type="float" office:value="0.009044" calcext:value-type="float">
            <text:p>0.009044</text:p>
          </table:table-cell>
          <table:table-cell/>
          <table:table-cell office:value-type="float" office:value="0.010204" calcext:value-type="float">
            <text:p>0.010204</text:p>
          </table:table-cell>
          <table:table-cell office:value-type="float" office:value="0.018504" calcext:value-type="float">
            <text:p>0.018504</text:p>
          </table:table-cell>
          <table:table-cell table:formula="of:=&quot;   &quot;&amp;TEXT([.H120];&quot;0.000000&quot;)&amp;&quot;     &quot;&amp;TEXT([.I120];&quot;0.000000&quot;)" office:value-type="string" office:string-value="   0.010204     0.018504" calcext:value-type="string">
            <text:p><text:s text:c="3"/>0.010204 <text:s text:c="4"/>0.018504</text:p>
          </table:table-cell>
        </table:table-row>
        <table:table-row table:style-name="ro1">
          <table:table-cell office:value-type="float" office:value="0.936517" calcext:value-type="float">
            <text:p>0.936517</text:p>
          </table:table-cell>
          <table:table-cell office:value-type="float" office:value="0.01984" calcext:value-type="float">
            <text:p>0.01984</text:p>
          </table:table-cell>
          <table:table-cell/>
          <table:table-cell office:value-type="float" office:value="0.937448" calcext:value-type="float">
            <text:p>0.937448</text:p>
          </table:table-cell>
          <table:table-cell office:value-type="float" office:value="0.020184" calcext:value-type="float">
            <text:p>0.020184</text:p>
          </table:table-cell>
          <table:table-cell office:value-type="float" office:value="0.009874" calcext:value-type="float">
            <text:p>0.009874</text:p>
          </table:table-cell>
          <table:table-cell/>
          <table:table-cell office:value-type="float" office:value="0.009723" calcext:value-type="float">
            <text:p>0.009723</text:p>
          </table:table-cell>
          <table:table-cell office:value-type="float" office:value="0.017783" calcext:value-type="float">
            <text:p>0.017783</text:p>
          </table:table-cell>
          <table:table-cell table:formula="of:=&quot;   &quot;&amp;TEXT([.H121];&quot;0.000000&quot;)&amp;&quot;     &quot;&amp;TEXT([.I121];&quot;0.000000&quot;)" office:value-type="string" office:string-value="   0.009723     0.017783" calcext:value-type="string">
            <text:p><text:s text:c="3"/>0.009723 <text:s text:c="4"/>0.017783</text:p>
          </table:table-cell>
        </table:table-row>
        <table:table-row table:style-name="ro1">
          <table:table-cell office:value-type="float" office:value="0.937649" calcext:value-type="float">
            <text:p>0.937649</text:p>
          </table:table-cell>
          <table:table-cell office:value-type="float" office:value="0.00946" calcext:value-type="float">
            <text:p>0.00946</text:p>
          </table:table-cell>
          <table:table-cell/>
          <table:table-cell office:value-type="float" office:value="0.945377" calcext:value-type="float">
            <text:p>0.945377</text:p>
          </table:table-cell>
          <table:table-cell office:value-type="float" office:value="0.019753" calcext:value-type="float">
            <text:p>0.019753</text:p>
          </table:table-cell>
          <table:table-cell office:value-type="float" office:value="0.011123" calcext:value-type="float">
            <text:p>0.011123</text:p>
          </table:table-cell>
          <table:table-cell/>
          <table:table-cell office:value-type="float" office:value="0.007457" calcext:value-type="float">
            <text:p>0.007457</text:p>
          </table:table-cell>
          <table:table-cell office:value-type="float" office:value="0.014386" calcext:value-type="float">
            <text:p>0.014386</text:p>
          </table:table-cell>
          <table:table-cell table:formula="of:=&quot;   &quot;&amp;TEXT([.H122];&quot;0.000000&quot;)&amp;&quot;     &quot;&amp;TEXT([.I122];&quot;0.000000&quot;)" office:value-type="string" office:string-value="   0.007457     0.014386" calcext:value-type="string">
            <text:p><text:s text:c="3"/>0.007457 <text:s text:c="4"/>0.014386</text:p>
          </table:table-cell>
        </table:table-row>
        <table:table-row table:style-name="ro1">
          <table:table-cell office:value-type="float" office:value="0.949354" calcext:value-type="float">
            <text:p>0.949354</text:p>
          </table:table-cell>
          <table:table-cell office:value-type="float" office:value="0.010964" calcext:value-type="float">
            <text:p>0.010964</text:p>
          </table:table-cell>
          <table:table-cell/>
          <table:table-cell office:value-type="float" office:value="0.947835" calcext:value-type="float">
            <text:p>0.947835</text:p>
          </table:table-cell>
          <table:table-cell office:value-type="float" office:value="0.01962" calcext:value-type="float">
            <text:p>0.01962</text:p>
          </table:table-cell>
          <table:table-cell office:value-type="float" office:value="0.011488" calcext:value-type="float">
            <text:p>0.011488</text:p>
          </table:table-cell>
          <table:table-cell/>
          <table:table-cell office:value-type="float" office:value="0.006803" calcext:value-type="float">
            <text:p>0.006803</text:p>
          </table:table-cell>
          <table:table-cell office:value-type="float" office:value="0.013406" calcext:value-type="float">
            <text:p>0.013406</text:p>
          </table:table-cell>
          <table:table-cell table:formula="of:=&quot;   &quot;&amp;TEXT([.H123];&quot;0.000000&quot;)&amp;&quot;     &quot;&amp;TEXT([.I123];&quot;0.000000&quot;)" office:value-type="string" office:string-value="   0.006803     0.013406" calcext:value-type="string">
            <text:p><text:s text:c="3"/>0.006803 <text:s text:c="4"/>0.013406</text:p>
          </table:table-cell>
        </table:table-row>
        <table:table-row table:style-name="ro1">
          <table:table-cell office:value-type="float" office:value="0.954264" calcext:value-type="float">
            <text:p>0.954264</text:p>
          </table:table-cell>
          <table:table-cell office:value-type="float" office:value="0.01851" calcext:value-type="float">
            <text:p>0.01851</text:p>
          </table:table-cell>
          <table:table-cell/>
          <table:table-cell office:value-type="float" office:value="0.957277" calcext:value-type="float">
            <text:p>0.957277</text:p>
          </table:table-cell>
          <table:table-cell office:value-type="float" office:value="0.018489" calcext:value-type="float">
            <text:p>0.018489</text:p>
          </table:table-cell>
          <table:table-cell office:value-type="float" office:value="0.01286" calcext:value-type="float">
            <text:p>0.01286</text:p>
          </table:table-cell>
          <table:table-cell/>
          <table:table-cell office:value-type="float" office:value="0.004908" calcext:value-type="float">
            <text:p>0.004908</text:p>
          </table:table-cell>
          <table:table-cell office:value-type="float" office:value="0.01043" calcext:value-type="float">
            <text:p>0.010430</text:p>
          </table:table-cell>
          <table:table-cell table:formula="of:=&quot;   &quot;&amp;TEXT([.H124];&quot;0.000000&quot;)&amp;&quot;     &quot;&amp;TEXT([.I124];&quot;0.000000&quot;)" office:value-type="string" office:string-value="   0.004908     0.010430" calcext:value-type="string">
            <text:p><text:s text:c="3"/>0.004908 <text:s text:c="4"/>0.010430</text:p>
          </table:table-cell>
        </table:table-row>
        <table:table-row table:style-name="ro1">
          <table:table-cell office:value-type="float" office:value="0.957284" calcext:value-type="float">
            <text:p>0.957284</text:p>
          </table:table-cell>
          <table:table-cell office:value-type="float" office:value="0.01247" calcext:value-type="float">
            <text:p>0.01247</text:p>
          </table:table-cell>
          <table:table-cell/>
          <table:table-cell office:value-type="float" office:value="0.959541" calcext:value-type="float">
            <text:p>0.959541</text:p>
          </table:table-cell>
          <table:table-cell office:value-type="float" office:value="0.018489" calcext:value-type="float">
            <text:p>0.018489</text:p>
          </table:table-cell>
          <table:table-cell office:value-type="float" office:value="0.013203" calcext:value-type="float">
            <text:p>0.013203</text:p>
          </table:table-cell>
          <table:table-cell/>
          <table:table-cell office:value-type="float" office:value="0.004158" calcext:value-type="float">
            <text:p>0.004158</text:p>
          </table:table-cell>
          <table:table-cell office:value-type="float" office:value="0.009252" calcext:value-type="float">
            <text:p>0.009252</text:p>
          </table:table-cell>
          <table:table-cell table:formula="of:=&quot;   &quot;&amp;TEXT([.H125];&quot;0.000000&quot;)&amp;&quot;     &quot;&amp;TEXT([.I125];&quot;0.000000&quot;)" office:value-type="string" office:string-value="   0.004158     0.009252" calcext:value-type="string">
            <text:p><text:s text:c="3"/>0.004158 <text:s text:c="4"/>0.009252</text:p>
          </table:table-cell>
        </table:table-row>
        <table:table-row table:style-name="ro1">
          <table:table-cell office:value-type="float" office:value="0.965402" calcext:value-type="float">
            <text:p>0.965402</text:p>
          </table:table-cell>
          <table:table-cell office:value-type="float" office:value="0.014353" calcext:value-type="float">
            <text:p>0.014353</text:p>
          </table:table-cell>
          <table:table-cell/>
          <table:table-cell office:value-type="float" office:value="0.965775" calcext:value-type="float">
            <text:p>0.965775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4225" calcext:value-type="float">
            <text:p>0.014225</text:p>
          </table:table-cell>
          <table:table-cell/>
          <table:table-cell office:value-type="float" office:value="0.003303" calcext:value-type="float">
            <text:p>0.003303</text:p>
          </table:table-cell>
          <table:table-cell office:value-type="float" office:value="0.007757" calcext:value-type="float">
            <text:p>0.007757</text:p>
          </table:table-cell>
          <table:table-cell table:formula="of:=&quot;   &quot;&amp;TEXT([.H126];&quot;0.000000&quot;)&amp;&quot;     &quot;&amp;TEXT([.I126];&quot;0.000000&quot;)" office:value-type="string" office:string-value="   0.003303     0.007757" calcext:value-type="string">
            <text:p><text:s text:c="3"/>0.003303 <text:s text:c="4"/>0.007757</text:p>
          </table:table-cell>
        </table:table-row>
        <table:table-row table:style-name="ro1">
          <table:table-cell office:value-type="float" office:value="0.968612" calcext:value-type="float">
            <text:p>0.968612</text:p>
          </table:table-cell>
          <table:table-cell office:value-type="float" office:value="0.018503" calcext:value-type="float">
            <text:p>0.018503</text:p>
          </table:table-cell>
          <table:table-cell/>
          <table:table-cell office:value-type="float" office:value="0.970684" calcext:value-type="float">
            <text:p>0.970684</text:p>
          </table:table-cell>
          <table:table-cell office:value-type="float" office:value="0.018584" calcext:value-type="float">
            <text:p>0.018584</text:p>
          </table:table-cell>
          <table:table-cell office:value-type="float" office:value="0.015093" calcext:value-type="float">
            <text:p>0.015093</text:p>
          </table:table-cell>
          <table:table-cell/>
          <table:table-cell office:value-type="float" office:value="0.002646" calcext:value-type="float">
            <text:p>0.002646</text:p>
          </table:table-cell>
          <table:table-cell office:value-type="float" office:value="0.006608" calcext:value-type="float">
            <text:p>0.006608</text:p>
          </table:table-cell>
          <table:table-cell table:formula="of:=&quot;   &quot;&amp;TEXT([.H127];&quot;0.000000&quot;)&amp;&quot;     &quot;&amp;TEXT([.I127];&quot;0.000000&quot;)" office:value-type="string" office:string-value="   0.002646     0.006608" calcext:value-type="string">
            <text:p><text:s text:c="3"/>0.002646 <text:s text:c="4"/>0.006608</text:p>
          </table:table-cell>
        </table:table-row>
        <table:table-row table:style-name="ro1">
          <table:table-cell office:value-type="float" office:value="0.973143" calcext:value-type="float">
            <text:p>0.973143</text:p>
          </table:table-cell>
          <table:table-cell office:value-type="float" office:value="0.015104" calcext:value-type="float">
            <text:p>0.015104</text:p>
          </table:table-cell>
          <table:table-cell/>
          <table:table-cell office:value-type="float" office:value="0.975784" calcext:value-type="float">
            <text:p>0.975784</text:p>
          </table:table-cell>
          <table:table-cell office:value-type="float" office:value="0.018681" calcext:value-type="float">
            <text:p>0.018681</text:p>
          </table:table-cell>
          <table:table-cell office:value-type="float" office:value="0.015976" calcext:value-type="float">
            <text:p>0.015976</text:p>
          </table:table-cell>
          <table:table-cell/>
          <table:table-cell office:value-type="float" office:value="0.001887" calcext:value-type="float">
            <text:p>0.001887</text:p>
          </table:table-cell>
          <table:table-cell office:value-type="float" office:value="0.005008" calcext:value-type="float">
            <text:p>0.005008</text:p>
          </table:table-cell>
          <table:table-cell table:formula="of:=&quot;   &quot;&amp;TEXT([.H128];&quot;0.000000&quot;)&amp;&quot;     &quot;&amp;TEXT([.I128];&quot;0.000000&quot;)" office:value-type="string" office:string-value="   0.001887     0.005008" calcext:value-type="string">
            <text:p><text:s text:c="3"/>0.001887 <text:s text:c="4"/>0.005008</text:p>
          </table:table-cell>
        </table:table-row>
        <table:table-row table:style-name="ro1">
          <table:table-cell office:value-type="float" office:value="0.980507" calcext:value-type="float">
            <text:p>0.980507</text:p>
          </table:table-cell>
          <table:table-cell office:value-type="float" office:value="0.019441" calcext:value-type="float">
            <text:p>0.019441</text:p>
          </table:table-cell>
          <table:table-cell/>
          <table:table-cell office:value-type="float" office:value="0.980127" calcext:value-type="float">
            <text:p>0.980127</text:p>
          </table:table-cell>
          <table:table-cell office:value-type="float" office:value="0.018914" calcext:value-type="float">
            <text:p>0.018914</text:p>
          </table:table-cell>
          <table:table-cell office:value-type="float" office:value="0.016605" calcext:value-type="float">
            <text:p>0.016605</text:p>
          </table:table-cell>
          <table:table-cell/>
          <table:table-cell office:value-type="float" office:value="0.001132" calcext:value-type="float">
            <text:p>0.001132</text:p>
          </table:table-cell>
          <table:table-cell office:value-type="float" office:value="0.003415" calcext:value-type="float">
            <text:p>0.003415</text:p>
          </table:table-cell>
          <table:table-cell table:formula="of:=&quot;   &quot;&amp;TEXT([.H129];&quot;0.000000&quot;)&amp;&quot;     &quot;&amp;TEXT([.I129];&quot;0.000000&quot;)" office:value-type="string" office:string-value="   0.001132     0.003415" calcext:value-type="string">
            <text:p><text:s text:c="3"/>0.001132 <text:s text:c="4"/>0.003415</text:p>
          </table:table-cell>
        </table:table-row>
        <table:table-row table:style-name="ro1">
          <table:table-cell office:value-type="float" office:value="0.984282" calcext:value-type="float">
            <text:p>0.984282</text:p>
          </table:table-cell>
          <table:table-cell office:value-type="float" office:value="0.016609" calcext:value-type="float">
            <text:p>0.016609</text:p>
          </table:table-cell>
          <table:table-cell/>
          <table:table-cell office:value-type="float" office:value="0.98636" calcext:value-type="float">
            <text:p>0.98636</text:p>
          </table:table-cell>
          <table:table-cell office:value-type="float" office:value="0.019249" calcext:value-type="float">
            <text:p>0.019249</text:p>
          </table:table-cell>
          <table:table-cell office:value-type="float" office:value="0.017251" calcext:value-type="float">
            <text:p>0.017251</text:p>
          </table:table-cell>
          <table:table-cell/>
          <table:table-cell office:value-type="float" office:value="0.000945" calcext:value-type="float">
            <text:p>0.000945</text:p>
          </table:table-cell>
          <table:table-cell office:value-type="float" office:value="0.003021" calcext:value-type="float">
            <text:p>0.003021</text:p>
          </table:table-cell>
          <table:table-cell table:formula="of:=&quot;   &quot;&amp;TEXT([.H130];&quot;0.000000&quot;)&amp;&quot;     &quot;&amp;TEXT([.I130];&quot;0.000000&quot;)" office:value-type="string" office:string-value="   0.000945     0.003021" calcext:value-type="string">
            <text:p><text:s text:c="3"/>0.000945 <text:s text:c="4"/>0.003021</text:p>
          </table:table-cell>
        </table:table-row>
        <table:table-row table:style-name="ro1">
          <table:table-cell office:value-type="float" office:value="0.991646" calcext:value-type="float">
            <text:p>0.991646</text:p>
          </table:table-cell>
          <table:table-cell office:value-type="float" office:value="0.019625" calcext:value-type="float">
            <text:p>0.019625</text:p>
          </table:table-cell>
          <table:table-cell/>
          <table:table-cell office:value-type="float" office:value="0.988436" calcext:value-type="float">
            <text:p>0.988436</text:p>
          </table:table-cell>
          <table:table-cell office:value-type="float" office:value="0.019394" calcext:value-type="float">
            <text:p>0.019394</text:p>
          </table:table-cell>
          <table:table-cell office:value-type="float" office:value="0.01755" calcext:value-type="float">
            <text:p>0.01755</text:p>
          </table:table-cell>
          <table:table-cell/>
          <table:table-cell office:value-type="float" office:value="0.000566" calcext:value-type="float">
            <text:p>0.000566</text:p>
          </table:table-cell>
          <table:table-cell office:value-type="float" office:value="0.001809" calcext:value-type="float">
            <text:p>0.001809</text:p>
          </table:table-cell>
          <table:table-cell table:formula="of:=&quot;   &quot;&amp;TEXT([.H131];&quot;0.000000&quot;)&amp;&quot;     &quot;&amp;TEXT([.I131];&quot;0.000000&quot;)" office:value-type="string" office:string-value="   0.000566     0.001809" calcext:value-type="string">
            <text:p><text:s text:c="3"/>0.000566 <text:s text:c="4"/>0.001809</text:p>
          </table:table-cell>
        </table:table-row>
        <table:table-row table:style-name="ro1">
          <table:table-cell office:value-type="float" office:value="0.999764" calcext:value-type="float">
            <text:p>0.999764</text:p>
          </table:table-cell>
          <table:table-cell office:value-type="float" office:value="0.019432" calcext:value-type="float">
            <text:p>0.019432</text:p>
          </table:table-cell>
          <table:table-cell/>
          <table:table-cell office:value-type="float" office:value="0.999957" calcext:value-type="float">
            <text:p>0.999957</text:p>
          </table:table-cell>
          <table:table-cell office:value-type="float" office:value="0.020196" calcext:value-type="float">
            <text:p>0.020196</text:p>
          </table:table-cell>
          <table:table-cell office:value-type="float" office:value="0.020007" calcext:value-type="float">
            <text:p>0.020007</text:p>
          </table:table-cell>
          <table:table-cell/>
          <table:table-cell office:value-type="float" office:value="0.000094" calcext:value-type="float">
            <text:p>0.000094</text:p>
          </table:table-cell>
          <table:table-cell office:value-type="float" office:value="0.000301" calcext:value-type="float">
            <text:p>0.000301</text:p>
          </table:table-cell>
          <table:table-cell table:formula="of:=&quot;   &quot;&amp;TEXT([.H132];&quot;0.000000&quot;)&amp;&quot;     &quot;&amp;TEXT([.I132];&quot;0.000000&quot;)" office:value-type="string" office:string-value="   0.000094     0.000301" calcext:value-type="string">
            <text:p><text:s text:c="3"/>0.000094 <text:s text:c="4"/>0.000301</text:p>
          </table:table-cell>
        </table:table-row>
        <table:table-row table:style-name="ro1">
          <table:table-cell table:number-columns-repeated="3"/>
          <table:table-cell office:value-type="float" office:value="0.999957" calcext:value-type="float">
            <text:p>0.999957</text:p>
          </table:table-cell>
          <table:table-cell office:value-type="float" office:value="0.020196" calcext:value-type="float">
            <text:p>0.020196</text:p>
          </table:table-cell>
          <table:table-cell office:value-type="float" office:value="0.020007" calcext:value-type="float">
            <text:p>0.020007</text:p>
          </table:table-cell>
          <table:table-cell/>
          <table:table-cell office:value-type="float" office:value="0" calcext:value-type="float">
            <text:p>0.000000</text:p>
          </table:table-cell>
          <table:table-cell office:value-type="float" office:value="1.66967E-017" calcext:value-type="float">
            <text:p>0.000000</text:p>
          </table:table-cell>
          <table:table-cell table:formula="of:=&quot;   &quot;&amp;TEXT([.H133];&quot;0.000000&quot;)&amp;&quot;     &quot;&amp;TEXT([.I133];&quot;0.000000&quot;)" office:value-type="string" office:string-value="   0.000000     0.000000" calcext:value-type="string">
            <text:p><text:s text:c="3"/>0.000000 <text:s text:c="4"/>0.000000</text:p>
          </table:table-cell>
        </table:table-row>
        <table:table-row table:style-name="ro1">
          <table:table-cell table:number-columns-repeated="7"/>
          <table:table-cell office:value-type="float" office:value="0.000094" calcext:value-type="float">
            <text:p>0.000094</text:p>
          </table:table-cell>
          <table:table-cell office:value-type="float" office:value="-0.000283" calcext:value-type="float">
            <text:p>-0.000283</text:p>
          </table:table-cell>
          <table:table-cell table:formula="of:=&quot;   &quot;&amp;TEXT([.H134];&quot;0.000000&quot;)&amp;&quot;     &quot;&amp;TEXT([.I134];&quot;0.000000&quot;)" office:value-type="string" office:string-value="   0.000094     -0.000283" calcext:value-type="string">
            <text:p><text:s text:c="3"/>0.000094 <text:s text:c="4"/>-0.000283</text:p>
          </table:table-cell>
        </table:table-row>
        <table:table-row table:style-name="ro1">
          <table:table-cell table:number-columns-repeated="7"/>
          <table:table-cell office:value-type="float" office:value="0.000566" calcext:value-type="float">
            <text:p>0.000566</text:p>
          </table:table-cell>
          <table:table-cell office:value-type="float" office:value="-0.001227" calcext:value-type="float">
            <text:p>-0.001227</text:p>
          </table:table-cell>
          <table:table-cell table:formula="of:=&quot;   &quot;&amp;TEXT([.H135];&quot;0.000000&quot;)&amp;&quot;     &quot;&amp;TEXT([.I135];&quot;0.000000&quot;)" office:value-type="string" office:string-value="   0.000566     -0.001227" calcext:value-type="string">
            <text:p><text:s text:c="3"/>0.000566 <text:s text:c="4"/>-0.001227</text:p>
          </table:table-cell>
        </table:table-row>
        <table:table-row table:style-name="ro1">
          <table:table-cell table:number-columns-repeated="7"/>
          <table:table-cell office:value-type="float" office:value="0.000945" calcext:value-type="float">
            <text:p>0.000945</text:p>
          </table:table-cell>
          <table:table-cell office:value-type="float" office:value="-0.00209" calcext:value-type="float">
            <text:p>-0.002090</text:p>
          </table:table-cell>
          <table:table-cell table:formula="of:=&quot;   &quot;&amp;TEXT([.H136];&quot;0.000000&quot;)&amp;&quot;     &quot;&amp;TEXT([.I136];&quot;0.000000&quot;)" office:value-type="string" office:string-value="   0.000945     -0.002090" calcext:value-type="string">
            <text:p><text:s text:c="3"/>0.000945 <text:s text:c="4"/>-0.002090</text:p>
          </table:table-cell>
        </table:table-row>
        <table:table-row table:style-name="ro1">
          <table:table-cell table:number-columns-repeated="7"/>
          <table:table-cell office:value-type="float" office:value="0.001132" calcext:value-type="float">
            <text:p>0.001132</text:p>
          </table:table-cell>
          <table:table-cell office:value-type="float" office:value="-0.002549" calcext:value-type="float">
            <text:p>-0.002549</text:p>
          </table:table-cell>
          <table:table-cell table:formula="of:=&quot;   &quot;&amp;TEXT([.H137];&quot;0.000000&quot;)&amp;&quot;     &quot;&amp;TEXT([.I137];&quot;0.000000&quot;)" office:value-type="string" office:string-value="   0.001132     -0.002549" calcext:value-type="string">
            <text:p><text:s text:c="3"/>0.001132 <text:s text:c="4"/>-0.002549</text:p>
          </table:table-cell>
        </table:table-row>
        <table:table-row table:style-name="ro1">
          <table:table-cell table:number-columns-repeated="7"/>
          <table:table-cell office:value-type="float" office:value="0.001887" calcext:value-type="float">
            <text:p>0.001887</text:p>
          </table:table-cell>
          <table:table-cell office:value-type="float" office:value="-0.004059" calcext:value-type="float">
            <text:p>-0.004059</text:p>
          </table:table-cell>
          <table:table-cell table:formula="of:=&quot;   &quot;&amp;TEXT([.H138];&quot;0.000000&quot;)&amp;&quot;     &quot;&amp;TEXT([.I138];&quot;0.000000&quot;)" office:value-type="string" office:string-value="   0.001887     -0.004059" calcext:value-type="string">
            <text:p><text:s text:c="3"/>0.001887 <text:s text:c="4"/>-0.004059</text:p>
          </table:table-cell>
        </table:table-row>
        <table:table-row table:style-name="ro1">
          <table:table-cell table:number-columns-repeated="7"/>
          <table:table-cell office:value-type="float" office:value="0.002646" calcext:value-type="float">
            <text:p>0.002646</text:p>
          </table:table-cell>
          <table:table-cell office:value-type="float" office:value="-0.004914" calcext:value-type="float">
            <text:p>-0.004914</text:p>
          </table:table-cell>
          <table:table-cell table:formula="of:=&quot;   &quot;&amp;TEXT([.H139];&quot;0.000000&quot;)&amp;&quot;     &quot;&amp;TEXT([.I139];&quot;0.000000&quot;)" office:value-type="string" office:string-value="   0.002646     -0.004914" calcext:value-type="string">
            <text:p><text:s text:c="3"/>0.002646 <text:s text:c="4"/>-0.004914</text:p>
          </table:table-cell>
        </table:table-row>
        <table:table-row table:style-name="ro1">
          <table:table-cell table:number-columns-repeated="7"/>
          <table:table-cell office:value-type="float" office:value="0.003303" calcext:value-type="float">
            <text:p>0.003303</text:p>
          </table:table-cell>
          <table:table-cell office:value-type="float" office:value="-0.005569" calcext:value-type="float">
            <text:p>-0.005569</text:p>
          </table:table-cell>
          <table:table-cell table:formula="of:=&quot;   &quot;&amp;TEXT([.H140];&quot;0.000000&quot;)&amp;&quot;     &quot;&amp;TEXT([.I140];&quot;0.000000&quot;)" office:value-type="string" office:string-value="   0.003303     -0.005569" calcext:value-type="string">
            <text:p><text:s text:c="3"/>0.003303 <text:s text:c="4"/>-0.005569</text:p>
          </table:table-cell>
        </table:table-row>
        <table:table-row table:style-name="ro1">
          <table:table-cell table:number-columns-repeated="7"/>
          <table:table-cell office:value-type="float" office:value="0.004158" calcext:value-type="float">
            <text:p>0.004158</text:p>
          </table:table-cell>
          <table:table-cell office:value-type="float" office:value="-0.006402" calcext:value-type="float">
            <text:p>-0.006402</text:p>
          </table:table-cell>
          <table:table-cell table:formula="of:=&quot;   &quot;&amp;TEXT([.H141];&quot;0.000000&quot;)&amp;&quot;     &quot;&amp;TEXT([.I141];&quot;0.000000&quot;)" office:value-type="string" office:string-value="   0.004158     -0.006402" calcext:value-type="string">
            <text:p><text:s text:c="3"/>0.004158 <text:s text:c="4"/>-0.006402</text:p>
          </table:table-cell>
        </table:table-row>
        <table:table-row table:style-name="ro1">
          <table:table-cell table:number-columns-repeated="7"/>
          <table:table-cell office:value-type="float" office:value="0.004908" calcext:value-type="float">
            <text:p>0.004908</text:p>
          </table:table-cell>
          <table:table-cell office:value-type="float" office:value="-0.00689" calcext:value-type="float">
            <text:p>-0.006890</text:p>
          </table:table-cell>
          <table:table-cell table:formula="of:=&quot;   &quot;&amp;TEXT([.H142];&quot;0.000000&quot;)&amp;&quot;     &quot;&amp;TEXT([.I142];&quot;0.000000&quot;)" office:value-type="string" office:string-value="   0.004908     -0.006890" calcext:value-type="string">
            <text:p><text:s text:c="3"/>0.004908 <text:s text:c="4"/>-0.006890</text:p>
          </table:table-cell>
        </table:table-row>
        <table:table-row table:style-name="ro1">
          <table:table-cell table:number-columns-repeated="7"/>
          <table:table-cell office:value-type="float" office:value="0.006803" calcext:value-type="float">
            <text:p>0.006803</text:p>
          </table:table-cell>
          <table:table-cell office:value-type="float" office:value="-0.007529" calcext:value-type="float">
            <text:p>-0.007529</text:p>
          </table:table-cell>
          <table:table-cell table:formula="of:=&quot;   &quot;&amp;TEXT([.H143];&quot;0.000000&quot;)&amp;&quot;     &quot;&amp;TEXT([.I143];&quot;0.000000&quot;)" office:value-type="string" office:string-value="   0.006803     -0.007529" calcext:value-type="string">
            <text:p><text:s text:c="3"/>0.006803 <text:s text:c="4"/>-0.007529</text:p>
          </table:table-cell>
        </table:table-row>
        <table:table-row table:style-name="ro1">
          <table:table-cell table:number-columns-repeated="7"/>
          <table:table-cell office:value-type="float" office:value="0.007457" calcext:value-type="float">
            <text:p>0.007457</text:p>
          </table:table-cell>
          <table:table-cell office:value-type="float" office:value="-0.007739" calcext:value-type="float">
            <text:p>-0.007739</text:p>
          </table:table-cell>
          <table:table-cell table:formula="of:=&quot;   &quot;&amp;TEXT([.H144];&quot;0.000000&quot;)&amp;&quot;     &quot;&amp;TEXT([.I144];&quot;0.000000&quot;)" office:value-type="string" office:string-value="   0.007457     -0.007739" calcext:value-type="string">
            <text:p><text:s text:c="3"/>0.007457 <text:s text:c="4"/>-0.007739</text:p>
          </table:table-cell>
        </table:table-row>
        <table:table-row table:style-name="ro1">
          <table:table-cell table:number-columns-repeated="7"/>
          <table:table-cell office:value-type="float" office:value="0.009723" calcext:value-type="float">
            <text:p>0.009723</text:p>
          </table:table-cell>
          <table:table-cell office:value-type="float" office:value="-0.008683" calcext:value-type="float">
            <text:p>-0.008683</text:p>
          </table:table-cell>
          <table:table-cell table:formula="of:=&quot;   &quot;&amp;TEXT([.H145];&quot;0.000000&quot;)&amp;&quot;     &quot;&amp;TEXT([.I145];&quot;0.000000&quot;)" office:value-type="string" office:string-value="   0.009723     -0.008683" calcext:value-type="string">
            <text:p><text:s text:c="3"/>0.009723 <text:s text:c="4"/>-0.008683</text:p>
          </table:table-cell>
        </table:table-row>
        <table:table-row table:style-name="ro1">
          <table:table-cell table:number-columns-repeated="7"/>
          <table:table-cell office:value-type="float" office:value="0.010204" calcext:value-type="float">
            <text:p>0.010204</text:p>
          </table:table-cell>
          <table:table-cell office:value-type="float" office:value="-0.008828" calcext:value-type="float">
            <text:p>-0.008828</text:p>
          </table:table-cell>
          <table:table-cell table:formula="of:=&quot;   &quot;&amp;TEXT([.H146];&quot;0.000000&quot;)&amp;&quot;     &quot;&amp;TEXT([.I146];&quot;0.000000&quot;)" office:value-type="string" office:string-value="   0.010204     -0.008828" calcext:value-type="string">
            <text:p><text:s text:c="3"/>0.010204 <text:s text:c="4"/>-0.008828</text:p>
          </table:table-cell>
        </table:table-row>
        <table:table-row table:style-name="ro1">
          <table:table-cell table:number-columns-repeated="7"/>
          <table:table-cell office:value-type="float" office:value="0.012178" calcext:value-type="float">
            <text:p>0.012178</text:p>
          </table:table-cell>
          <table:table-cell office:value-type="float" office:value="-0.009343" calcext:value-type="float">
            <text:p>-0.009343</text:p>
          </table:table-cell>
          <table:table-cell table:formula="of:=&quot;   &quot;&amp;TEXT([.H147];&quot;0.000000&quot;)&amp;&quot;     &quot;&amp;TEXT([.I147];&quot;0.000000&quot;)" office:value-type="string" office:string-value="   0.012178     -0.009343" calcext:value-type="string">
            <text:p><text:s text:c="3"/>0.012178 <text:s text:c="4"/>-0.009343</text:p>
          </table:table-cell>
        </table:table-row>
        <table:table-row table:style-name="ro1">
          <table:table-cell table:number-columns-repeated="7"/>
          <table:table-cell office:value-type="float" office:value="0.01436" calcext:value-type="float">
            <text:p>0.014360</text:p>
          </table:table-cell>
          <table:table-cell office:value-type="float" office:value="-0.010128" calcext:value-type="float">
            <text:p>-0.010128</text:p>
          </table:table-cell>
          <table:table-cell table:formula="of:=&quot;   &quot;&amp;TEXT([.H148];&quot;0.000000&quot;)&amp;&quot;     &quot;&amp;TEXT([.I148];&quot;0.000000&quot;)" office:value-type="string" office:string-value="   0.014360     -0.010128" calcext:value-type="string">
            <text:p><text:s text:c="3"/>0.014360 <text:s text:c="4"/>-0.010128</text:p>
          </table:table-cell>
        </table:table-row>
        <table:table-row table:style-name="ro1">
          <table:table-cell table:number-columns-repeated="7"/>
          <table:table-cell office:value-type="float" office:value="0.015482" calcext:value-type="float">
            <text:p>0.015482</text:p>
          </table:table-cell>
          <table:table-cell office:value-type="float" office:value="-0.010476" calcext:value-type="float">
            <text:p>-0.010476</text:p>
          </table:table-cell>
          <table:table-cell table:formula="of:=&quot;   &quot;&amp;TEXT([.H149];&quot;0.000000&quot;)&amp;&quot;     &quot;&amp;TEXT([.I149];&quot;0.000000&quot;)" office:value-type="string" office:string-value="   0.015482     -0.010476" calcext:value-type="string">
            <text:p><text:s text:c="3"/>0.015482 <text:s text:c="4"/>-0.010476</text:p>
          </table:table-cell>
        </table:table-row>
        <table:table-row table:style-name="ro1">
          <table:table-cell table:number-columns-repeated="7"/>
          <table:table-cell office:value-type="float" office:value="0.018327" calcext:value-type="float">
            <text:p>0.018327</text:p>
          </table:table-cell>
          <table:table-cell office:value-type="float" office:value="-0.010949" calcext:value-type="float">
            <text:p>-0.010949</text:p>
          </table:table-cell>
          <table:table-cell table:formula="of:=&quot;   &quot;&amp;TEXT([.H150];&quot;0.000000&quot;)&amp;&quot;     &quot;&amp;TEXT([.I150];&quot;0.000000&quot;)" office:value-type="string" office:string-value="   0.018327     -0.010949" calcext:value-type="string">
            <text:p><text:s text:c="3"/>0.018327 <text:s text:c="4"/>-0.010949</text:p>
          </table:table-cell>
        </table:table-row>
        <table:table-row table:style-name="ro1">
          <table:table-cell table:number-columns-repeated="7"/>
          <table:table-cell office:value-type="float" office:value="0.018976" calcext:value-type="float">
            <text:p>0.018976</text:p>
          </table:table-cell>
          <table:table-cell office:value-type="float" office:value="-0.011041" calcext:value-type="float">
            <text:p>-0.011041</text:p>
          </table:table-cell>
          <table:table-cell table:formula="of:=&quot;   &quot;&amp;TEXT([.H151];&quot;0.000000&quot;)&amp;&quot;     &quot;&amp;TEXT([.I151];&quot;0.000000&quot;)" office:value-type="string" office:string-value="   0.018976     -0.011041" calcext:value-type="string">
            <text:p><text:s text:c="3"/>0.018976 <text:s text:c="4"/>-0.011041</text:p>
          </table:table-cell>
        </table:table-row>
        <table:table-row table:style-name="ro1">
          <table:table-cell table:number-columns-repeated="7"/>
          <table:table-cell office:value-type="float" office:value="0.021916" calcext:value-type="float">
            <text:p>0.021916</text:p>
          </table:table-cell>
          <table:table-cell office:value-type="float" office:value="-0.011598" calcext:value-type="float">
            <text:p>-0.011598</text:p>
          </table:table-cell>
          <table:table-cell table:formula="of:=&quot;   &quot;&amp;TEXT([.H152];&quot;0.000000&quot;)&amp;&quot;     &quot;&amp;TEXT([.I152];&quot;0.000000&quot;)" office:value-type="string" office:string-value="   0.021916     -0.011598" calcext:value-type="string">
            <text:p><text:s text:c="3"/>0.021916 <text:s text:c="4"/>-0.011598</text:p>
          </table:table-cell>
        </table:table-row>
        <table:table-row table:style-name="ro1">
          <table:table-cell table:number-columns-repeated="7"/>
          <table:table-cell office:value-type="float" office:value="0.023319" calcext:value-type="float">
            <text:p>0.023319</text:p>
          </table:table-cell>
          <table:table-cell office:value-type="float" office:value="-0.01189" calcext:value-type="float">
            <text:p>-0.011890</text:p>
          </table:table-cell>
          <table:table-cell table:formula="of:=&quot;   &quot;&amp;TEXT([.H153];&quot;0.000000&quot;)&amp;&quot;     &quot;&amp;TEXT([.I153];&quot;0.000000&quot;)" office:value-type="string" office:string-value="   0.023319     -0.011890" calcext:value-type="string">
            <text:p><text:s text:c="3"/>0.023319 <text:s text:c="4"/>-0.011890</text:p>
          </table:table-cell>
        </table:table-row>
        <table:table-row table:style-name="ro1">
          <table:table-cell table:number-columns-repeated="7"/>
          <table:table-cell office:value-type="float" office:value="0.026261" calcext:value-type="float">
            <text:p>0.026261</text:p>
          </table:table-cell>
          <table:table-cell office:value-type="float" office:value="-0.012469" calcext:value-type="float">
            <text:p>-0.012469</text:p>
          </table:table-cell>
          <table:table-cell table:formula="of:=&quot;   &quot;&amp;TEXT([.H154];&quot;0.000000&quot;)&amp;&quot;     &quot;&amp;TEXT([.I154];&quot;0.000000&quot;)" office:value-type="string" office:string-value="   0.026261     -0.012469" calcext:value-type="string">
            <text:p><text:s text:c="3"/>0.026261 <text:s text:c="4"/>-0.012469</text:p>
          </table:table-cell>
        </table:table-row>
        <table:table-row table:style-name="ro1">
          <table:table-cell table:number-columns-repeated="7"/>
          <table:table-cell office:value-type="float" office:value="0.028417" calcext:value-type="float">
            <text:p>0.028417</text:p>
          </table:table-cell>
          <table:table-cell office:value-type="float" office:value="-0.012833" calcext:value-type="float">
            <text:p>-0.012833</text:p>
          </table:table-cell>
          <table:table-cell table:formula="of:=&quot;   &quot;&amp;TEXT([.H155];&quot;0.000000&quot;)&amp;&quot;     &quot;&amp;TEXT([.I155];&quot;0.000000&quot;)" office:value-type="string" office:string-value="   0.028417     -0.012833" calcext:value-type="string">
            <text:p><text:s text:c="3"/>0.028417 <text:s text:c="4"/>-0.012833</text:p>
          </table:table-cell>
        </table:table-row>
        <table:table-row table:style-name="ro1">
          <table:table-cell table:number-columns-repeated="7"/>
          <table:table-cell office:value-type="float" office:value="0.030795" calcext:value-type="float">
            <text:p>0.030795</text:p>
          </table:table-cell>
          <table:table-cell office:value-type="float" office:value="-0.013129" calcext:value-type="float">
            <text:p>-0.013129</text:p>
          </table:table-cell>
          <table:table-cell table:formula="of:=&quot;   &quot;&amp;TEXT([.H156];&quot;0.000000&quot;)&amp;&quot;     &quot;&amp;TEXT([.I156];&quot;0.000000&quot;)" office:value-type="string" office:string-value="   0.030795     -0.013129" calcext:value-type="string">
            <text:p><text:s text:c="3"/>0.030795 <text:s text:c="4"/>-0.013129</text:p>
          </table:table-cell>
        </table:table-row>
        <table:table-row table:style-name="ro1">
          <table:table-cell table:number-columns-repeated="7"/>
          <table:table-cell office:value-type="float" office:value="0.035027" calcext:value-type="float">
            <text:p>0.035027</text:p>
          </table:table-cell>
          <table:table-cell office:value-type="float" office:value="-0.013493" calcext:value-type="float">
            <text:p>-0.013493</text:p>
          </table:table-cell>
          <table:table-cell table:formula="of:=&quot;   &quot;&amp;TEXT([.H157];&quot;0.000000&quot;)&amp;&quot;     &quot;&amp;TEXT([.I157];&quot;0.000000&quot;)" office:value-type="string" office:string-value="   0.035027     -0.013493" calcext:value-type="string">
            <text:p><text:s text:c="3"/>0.035027 <text:s text:c="4"/>-0.013493</text:p>
          </table:table-cell>
        </table:table-row>
        <table:table-row table:style-name="ro1">
          <table:table-cell table:number-columns-repeated="7"/>
          <table:table-cell office:value-type="float" office:value="0.035895" calcext:value-type="float">
            <text:p>0.035895</text:p>
          </table:table-cell>
          <table:table-cell office:value-type="float" office:value="-0.013561" calcext:value-type="float">
            <text:p>-0.013561</text:p>
          </table:table-cell>
          <table:table-cell table:formula="of:=&quot;   &quot;&amp;TEXT([.H158];&quot;0.000000&quot;)&amp;&quot;     &quot;&amp;TEXT([.I158];&quot;0.000000&quot;)" office:value-type="string" office:string-value="   0.035895     -0.013561" calcext:value-type="string">
            <text:p><text:s text:c="3"/>0.035895 <text:s text:c="4"/>-0.013561</text:p>
          </table:table-cell>
        </table:table-row>
        <table:table-row table:style-name="ro1">
          <table:table-cell table:number-columns-repeated="7"/>
          <table:table-cell office:value-type="float" office:value="0.041373" calcext:value-type="float">
            <text:p>0.041373</text:p>
          </table:table-cell>
          <table:table-cell office:value-type="float" office:value="-0.013994" calcext:value-type="float">
            <text:p>-0.013994</text:p>
          </table:table-cell>
          <table:table-cell table:formula="of:=&quot;   &quot;&amp;TEXT([.H159];&quot;0.000000&quot;)&amp;&quot;     &quot;&amp;TEXT([.I159];&quot;0.000000&quot;)" office:value-type="string" office:string-value="   0.041373     -0.013994" calcext:value-type="string">
            <text:p><text:s text:c="3"/>0.041373 <text:s text:c="4"/>-0.013994</text:p>
          </table:table-cell>
        </table:table-row>
        <table:table-row table:style-name="ro1">
          <table:table-cell table:number-columns-repeated="7"/>
          <table:table-cell office:value-type="float" office:value="0.048435" calcext:value-type="float">
            <text:p>0.048435</text:p>
          </table:table-cell>
          <table:table-cell office:value-type="float" office:value="-0.014623" calcext:value-type="float">
            <text:p>-0.014623</text:p>
          </table:table-cell>
          <table:table-cell table:formula="of:=&quot;   &quot;&amp;TEXT([.H160];&quot;0.000000&quot;)&amp;&quot;     &quot;&amp;TEXT([.I160];&quot;0.000000&quot;)" office:value-type="string" office:string-value="   0.048435     -0.014623" calcext:value-type="string">
            <text:p><text:s text:c="3"/>0.048435 <text:s text:c="4"/>-0.014623</text:p>
          </table:table-cell>
        </table:table-row>
        <table:table-row table:style-name="ro1">
          <table:table-cell table:number-columns-repeated="7"/>
          <table:table-cell office:value-type="float" office:value="0.049873" calcext:value-type="float">
            <text:p>0.049873</text:p>
          </table:table-cell>
          <table:table-cell office:value-type="float" office:value="-0.014773" calcext:value-type="float">
            <text:p>-0.014773</text:p>
          </table:table-cell>
          <table:table-cell table:formula="of:=&quot;   &quot;&amp;TEXT([.H161];&quot;0.000000&quot;)&amp;&quot;     &quot;&amp;TEXT([.I161];&quot;0.000000&quot;)" office:value-type="string" office:string-value="   0.049873     -0.014773" calcext:value-type="string">
            <text:p><text:s text:c="3"/>0.049873 <text:s text:c="4"/>-0.014773</text:p>
          </table:table-cell>
        </table:table-row>
        <table:table-row table:style-name="ro1">
          <table:table-cell table:number-columns-repeated="7"/>
          <table:table-cell office:value-type="float" office:value="0.056484" calcext:value-type="float">
            <text:p>0.056484</text:p>
          </table:table-cell>
          <table:table-cell office:value-type="float" office:value="-0.015496" calcext:value-type="float">
            <text:p>-0.015496</text:p>
          </table:table-cell>
          <table:table-cell table:formula="of:=&quot;   &quot;&amp;TEXT([.H162];&quot;0.000000&quot;)&amp;&quot;     &quot;&amp;TEXT([.I162];&quot;0.000000&quot;)" office:value-type="string" office:string-value="   0.056484     -0.015496" calcext:value-type="string">
            <text:p><text:s text:c="3"/>0.056484 <text:s text:c="4"/>-0.015496</text:p>
          </table:table-cell>
        </table:table-row>
        <table:table-row table:style-name="ro1">
          <table:table-cell table:number-columns-repeated="7"/>
          <table:table-cell office:value-type="float" office:value="0.060615" calcext:value-type="float">
            <text:p>0.060615</text:p>
          </table:table-cell>
          <table:table-cell office:value-type="float" office:value="-0.015848" calcext:value-type="float">
            <text:p>-0.015848</text:p>
          </table:table-cell>
          <table:table-cell table:formula="of:=&quot;   &quot;&amp;TEXT([.H163];&quot;0.000000&quot;)&amp;&quot;     &quot;&amp;TEXT([.I163];&quot;0.000000&quot;)" office:value-type="string" office:string-value="   0.060615     -0.015848" calcext:value-type="string">
            <text:p><text:s text:c="3"/>0.060615 <text:s text:c="4"/>-0.015848</text:p>
          </table:table-cell>
        </table:table-row>
        <table:table-row table:style-name="ro1">
          <table:table-cell table:number-columns-repeated="7"/>
          <table:table-cell office:value-type="float" office:value="0.066872" calcext:value-type="float">
            <text:p>0.066872</text:p>
          </table:table-cell>
          <table:table-cell office:value-type="float" office:value="-0.016179" calcext:value-type="float">
            <text:p>-0.016179</text:p>
          </table:table-cell>
          <table:table-cell table:formula="of:=&quot;   &quot;&amp;TEXT([.H164];&quot;0.000000&quot;)&amp;&quot;     &quot;&amp;TEXT([.I164];&quot;0.000000&quot;)" office:value-type="string" office:string-value="   0.066872     -0.016179" calcext:value-type="string">
            <text:p><text:s text:c="3"/>0.066872 <text:s text:c="4"/>-0.016179</text:p>
          </table:table-cell>
        </table:table-row>
        <table:table-row table:style-name="ro1">
          <table:table-cell table:number-columns-repeated="7"/>
          <table:table-cell office:value-type="float" office:value="0.076289" calcext:value-type="float">
            <text:p>0.076289</text:p>
          </table:table-cell>
          <table:table-cell office:value-type="float" office:value="-0.0166" calcext:value-type="float">
            <text:p>-0.016600</text:p>
          </table:table-cell>
          <table:table-cell table:formula="of:=&quot;   &quot;&amp;TEXT([.H165];&quot;0.000000&quot;)&amp;&quot;     &quot;&amp;TEXT([.I165];&quot;0.000000&quot;)" office:value-type="string" office:string-value="   0.076289     -0.016600" calcext:value-type="string">
            <text:p><text:s text:c="3"/>0.076289 <text:s text:c="4"/>-0.016600</text:p>
          </table:table-cell>
        </table:table-row>
        <table:table-row table:style-name="ro1">
          <table:table-cell table:number-columns-repeated="7"/>
          <table:table-cell office:value-type="float" office:value="0.079338" calcext:value-type="float">
            <text:p>0.079338</text:p>
          </table:table-cell>
          <table:table-cell office:value-type="float" office:value="-0.016778" calcext:value-type="float">
            <text:p>-0.016778</text:p>
          </table:table-cell>
          <table:table-cell table:formula="of:=&quot;   &quot;&amp;TEXT([.H166];&quot;0.000000&quot;)&amp;&quot;     &quot;&amp;TEXT([.I166];&quot;0.000000&quot;)" office:value-type="string" office:string-value="   0.079338     -0.016778" calcext:value-type="string">
            <text:p><text:s text:c="3"/>0.079338 <text:s text:c="4"/>-0.016778</text:p>
          </table:table-cell>
        </table:table-row>
        <table:table-row table:style-name="ro1">
          <table:table-cell table:number-columns-repeated="7"/>
          <table:table-cell office:value-type="float" office:value="0.089915" calcext:value-type="float">
            <text:p>0.089915</text:p>
          </table:table-cell>
          <table:table-cell office:value-type="float" office:value="-0.017413" calcext:value-type="float">
            <text:p>-0.017413</text:p>
          </table:table-cell>
          <table:table-cell table:formula="of:=&quot;   &quot;&amp;TEXT([.H167];&quot;0.000000&quot;)&amp;&quot;     &quot;&amp;TEXT([.I167];&quot;0.000000&quot;)" office:value-type="string" office:string-value="   0.089915     -0.017413" calcext:value-type="string">
            <text:p><text:s text:c="3"/>0.089915 <text:s text:c="4"/>-0.017413</text:p>
          </table:table-cell>
        </table:table-row>
        <table:table-row table:style-name="ro1">
          <table:table-cell table:number-columns-repeated="7"/>
          <table:table-cell office:value-type="float" office:value="0.092907" calcext:value-type="float">
            <text:p>0.092907</text:p>
          </table:table-cell>
          <table:table-cell office:value-type="float" office:value="-0.017541" calcext:value-type="float">
            <text:p>-0.017541</text:p>
          </table:table-cell>
          <table:table-cell table:formula="of:=&quot;   &quot;&amp;TEXT([.H168];&quot;0.000000&quot;)&amp;&quot;     &quot;&amp;TEXT([.I168];&quot;0.000000&quot;)" office:value-type="string" office:string-value="   0.092907     -0.017541" calcext:value-type="string">
            <text:p><text:s text:c="3"/>0.092907 <text:s text:c="4"/>-0.017541</text:p>
          </table:table-cell>
        </table:table-row>
        <table:table-row table:style-name="ro1">
          <table:table-cell table:number-columns-repeated="7"/>
          <table:table-cell office:value-type="float" office:value="0.101247" calcext:value-type="float">
            <text:p>0.101247</text:p>
          </table:table-cell>
          <table:table-cell office:value-type="float" office:value="-0.017746" calcext:value-type="float">
            <text:p>-0.017746</text:p>
          </table:table-cell>
          <table:table-cell table:formula="of:=&quot;   &quot;&amp;TEXT([.H169];&quot;0.000000&quot;)&amp;&quot;     &quot;&amp;TEXT([.I169];&quot;0.000000&quot;)" office:value-type="string" office:string-value="   0.101247     -0.017746" calcext:value-type="string">
            <text:p><text:s text:c="3"/>0.101247 <text:s text:c="4"/>-0.017746</text:p>
          </table:table-cell>
        </table:table-row>
        <table:table-row table:style-name="ro1">
          <table:table-cell table:number-columns-repeated="7"/>
          <table:table-cell office:value-type="float" office:value="0.111981" calcext:value-type="float">
            <text:p>0.111981</text:p>
          </table:table-cell>
          <table:table-cell office:value-type="float" office:value="-0.017916" calcext:value-type="float">
            <text:p>-0.017916</text:p>
          </table:table-cell>
          <table:table-cell table:formula="of:=&quot;   &quot;&amp;TEXT([.H170];&quot;0.000000&quot;)&amp;&quot;     &quot;&amp;TEXT([.I170];&quot;0.000000&quot;)" office:value-type="string" office:string-value="   0.111981     -0.017916" calcext:value-type="string">
            <text:p><text:s text:c="3"/>0.111981 <text:s text:c="4"/>-0.017916</text:p>
          </table:table-cell>
        </table:table-row>
        <table:table-row table:style-name="ro1">
          <table:table-cell table:number-columns-repeated="7"/>
          <table:table-cell office:value-type="float" office:value="0.115224" calcext:value-type="float">
            <text:p>0.115224</text:p>
          </table:table-cell>
          <table:table-cell office:value-type="float" office:value="-0.018" calcext:value-type="float">
            <text:p>-0.018000</text:p>
          </table:table-cell>
          <table:table-cell table:formula="of:=&quot;   &quot;&amp;TEXT([.H171];&quot;0.000000&quot;)&amp;&quot;     &quot;&amp;TEXT([.I171];&quot;0.000000&quot;)" office:value-type="string" office:string-value="   0.115224     -0.018000" calcext:value-type="string">
            <text:p><text:s text:c="3"/>0.115224 <text:s text:c="4"/>-0.018000</text:p>
          </table:table-cell>
        </table:table-row>
        <table:table-row table:style-name="ro1">
          <table:table-cell table:number-columns-repeated="7"/>
          <table:table-cell office:value-type="float" office:value="0.127277" calcext:value-type="float">
            <text:p>0.127277</text:p>
          </table:table-cell>
          <table:table-cell office:value-type="float" office:value="-0.018479" calcext:value-type="float">
            <text:p>-0.018479</text:p>
          </table:table-cell>
          <table:table-cell table:formula="of:=&quot;   &quot;&amp;TEXT([.H172];&quot;0.000000&quot;)&amp;&quot;     &quot;&amp;TEXT([.I172];&quot;0.000000&quot;)" office:value-type="string" office:string-value="   0.127277     -0.018479" calcext:value-type="string">
            <text:p><text:s text:c="3"/>0.127277 <text:s text:c="4"/>-0.018479</text:p>
          </table:table-cell>
        </table:table-row>
        <table:table-row table:style-name="ro1">
          <table:table-cell table:number-columns-repeated="7"/>
          <table:table-cell office:value-type="float" office:value="0.132222" calcext:value-type="float">
            <text:p>0.132222</text:p>
          </table:table-cell>
          <table:table-cell office:value-type="float" office:value="-0.01866" calcext:value-type="float">
            <text:p>-0.018660</text:p>
          </table:table-cell>
          <table:table-cell table:formula="of:=&quot;   &quot;&amp;TEXT([.H173];&quot;0.000000&quot;)&amp;&quot;     &quot;&amp;TEXT([.I173];&quot;0.000000&quot;)" office:value-type="string" office:string-value="   0.132222     -0.018660" calcext:value-type="string">
            <text:p><text:s text:c="3"/>0.132222 <text:s text:c="4"/>-0.018660</text:p>
          </table:table-cell>
        </table:table-row>
        <table:table-row table:style-name="ro1">
          <table:table-cell table:number-columns-repeated="7"/>
          <table:table-cell office:value-type="float" office:value="0.147709" calcext:value-type="float">
            <text:p>0.147709</text:p>
          </table:table-cell>
          <table:table-cell office:value-type="float" office:value="-0.01903" calcext:value-type="float">
            <text:p>-0.019030</text:p>
          </table:table-cell>
          <table:table-cell table:formula="of:=&quot;   &quot;&amp;TEXT([.H174];&quot;0.000000&quot;)&amp;&quot;     &quot;&amp;TEXT([.I174];&quot;0.000000&quot;)" office:value-type="string" office:string-value="   0.147709     -0.019030" calcext:value-type="string">
            <text:p><text:s text:c="3"/>0.147709 <text:s text:c="4"/>-0.019030</text:p>
          </table:table-cell>
        </table:table-row>
        <table:table-row table:style-name="ro1">
          <table:table-cell table:number-columns-repeated="7"/>
          <table:table-cell office:value-type="float" office:value="0.148617" calcext:value-type="float">
            <text:p>0.148617</text:p>
          </table:table-cell>
          <table:table-cell office:value-type="float" office:value="-0.019042" calcext:value-type="float">
            <text:p>-0.019042</text:p>
          </table:table-cell>
          <table:table-cell table:formula="of:=&quot;   &quot;&amp;TEXT([.H175];&quot;0.000000&quot;)&amp;&quot;     &quot;&amp;TEXT([.I175];&quot;0.000000&quot;)" office:value-type="string" office:string-value="   0.148617     -0.019042" calcext:value-type="string">
            <text:p><text:s text:c="3"/>0.148617 <text:s text:c="4"/>-0.019042</text:p>
          </table:table-cell>
        </table:table-row>
        <table:table-row table:style-name="ro1">
          <table:table-cell table:number-columns-repeated="7"/>
          <table:table-cell office:value-type="float" office:value="0.171695" calcext:value-type="float">
            <text:p>0.171695</text:p>
          </table:table-cell>
          <table:table-cell office:value-type="float" office:value="-0.019197" calcext:value-type="float">
            <text:p>-0.019197</text:p>
          </table:table-cell>
          <table:table-cell table:formula="of:=&quot;   &quot;&amp;TEXT([.H176];&quot;0.000000&quot;)&amp;&quot;     &quot;&amp;TEXT([.I176];&quot;0.000000&quot;)" office:value-type="string" office:string-value="   0.171695     -0.019197" calcext:value-type="string">
            <text:p><text:s text:c="3"/>0.171695 <text:s text:c="4"/>-0.019197</text:p>
          </table:table-cell>
        </table:table-row>
        <table:table-row table:style-name="ro1">
          <table:table-cell table:number-columns-repeated="7"/>
          <table:table-cell office:value-type="float" office:value="0.173734" calcext:value-type="float">
            <text:p>0.173734</text:p>
          </table:table-cell>
          <table:table-cell office:value-type="float" office:value="-0.019226" calcext:value-type="float">
            <text:p>-0.019226</text:p>
          </table:table-cell>
          <table:table-cell table:formula="of:=&quot;   &quot;&amp;TEXT([.H177];&quot;0.000000&quot;)&amp;&quot;     &quot;&amp;TEXT([.I177];&quot;0.000000&quot;)" office:value-type="string" office:string-value="   0.173734     -0.019226" calcext:value-type="string">
            <text:p><text:s text:c="3"/>0.173734 <text:s text:c="4"/>-0.019226</text:p>
          </table:table-cell>
        </table:table-row>
        <table:table-row table:style-name="ro1">
          <table:table-cell table:number-columns-repeated="7"/>
          <table:table-cell office:value-type="float" office:value="0.196436" calcext:value-type="float">
            <text:p>0.196436</text:p>
          </table:table-cell>
          <table:table-cell office:value-type="float" office:value="-0.019714" calcext:value-type="float">
            <text:p>-0.019714</text:p>
          </table:table-cell>
          <table:table-cell table:formula="of:=&quot;   &quot;&amp;TEXT([.H178];&quot;0.000000&quot;)&amp;&quot;     &quot;&amp;TEXT([.I178];&quot;0.000000&quot;)" office:value-type="string" office:string-value="   0.196436     -0.019714" calcext:value-type="string">
            <text:p><text:s text:c="3"/>0.196436 <text:s text:c="4"/>-0.019714</text:p>
          </table:table-cell>
        </table:table-row>
        <table:table-row table:style-name="ro1">
          <table:table-cell table:number-columns-repeated="7"/>
          <table:table-cell office:value-type="float" office:value="0.20225" calcext:value-type="float">
            <text:p>0.202250</text:p>
          </table:table-cell>
          <table:table-cell office:value-type="float" office:value="-0.019787" calcext:value-type="float">
            <text:p>-0.019787</text:p>
          </table:table-cell>
          <table:table-cell table:formula="of:=&quot;   &quot;&amp;TEXT([.H179];&quot;0.000000&quot;)&amp;&quot;     &quot;&amp;TEXT([.I179];&quot;0.000000&quot;)" office:value-type="string" office:string-value="   0.202250     -0.019787" calcext:value-type="string">
            <text:p><text:s text:c="3"/>0.202250 <text:s text:c="4"/>-0.019787</text:p>
          </table:table-cell>
        </table:table-row>
        <table:table-row table:style-name="ro1">
          <table:table-cell table:number-columns-repeated="7"/>
          <table:table-cell office:value-type="float" office:value="0.228354" calcext:value-type="float">
            <text:p>0.228354</text:p>
          </table:table-cell>
          <table:table-cell office:value-type="float" office:value="-0.019782" calcext:value-type="float">
            <text:p>-0.019782</text:p>
          </table:table-cell>
          <table:table-cell table:formula="of:=&quot;   &quot;&amp;TEXT([.H180];&quot;0.000000&quot;)&amp;&quot;     &quot;&amp;TEXT([.I180];&quot;0.000000&quot;)" office:value-type="string" office:string-value="   0.228354     -0.019782" calcext:value-type="string">
            <text:p><text:s text:c="3"/>0.228354 <text:s text:c="4"/>-0.019782</text:p>
          </table:table-cell>
        </table:table-row>
        <table:table-row table:style-name="ro1">
          <table:table-cell table:number-columns-repeated="7"/>
          <table:table-cell office:value-type="float" office:value="0.23832" calcext:value-type="float">
            <text:p>0.238320</text:p>
          </table:table-cell>
          <table:table-cell office:value-type="float" office:value="-0.01978" calcext:value-type="float">
            <text:p>-0.019780</text:p>
          </table:table-cell>
          <table:table-cell table:formula="of:=&quot;   &quot;&amp;TEXT([.H181];&quot;0.000000&quot;)&amp;&quot;     &quot;&amp;TEXT([.I181];&quot;0.000000&quot;)" office:value-type="string" office:string-value="   0.238320     -0.019780" calcext:value-type="string">
            <text:p><text:s text:c="3"/>0.238320 <text:s text:c="4"/>-0.019780</text:p>
          </table:table-cell>
        </table:table-row>
        <table:table-row table:style-name="ro1">
          <table:table-cell table:number-columns-repeated="7"/>
          <table:table-cell office:value-type="float" office:value="0.248373" calcext:value-type="float">
            <text:p>0.248373</text:p>
          </table:table-cell>
          <table:table-cell office:value-type="float" office:value="-0.019839" calcext:value-type="float">
            <text:p>-0.019839</text:p>
          </table:table-cell>
          <table:table-cell table:formula="of:=&quot;   &quot;&amp;TEXT([.H182];&quot;0.000000&quot;)&amp;&quot;     &quot;&amp;TEXT([.I182];&quot;0.000000&quot;)" office:value-type="string" office:string-value="   0.248373     -0.019839" calcext:value-type="string">
            <text:p><text:s text:c="3"/>0.248373 <text:s text:c="4"/>-0.019839</text:p>
          </table:table-cell>
        </table:table-row>
        <table:table-row table:style-name="ro1">
          <table:table-cell table:number-columns-repeated="7"/>
          <table:table-cell office:value-type="float" office:value="0.26216" calcext:value-type="float">
            <text:p>0.262160</text:p>
          </table:table-cell>
          <table:table-cell office:value-type="float" office:value="-0.019951" calcext:value-type="float">
            <text:p>-0.019951</text:p>
          </table:table-cell>
          <table:table-cell table:formula="of:=&quot;   &quot;&amp;TEXT([.H183];&quot;0.000000&quot;)&amp;&quot;     &quot;&amp;TEXT([.I183];&quot;0.000000&quot;)" office:value-type="string" office:string-value="   0.262160     -0.019951" calcext:value-type="string">
            <text:p><text:s text:c="3"/>0.262160 <text:s text:c="4"/>-0.019951</text:p>
          </table:table-cell>
        </table:table-row>
        <table:table-row table:style-name="ro1">
          <table:table-cell table:number-columns-repeated="7"/>
          <table:table-cell office:value-type="float" office:value="0.272123" calcext:value-type="float">
            <text:p>0.272123</text:p>
          </table:table-cell>
          <table:table-cell office:value-type="float" office:value="-0.019963" calcext:value-type="float">
            <text:p>-0.019963</text:p>
          </table:table-cell>
          <table:table-cell table:formula="of:=&quot;   &quot;&amp;TEXT([.H184];&quot;0.000000&quot;)&amp;&quot;     &quot;&amp;TEXT([.I184];&quot;0.000000&quot;)" office:value-type="string" office:string-value="   0.272123     -0.019963" calcext:value-type="string">
            <text:p><text:s text:c="3"/>0.272123 <text:s text:c="4"/>-0.019963</text:p>
          </table:table-cell>
        </table:table-row>
        <table:table-row table:style-name="ro1">
          <table:table-cell table:number-columns-repeated="7"/>
          <table:table-cell office:value-type="float" office:value="0.27538" calcext:value-type="float">
            <text:p>0.275380</text:p>
          </table:table-cell>
          <table:table-cell office:value-type="float" office:value="-0.019936" calcext:value-type="float">
            <text:p>-0.019936</text:p>
          </table:table-cell>
          <table:table-cell table:formula="of:=&quot;   &quot;&amp;TEXT([.H185];&quot;0.000000&quot;)&amp;&quot;     &quot;&amp;TEXT([.I185];&quot;0.000000&quot;)" office:value-type="string" office:string-value="   0.275380     -0.019936" calcext:value-type="string">
            <text:p><text:s text:c="3"/>0.275380 <text:s text:c="4"/>-0.019936</text:p>
          </table:table-cell>
        </table:table-row>
        <table:table-row table:style-name="ro1">
          <table:table-cell table:number-columns-repeated="7"/>
          <table:table-cell office:value-type="float" office:value="0.292376" calcext:value-type="float">
            <text:p>0.292376</text:p>
          </table:table-cell>
          <table:table-cell office:value-type="float" office:value="-0.019588" calcext:value-type="float">
            <text:p>-0.019588</text:p>
          </table:table-cell>
          <table:table-cell table:formula="of:=&quot;   &quot;&amp;TEXT([.H186];&quot;0.000000&quot;)&amp;&quot;     &quot;&amp;TEXT([.I186];&quot;0.000000&quot;)" office:value-type="string" office:string-value="   0.292376     -0.019588" calcext:value-type="string">
            <text:p><text:s text:c="3"/>0.292376 <text:s text:c="4"/>-0.019588</text:p>
          </table:table-cell>
        </table:table-row>
        <table:table-row table:style-name="ro1">
          <table:table-cell table:number-columns-repeated="7"/>
          <table:table-cell office:value-type="float" office:value="0.300828" calcext:value-type="float">
            <text:p>0.300828</text:p>
          </table:table-cell>
          <table:table-cell office:value-type="float" office:value="-0.019391" calcext:value-type="float">
            <text:p>-0.019391</text:p>
          </table:table-cell>
          <table:table-cell table:formula="of:=&quot;   &quot;&amp;TEXT([.H187];&quot;0.000000&quot;)&amp;&quot;     &quot;&amp;TEXT([.I187];&quot;0.000000&quot;)" office:value-type="string" office:string-value="   0.300828     -0.019391" calcext:value-type="string">
            <text:p><text:s text:c="3"/>0.300828 <text:s text:c="4"/>-0.019391</text:p>
          </table:table-cell>
        </table:table-row>
        <table:table-row table:style-name="ro1">
          <table:table-cell table:number-columns-repeated="7"/>
          <table:table-cell office:value-type="float" office:value="0.30824" calcext:value-type="float">
            <text:p>0.308240</text:p>
          </table:table-cell>
          <table:table-cell office:value-type="float" office:value="-0.019261" calcext:value-type="float">
            <text:p>-0.019261</text:p>
          </table:table-cell>
          <table:table-cell table:formula="of:=&quot;   &quot;&amp;TEXT([.H188];&quot;0.000000&quot;)&amp;&quot;     &quot;&amp;TEXT([.I188];&quot;0.000000&quot;)" office:value-type="string" office:string-value="   0.308240     -0.019261" calcext:value-type="string">
            <text:p><text:s text:c="3"/>0.308240 <text:s text:c="4"/>-0.019261</text:p>
          </table:table-cell>
        </table:table-row>
        <table:table-row table:style-name="ro1">
          <table:table-cell table:number-columns-repeated="7"/>
          <table:table-cell office:value-type="float" office:value="0.327314" calcext:value-type="float">
            <text:p>0.327314</text:p>
          </table:table-cell>
          <table:table-cell office:value-type="float" office:value="-0.019049" calcext:value-type="float">
            <text:p>-0.019049</text:p>
          </table:table-cell>
          <table:table-cell table:formula="of:=&quot;   &quot;&amp;TEXT([.H189];&quot;0.000000&quot;)&amp;&quot;     &quot;&amp;TEXT([.I189];&quot;0.000000&quot;)" office:value-type="string" office:string-value="   0.327314     -0.019049" calcext:value-type="string">
            <text:p><text:s text:c="3"/>0.327314 <text:s text:c="4"/>-0.019049</text:p>
          </table:table-cell>
        </table:table-row>
        <table:table-row table:style-name="ro1">
          <table:table-cell table:number-columns-repeated="7"/>
          <table:table-cell office:value-type="float" office:value="0.332177" calcext:value-type="float">
            <text:p>0.332177</text:p>
          </table:table-cell>
          <table:table-cell office:value-type="float" office:value="-0.019008" calcext:value-type="float">
            <text:p>-0.019008</text:p>
          </table:table-cell>
          <table:table-cell table:formula="of:=&quot;   &quot;&amp;TEXT([.H190];&quot;0.000000&quot;)&amp;&quot;     &quot;&amp;TEXT([.I190];&quot;0.000000&quot;)" office:value-type="string" office:string-value="   0.332177     -0.019008" calcext:value-type="string">
            <text:p><text:s text:c="3"/>0.332177 <text:s text:c="4"/>-0.019008</text:p>
          </table:table-cell>
        </table:table-row>
        <table:table-row table:style-name="ro1">
          <table:table-cell table:number-columns-repeated="7"/>
          <table:table-cell office:value-type="float" office:value="0.351298" calcext:value-type="float">
            <text:p>0.351298</text:p>
          </table:table-cell>
          <table:table-cell office:value-type="float" office:value="-0.018862" calcext:value-type="float">
            <text:p>-0.018862</text:p>
          </table:table-cell>
          <table:table-cell table:formula="of:=&quot;   &quot;&amp;TEXT([.H191];&quot;0.000000&quot;)&amp;&quot;     &quot;&amp;TEXT([.I191];&quot;0.000000&quot;)" office:value-type="string" office:string-value="   0.351298     -0.018862" calcext:value-type="string">
            <text:p><text:s text:c="3"/>0.351298 <text:s text:c="4"/>-0.018862</text:p>
          </table:table-cell>
        </table:table-row>
        <table:table-row table:style-name="ro1">
          <table:table-cell table:number-columns-repeated="7"/>
          <table:table-cell office:value-type="float" office:value="0.359749" calcext:value-type="float">
            <text:p>0.359749</text:p>
          </table:table-cell>
          <table:table-cell office:value-type="float" office:value="-0.018814" calcext:value-type="float">
            <text:p>-0.018814</text:p>
          </table:table-cell>
          <table:table-cell table:formula="of:=&quot;   &quot;&amp;TEXT([.H192];&quot;0.000000&quot;)&amp;&quot;     &quot;&amp;TEXT([.I192];&quot;0.000000&quot;)" office:value-type="string" office:string-value="   0.359749     -0.018814" calcext:value-type="string">
            <text:p><text:s text:c="3"/>0.359749 <text:s text:c="4"/>-0.018814</text:p>
          </table:table-cell>
        </table:table-row>
        <table:table-row table:style-name="ro1">
          <table:table-cell table:number-columns-repeated="7"/>
          <table:table-cell office:value-type="float" office:value="0.378492" calcext:value-type="float">
            <text:p>0.378492</text:p>
          </table:table-cell>
          <table:table-cell office:value-type="float" office:value="-0.018718" calcext:value-type="float">
            <text:p>-0.018718</text:p>
          </table:table-cell>
          <table:table-cell table:formula="of:=&quot;   &quot;&amp;TEXT([.H193];&quot;0.000000&quot;)&amp;&quot;     &quot;&amp;TEXT([.I193];&quot;0.000000&quot;)" office:value-type="string" office:string-value="   0.378492     -0.018718" calcext:value-type="string">
            <text:p><text:s text:c="3"/>0.378492 <text:s text:c="4"/>-0.018718</text:p>
          </table:table-cell>
        </table:table-row>
        <table:table-row table:style-name="ro1">
          <table:table-cell table:number-columns-repeated="7"/>
          <table:table-cell office:value-type="float" office:value="0.386755" calcext:value-type="float">
            <text:p>0.386755</text:p>
          </table:table-cell>
          <table:table-cell office:value-type="float" office:value="-0.018621" calcext:value-type="float">
            <text:p>-0.018621</text:p>
          </table:table-cell>
          <table:table-cell table:formula="of:=&quot;   &quot;&amp;TEXT([.H194];&quot;0.000000&quot;)&amp;&quot;     &quot;&amp;TEXT([.I194];&quot;0.000000&quot;)" office:value-type="string" office:string-value="   0.386755     -0.018621" calcext:value-type="string">
            <text:p><text:s text:c="3"/>0.386755 <text:s text:c="4"/>-0.018621</text:p>
          </table:table-cell>
        </table:table-row>
        <table:table-row table:style-name="ro1">
          <table:table-cell table:number-columns-repeated="7"/>
          <table:table-cell office:value-type="float" office:value="0.402287" calcext:value-type="float">
            <text:p>0.402287</text:p>
          </table:table-cell>
          <table:table-cell office:value-type="float" office:value="-0.018249" calcext:value-type="float">
            <text:p>-0.018249</text:p>
          </table:table-cell>
          <table:table-cell table:formula="of:=&quot;   &quot;&amp;TEXT([.H195];&quot;0.000000&quot;)&amp;&quot;     &quot;&amp;TEXT([.I195];&quot;0.000000&quot;)" office:value-type="string" office:string-value="   0.402287     -0.018249" calcext:value-type="string">
            <text:p><text:s text:c="3"/>0.402287 <text:s text:c="4"/>-0.018249</text:p>
          </table:table-cell>
        </table:table-row>
        <table:table-row table:style-name="ro1">
          <table:table-cell table:number-columns-repeated="7"/>
          <table:table-cell office:value-type="float" office:value="0.409794" calcext:value-type="float">
            <text:p>0.409794</text:p>
          </table:table-cell>
          <table:table-cell office:value-type="float" office:value="-0.01805" calcext:value-type="float">
            <text:p>-0.018050</text:p>
          </table:table-cell>
          <table:table-cell table:formula="of:=&quot;   &quot;&amp;TEXT([.H196];&quot;0.000000&quot;)&amp;&quot;     &quot;&amp;TEXT([.I196];&quot;0.000000&quot;)" office:value-type="string" office:string-value="   0.409794     -0.018050" calcext:value-type="string">
            <text:p><text:s text:c="3"/>0.409794 <text:s text:c="4"/>-0.018050</text:p>
          </table:table-cell>
        </table:table-row>
        <table:table-row table:style-name="ro1">
          <table:table-cell table:number-columns-repeated="7"/>
          <table:table-cell office:value-type="float" office:value="0.429858" calcext:value-type="float">
            <text:p>0.429858</text:p>
          </table:table-cell>
          <table:table-cell office:value-type="float" office:value="-0.017705" calcext:value-type="float">
            <text:p>-0.017705</text:p>
          </table:table-cell>
          <table:table-cell table:formula="of:=&quot;   &quot;&amp;TEXT([.H197];&quot;0.000000&quot;)&amp;&quot;     &quot;&amp;TEXT([.I197];&quot;0.000000&quot;)" office:value-type="string" office:string-value="   0.429858     -0.017705" calcext:value-type="string">
            <text:p><text:s text:c="3"/>0.429858 <text:s text:c="4"/>-0.017705</text:p>
          </table:table-cell>
        </table:table-row>
        <table:table-row table:style-name="ro1">
          <table:table-cell table:number-columns-repeated="7"/>
          <table:table-cell office:value-type="float" office:value="0.432834" calcext:value-type="float">
            <text:p>0.432834</text:p>
          </table:table-cell>
          <table:table-cell office:value-type="float" office:value="-0.017668" calcext:value-type="float">
            <text:p>-0.017668</text:p>
          </table:table-cell>
          <table:table-cell table:formula="of:=&quot;   &quot;&amp;TEXT([.H198];&quot;0.000000&quot;)&amp;&quot;     &quot;&amp;TEXT([.I198];&quot;0.000000&quot;)" office:value-type="string" office:string-value="   0.432834     -0.017668" calcext:value-type="string">
            <text:p><text:s text:c="3"/>0.432834 <text:s text:c="4"/>-0.017668</text:p>
          </table:table-cell>
        </table:table-row>
        <table:table-row table:style-name="ro1">
          <table:table-cell table:number-columns-repeated="7"/>
          <table:table-cell office:value-type="float" office:value="0.443644" calcext:value-type="float">
            <text:p>0.443644</text:p>
          </table:table-cell>
          <table:table-cell office:value-type="float" office:value="-0.017549" calcext:value-type="float">
            <text:p>-0.017549</text:p>
          </table:table-cell>
          <table:table-cell table:formula="of:=&quot;   &quot;&amp;TEXT([.H199];&quot;0.000000&quot;)&amp;&quot;     &quot;&amp;TEXT([.I199];&quot;0.000000&quot;)" office:value-type="string" office:string-value="   0.443644     -0.017549" calcext:value-type="string">
            <text:p><text:s text:c="3"/>0.443644 <text:s text:c="4"/>-0.017549</text:p>
          </table:table-cell>
        </table:table-row>
        <table:table-row table:style-name="ro1">
          <table:table-cell table:number-columns-repeated="7"/>
          <table:table-cell office:value-type="float" office:value="0.453418" calcext:value-type="float">
            <text:p>0.453418</text:p>
          </table:table-cell>
          <table:table-cell office:value-type="float" office:value="-0.017476" calcext:value-type="float">
            <text:p>-0.017476</text:p>
          </table:table-cell>
          <table:table-cell table:formula="of:=&quot;   &quot;&amp;TEXT([.H200];&quot;0.000000&quot;)&amp;&quot;     &quot;&amp;TEXT([.I200];&quot;0.000000&quot;)" office:value-type="string" office:string-value="   0.453418     -0.017476" calcext:value-type="string">
            <text:p><text:s text:c="3"/>0.453418 <text:s text:c="4"/>-0.017476</text:p>
          </table:table-cell>
        </table:table-row>
        <table:table-row table:style-name="ro1">
          <table:table-cell table:number-columns-repeated="7"/>
          <table:table-cell office:value-type="float" office:value="0.460828" calcext:value-type="float">
            <text:p>0.460828</text:p>
          </table:table-cell>
          <table:table-cell office:value-type="float" office:value="-0.017444" calcext:value-type="float">
            <text:p>-0.017444</text:p>
          </table:table-cell>
          <table:table-cell table:formula="of:=&quot;   &quot;&amp;TEXT([.H201];&quot;0.000000&quot;)&amp;&quot;     &quot;&amp;TEXT([.I201];&quot;0.000000&quot;)" office:value-type="string" office:string-value="   0.460828     -0.017444" calcext:value-type="string">
            <text:p><text:s text:c="3"/>0.460828 <text:s text:c="4"/>-0.017444</text:p>
          </table:table-cell>
        </table:table-row>
        <table:table-row table:style-name="ro1">
          <table:table-cell table:number-columns-repeated="7"/>
          <table:table-cell office:value-type="float" office:value="0.472114" calcext:value-type="float">
            <text:p>0.472114</text:p>
          </table:table-cell>
          <table:table-cell office:value-type="float" office:value="-0.017283" calcext:value-type="float">
            <text:p>-0.017283</text:p>
          </table:table-cell>
          <table:table-cell table:formula="of:=&quot;   &quot;&amp;TEXT([.H202];&quot;0.000000&quot;)&amp;&quot;     &quot;&amp;TEXT([.I202];&quot;0.000000&quot;)" office:value-type="string" office:string-value="   0.472114     -0.017283" calcext:value-type="string">
            <text:p><text:s text:c="3"/>0.472114 <text:s text:c="4"/>-0.017283</text:p>
          </table:table-cell>
        </table:table-row>
        <table:table-row table:style-name="ro1">
          <table:table-cell table:number-columns-repeated="7"/>
          <table:table-cell office:value-type="float" office:value="0.47839" calcext:value-type="float">
            <text:p>0.478390</text:p>
          </table:table-cell>
          <table:table-cell office:value-type="float" office:value="-0.017103" calcext:value-type="float">
            <text:p>-0.017103</text:p>
          </table:table-cell>
          <table:table-cell table:formula="of:=&quot;   &quot;&amp;TEXT([.H203];&quot;0.000000&quot;)&amp;&quot;     &quot;&amp;TEXT([.I203];&quot;0.000000&quot;)" office:value-type="string" office:string-value="   0.478390     -0.017103" calcext:value-type="string">
            <text:p><text:s text:c="3"/>0.478390 <text:s text:c="4"/>-0.017103</text:p>
          </table:table-cell>
        </table:table-row>
        <table:table-row table:style-name="ro1">
          <table:table-cell table:number-columns-repeated="7"/>
          <table:table-cell office:value-type="float" office:value="0.493308" calcext:value-type="float">
            <text:p>0.493308</text:p>
          </table:table-cell>
          <table:table-cell office:value-type="float" office:value="-0.016603" calcext:value-type="float">
            <text:p>-0.016603</text:p>
          </table:table-cell>
          <table:table-cell table:formula="of:=&quot;   &quot;&amp;TEXT([.H204];&quot;0.000000&quot;)&amp;&quot;     &quot;&amp;TEXT([.I204];&quot;0.000000&quot;)" office:value-type="string" office:string-value="   0.493308     -0.016603" calcext:value-type="string">
            <text:p><text:s text:c="3"/>0.493308 <text:s text:c="4"/>-0.016603</text:p>
          </table:table-cell>
        </table:table-row>
        <table:table-row table:style-name="ro1">
          <table:table-cell table:number-columns-repeated="7"/>
          <table:table-cell office:value-type="float" office:value="0.495909" calcext:value-type="float">
            <text:p>0.495909</text:p>
          </table:table-cell>
          <table:table-cell office:value-type="float" office:value="-0.016524" calcext:value-type="float">
            <text:p>-0.016524</text:p>
          </table:table-cell>
          <table:table-cell table:formula="of:=&quot;   &quot;&amp;TEXT([.H205];&quot;0.000000&quot;)&amp;&quot;     &quot;&amp;TEXT([.I205];&quot;0.000000&quot;)" office:value-type="string" office:string-value="   0.495909     -0.016524" calcext:value-type="string">
            <text:p><text:s text:c="3"/>0.495909 <text:s text:c="4"/>-0.016524</text:p>
          </table:table-cell>
        </table:table-row>
        <table:table-row table:style-name="ro1">
          <table:table-cell table:number-columns-repeated="7"/>
          <table:table-cell office:value-type="float" office:value="0.509926" calcext:value-type="float">
            <text:p>0.509926</text:p>
          </table:table-cell>
          <table:table-cell office:value-type="float" office:value="-0.016223" calcext:value-type="float">
            <text:p>-0.016223</text:p>
          </table:table-cell>
          <table:table-cell table:formula="of:=&quot;   &quot;&amp;TEXT([.H206];&quot;0.000000&quot;)&amp;&quot;     &quot;&amp;TEXT([.I206];&quot;0.000000&quot;)" office:value-type="string" office:string-value="   0.509926     -0.016223" calcext:value-type="string">
            <text:p><text:s text:c="3"/>0.509926 <text:s text:c="4"/>-0.016223</text:p>
          </table:table-cell>
        </table:table-row>
        <table:table-row table:style-name="ro1">
          <table:table-cell table:number-columns-repeated="7"/>
          <table:table-cell office:value-type="float" office:value="0.51555" calcext:value-type="float">
            <text:p>0.515550</text:p>
          </table:table-cell>
          <table:table-cell office:value-type="float" office:value="-0.016143" calcext:value-type="float">
            <text:p>-0.016143</text:p>
          </table:table-cell>
          <table:table-cell table:formula="of:=&quot;   &quot;&amp;TEXT([.H207];&quot;0.000000&quot;)&amp;&quot;     &quot;&amp;TEXT([.I207];&quot;0.000000&quot;)" office:value-type="string" office:string-value="   0.515550     -0.016143" calcext:value-type="string">
            <text:p><text:s text:c="3"/>0.515550 <text:s text:c="4"/>-0.016143</text:p>
          </table:table-cell>
        </table:table-row>
        <table:table-row table:style-name="ro1">
          <table:table-cell table:number-columns-repeated="7"/>
          <table:table-cell office:value-type="float" office:value="0.52881" calcext:value-type="float">
            <text:p>0.528810</text:p>
          </table:table-cell>
          <table:table-cell office:value-type="float" office:value="-0.0159" calcext:value-type="float">
            <text:p>-0.015900</text:p>
          </table:table-cell>
          <table:table-cell table:formula="of:=&quot;   &quot;&amp;TEXT([.H208];&quot;0.000000&quot;)&amp;&quot;     &quot;&amp;TEXT([.I208];&quot;0.000000&quot;)" office:value-type="string" office:string-value="   0.528810     -0.015900" calcext:value-type="string">
            <text:p><text:s text:c="3"/>0.528810 <text:s text:c="4"/>-0.015900</text:p>
          </table:table-cell>
        </table:table-row>
        <table:table-row table:style-name="ro1">
          <table:table-cell table:number-columns-repeated="7"/>
          <table:table-cell office:value-type="float" office:value="0.533302" calcext:value-type="float">
            <text:p>0.533302</text:p>
          </table:table-cell>
          <table:table-cell office:value-type="float" office:value="-0.015762" calcext:value-type="float">
            <text:p>-0.015762</text:p>
          </table:table-cell>
          <table:table-cell table:formula="of:=&quot;   &quot;&amp;TEXT([.H209];&quot;0.000000&quot;)&amp;&quot;     &quot;&amp;TEXT([.I209];&quot;0.000000&quot;)" office:value-type="string" office:string-value="   0.533302     -0.015762" calcext:value-type="string">
            <text:p><text:s text:c="3"/>0.533302 <text:s text:c="4"/>-0.015762</text:p>
          </table:table-cell>
        </table:table-row>
        <table:table-row table:style-name="ro1">
          <table:table-cell table:number-columns-repeated="7"/>
          <table:table-cell office:value-type="float" office:value="0.545616" calcext:value-type="float">
            <text:p>0.545616</text:p>
          </table:table-cell>
          <table:table-cell office:value-type="float" office:value="-0.015207" calcext:value-type="float">
            <text:p>-0.015207</text:p>
          </table:table-cell>
          <table:table-cell table:formula="of:=&quot;   &quot;&amp;TEXT([.H210];&quot;0.000000&quot;)&amp;&quot;     &quot;&amp;TEXT([.I210];&quot;0.000000&quot;)" office:value-type="string" office:string-value="   0.545616     -0.015207" calcext:value-type="string">
            <text:p><text:s text:c="3"/>0.545616 <text:s text:c="4"/>-0.015207</text:p>
          </table:table-cell>
        </table:table-row>
        <table:table-row table:style-name="ro1">
          <table:table-cell table:number-columns-repeated="7"/>
          <table:table-cell office:value-type="float" office:value="0.551054" calcext:value-type="float">
            <text:p>0.551054</text:p>
          </table:table-cell>
          <table:table-cell office:value-type="float" office:value="-0.015003" calcext:value-type="float">
            <text:p>-0.015003</text:p>
          </table:table-cell>
          <table:table-cell table:formula="of:=&quot;   &quot;&amp;TEXT([.H211];&quot;0.000000&quot;)&amp;&quot;     &quot;&amp;TEXT([.I211];&quot;0.000000&quot;)" office:value-type="string" office:string-value="   0.551054     -0.015003" calcext:value-type="string">
            <text:p><text:s text:c="3"/>0.551054 <text:s text:c="4"/>-0.015003</text:p>
          </table:table-cell>
        </table:table-row>
        <table:table-row table:style-name="ro1">
          <table:table-cell table:number-columns-repeated="7"/>
          <table:table-cell office:value-type="float" office:value="0.563555" calcext:value-type="float">
            <text:p>0.563555</text:p>
          </table:table-cell>
          <table:table-cell office:value-type="float" office:value="-0.014653" calcext:value-type="float">
            <text:p>-0.014653</text:p>
          </table:table-cell>
          <table:table-cell table:formula="of:=&quot;   &quot;&amp;TEXT([.H212];&quot;0.000000&quot;)&amp;&quot;     &quot;&amp;TEXT([.I212];&quot;0.000000&quot;)" office:value-type="string" office:string-value="   0.563555     -0.014653" calcext:value-type="string">
            <text:p><text:s text:c="3"/>0.563555 <text:s text:c="4"/>-0.014653</text:p>
          </table:table-cell>
        </table:table-row>
        <table:table-row table:style-name="ro1">
          <table:table-cell table:number-columns-repeated="7"/>
          <table:table-cell office:value-type="float" office:value="0.580892" calcext:value-type="float">
            <text:p>0.580892</text:p>
          </table:table-cell>
          <table:table-cell office:value-type="float" office:value="-0.014243" calcext:value-type="float">
            <text:p>-0.014243</text:p>
          </table:table-cell>
          <table:table-cell table:formula="of:=&quot;   &quot;&amp;TEXT([.H213];&quot;0.000000&quot;)&amp;&quot;     &quot;&amp;TEXT([.I213];&quot;0.000000&quot;)" office:value-type="string" office:string-value="   0.580892     -0.014243" calcext:value-type="string">
            <text:p><text:s text:c="3"/>0.580892 <text:s text:c="4"/>-0.014243</text:p>
          </table:table-cell>
        </table:table-row>
        <table:table-row table:style-name="ro1">
          <table:table-cell table:number-columns-repeated="7"/>
          <table:table-cell office:value-type="float" office:value="0.58225" calcext:value-type="float">
            <text:p>0.582250</text:p>
          </table:table-cell>
          <table:table-cell office:value-type="float" office:value="-0.01421" calcext:value-type="float">
            <text:p>-0.014210</text:p>
          </table:table-cell>
          <table:table-cell table:formula="of:=&quot;   &quot;&amp;TEXT([.H214];&quot;0.000000&quot;)&amp;&quot;     &quot;&amp;TEXT([.I214];&quot;0.000000&quot;)" office:value-type="string" office:string-value="   0.582250     -0.014210" calcext:value-type="string">
            <text:p><text:s text:c="3"/>0.582250 <text:s text:c="4"/>-0.014210</text:p>
          </table:table-cell>
        </table:table-row>
        <table:table-row table:style-name="ro1">
          <table:table-cell table:number-columns-repeated="7"/>
          <table:table-cell office:value-type="float" office:value="0.603554" calcext:value-type="float">
            <text:p>0.603554</text:p>
          </table:table-cell>
          <table:table-cell office:value-type="float" office:value="-0.013672" calcext:value-type="float">
            <text:p>-0.013672</text:p>
          </table:table-cell>
          <table:table-cell table:formula="of:=&quot;   &quot;&amp;TEXT([.H215];&quot;0.000000&quot;)&amp;&quot;     &quot;&amp;TEXT([.I215];&quot;0.000000&quot;)" office:value-type="string" office:string-value="   0.603554     -0.013672" calcext:value-type="string">
            <text:p><text:s text:c="3"/>0.603554 <text:s text:c="4"/>-0.013672</text:p>
          </table:table-cell>
        </table:table-row>
        <table:table-row table:style-name="ro1">
          <table:table-cell table:number-columns-repeated="7"/>
          <table:table-cell office:value-type="float" office:value="0.603966" calcext:value-type="float">
            <text:p>0.603966</text:p>
          </table:table-cell>
          <table:table-cell office:value-type="float" office:value="-0.013663" calcext:value-type="float">
            <text:p>-0.013663</text:p>
          </table:table-cell>
          <table:table-cell table:formula="of:=&quot;   &quot;&amp;TEXT([.H216];&quot;0.000000&quot;)&amp;&quot;     &quot;&amp;TEXT([.I216];&quot;0.000000&quot;)" office:value-type="string" office:string-value="   0.603966     -0.013663" calcext:value-type="string">
            <text:p><text:s text:c="3"/>0.603966 <text:s text:c="4"/>-0.013663</text:p>
          </table:table-cell>
        </table:table-row>
        <table:table-row table:style-name="ro1">
          <table:table-cell table:number-columns-repeated="7"/>
          <table:table-cell office:value-type="float" office:value="0.623982" calcext:value-type="float">
            <text:p>0.623982</text:p>
          </table:table-cell>
          <table:table-cell office:value-type="float" office:value="-0.013117" calcext:value-type="float">
            <text:p>-0.013117</text:p>
          </table:table-cell>
          <table:table-cell table:formula="of:=&quot;   &quot;&amp;TEXT([.H217];&quot;0.000000&quot;)&amp;&quot;     &quot;&amp;TEXT([.I217];&quot;0.000000&quot;)" office:value-type="string" office:string-value="   0.623982     -0.013117" calcext:value-type="string">
            <text:p><text:s text:c="3"/>0.623982 <text:s text:c="4"/>-0.013117</text:p>
          </table:table-cell>
        </table:table-row>
        <table:table-row table:style-name="ro1">
          <table:table-cell table:number-columns-repeated="7"/>
          <table:table-cell office:value-type="float" office:value="0.62886" calcext:value-type="float">
            <text:p>0.628860</text:p>
          </table:table-cell>
          <table:table-cell office:value-type="float" office:value="-0.012912" calcext:value-type="float">
            <text:p>-0.012912</text:p>
          </table:table-cell>
          <table:table-cell table:formula="of:=&quot;   &quot;&amp;TEXT([.H218];&quot;0.000000&quot;)&amp;&quot;     &quot;&amp;TEXT([.I218];&quot;0.000000&quot;)" office:value-type="string" office:string-value="   0.628860     -0.012912" calcext:value-type="string">
            <text:p><text:s text:c="3"/>0.628860 <text:s text:c="4"/>-0.012912</text:p>
          </table:table-cell>
        </table:table-row>
        <table:table-row table:style-name="ro1">
          <table:table-cell table:number-columns-repeated="7"/>
          <table:table-cell office:value-type="float" office:value="0.641733" calcext:value-type="float">
            <text:p>0.641733</text:p>
          </table:table-cell>
          <table:table-cell office:value-type="float" office:value="-0.012201" calcext:value-type="float">
            <text:p>-0.012201</text:p>
          </table:table-cell>
          <table:table-cell table:formula="of:=&quot;   &quot;&amp;TEXT([.H219];&quot;0.000000&quot;)&amp;&quot;     &quot;&amp;TEXT([.I219];&quot;0.000000&quot;)" office:value-type="string" office:string-value="   0.641733     -0.012201" calcext:value-type="string">
            <text:p><text:s text:c="3"/>0.641733 <text:s text:c="4"/>-0.012201</text:p>
          </table:table-cell>
        </table:table-row>
        <table:table-row table:style-name="ro1">
          <table:table-cell table:number-columns-repeated="7"/>
          <table:table-cell office:value-type="float" office:value="0.65681" calcext:value-type="float">
            <text:p>0.656810</text:p>
          </table:table-cell>
          <table:table-cell office:value-type="float" office:value="-0.011397" calcext:value-type="float">
            <text:p>-0.011397</text:p>
          </table:table-cell>
          <table:table-cell table:formula="of:=&quot;   &quot;&amp;TEXT([.H220];&quot;0.000000&quot;)&amp;&quot;     &quot;&amp;TEXT([.I220];&quot;0.000000&quot;)" office:value-type="string" office:string-value="   0.656810     -0.011397" calcext:value-type="string">
            <text:p><text:s text:c="3"/>0.656810 <text:s text:c="4"/>-0.011397</text:p>
          </table:table-cell>
        </table:table-row>
        <table:table-row table:style-name="ro1">
          <table:table-cell table:number-columns-repeated="7"/>
          <table:table-cell office:value-type="float" office:value="0.666092" calcext:value-type="float">
            <text:p>0.666092</text:p>
          </table:table-cell>
          <table:table-cell office:value-type="float" office:value="-0.011048" calcext:value-type="float">
            <text:p>-0.011048</text:p>
          </table:table-cell>
          <table:table-cell table:formula="of:=&quot;   &quot;&amp;TEXT([.H221];&quot;0.000000&quot;)&amp;&quot;     &quot;&amp;TEXT([.I221];&quot;0.000000&quot;)" office:value-type="string" office:string-value="   0.666092     -0.011048" calcext:value-type="string">
            <text:p><text:s text:c="3"/>0.666092 <text:s text:c="4"/>-0.011048</text:p>
          </table:table-cell>
        </table:table-row>
        <table:table-row table:style-name="ro1">
          <table:table-cell table:number-columns-repeated="7"/>
          <table:table-cell office:value-type="float" office:value="0.685731" calcext:value-type="float">
            <text:p>0.685731</text:p>
          </table:table-cell>
          <table:table-cell office:value-type="float" office:value="-0.010375" calcext:value-type="float">
            <text:p>-0.010375</text:p>
          </table:table-cell>
          <table:table-cell table:formula="of:=&quot;   &quot;&amp;TEXT([.H222];&quot;0.000000&quot;)&amp;&quot;     &quot;&amp;TEXT([.I222];&quot;0.000000&quot;)" office:value-type="string" office:string-value="   0.685731     -0.010375" calcext:value-type="string">
            <text:p><text:s text:c="3"/>0.685731 <text:s text:c="4"/>-0.010375</text:p>
          </table:table-cell>
        </table:table-row>
        <table:table-row table:style-name="ro1">
          <table:table-cell table:number-columns-repeated="7"/>
          <table:table-cell office:value-type="float" office:value="0.688348" calcext:value-type="float">
            <text:p>0.688348</text:p>
          </table:table-cell>
          <table:table-cell office:value-type="float" office:value="-0.010258" calcext:value-type="float">
            <text:p>-0.010258</text:p>
          </table:table-cell>
          <table:table-cell table:formula="of:=&quot;   &quot;&amp;TEXT([.H223];&quot;0.000000&quot;)&amp;&quot;     &quot;&amp;TEXT([.I223];&quot;0.000000&quot;)" office:value-type="string" office:string-value="   0.688348     -0.010258" calcext:value-type="string">
            <text:p><text:s text:c="3"/>0.688348 <text:s text:c="4"/>-0.010258</text:p>
          </table:table-cell>
        </table:table-row>
        <table:table-row table:style-name="ro1">
          <table:table-cell table:number-columns-repeated="7"/>
          <table:table-cell office:value-type="float" office:value="0.710279" calcext:value-type="float">
            <text:p>0.710279</text:p>
          </table:table-cell>
          <table:table-cell office:value-type="float" office:value="-0.008813" calcext:value-type="float">
            <text:p>-0.008813</text:p>
          </table:table-cell>
          <table:table-cell table:formula="of:=&quot;   &quot;&amp;TEXT([.H224];&quot;0.000000&quot;)&amp;&quot;     &quot;&amp;TEXT([.I224];&quot;0.000000&quot;)" office:value-type="string" office:string-value="   0.710279     -0.008813" calcext:value-type="string">
            <text:p><text:s text:c="3"/>0.710279 <text:s text:c="4"/>-0.008813</text:p>
          </table:table-cell>
        </table:table-row>
        <table:table-row table:style-name="ro1">
          <table:table-cell table:number-columns-repeated="7"/>
          <table:table-cell office:value-type="float" office:value="0.711388" calcext:value-type="float">
            <text:p>0.711388</text:p>
          </table:table-cell>
          <table:table-cell office:value-type="float" office:value="-0.008744" calcext:value-type="float">
            <text:p>-0.008744</text:p>
          </table:table-cell>
          <table:table-cell table:formula="of:=&quot;   &quot;&amp;TEXT([.H225];&quot;0.000000&quot;)&amp;&quot;     &quot;&amp;TEXT([.I225];&quot;0.000000&quot;)" office:value-type="string" office:string-value="   0.711388     -0.008744" calcext:value-type="string">
            <text:p><text:s text:c="3"/>0.711388 <text:s text:c="4"/>-0.008744</text:p>
          </table:table-cell>
        </table:table-row>
        <table:table-row table:style-name="ro1">
          <table:table-cell table:number-columns-repeated="7"/>
          <table:table-cell office:value-type="float" office:value="0.732939" calcext:value-type="float">
            <text:p>0.732939</text:p>
          </table:table-cell>
          <table:table-cell office:value-type="float" office:value="-0.007817" calcext:value-type="float">
            <text:p>-0.007817</text:p>
          </table:table-cell>
          <table:table-cell table:formula="of:=&quot;   &quot;&amp;TEXT([.H226];&quot;0.000000&quot;)&amp;&quot;     &quot;&amp;TEXT([.I226];&quot;0.000000&quot;)" office:value-type="string" office:string-value="   0.732939     -0.007817" calcext:value-type="string">
            <text:p><text:s text:c="3"/>0.732939 <text:s text:c="4"/>-0.007817</text:p>
          </table:table-cell>
        </table:table-row>
        <table:table-row table:style-name="ro1">
          <table:table-cell table:number-columns-repeated="7"/>
          <table:table-cell office:value-type="float" office:value="0.733483" calcext:value-type="float">
            <text:p>0.733483</text:p>
          </table:table-cell>
          <table:table-cell office:value-type="float" office:value="-0.007796" calcext:value-type="float">
            <text:p>-0.007796</text:p>
          </table:table-cell>
          <table:table-cell table:formula="of:=&quot;   &quot;&amp;TEXT([.H227];&quot;0.000000&quot;)&amp;&quot;     &quot;&amp;TEXT([.I227];&quot;0.000000&quot;)" office:value-type="string" office:string-value="   0.733483     -0.007796" calcext:value-type="string">
            <text:p><text:s text:c="3"/>0.733483 <text:s text:c="4"/>-0.007796</text:p>
          </table:table-cell>
        </table:table-row>
        <table:table-row table:style-name="ro1">
          <table:table-cell table:number-columns-repeated="7"/>
          <table:table-cell office:value-type="float" office:value="0.753333" calcext:value-type="float">
            <text:p>0.753333</text:p>
          </table:table-cell>
          <table:table-cell office:value-type="float" office:value="-0.006847" calcext:value-type="float">
            <text:p>-0.006847</text:p>
          </table:table-cell>
          <table:table-cell table:formula="of:=&quot;   &quot;&amp;TEXT([.H228];&quot;0.000000&quot;)&amp;&quot;     &quot;&amp;TEXT([.I228];&quot;0.000000&quot;)" office:value-type="string" office:string-value="   0.753333     -0.006847" calcext:value-type="string">
            <text:p><text:s text:c="3"/>0.753333 <text:s text:c="4"/>-0.006847</text:p>
          </table:table-cell>
        </table:table-row>
        <table:table-row table:style-name="ro1">
          <table:table-cell table:number-columns-repeated="7"/>
          <table:table-cell office:value-type="float" office:value="0.756712" calcext:value-type="float">
            <text:p>0.756712</text:p>
          </table:table-cell>
          <table:table-cell office:value-type="float" office:value="-0.006659" calcext:value-type="float">
            <text:p>-0.006659</text:p>
          </table:table-cell>
          <table:table-cell table:formula="of:=&quot;   &quot;&amp;TEXT([.H229];&quot;0.000000&quot;)&amp;&quot;     &quot;&amp;TEXT([.I229];&quot;0.000000&quot;)" office:value-type="string" office:string-value="   0.756712     -0.006659" calcext:value-type="string">
            <text:p><text:s text:c="3"/>0.756712 <text:s text:c="4"/>-0.006659</text:p>
          </table:table-cell>
        </table:table-row>
        <table:table-row table:style-name="ro1">
          <table:table-cell table:number-columns-repeated="7"/>
          <table:table-cell office:value-type="float" office:value="0.776748" calcext:value-type="float">
            <text:p>0.776748</text:p>
          </table:table-cell>
          <table:table-cell office:value-type="float" office:value="-0.005373" calcext:value-type="float">
            <text:p>-0.005373</text:p>
          </table:table-cell>
          <table:table-cell table:formula="of:=&quot;   &quot;&amp;TEXT([.H230];&quot;0.000000&quot;)&amp;&quot;     &quot;&amp;TEXT([.I230];&quot;0.000000&quot;)" office:value-type="string" office:string-value="   0.776748     -0.005373" calcext:value-type="string">
            <text:p><text:s text:c="3"/>0.776748 <text:s text:c="4"/>-0.005373</text:p>
          </table:table-cell>
        </table:table-row>
        <table:table-row table:style-name="ro1">
          <table:table-cell table:number-columns-repeated="7"/>
          <table:table-cell office:value-type="float" office:value="0.777297" calcext:value-type="float">
            <text:p>0.777297</text:p>
          </table:table-cell>
          <table:table-cell office:value-type="float" office:value="-0.005333" calcext:value-type="float">
            <text:p>-0.005333</text:p>
          </table:table-cell>
          <table:table-cell table:formula="of:=&quot;   &quot;&amp;TEXT([.H231];&quot;0.000000&quot;)&amp;&quot;     &quot;&amp;TEXT([.I231];&quot;0.000000&quot;)" office:value-type="string" office:string-value="   0.777297     -0.005333" calcext:value-type="string">
            <text:p><text:s text:c="3"/>0.777297 <text:s text:c="4"/>-0.005333</text:p>
          </table:table-cell>
        </table:table-row>
        <table:table-row table:style-name="ro1">
          <table:table-cell table:number-columns-repeated="7"/>
          <table:table-cell office:value-type="float" office:value="0.7911" calcext:value-type="float">
            <text:p>0.791100</text:p>
          </table:table-cell>
          <table:table-cell office:value-type="float" office:value="-0.004217" calcext:value-type="float">
            <text:p>-0.004217</text:p>
          </table:table-cell>
          <table:table-cell table:formula="of:=&quot;   &quot;&amp;TEXT([.H232];&quot;0.000000&quot;)&amp;&quot;     &quot;&amp;TEXT([.I232];&quot;0.000000&quot;)" office:value-type="string" office:string-value="   0.791100     -0.004217" calcext:value-type="string">
            <text:p><text:s text:c="3"/>0.791100 <text:s text:c="4"/>-0.004217</text:p>
          </table:table-cell>
        </table:table-row>
        <table:table-row table:style-name="ro1">
          <table:table-cell table:number-columns-repeated="7"/>
          <table:table-cell office:value-type="float" office:value="0.793538" calcext:value-type="float">
            <text:p>0.793538</text:p>
          </table:table-cell>
          <table:table-cell office:value-type="float" office:value="-0.004009" calcext:value-type="float">
            <text:p>-0.004009</text:p>
          </table:table-cell>
          <table:table-cell table:formula="of:=&quot;   &quot;&amp;TEXT([.H233];&quot;0.000000&quot;)&amp;&quot;     &quot;&amp;TEXT([.I233];&quot;0.000000&quot;)" office:value-type="string" office:string-value="   0.793538     -0.004009" calcext:value-type="string">
            <text:p><text:s text:c="3"/>0.793538 <text:s text:c="4"/>-0.004009</text:p>
          </table:table-cell>
        </table:table-row>
        <table:table-row table:style-name="ro1">
          <table:table-cell table:number-columns-repeated="7"/>
          <table:table-cell office:value-type="float" office:value="0.809968" calcext:value-type="float">
            <text:p>0.809968</text:p>
          </table:table-cell>
          <table:table-cell office:value-type="float" office:value="-0.002684" calcext:value-type="float">
            <text:p>-0.002684</text:p>
          </table:table-cell>
          <table:table-cell table:formula="of:=&quot;   &quot;&amp;TEXT([.H234];&quot;0.000000&quot;)&amp;&quot;     &quot;&amp;TEXT([.I234];&quot;0.000000&quot;)" office:value-type="string" office:string-value="   0.809968     -0.002684" calcext:value-type="string">
            <text:p><text:s text:c="3"/>0.809968 <text:s text:c="4"/>-0.002684</text:p>
          </table:table-cell>
        </table:table-row>
        <table:table-row table:style-name="ro1">
          <table:table-cell table:number-columns-repeated="7"/>
          <table:table-cell office:value-type="float" office:value="0.810927" calcext:value-type="float">
            <text:p>0.810927</text:p>
          </table:table-cell>
          <table:table-cell office:value-type="float" office:value="-0.002614" calcext:value-type="float">
            <text:p>-0.002614</text:p>
          </table:table-cell>
          <table:table-cell table:formula="of:=&quot;   &quot;&amp;TEXT([.H235];&quot;0.000000&quot;)&amp;&quot;     &quot;&amp;TEXT([.I235];&quot;0.000000&quot;)" office:value-type="string" office:string-value="   0.810927     -0.002614" calcext:value-type="string">
            <text:p><text:s text:c="3"/>0.810927 <text:s text:c="4"/>-0.002614</text:p>
          </table:table-cell>
        </table:table-row>
        <table:table-row table:style-name="ro1">
          <table:table-cell table:number-columns-repeated="7"/>
          <table:table-cell office:value-type="float" office:value="0.828287" calcext:value-type="float">
            <text:p>0.828287</text:p>
          </table:table-cell>
          <table:table-cell office:value-type="float" office:value="-0.001359" calcext:value-type="float">
            <text:p>-0.001359</text:p>
          </table:table-cell>
          <table:table-cell table:formula="of:=&quot;   &quot;&amp;TEXT([.H236];&quot;0.000000&quot;)&amp;&quot;     &quot;&amp;TEXT([.I236];&quot;0.000000&quot;)" office:value-type="string" office:string-value="   0.828287     -0.001359" calcext:value-type="string">
            <text:p><text:s text:c="3"/>0.828287 <text:s text:c="4"/>-0.001359</text:p>
          </table:table-cell>
        </table:table-row>
        <table:table-row table:style-name="ro1">
          <table:table-cell table:number-columns-repeated="7"/>
          <table:table-cell office:value-type="float" office:value="0.831133" calcext:value-type="float">
            <text:p>0.831133</text:p>
          </table:table-cell>
          <table:table-cell office:value-type="float" office:value="-0.001125" calcext:value-type="float">
            <text:p>-0.001125</text:p>
          </table:table-cell>
          <table:table-cell table:formula="of:=&quot;   &quot;&amp;TEXT([.H237];&quot;0.000000&quot;)&amp;&quot;     &quot;&amp;TEXT([.I237];&quot;0.000000&quot;)" office:value-type="string" office:string-value="   0.831133     -0.001125" calcext:value-type="string">
            <text:p><text:s text:c="3"/>0.831133 <text:s text:c="4"/>-0.001125</text:p>
          </table:table-cell>
        </table:table-row>
        <table:table-row table:style-name="ro1">
          <table:table-cell table:number-columns-repeated="7"/>
          <table:table-cell office:value-type="float" office:value="0.844528" calcext:value-type="float">
            <text:p>0.844528</text:p>
          </table:table-cell>
          <table:table-cell office:value-type="float" office:value="-0.000034" calcext:value-type="float">
            <text:p>-0.000034</text:p>
          </table:table-cell>
          <table:table-cell table:formula="of:=&quot;   &quot;&amp;TEXT([.H238];&quot;0.000000&quot;)&amp;&quot;     &quot;&amp;TEXT([.I238];&quot;0.000000&quot;)" office:value-type="string" office:string-value="   0.844528     -0.000034" calcext:value-type="string">
            <text:p><text:s text:c="3"/>0.844528 <text:s text:c="4"/>-0.000034</text:p>
          </table:table-cell>
        </table:table-row>
        <table:table-row table:style-name="ro1">
          <table:table-cell table:number-columns-repeated="7"/>
          <table:table-cell office:value-type="float" office:value="0.850205" calcext:value-type="float">
            <text:p>0.850205</text:p>
          </table:table-cell>
          <table:table-cell office:value-type="float" office:value="0.000275" calcext:value-type="float">
            <text:p>0.000275</text:p>
          </table:table-cell>
          <table:table-cell table:formula="of:=&quot;   &quot;&amp;TEXT([.H239];&quot;0.000000&quot;)&amp;&quot;     &quot;&amp;TEXT([.I239];&quot;0.000000&quot;)" office:value-type="string" office:string-value="   0.850205     0.000275" calcext:value-type="string">
            <text:p><text:s text:c="3"/>0.850205 <text:s text:c="4"/>0.000275</text:p>
          </table:table-cell>
        </table:table-row>
        <table:table-row table:style-name="ro1">
          <table:table-cell table:number-columns-repeated="7"/>
          <table:table-cell office:value-type="float" office:value="0.858503" calcext:value-type="float">
            <text:p>0.858503</text:p>
          </table:table-cell>
          <table:table-cell office:value-type="float" office:value="0.000723" calcext:value-type="float">
            <text:p>0.000723</text:p>
          </table:table-cell>
          <table:table-cell table:formula="of:=&quot;   &quot;&amp;TEXT([.H240];&quot;0.000000&quot;)&amp;&quot;     &quot;&amp;TEXT([.I240];&quot;0.000000&quot;)" office:value-type="string" office:string-value="   0.858503     0.000723" calcext:value-type="string">
            <text:p><text:s text:c="3"/>0.858503 <text:s text:c="4"/>0.000723</text:p>
          </table:table-cell>
        </table:table-row>
        <table:table-row table:style-name="ro1">
          <table:table-cell table:number-columns-repeated="7"/>
          <table:table-cell office:value-type="float" office:value="0.869277" calcext:value-type="float">
            <text:p>0.869277</text:p>
          </table:table-cell>
          <table:table-cell office:value-type="float" office:value="0.001811" calcext:value-type="float">
            <text:p>0.001811</text:p>
          </table:table-cell>
          <table:table-cell table:formula="of:=&quot;   &quot;&amp;TEXT([.H241];&quot;0.000000&quot;)&amp;&quot;     &quot;&amp;TEXT([.I241];&quot;0.000000&quot;)" office:value-type="string" office:string-value="   0.869277     0.001811" calcext:value-type="string">
            <text:p><text:s text:c="3"/>0.869277 <text:s text:c="4"/>0.001811</text:p>
          </table:table-cell>
        </table:table-row>
        <table:table-row table:style-name="ro1">
          <table:table-cell table:number-columns-repeated="7"/>
          <table:table-cell office:value-type="float" office:value="0.871157" calcext:value-type="float">
            <text:p>0.871157</text:p>
          </table:table-cell>
          <table:table-cell office:value-type="float" office:value="0.002047" calcext:value-type="float">
            <text:p>0.002047</text:p>
          </table:table-cell>
          <table:table-cell table:formula="of:=&quot;   &quot;&amp;TEXT([.H242];&quot;0.000000&quot;)&amp;&quot;     &quot;&amp;TEXT([.I242];&quot;0.000000&quot;)" office:value-type="string" office:string-value="   0.871157     0.002047" calcext:value-type="string">
            <text:p><text:s text:c="3"/>0.871157 <text:s text:c="4"/>0.002047</text:p>
          </table:table-cell>
        </table:table-row>
        <table:table-row table:style-name="ro1">
          <table:table-cell table:number-columns-repeated="7"/>
          <table:table-cell office:value-type="float" office:value="0.881355" calcext:value-type="float">
            <text:p>0.881355</text:p>
          </table:table-cell>
          <table:table-cell office:value-type="float" office:value="0.003371" calcext:value-type="float">
            <text:p>0.003371</text:p>
          </table:table-cell>
          <table:table-cell table:formula="of:=&quot;   &quot;&amp;TEXT([.H243];&quot;0.000000&quot;)&amp;&quot;     &quot;&amp;TEXT([.I243];&quot;0.000000&quot;)" office:value-type="string" office:string-value="   0.881355     0.003371" calcext:value-type="string">
            <text:p><text:s text:c="3"/>0.881355 <text:s text:c="4"/>0.003371</text:p>
          </table:table-cell>
        </table:table-row>
        <table:table-row table:style-name="ro1">
          <table:table-cell table:number-columns-repeated="7"/>
          <table:table-cell office:value-type="float" office:value="0.884762" calcext:value-type="float">
            <text:p>0.884762</text:p>
          </table:table-cell>
          <table:table-cell office:value-type="float" office:value="0.003777" calcext:value-type="float">
            <text:p>0.003777</text:p>
          </table:table-cell>
          <table:table-cell table:formula="of:=&quot;   &quot;&amp;TEXT([.H244];&quot;0.000000&quot;)&amp;&quot;     &quot;&amp;TEXT([.I244];&quot;0.000000&quot;)" office:value-type="string" office:string-value="   0.884762     0.003777" calcext:value-type="string">
            <text:p><text:s text:c="3"/>0.884762 <text:s text:c="4"/>0.003777</text:p>
          </table:table-cell>
        </table:table-row>
        <table:table-row table:style-name="ro1">
          <table:table-cell table:number-columns-repeated="7"/>
          <table:table-cell office:value-type="float" office:value="0.892686" calcext:value-type="float">
            <text:p>0.892686</text:p>
          </table:table-cell>
          <table:table-cell office:value-type="float" office:value="0.004694" calcext:value-type="float">
            <text:p>0.004694</text:p>
          </table:table-cell>
          <table:table-cell table:formula="of:=&quot;   &quot;&amp;TEXT([.H245];&quot;0.000000&quot;)&amp;&quot;     &quot;&amp;TEXT([.I245];&quot;0.000000&quot;)" office:value-type="string" office:string-value="   0.892686     0.004694" calcext:value-type="string">
            <text:p><text:s text:c="3"/>0.892686 <text:s text:c="4"/>0.004694</text:p>
          </table:table-cell>
        </table:table-row>
        <table:table-row table:style-name="ro1">
          <table:table-cell table:number-columns-repeated="7"/>
          <table:table-cell office:value-type="float" office:value="0.901757" calcext:value-type="float">
            <text:p>0.901757</text:p>
          </table:table-cell>
          <table:table-cell office:value-type="float" office:value="0.005753" calcext:value-type="float">
            <text:p>0.005753</text:p>
          </table:table-cell>
          <table:table-cell table:formula="of:=&quot;   &quot;&amp;TEXT([.H246];&quot;0.000000&quot;)&amp;&quot;     &quot;&amp;TEXT([.I246];&quot;0.000000&quot;)" office:value-type="string" office:string-value="   0.901757     0.005753" calcext:value-type="string">
            <text:p><text:s text:c="3"/>0.901757 <text:s text:c="4"/>0.005753</text:p>
          </table:table-cell>
        </table:table-row>
        <table:table-row table:style-name="ro1">
          <table:table-cell table:number-columns-repeated="7"/>
          <table:table-cell office:value-type="float" office:value="0.906284" calcext:value-type="float">
            <text:p>0.906284</text:p>
          </table:table-cell>
          <table:table-cell office:value-type="float" office:value="0.006207" calcext:value-type="float">
            <text:p>0.006207</text:p>
          </table:table-cell>
          <table:table-cell table:formula="of:=&quot;   &quot;&amp;TEXT([.H247];&quot;0.000000&quot;)&amp;&quot;     &quot;&amp;TEXT([.I247];&quot;0.000000&quot;)" office:value-type="string" office:string-value="   0.906284     0.006207" calcext:value-type="string">
            <text:p><text:s text:c="3"/>0.906284 <text:s text:c="4"/>0.006207</text:p>
          </table:table-cell>
        </table:table-row>
        <table:table-row table:style-name="ro1">
          <table:table-cell table:number-columns-repeated="7"/>
          <table:table-cell office:value-type="float" office:value="0.914221" calcext:value-type="float">
            <text:p>0.914221</text:p>
          </table:table-cell>
          <table:table-cell office:value-type="float" office:value="0.00684" calcext:value-type="float">
            <text:p>0.006840</text:p>
          </table:table-cell>
          <table:table-cell table:formula="of:=&quot;   &quot;&amp;TEXT([.H248];&quot;0.000000&quot;)&amp;&quot;     &quot;&amp;TEXT([.I248];&quot;0.000000&quot;)" office:value-type="string" office:string-value="   0.914221     0.006840" calcext:value-type="string">
            <text:p><text:s text:c="3"/>0.914221 <text:s text:c="4"/>0.006840</text:p>
          </table:table-cell>
        </table:table-row>
        <table:table-row table:style-name="ro1">
          <table:table-cell table:number-columns-repeated="7"/>
          <table:table-cell office:value-type="float" office:value="0.92007" calcext:value-type="float">
            <text:p>0.920070</text:p>
          </table:table-cell>
          <table:table-cell office:value-type="float" office:value="0.007343" calcext:value-type="float">
            <text:p>0.007343</text:p>
          </table:table-cell>
          <table:table-cell table:formula="of:=&quot;   &quot;&amp;TEXT([.H249];&quot;0.000000&quot;)&amp;&quot;     &quot;&amp;TEXT([.I249];&quot;0.000000&quot;)" office:value-type="string" office:string-value="   0.920070     0.007343" calcext:value-type="string">
            <text:p><text:s text:c="3"/>0.920070 <text:s text:c="4"/>0.007343</text:p>
          </table:table-cell>
        </table:table-row>
        <table:table-row table:style-name="ro1">
          <table:table-cell table:number-columns-repeated="7"/>
          <table:table-cell office:value-type="float" office:value="0.924985" calcext:value-type="float">
            <text:p>0.924985</text:p>
          </table:table-cell>
          <table:table-cell office:value-type="float" office:value="0.007927" calcext:value-type="float">
            <text:p>0.007927</text:p>
          </table:table-cell>
          <table:table-cell table:formula="of:=&quot;   &quot;&amp;TEXT([.H250];&quot;0.000000&quot;)&amp;&quot;     &quot;&amp;TEXT([.I250];&quot;0.000000&quot;)" office:value-type="string" office:string-value="   0.924985     0.007927" calcext:value-type="string">
            <text:p><text:s text:c="3"/>0.924985 <text:s text:c="4"/>0.007927</text:p>
          </table:table-cell>
        </table:table-row>
        <table:table-row table:style-name="ro1">
          <table:table-cell table:number-columns-repeated="7"/>
          <table:table-cell office:value-type="float" office:value="0.932346" calcext:value-type="float">
            <text:p>0.932346</text:p>
          </table:table-cell>
          <table:table-cell office:value-type="float" office:value="0.009044" calcext:value-type="float">
            <text:p>0.009044</text:p>
          </table:table-cell>
          <table:table-cell table:formula="of:=&quot;   &quot;&amp;TEXT([.H251];&quot;0.000000&quot;)&amp;&quot;     &quot;&amp;TEXT([.I251];&quot;0.000000&quot;)" office:value-type="string" office:string-value="   0.932346     0.009044" calcext:value-type="string">
            <text:p><text:s text:c="3"/>0.932346 <text:s text:c="4"/>0.009044</text:p>
          </table:table-cell>
        </table:table-row>
        <table:table-row table:style-name="ro1">
          <table:table-cell table:number-columns-repeated="7"/>
          <table:table-cell office:value-type="float" office:value="0.937448" calcext:value-type="float">
            <text:p>0.937448</text:p>
          </table:table-cell>
          <table:table-cell office:value-type="float" office:value="0.009874" calcext:value-type="float">
            <text:p>0.009874</text:p>
          </table:table-cell>
          <table:table-cell table:formula="of:=&quot;   &quot;&amp;TEXT([.H252];&quot;0.000000&quot;)&amp;&quot;     &quot;&amp;TEXT([.I252];&quot;0.000000&quot;)" office:value-type="string" office:string-value="   0.937448     0.009874" calcext:value-type="string">
            <text:p><text:s text:c="3"/>0.937448 <text:s text:c="4"/>0.009874</text:p>
          </table:table-cell>
        </table:table-row>
        <table:table-row table:style-name="ro1">
          <table:table-cell table:number-columns-repeated="7"/>
          <table:table-cell office:value-type="float" office:value="0.945377" calcext:value-type="float">
            <text:p>0.945377</text:p>
          </table:table-cell>
          <table:table-cell office:value-type="float" office:value="0.011123" calcext:value-type="float">
            <text:p>0.011123</text:p>
          </table:table-cell>
          <table:table-cell table:formula="of:=&quot;   &quot;&amp;TEXT([.H253];&quot;0.000000&quot;)&amp;&quot;     &quot;&amp;TEXT([.I253];&quot;0.000000&quot;)" office:value-type="string" office:string-value="   0.945377     0.011123" calcext:value-type="string">
            <text:p><text:s text:c="3"/>0.945377 <text:s text:c="4"/>0.011123</text:p>
          </table:table-cell>
        </table:table-row>
        <table:table-row table:style-name="ro1">
          <table:table-cell table:number-columns-repeated="7"/>
          <table:table-cell office:value-type="float" office:value="0.947835" calcext:value-type="float">
            <text:p>0.947835</text:p>
          </table:table-cell>
          <table:table-cell office:value-type="float" office:value="0.011488" calcext:value-type="float">
            <text:p>0.011488</text:p>
          </table:table-cell>
          <table:table-cell table:formula="of:=&quot;   &quot;&amp;TEXT([.H254];&quot;0.000000&quot;)&amp;&quot;     &quot;&amp;TEXT([.I254];&quot;0.000000&quot;)" office:value-type="string" office:string-value="   0.947835     0.011488" calcext:value-type="string">
            <text:p><text:s text:c="3"/>0.947835 <text:s text:c="4"/>0.011488</text:p>
          </table:table-cell>
        </table:table-row>
        <table:table-row table:style-name="ro1">
          <table:table-cell table:number-columns-repeated="7"/>
          <table:table-cell office:value-type="float" office:value="0.957277" calcext:value-type="float">
            <text:p>0.957277</text:p>
          </table:table-cell>
          <table:table-cell office:value-type="float" office:value="0.01286" calcext:value-type="float">
            <text:p>0.012860</text:p>
          </table:table-cell>
          <table:table-cell table:formula="of:=&quot;   &quot;&amp;TEXT([.H255];&quot;0.000000&quot;)&amp;&quot;     &quot;&amp;TEXT([.I255];&quot;0.000000&quot;)" office:value-type="string" office:string-value="   0.957277     0.012860" calcext:value-type="string">
            <text:p><text:s text:c="3"/>0.957277 <text:s text:c="4"/>0.012860</text:p>
          </table:table-cell>
        </table:table-row>
        <table:table-row table:style-name="ro1">
          <table:table-cell table:number-columns-repeated="7"/>
          <table:table-cell office:value-type="float" office:value="0.959541" calcext:value-type="float">
            <text:p>0.959541</text:p>
          </table:table-cell>
          <table:table-cell office:value-type="float" office:value="0.013203" calcext:value-type="float">
            <text:p>0.013203</text:p>
          </table:table-cell>
          <table:table-cell table:formula="of:=&quot;   &quot;&amp;TEXT([.H256];&quot;0.000000&quot;)&amp;&quot;     &quot;&amp;TEXT([.I256];&quot;0.000000&quot;)" office:value-type="string" office:string-value="   0.959541     0.013203" calcext:value-type="string">
            <text:p><text:s text:c="3"/>0.959541 <text:s text:c="4"/>0.013203</text:p>
          </table:table-cell>
        </table:table-row>
        <table:table-row table:style-name="ro1">
          <table:table-cell table:number-columns-repeated="7"/>
          <table:table-cell office:value-type="float" office:value="0.965775" calcext:value-type="float">
            <text:p>0.965775</text:p>
          </table:table-cell>
          <table:table-cell office:value-type="float" office:value="0.014225" calcext:value-type="float">
            <text:p>0.014225</text:p>
          </table:table-cell>
          <table:table-cell table:formula="of:=&quot;   &quot;&amp;TEXT([.H257];&quot;0.000000&quot;)&amp;&quot;     &quot;&amp;TEXT([.I257];&quot;0.000000&quot;)" office:value-type="string" office:string-value="   0.965775     0.014225" calcext:value-type="string">
            <text:p><text:s text:c="3"/>0.965775 <text:s text:c="4"/>0.014225</text:p>
          </table:table-cell>
        </table:table-row>
        <table:table-row table:style-name="ro1">
          <table:table-cell table:number-columns-repeated="7"/>
          <table:table-cell office:value-type="float" office:value="0.970684" calcext:value-type="float">
            <text:p>0.970684</text:p>
          </table:table-cell>
          <table:table-cell office:value-type="float" office:value="0.015093" calcext:value-type="float">
            <text:p>0.015093</text:p>
          </table:table-cell>
          <table:table-cell table:formula="of:=&quot;   &quot;&amp;TEXT([.H258];&quot;0.000000&quot;)&amp;&quot;     &quot;&amp;TEXT([.I258];&quot;0.000000&quot;)" office:value-type="string" office:string-value="   0.970684     0.015093" calcext:value-type="string">
            <text:p><text:s text:c="3"/>0.970684 <text:s text:c="4"/>0.015093</text:p>
          </table:table-cell>
        </table:table-row>
        <table:table-row table:style-name="ro1">
          <table:table-cell table:number-columns-repeated="7"/>
          <table:table-cell office:value-type="float" office:value="0.975784" calcext:value-type="float">
            <text:p>0.975784</text:p>
          </table:table-cell>
          <table:table-cell office:value-type="float" office:value="0.015976" calcext:value-type="float">
            <text:p>0.015976</text:p>
          </table:table-cell>
          <table:table-cell table:formula="of:=&quot;   &quot;&amp;TEXT([.H259];&quot;0.000000&quot;)&amp;&quot;     &quot;&amp;TEXT([.I259];&quot;0.000000&quot;)" office:value-type="string" office:string-value="   0.975784     0.015976" calcext:value-type="string">
            <text:p><text:s text:c="3"/>0.975784 <text:s text:c="4"/>0.015976</text:p>
          </table:table-cell>
        </table:table-row>
        <table:table-row table:style-name="ro1">
          <table:table-cell table:number-columns-repeated="7"/>
          <table:table-cell office:value-type="float" office:value="0.980127" calcext:value-type="float">
            <text:p>0.980127</text:p>
          </table:table-cell>
          <table:table-cell office:value-type="float" office:value="0.016605" calcext:value-type="float">
            <text:p>0.016605</text:p>
          </table:table-cell>
          <table:table-cell table:formula="of:=&quot;   &quot;&amp;TEXT([.H260];&quot;0.000000&quot;)&amp;&quot;     &quot;&amp;TEXT([.I260];&quot;0.000000&quot;)" office:value-type="string" office:string-value="   0.980127     0.016605" calcext:value-type="string">
            <text:p><text:s text:c="3"/>0.980127 <text:s text:c="4"/>0.016605</text:p>
          </table:table-cell>
        </table:table-row>
        <table:table-row table:style-name="ro1">
          <table:table-cell table:number-columns-repeated="7"/>
          <table:table-cell office:value-type="float" office:value="0.98636" calcext:value-type="float">
            <text:p>0.986360</text:p>
          </table:table-cell>
          <table:table-cell office:value-type="float" office:value="0.017251" calcext:value-type="float">
            <text:p>0.017251</text:p>
          </table:table-cell>
          <table:table-cell table:formula="of:=&quot;   &quot;&amp;TEXT([.H261];&quot;0.000000&quot;)&amp;&quot;     &quot;&amp;TEXT([.I261];&quot;0.000000&quot;)" office:value-type="string" office:string-value="   0.986360     0.017251" calcext:value-type="string">
            <text:p><text:s text:c="3"/>0.986360 <text:s text:c="4"/>0.017251</text:p>
          </table:table-cell>
        </table:table-row>
        <table:table-row table:style-name="ro1">
          <table:table-cell table:number-columns-repeated="7"/>
          <table:table-cell office:value-type="float" office:value="0.988436" calcext:value-type="float">
            <text:p>0.988436</text:p>
          </table:table-cell>
          <table:table-cell office:value-type="float" office:value="0.01755" calcext:value-type="float">
            <text:p>0.017550</text:p>
          </table:table-cell>
          <table:table-cell table:formula="of:=&quot;   &quot;&amp;TEXT([.H262];&quot;0.000000&quot;)&amp;&quot;     &quot;&amp;TEXT([.I262];&quot;0.000000&quot;)" office:value-type="string" office:string-value="   0.988436     0.017550" calcext:value-type="string">
            <text:p><text:s text:c="3"/>0.988436 <text:s text:c="4"/>0.017550</text:p>
          </table:table-cell>
        </table:table-row>
        <table:table-row table:style-name="ro1">
          <table:table-cell table:number-columns-repeated="7"/>
          <table:table-cell office:value-type="float" office:value="0.999957" calcext:value-type="float">
            <text:p>0.999957</text:p>
          </table:table-cell>
          <table:table-cell office:value-type="float" office:value="0.020007" calcext:value-type="float">
            <text:p>0.020007</text:p>
          </table:table-cell>
          <table:table-cell table:formula="of:=&quot;   &quot;&amp;TEXT([.H263];&quot;0.000000&quot;)&amp;&quot;     &quot;&amp;TEXT([.I263];&quot;0.000000&quot;)" office:value-type="string" office:string-value="   0.999957     0.020007" calcext:value-type="string">
            <text:p><text:s text:c="3"/>0.999957 <text:s text:c="4"/>0.020007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.000000</text:p>
          </table:table-cell>
          <table:table-cell office:value-type="float" office:value="0.020007" calcext:value-type="float">
            <text:p>0.020007</text:p>
          </table:table-cell>
          <table:table-cell table:formula="of:=&quot;   &quot;&amp;TEXT([.H264];&quot;0.000000&quot;)&amp;&quot;     &quot;&amp;TEXT([.I264];&quot;0.000000&quot;)" office:value-type="string" office:string-value="   1.000000     0.020007" calcext:value-type="string">
            <text:p><text:s text:c="3"/>1.000000 <text:s text:c="4"/>0.020007</text:p>
          </table:table-cell>
        </table:table-row>
      </table:table>
      <table:table table:name="Vel2" table:style-name="ta1">
        <table:shapes>
          <draw:frame draw:z-index="0" draw:style-name="gr1" draw:text-style-name="P1" svg:width="159.99mm" svg:height="89.99mm" svg:x="46.16mm" svg:y="195.17mm">
            <draw:object draw:notify-on-update-of-ranges="Vel2.A3:Vel2.A57 Vel2.B3:Vel2.B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7mm" svg:height="90.04mm" svg:x="57.27mm" svg:y="305.99mm">
            <draw:object draw:notify-on-update-of-ranges="Vel2.A127:Vel2.A162 Vel2.B127:Vel2.B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ust organize points from the trailing edge, the top side first, going anticlockwise around the airfoil, ending up at trailing edge again.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260008" calcext:value-type="float">
            <text:p>1.26E-03</text:p>
          </table:table-cell>
        </table:table-row>
        <table:table-row table:style-name="ro1">
          <table:table-cell office:value-type="float" office:value="0.9918673" calcext:value-type="float">
            <text:p>0.9918673</text:p>
          </table:table-cell>
          <table:table-cell office:value-type="float" office:value="0.00257499" calcext:value-type="float">
            <text:p>2.57E-03</text:p>
          </table:table-cell>
        </table:table-row>
        <table:table-row table:style-name="ro1">
          <table:table-cell office:value-type="float" office:value="0.9807358" calcext:value-type="float">
            <text:p>0.9807358</text:p>
          </table:table-cell>
          <table:table-cell office:value-type="float" office:value="0.004356575" calcext:value-type="float">
            <text:p>4.36E-03</text:p>
          </table:table-cell>
        </table:table-row>
        <table:table-row table:style-name="ro1">
          <table:table-cell office:value-type="float" office:value="0.9677591" calcext:value-type="float">
            <text:p>0.9677591</text:p>
          </table:table-cell>
          <table:table-cell office:value-type="float" office:value="0.006407414" calcext:value-type="float">
            <text:p>6.41E-03</text:p>
          </table:table-cell>
        </table:table-row>
        <table:table-row table:style-name="ro1">
          <table:table-cell office:value-type="float" office:value="0.9532973" calcext:value-type="float">
            <text:p>0.9532973</text:p>
          </table:table-cell>
          <table:table-cell office:value-type="float" office:value="0.008660698" calcext:value-type="float">
            <text:p>8.66E-03</text:p>
          </table:table-cell>
        </table:table-row>
        <table:table-row table:style-name="ro1">
          <table:table-cell office:value-type="float" office:value="0.9378545" calcext:value-type="float">
            <text:p>0.9378545</text:p>
          </table:table-cell>
          <table:table-cell office:value-type="float" office:value="0.01103033" calcext:value-type="float">
            <text:p>1.10E-02</text:p>
          </table:table-cell>
        </table:table-row>
        <table:table-row table:style-name="ro1">
          <table:table-cell office:value-type="float" office:value="0.9218553" calcext:value-type="float">
            <text:p>0.9218553</text:p>
          </table:table-cell>
          <table:table-cell office:value-type="float" office:value="0.01344662" calcext:value-type="float">
            <text:p>1.34E-02</text:p>
          </table:table-cell>
        </table:table-row>
        <table:table-row table:style-name="ro1">
          <table:table-cell office:value-type="float" office:value="0.9055679" calcext:value-type="float">
            <text:p>0.9055679</text:p>
          </table:table-cell>
          <table:table-cell office:value-type="float" office:value="0.01586707" calcext:value-type="float">
            <text:p>1.59E-02</text:p>
          </table:table-cell>
        </table:table-row>
        <table:table-row table:style-name="ro1">
          <table:table-cell office:value-type="float" office:value="0.8891363" calcext:value-type="float">
            <text:p>0.8891363</text:p>
          </table:table-cell>
          <table:table-cell office:value-type="float" office:value="0.01826967" calcext:value-type="float">
            <text:p>1.83E-02</text:p>
          </table:table-cell>
        </table:table-row>
        <table:table-row table:style-name="ro1">
          <table:table-cell office:value-type="float" office:value="0.8726317" calcext:value-type="float">
            <text:p>0.8726317</text:p>
          </table:table-cell>
          <table:table-cell office:value-type="float" office:value="0.02064412" calcext:value-type="float">
            <text:p>2.06E-02</text:p>
          </table:table-cell>
        </table:table-row>
        <table:table-row table:style-name="ro1">
          <table:table-cell office:value-type="float" office:value="0.8560884" calcext:value-type="float">
            <text:p>0.8560884</text:p>
          </table:table-cell>
          <table:table-cell office:value-type="float" office:value="0.02298588" calcext:value-type="float">
            <text:p>2.30E-02</text:p>
          </table:table-cell>
        </table:table-row>
        <table:table-row table:style-name="ro1">
          <table:table-cell office:value-type="float" office:value="0.8395228" calcext:value-type="float">
            <text:p>0.8395228</text:p>
          </table:table-cell>
          <table:table-cell office:value-type="float" office:value="0.02529307" calcext:value-type="float">
            <text:p>2.53E-02</text:p>
          </table:table-cell>
        </table:table-row>
        <table:table-row table:style-name="ro1">
          <table:table-cell office:value-type="float" office:value="0.8229432" calcext:value-type="float">
            <text:p>0.8229432</text:p>
          </table:table-cell>
          <table:table-cell office:value-type="float" office:value="0.02756494" calcext:value-type="float">
            <text:p>2.76E-02</text:p>
          </table:table-cell>
        </table:table-row>
        <table:table-row table:style-name="ro1">
          <table:table-cell office:value-type="float" office:value="0.8063536" calcext:value-type="float">
            <text:p>0.8063536</text:p>
          </table:table-cell>
          <table:table-cell office:value-type="float" office:value="0.02980122" calcext:value-type="float">
            <text:p>2.98E-02</text:p>
          </table:table-cell>
        </table:table-row>
        <table:table-row table:style-name="ro1">
          <table:table-cell office:value-type="float" office:value="0.7897568" calcext:value-type="float">
            <text:p>0.7897568</text:p>
          </table:table-cell>
          <table:table-cell office:value-type="float" office:value="0.03200174" calcext:value-type="float">
            <text:p>3.20E-02</text:p>
          </table:table-cell>
        </table:table-row>
        <table:table-row table:style-name="ro1">
          <table:table-cell office:value-type="float" office:value="0.7731547" calcext:value-type="float">
            <text:p>0.7731547</text:p>
          </table:table-cell>
          <table:table-cell office:value-type="float" office:value="0.03416635" calcext:value-type="float">
            <text:p>3.42E-02</text:p>
          </table:table-cell>
        </table:table-row>
        <table:table-row table:style-name="ro1">
          <table:table-cell office:value-type="float" office:value="0.7565486" calcext:value-type="float">
            <text:p>0.7565486</text:p>
          </table:table-cell>
          <table:table-cell office:value-type="float" office:value="0.03629479" calcext:value-type="float">
            <text:p>3.63E-02</text:p>
          </table:table-cell>
        </table:table-row>
        <table:table-row table:style-name="ro1">
          <table:table-cell office:value-type="float" office:value="0.73994" calcext:value-type="float">
            <text:p>0.73994</text:p>
          </table:table-cell>
          <table:table-cell office:value-type="float" office:value="0.03838671" calcext:value-type="float">
            <text:p>3.84E-02</text:p>
          </table:table-cell>
        </table:table-row>
        <table:table-row table:style-name="ro1">
          <table:table-cell office:value-type="float" office:value="0.72333" calcext:value-type="float">
            <text:p>0.72333</text:p>
          </table:table-cell>
          <table:table-cell office:value-type="float" office:value="0.04044162" calcext:value-type="float">
            <text:p>4.04E-02</text:p>
          </table:table-cell>
        </table:table-row>
        <table:table-row table:style-name="ro1">
          <table:table-cell office:value-type="float" office:value="0.7067199" calcext:value-type="float">
            <text:p>0.7067199</text:p>
          </table:table-cell>
          <table:table-cell office:value-type="float" office:value="0.04245892" calcext:value-type="float">
            <text:p>4.25E-02</text:p>
          </table:table-cell>
        </table:table-row>
        <table:table-row table:style-name="ro1">
          <table:table-cell office:value-type="float" office:value="0.6901108" calcext:value-type="float">
            <text:p>0.6901108</text:p>
          </table:table-cell>
          <table:table-cell office:value-type="float" office:value="0.04443786" calcext:value-type="float">
            <text:p>4.44E-02</text:p>
          </table:table-cell>
        </table:table-row>
        <table:table-row table:style-name="ro1">
          <table:table-cell office:value-type="float" office:value="0.6735041" calcext:value-type="float">
            <text:p>0.6735041</text:p>
          </table:table-cell>
          <table:table-cell office:value-type="float" office:value="0.04637752" calcext:value-type="float">
            <text:p>4.64E-02</text:p>
          </table:table-cell>
        </table:table-row>
        <table:table-row table:style-name="ro1">
          <table:table-cell office:value-type="float" office:value="0.6569009" calcext:value-type="float">
            <text:p>0.6569009</text:p>
          </table:table-cell>
          <table:table-cell office:value-type="float" office:value="0.04827687" calcext:value-type="float">
            <text:p>4.83E-02</text:p>
          </table:table-cell>
        </table:table-row>
        <table:table-row table:style-name="ro1">
          <table:table-cell office:value-type="float" office:value="0.6403024" calcext:value-type="float">
            <text:p>0.6403024</text:p>
          </table:table-cell>
          <table:table-cell office:value-type="float" office:value="0.05013471" calcext:value-type="float">
            <text:p>5.01E-02</text:p>
          </table:table-cell>
        </table:table-row>
        <table:table-row table:style-name="ro1">
          <table:table-cell office:value-type="float" office:value="0.6237101" calcext:value-type="float">
            <text:p>0.6237101</text:p>
          </table:table-cell>
          <table:table-cell office:value-type="float" office:value="0.05194969" calcext:value-type="float">
            <text:p>5.19E-02</text:p>
          </table:table-cell>
        </table:table-row>
        <table:table-row table:style-name="ro1">
          <table:table-cell office:value-type="float" office:value="0.6071252" calcext:value-type="float">
            <text:p>0.6071252</text:p>
          </table:table-cell>
          <table:table-cell office:value-type="float" office:value="0.05372031" calcext:value-type="float">
            <text:p>5.37E-02</text:p>
          </table:table-cell>
        </table:table-row>
        <table:table-row table:style-name="ro1">
          <table:table-cell office:value-type="float" office:value="0.5905491" calcext:value-type="float">
            <text:p>0.5905491</text:p>
          </table:table-cell>
          <table:table-cell office:value-type="float" office:value="0.05544488" calcext:value-type="float">
            <text:p>5.54E-02</text:p>
          </table:table-cell>
        </table:table-row>
        <table:table-row table:style-name="ro1">
          <table:table-cell office:value-type="float" office:value="0.5739833" calcext:value-type="float">
            <text:p>0.5739833</text:p>
          </table:table-cell>
          <table:table-cell office:value-type="float" office:value="0.05712156" calcext:value-type="float">
            <text:p>5.71E-02</text:p>
          </table:table-cell>
        </table:table-row>
        <table:table-row table:style-name="ro1">
          <table:table-cell office:value-type="float" office:value="0.557429" calcext:value-type="float">
            <text:p>0.557429</text:p>
          </table:table-cell>
          <table:table-cell office:value-type="float" office:value="0.05874836" calcext:value-type="float">
            <text:p>5.87E-02</text:p>
          </table:table-cell>
        </table:table-row>
        <table:table-row table:style-name="ro1">
          <table:table-cell office:value-type="float" office:value="0.5408879" calcext:value-type="float">
            <text:p>0.5408879</text:p>
          </table:table-cell>
          <table:table-cell office:value-type="float" office:value="0.06032307" calcext:value-type="float">
            <text:p>6.03E-02</text:p>
          </table:table-cell>
        </table:table-row>
        <table:table-row table:style-name="ro1">
          <table:table-cell office:value-type="float" office:value="0.5243617" calcext:value-type="float">
            <text:p>0.5243617</text:p>
          </table:table-cell>
          <table:table-cell office:value-type="float" office:value="0.06184332" calcext:value-type="float">
            <text:p>6.18E-02</text:p>
          </table:table-cell>
        </table:table-row>
        <table:table-row table:style-name="ro1">
          <table:table-cell office:value-type="float" office:value="0.5078518" calcext:value-type="float">
            <text:p>0.5078518</text:p>
          </table:table-cell>
          <table:table-cell office:value-type="float" office:value="0.06330656" calcext:value-type="float">
            <text:p>6.33E-02</text:p>
          </table:table-cell>
        </table:table-row>
        <table:table-row table:style-name="ro1">
          <table:table-cell office:value-type="float" office:value="0.4913602" calcext:value-type="float">
            <text:p>0.4913602</text:p>
          </table:table-cell>
          <table:table-cell office:value-type="float" office:value="0.06471001" calcext:value-type="float">
            <text:p>6.47E-02</text:p>
          </table:table-cell>
        </table:table-row>
        <table:table-row table:style-name="ro1">
          <table:table-cell office:value-type="float" office:value="0.4748889" calcext:value-type="float">
            <text:p>0.4748889</text:p>
          </table:table-cell>
          <table:table-cell office:value-type="float" office:value="0.06605069" calcext:value-type="float">
            <text:p>6.61E-02</text:p>
          </table:table-cell>
        </table:table-row>
        <table:table-row table:style-name="ro1">
          <table:table-cell office:value-type="float" office:value="0.4584397" calcext:value-type="float">
            <text:p>0.4584397</text:p>
          </table:table-cell>
          <table:table-cell office:value-type="float" office:value="0.06732546" calcext:value-type="float">
            <text:p>6.73E-02</text:p>
          </table:table-cell>
        </table:table-row>
        <table:table-row table:style-name="ro1">
          <table:table-cell office:value-type="float" office:value="0.4420149" calcext:value-type="float">
            <text:p>0.4420149</text:p>
          </table:table-cell>
          <table:table-cell office:value-type="float" office:value="0.06853087" calcext:value-type="float">
            <text:p>6.85E-02</text:p>
          </table:table-cell>
        </table:table-row>
        <table:table-row table:style-name="ro1">
          <table:table-cell office:value-type="float" office:value="0.4256169" calcext:value-type="float">
            <text:p>0.4256169</text:p>
          </table:table-cell>
          <table:table-cell office:value-type="float" office:value="0.06966327" calcext:value-type="float">
            <text:p>6.97E-02</text:p>
          </table:table-cell>
        </table:table-row>
        <table:table-row table:style-name="ro1">
          <table:table-cell office:value-type="float" office:value="0.4092482" calcext:value-type="float">
            <text:p>0.4092482</text:p>
          </table:table-cell>
          <table:table-cell office:value-type="float" office:value="0.0707188" calcext:value-type="float">
            <text:p>7.07E-02</text:p>
          </table:table-cell>
        </table:table-row>
        <table:table-row table:style-name="ro1">
          <table:table-cell office:value-type="float" office:value="0.3929117" calcext:value-type="float">
            <text:p>0.3929117</text:p>
          </table:table-cell>
          <table:table-cell office:value-type="float" office:value="0.07169325" calcext:value-type="float">
            <text:p>7.17E-02</text:p>
          </table:table-cell>
        </table:table-row>
        <table:table-row table:style-name="ro1">
          <table:table-cell office:value-type="float" office:value="0.3766105" calcext:value-type="float">
            <text:p>0.3766105</text:p>
          </table:table-cell>
          <table:table-cell office:value-type="float" office:value="0.07258219" calcext:value-type="float">
            <text:p>7.26E-02</text:p>
          </table:table-cell>
        </table:table-row>
        <table:table-row table:style-name="ro1">
          <table:table-cell office:value-type="float" office:value="0.3603484" calcext:value-type="float">
            <text:p>0.3603484</text:p>
          </table:table-cell>
          <table:table-cell office:value-type="float" office:value="0.07338084" calcext:value-type="float">
            <text:p>7.34E-02</text:p>
          </table:table-cell>
        </table:table-row>
        <table:table-row table:style-name="ro1">
          <table:table-cell office:value-type="float" office:value="0.3441293" calcext:value-type="float">
            <text:p>0.3441293</text:p>
          </table:table-cell>
          <table:table-cell office:value-type="float" office:value="0.07408413" calcext:value-type="float">
            <text:p>7.41E-02</text:p>
          </table:table-cell>
        </table:table-row>
        <table:table-row table:style-name="ro1">
          <table:table-cell office:value-type="float" office:value="0.3279577" calcext:value-type="float">
            <text:p>0.3279577</text:p>
          </table:table-cell>
          <table:table-cell office:value-type="float" office:value="0.07468662" calcext:value-type="float">
            <text:p>7.47E-02</text:p>
          </table:table-cell>
        </table:table-row>
        <table:table-row table:style-name="ro1">
          <table:table-cell office:value-type="float" office:value="0.3118392" calcext:value-type="float">
            <text:p>0.3118392</text:p>
          </table:table-cell>
          <table:table-cell office:value-type="float" office:value="0.07518247" calcext:value-type="float">
            <text:p>7.52E-02</text:p>
          </table:table-cell>
        </table:table-row>
        <table:table-row table:style-name="ro1">
          <table:table-cell office:value-type="float" office:value="0.2957804" calcext:value-type="float">
            <text:p>0.2957804</text:p>
          </table:table-cell>
          <table:table-cell office:value-type="float" office:value="0.07556543" calcext:value-type="float">
            <text:p>7.56E-02</text:p>
          </table:table-cell>
        </table:table-row>
        <table:table-row table:style-name="ro1">
          <table:table-cell office:value-type="float" office:value="0.2797899" calcext:value-type="float">
            <text:p>0.2797899</text:p>
          </table:table-cell>
          <table:table-cell office:value-type="float" office:value="0.07582886" calcext:value-type="float">
            <text:p>7.58E-02</text:p>
          </table:table-cell>
        </table:table-row>
        <table:table-row table:style-name="ro1">
          <table:table-cell office:value-type="float" office:value="0.2638788" calcext:value-type="float">
            <text:p>0.2638788</text:p>
          </table:table-cell>
          <table:table-cell office:value-type="float" office:value="0.0759656" calcext:value-type="float">
            <text:p>7.60E-02</text:p>
          </table:table-cell>
        </table:table-row>
        <table:table-row table:style-name="ro1">
          <table:table-cell office:value-type="float" office:value="0.2480637" calcext:value-type="float">
            <text:p>0.2480637</text:p>
          </table:table-cell>
          <table:table-cell office:value-type="float" office:value="0.07596815" calcext:value-type="float">
            <text:p>7.60E-02</text:p>
          </table:table-cell>
        </table:table-row>
        <table:table-row table:style-name="ro1">
          <table:table-cell office:value-type="float" office:value="0.2323701" calcext:value-type="float">
            <text:p>0.2323701</text:p>
          </table:table-cell>
          <table:table-cell office:value-type="float" office:value="0.0758288" calcext:value-type="float">
            <text:p>7.58E-02</text:p>
          </table:table-cell>
        </table:table-row>
        <table:table-row table:style-name="ro1">
          <table:table-cell office:value-type="float" office:value="0.2168403" calcext:value-type="float">
            <text:p>0.2168403</text:p>
          </table:table-cell>
          <table:table-cell office:value-type="float" office:value="0.07554022" calcext:value-type="float">
            <text:p>7.55E-02</text:p>
          </table:table-cell>
        </table:table-row>
        <table:table-row table:style-name="ro1">
          <table:table-cell office:value-type="float" office:value="0.2015464" calcext:value-type="float">
            <text:p>0.2015464</text:p>
          </table:table-cell>
          <table:table-cell office:value-type="float" office:value="0.07509674" calcext:value-type="float">
            <text:p>7.51E-02</text:p>
          </table:table-cell>
        </table:table-row>
        <table:table-row table:style-name="ro1">
          <table:table-cell office:value-type="float" office:value="0.1866082" calcext:value-type="float">
            <text:p>0.1866082</text:p>
          </table:table-cell>
          <table:table-cell office:value-type="float" office:value="0.07448623" calcext:value-type="float">
            <text:p>7.45E-02</text:p>
          </table:table-cell>
        </table:table-row>
        <table:table-row table:style-name="ro1">
          <table:table-cell office:value-type="float" office:value="0.1721198" calcext:value-type="float">
            <text:p>0.1721198</text:p>
          </table:table-cell>
          <table:table-cell office:value-type="float" office:value="0.0736681" calcext:value-type="float">
            <text:p>7.37E-02</text:p>
          </table:table-cell>
        </table:table-row>
        <table:table-row table:style-name="ro1">
          <table:table-cell office:value-type="float" office:value="0.1581135" calcext:value-type="float">
            <text:p>0.1581135</text:p>
          </table:table-cell>
          <table:table-cell office:value-type="float" office:value="0.07260307" calcext:value-type="float">
            <text:p>7.26E-02</text:p>
          </table:table-cell>
        </table:table-row>
        <table:table-row table:style-name="ro1">
          <table:table-cell office:value-type="float" office:value="0.1445979" calcext:value-type="float">
            <text:p>0.1445979</text:p>
          </table:table-cell>
          <table:table-cell office:value-type="float" office:value="0.0712605" calcext:value-type="float">
            <text:p>7.13E-02</text:p>
          </table:table-cell>
        </table:table-row>
        <table:table-row table:style-name="ro1">
          <table:table-cell office:value-type="float" office:value="0.1315766" calcext:value-type="float">
            <text:p>0.1315766</text:p>
          </table:table-cell>
          <table:table-cell office:value-type="float" office:value="0.06961785" calcext:value-type="float">
            <text:p>6.96E-02</text:p>
          </table:table-cell>
        </table:table-row>
        <table:table-row table:style-name="ro1">
          <table:table-cell office:value-type="float" office:value="0.1190578" calcext:value-type="float">
            <text:p>0.1190578</text:p>
          </table:table-cell>
          <table:table-cell office:value-type="float" office:value="0.06766083" calcext:value-type="float">
            <text:p>6.77E-02</text:p>
          </table:table-cell>
        </table:table-row>
        <table:table-row table:style-name="ro1">
          <table:table-cell office:value-type="float" office:value="0.1070589" calcext:value-type="float">
            <text:p>0.1070589</text:p>
          </table:table-cell>
          <table:table-cell office:value-type="float" office:value="0.06538437" calcext:value-type="float">
            <text:p>6.54E-02</text:p>
          </table:table-cell>
        </table:table-row>
        <table:table-row table:style-name="ro1">
          <table:table-cell table:style-name="ce1" office:value-type="float" office:value="0.09561051" calcext:value-type="float">
            <text:p>9.56E-02</text:p>
          </table:table-cell>
          <table:table-cell office:value-type="float" office:value="0.06279445" calcext:value-type="float">
            <text:p>6.28E-02</text:p>
          </table:table-cell>
        </table:table-row>
        <table:table-row table:style-name="ro1">
          <table:table-cell table:style-name="ce1" office:value-type="float" office:value="0.08475776" calcext:value-type="float">
            <text:p>8.48E-02</text:p>
          </table:table-cell>
          <table:table-cell office:value-type="float" office:value="0.05991077" calcext:value-type="float">
            <text:p>5.99E-02</text:p>
          </table:table-cell>
        </table:table-row>
        <table:table-row table:style-name="ro1">
          <table:table-cell table:style-name="ce1" office:value-type="float" office:value="0.07455947" calcext:value-type="float">
            <text:p>7.46E-02</text:p>
          </table:table-cell>
          <table:table-cell office:value-type="float" office:value="0.05676923" calcext:value-type="float">
            <text:p>5.68E-02</text:p>
          </table:table-cell>
        </table:table-row>
        <table:table-row table:style-name="ro1">
          <table:table-cell table:style-name="ce1" office:value-type="float" office:value="0.06508215" calcext:value-type="float">
            <text:p>6.51E-02</text:p>
          </table:table-cell>
          <table:table-cell office:value-type="float" office:value="0.05342314" calcext:value-type="float">
            <text:p>5.34E-02</text:p>
          </table:table-cell>
        </table:table-row>
        <table:table-row table:style-name="ro1">
          <table:table-cell table:style-name="ce1" office:value-type="float" office:value="0.05638906" calcext:value-type="float">
            <text:p>5.64E-02</text:p>
          </table:table-cell>
          <table:table-cell office:value-type="float" office:value="0.04994093" calcext:value-type="float">
            <text:p>4.99E-02</text:p>
          </table:table-cell>
        </table:table-row>
        <table:table-row table:style-name="ro1">
          <table:table-cell table:style-name="ce1" office:value-type="float" office:value="0.04852568" calcext:value-type="float">
            <text:p>4.85E-02</text:p>
          </table:table-cell>
          <table:table-cell office:value-type="float" office:value="0.0463994" calcext:value-type="float">
            <text:p>4.64E-02</text:p>
          </table:table-cell>
        </table:table-row>
        <table:table-row table:style-name="ro1">
          <table:table-cell table:style-name="ce1" office:value-type="float" office:value="0.0415068" calcext:value-type="float">
            <text:p>4.15E-02</text:p>
          </table:table-cell>
          <table:table-cell office:value-type="float" office:value="0.04287331" calcext:value-type="float">
            <text:p>4.29E-02</text:p>
          </table:table-cell>
        </table:table-row>
        <table:table-row table:style-name="ro1">
          <table:table-cell table:style-name="ce1" office:value-type="float" office:value="0.03531175" calcext:value-type="float">
            <text:p>3.53E-02</text:p>
          </table:table-cell>
          <table:table-cell office:value-type="float" office:value="0.03942543" calcext:value-type="float">
            <text:p>3.94E-02</text:p>
          </table:table-cell>
        </table:table-row>
        <table:table-row table:style-name="ro1">
          <table:table-cell table:style-name="ce1" office:value-type="float" office:value="0.02988844" calcext:value-type="float">
            <text:p>2.99E-02</text:p>
          </table:table-cell>
          <table:table-cell office:value-type="float" office:value="0.03610004" calcext:value-type="float">
            <text:p>3.61E-02</text:p>
          </table:table-cell>
        </table:table-row>
        <table:table-row table:style-name="ro1">
          <table:table-cell table:style-name="ce1" office:value-type="float" office:value="0.02516493" calcext:value-type="float">
            <text:p>2.52E-02</text:p>
          </table:table-cell>
          <table:table-cell office:value-type="float" office:value="0.03292247" calcext:value-type="float">
            <text:p>3.29E-02</text:p>
          </table:table-cell>
        </table:table-row>
        <table:table-row table:style-name="ro1">
          <table:table-cell table:style-name="ce1" office:value-type="float" office:value="0.02106094" calcext:value-type="float">
            <text:p>2.11E-02</text:p>
          </table:table-cell>
          <table:table-cell office:value-type="float" office:value="0.02990174" calcext:value-type="float">
            <text:p>2.99E-02</text:p>
          </table:table-cell>
        </table:table-row>
        <table:table-row table:style-name="ro1">
          <table:table-cell table:style-name="ce1" office:value-type="float" office:value="0.01749766" calcext:value-type="float">
            <text:p>1.75E-02</text:p>
          </table:table-cell>
          <table:table-cell office:value-type="float" office:value="0.02703547" calcext:value-type="float">
            <text:p>2.70E-02</text:p>
          </table:table-cell>
        </table:table-row>
        <table:table-row table:style-name="ro1">
          <table:table-cell table:style-name="ce1" office:value-type="float" office:value="0.0144034" calcext:value-type="float">
            <text:p>1.44E-02</text:p>
          </table:table-cell>
          <table:table-cell office:value-type="float" office:value="0.02431419" calcext:value-type="float">
            <text:p>2.43E-02</text:p>
          </table:table-cell>
        </table:table-row>
        <table:table-row table:style-name="ro1">
          <table:table-cell table:style-name="ce1" office:value-type="float" office:value="0.01171639" calcext:value-type="float">
            <text:p>1.17E-02</text:p>
          </table:table-cell>
          <table:table-cell office:value-type="float" office:value="0.02172482" calcext:value-type="float">
            <text:p>2.17E-02</text:p>
          </table:table-cell>
        </table:table-row>
        <table:table-row table:style-name="ro1">
          <table:table-cell table:style-name="ce1" office:value-type="float" office:value="0.009385132" calcext:value-type="float">
            <text:p>9.39E-03</text:p>
          </table:table-cell>
          <table:table-cell office:value-type="float" office:value="0.01925286" calcext:value-type="float">
            <text:p>1.93E-02</text:p>
          </table:table-cell>
        </table:table-row>
        <table:table-row table:style-name="ro1">
          <table:table-cell table:style-name="ce1" office:value-type="float" office:value="0.00736796" calcext:value-type="float">
            <text:p>7.37E-03</text:p>
          </table:table-cell>
          <table:table-cell office:value-type="float" office:value="0.01688379" calcext:value-type="float">
            <text:p>1.69E-02</text:p>
          </table:table-cell>
        </table:table-row>
        <table:table-row table:style-name="ro1">
          <table:table-cell table:style-name="ce1" office:value-type="float" office:value="0.005632236" calcext:value-type="float">
            <text:p>5.63E-03</text:p>
          </table:table-cell>
          <table:table-cell office:value-type="float" office:value="0.01460418" calcext:value-type="float">
            <text:p>1.46E-02</text:p>
          </table:table-cell>
        </table:table-row>
        <table:table-row table:style-name="ro1">
          <table:table-cell table:style-name="ce1" office:value-type="float" office:value="0.004152998" calcext:value-type="float">
            <text:p>4.15E-03</text:p>
          </table:table-cell>
          <table:table-cell office:value-type="float" office:value="0.01240178" calcext:value-type="float">
            <text:p>1.24E-02</text:p>
          </table:table-cell>
        </table:table-row>
        <table:table-row table:style-name="ro1">
          <table:table-cell table:style-name="ce1" office:value-type="float" office:value="0.0029123" calcext:value-type="float">
            <text:p>2.91E-03</text:p>
          </table:table-cell>
          <table:table-cell office:value-type="float" office:value="0.01026637" calcext:value-type="float">
            <text:p>1.03E-02</text:p>
          </table:table-cell>
        </table:table-row>
        <table:table-row table:style-name="ro1">
          <table:table-cell table:style-name="ce1" office:value-type="float" office:value="0.001898161" calcext:value-type="float">
            <text:p>1.90E-03</text:p>
          </table:table-cell>
          <table:table-cell office:value-type="float" office:value="0.008190222" calcext:value-type="float">
            <text:p>8.19E-03</text:p>
          </table:table-cell>
        </table:table-row>
        <table:table-row table:style-name="ro1">
          <table:table-cell table:style-name="ce1" office:value-type="float" office:value="0.001103224" calcext:value-type="float">
            <text:p>1.10E-03</text:p>
          </table:table-cell>
          <table:table-cell office:value-type="float" office:value="0.00616784" calcext:value-type="float">
            <text:p>6.17E-03</text:p>
          </table:table-cell>
        </table:table-row>
        <table:table-row table:style-name="ro1">
          <table:table-cell table:style-name="ce1" office:value-type="float" office:value="0.0005244295" calcext:value-type="float">
            <text:p>5.24E-04</text:p>
          </table:table-cell>
          <table:table-cell office:value-type="float" office:value="0.004199334" calcext:value-type="float">
            <text:p>4.20E-03</text:p>
          </table:table-cell>
        </table:table-row>
        <table:table-row table:style-name="ro1">
          <table:table-cell table:style-name="ce1" office:value-type="float" office:value="0.0001590785" calcext:value-type="float">
            <text:p>1.59E-04</text:p>
          </table:table-cell>
          <table:table-cell office:value-type="float" office:value="0.002283302" calcext:value-type="float">
            <text:p>2.28E-03</text:p>
          </table:table-cell>
        </table:table-row>
        <table:table-row table:style-name="ro1">
          <table:table-cell table:style-name="ce1" office:value-type="float" office:value="0.000006074579" calcext:value-type="float">
            <text:p>6.07E-06</text:p>
          </table:table-cell>
          <table:table-cell office:value-type="float" office:value="0.0004398833" calcext:value-type="float">
            <text:p>4.40E-04</text:p>
          </table:table-cell>
        </table:table-row>
        <table:table-row table:style-name="ro1">
          <table:table-cell table:style-name="ce1" office:value-type="float" office:value="0.00006066306" calcext:value-type="float">
            <text:p>6.07E-05</text:p>
          </table:table-cell>
          <table:table-cell office:value-type="float" office:value="-0.001364278" calcext:value-type="float">
            <text:p>-1.36E-03</text:p>
          </table:table-cell>
        </table:table-row>
        <table:table-row table:style-name="ro1">
          <table:table-cell table:style-name="ce1" office:value-type="float" office:value="0.0003508667" calcext:value-type="float">
            <text:p>3.51E-04</text:p>
          </table:table-cell>
          <table:table-cell office:value-type="float" office:value="-0.003203239" calcext:value-type="float">
            <text:p>-3.20E-03</text:p>
          </table:table-cell>
        </table:table-row>
        <table:table-row table:style-name="ro1">
          <table:table-cell table:style-name="ce1" office:value-type="float" office:value="0.0009145022" calcext:value-type="float">
            <text:p>9.15E-04</text:p>
          </table:table-cell>
          <table:table-cell office:value-type="float" office:value="-0.005039995" calcext:value-type="float">
            <text:p>-5.04E-03</text:p>
          </table:table-cell>
        </table:table-row>
        <table:table-row table:style-name="ro1">
          <table:table-cell table:style-name="ce1" office:value-type="float" office:value="0.001776649" calcext:value-type="float">
            <text:p>1.78E-03</text:p>
          </table:table-cell>
          <table:table-cell office:value-type="float" office:value="-0.006836668" calcext:value-type="float">
            <text:p>-6.84E-03</text:p>
          </table:table-cell>
        </table:table-row>
        <table:table-row table:style-name="ro1">
          <table:table-cell table:style-name="ce1" office:value-type="float" office:value="0.002944126" calcext:value-type="float">
            <text:p>2.94E-03</text:p>
          </table:table-cell>
          <table:table-cell office:value-type="float" office:value="-0.008557148" calcext:value-type="float">
            <text:p>-8.56E-03</text:p>
          </table:table-cell>
        </table:table-row>
        <table:table-row table:style-name="ro1">
          <table:table-cell table:style-name="ce1" office:value-type="float" office:value="0.004409141" calcext:value-type="float">
            <text:p>4.41E-03</text:p>
          </table:table-cell>
          <table:table-cell office:value-type="float" office:value="-0.01017734" calcext:value-type="float">
            <text:p>-1.02E-02</text:p>
          </table:table-cell>
        </table:table-row>
        <table:table-row table:style-name="ro1">
          <table:table-cell table:style-name="ce1" office:value-type="float" office:value="0.006158988" calcext:value-type="float">
            <text:p>6.16E-03</text:p>
          </table:table-cell>
          <table:table-cell office:value-type="float" office:value="-0.01168836" calcext:value-type="float">
            <text:p>-1.17E-02</text:p>
          </table:table-cell>
        </table:table-row>
        <table:table-row table:style-name="ro1">
          <table:table-cell table:style-name="ce1" office:value-type="float" office:value="0.008185395" calcext:value-type="float">
            <text:p>8.19E-03</text:p>
          </table:table-cell>
          <table:table-cell office:value-type="float" office:value="-0.0130936" calcext:value-type="float">
            <text:p>-1.31E-02</text:p>
          </table:table-cell>
        </table:table-row>
        <table:table-row table:style-name="ro1">
          <table:table-cell table:style-name="ce1" office:value-type="float" office:value="0.01049089" calcext:value-type="float">
            <text:p>1.05E-02</text:p>
          </table:table-cell>
          <table:table-cell office:value-type="float" office:value="-0.01440402" calcext:value-type="float">
            <text:p>-1.44E-02</text:p>
          </table:table-cell>
        </table:table-row>
        <table:table-row table:style-name="ro1">
          <table:table-cell table:style-name="ce1" office:value-type="float" office:value="0.01309095" calcext:value-type="float">
            <text:p>1.31E-02</text:p>
          </table:table-cell>
          <table:table-cell office:value-type="float" office:value="-0.01563365" calcext:value-type="float">
            <text:p>-1.56E-02</text:p>
          </table:table-cell>
        </table:table-row>
        <table:table-row table:style-name="ro1">
          <table:table-cell table:style-name="ce1" office:value-type="float" office:value="0.01601627" calcext:value-type="float">
            <text:p>1.60E-02</text:p>
          </table:table-cell>
          <table:table-cell office:value-type="float" office:value="-0.01679756" calcext:value-type="float">
            <text:p>-1.68E-02</text:p>
          </table:table-cell>
        </table:table-row>
        <table:table-row table:style-name="ro1">
          <table:table-cell table:style-name="ce1" office:value-type="float" office:value="0.01931426" calcext:value-type="float">
            <text:p>1.93E-02</text:p>
          </table:table-cell>
          <table:table-cell office:value-type="float" office:value="-0.01791059" calcext:value-type="float">
            <text:p>-1.79E-02</text:p>
          </table:table-cell>
        </table:table-row>
        <table:table-row table:style-name="ro1">
          <table:table-cell table:style-name="ce1" office:value-type="float" office:value="0.02305255" calcext:value-type="float">
            <text:p>2.31E-02</text:p>
          </table:table-cell>
          <table:table-cell office:value-type="float" office:value="-0.01898735" calcext:value-type="float">
            <text:p>-1.90E-02</text:p>
          </table:table-cell>
        </table:table-row>
        <table:table-row table:style-name="ro1">
          <table:table-cell table:style-name="ce1" office:value-type="float" office:value="0.02732532" calcext:value-type="float">
            <text:p>2.73E-02</text:p>
          </table:table-cell>
          <table:table-cell office:value-type="float" office:value="-0.0200429" calcext:value-type="float">
            <text:p>-2.00E-02</text:p>
          </table:table-cell>
        </table:table-row>
        <table:table-row table:style-name="ro1">
          <table:table-cell table:style-name="ce1" office:value-type="float" office:value="0.03225979" calcext:value-type="float">
            <text:p>3.23E-02</text:p>
          </table:table-cell>
          <table:table-cell office:value-type="float" office:value="-0.02109318" calcext:value-type="float">
            <text:p>-2.11E-02</text:p>
          </table:table-cell>
        </table:table-row>
        <table:table-row table:style-name="ro1">
          <table:table-cell table:style-name="ce1" office:value-type="float" office:value="0.03802646" calcext:value-type="float">
            <text:p>3.80E-02</text:p>
          </table:table-cell>
          <table:table-cell office:value-type="float" office:value="-0.0221561" calcext:value-type="float">
            <text:p>-2.22E-02</text:p>
          </table:table-cell>
        </table:table-row>
        <table:table-row table:style-name="ro1">
          <table:table-cell table:style-name="ce1" office:value-type="float" office:value="0.04484712" calcext:value-type="float">
            <text:p>4.48E-02</text:p>
          </table:table-cell>
          <table:table-cell office:value-type="float" office:value="-0.02325281" calcext:value-type="float">
            <text:p>-2.33E-02</text:p>
          </table:table-cell>
        </table:table-row>
        <table:table-row table:style-name="ro1">
          <table:table-cell table:style-name="ce1" office:value-type="float" office:value="0.05299175" calcext:value-type="float">
            <text:p>5.30E-02</text:p>
          </table:table-cell>
          <table:table-cell office:value-type="float" office:value="-0.02440827" calcext:value-type="float">
            <text:p>-2.44E-02</text:p>
          </table:table-cell>
        </table:table-row>
        <table:table-row table:style-name="ro1">
          <table:table-cell table:style-name="ce1" office:value-type="float" office:value="0.06274139" calcext:value-type="float">
            <text:p>6.27E-02</text:p>
          </table:table-cell>
          <table:table-cell office:value-type="float" office:value="-0.02565011" calcext:value-type="float">
            <text:p>-2.57E-02</text:p>
          </table:table-cell>
        </table:table-row>
        <table:table-row table:style-name="ro1">
          <table:table-cell table:style-name="ce1" office:value-type="float" office:value="0.07429075" calcext:value-type="float">
            <text:p>7.43E-02</text:p>
          </table:table-cell>
          <table:table-cell office:value-type="float" office:value="-0.02700335" calcext:value-type="float">
            <text:p>-2.70E-02</text:p>
          </table:table-cell>
        </table:table-row>
        <table:table-row table:style-name="ro1">
          <table:table-cell table:style-name="ce1" office:value-type="float" office:value="0.08760561" calcext:value-type="float">
            <text:p>8.76E-02</text:p>
          </table:table-cell>
          <table:table-cell office:value-type="float" office:value="-0.02847981" calcext:value-type="float">
            <text:p>-2.85E-02</text:p>
          </table:table-cell>
        </table:table-row>
        <table:table-row table:style-name="ro1">
          <table:table-cell office:value-type="float" office:value="0.1023575" calcext:value-type="float">
            <text:p>0.1023575</text:p>
          </table:table-cell>
          <table:table-cell office:value-type="float" office:value="-0.03006822" calcext:value-type="float">
            <text:p>-3.01E-02</text:p>
          </table:table-cell>
        </table:table-row>
        <table:table-row table:style-name="ro1">
          <table:table-cell office:value-type="float" office:value="0.1180431" calcext:value-type="float">
            <text:p>0.1180431</text:p>
          </table:table-cell>
          <table:table-cell office:value-type="float" office:value="-0.03173456" calcext:value-type="float">
            <text:p>-3.17E-02</text:p>
          </table:table-cell>
        </table:table-row>
        <table:table-row table:style-name="ro1">
          <table:table-cell office:value-type="float" office:value="0.1341853" calcext:value-type="float">
            <text:p>0.1341853</text:p>
          </table:table-cell>
          <table:table-cell office:value-type="float" office:value="-0.03343188" calcext:value-type="float">
            <text:p>-3.34E-02</text:p>
          </table:table-cell>
        </table:table-row>
        <table:table-row table:style-name="ro1">
          <table:table-cell office:value-type="float" office:value="0.150445" calcext:value-type="float">
            <text:p>0.150445</text:p>
          </table:table-cell>
          <table:table-cell office:value-type="float" office:value="-0.03511047" calcext:value-type="float">
            <text:p>-3.51E-02</text:p>
          </table:table-cell>
        </table:table-row>
        <table:table-row table:style-name="ro1">
          <table:table-cell office:value-type="float" office:value="0.1666255" calcext:value-type="float">
            <text:p>0.1666255</text:p>
          </table:table-cell>
          <table:table-cell office:value-type="float" office:value="-0.03672323" calcext:value-type="float">
            <text:p>-3.67E-02</text:p>
          </table:table-cell>
        </table:table-row>
        <table:table-row table:style-name="ro1">
          <table:table-cell office:value-type="float" office:value="0.1826368" calcext:value-type="float">
            <text:p>0.1826368</text:p>
          </table:table-cell>
          <table:table-cell office:value-type="float" office:value="-0.03822752" calcext:value-type="float">
            <text:p>-3.82E-02</text:p>
          </table:table-cell>
        </table:table-row>
        <table:table-row table:style-name="ro1">
          <table:table-cell office:value-type="float" office:value="0.1984688" calcext:value-type="float">
            <text:p>0.1984688</text:p>
          </table:table-cell>
          <table:table-cell office:value-type="float" office:value="-0.03958544" calcext:value-type="float">
            <text:p>-3.96E-02</text:p>
          </table:table-cell>
        </table:table-row>
        <table:table-row table:style-name="ro1">
          <table:table-cell office:value-type="float" office:value="0.2141921" calcext:value-type="float">
            <text:p>0.2141921</text:p>
          </table:table-cell>
          <table:table-cell office:value-type="float" office:value="-0.04076777" calcext:value-type="float">
            <text:p>-4.08E-02</text:p>
          </table:table-cell>
        </table:table-row>
        <table:table-row table:style-name="ro1">
          <table:table-cell office:value-type="float" office:value="0.2299152" calcext:value-type="float">
            <text:p>0.2299152</text:p>
          </table:table-cell>
          <table:table-cell office:value-type="float" office:value="-0.04178058" calcext:value-type="float">
            <text:p>-4.18E-02</text:p>
          </table:table-cell>
        </table:table-row>
        <table:table-row table:style-name="ro1">
          <table:table-cell office:value-type="float" office:value="0.2456895" calcext:value-type="float">
            <text:p>0.2456895</text:p>
          </table:table-cell>
          <table:table-cell office:value-type="float" office:value="-0.04264023" calcext:value-type="float">
            <text:p>-4.26E-02</text:p>
          </table:table-cell>
        </table:table-row>
        <table:table-row table:style-name="ro1">
          <table:table-cell office:value-type="float" office:value="0.2615335" calcext:value-type="float">
            <text:p>0.2615335</text:p>
          </table:table-cell>
          <table:table-cell office:value-type="float" office:value="-0.04335823" calcext:value-type="float">
            <text:p>-4.34E-02</text:p>
          </table:table-cell>
        </table:table-row>
        <table:table-row table:style-name="ro1">
          <table:table-cell office:value-type="float" office:value="0.2774512" calcext:value-type="float">
            <text:p>0.2774512</text:p>
          </table:table-cell>
          <table:table-cell office:value-type="float" office:value="-0.04394367" calcext:value-type="float">
            <text:p>-4.39E-02</text:p>
          </table:table-cell>
        </table:table-row>
        <table:table-row table:style-name="ro1">
          <table:table-cell office:value-type="float" office:value="0.2934406" calcext:value-type="float">
            <text:p>0.2934406</text:p>
          </table:table-cell>
          <table:table-cell office:value-type="float" office:value="-0.04440441" calcext:value-type="float">
            <text:p>-4.44E-02</text:p>
          </table:table-cell>
        </table:table-row>
        <table:table-row table:style-name="ro1">
          <table:table-cell office:value-type="float" office:value="0.3094969" calcext:value-type="float">
            <text:p>0.3094969</text:p>
          </table:table-cell>
          <table:table-cell office:value-type="float" office:value="-0.04474746" calcext:value-type="float">
            <text:p>-4.47E-02</text:p>
          </table:table-cell>
        </table:table-row>
        <table:table-row table:style-name="ro1">
          <table:table-cell office:value-type="float" office:value="0.3256148" calcext:value-type="float">
            <text:p>0.3256148</text:p>
          </table:table-cell>
          <table:table-cell office:value-type="float" office:value="-0.04497928" calcext:value-type="float">
            <text:p>-4.50E-02</text:p>
          </table:table-cell>
        </table:table-row>
        <table:table-row table:style-name="ro1">
          <table:table-cell office:value-type="float" office:value="0.3417893" calcext:value-type="float">
            <text:p>0.3417893</text:p>
          </table:table-cell>
          <table:table-cell office:value-type="float" office:value="-0.04510589" calcext:value-type="float">
            <text:p>-4.51E-02</text:p>
          </table:table-cell>
        </table:table-row>
        <table:table-row table:style-name="ro1">
          <table:table-cell office:value-type="float" office:value="0.3580152" calcext:value-type="float">
            <text:p>0.3580152</text:p>
          </table:table-cell>
          <table:table-cell office:value-type="float" office:value="-0.04513288" calcext:value-type="float">
            <text:p>-4.51E-02</text:p>
          </table:table-cell>
        </table:table-row>
        <table:table-row table:style-name="ro1">
          <table:table-cell office:value-type="float" office:value="0.3742883" calcext:value-type="float">
            <text:p>0.3742883</text:p>
          </table:table-cell>
          <table:table-cell office:value-type="float" office:value="-0.04506548" calcext:value-type="float">
            <text:p>-4.51E-02</text:p>
          </table:table-cell>
        </table:table-row>
        <table:table-row table:style-name="ro1">
          <table:table-cell office:value-type="float" office:value="0.3906042" calcext:value-type="float">
            <text:p>0.3906042</text:p>
          </table:table-cell>
          <table:table-cell office:value-type="float" office:value="-0.04490863" calcext:value-type="float">
            <text:p>-4.49E-02</text:p>
          </table:table-cell>
        </table:table-row>
        <table:table-row table:style-name="ro1">
          <table:table-cell office:value-type="float" office:value="0.4069595" calcext:value-type="float">
            <text:p>0.4069595</text:p>
          </table:table-cell>
          <table:table-cell office:value-type="float" office:value="-0.04466692" calcext:value-type="float">
            <text:p>-4.47E-02</text:p>
          </table:table-cell>
        </table:table-row>
        <table:table-row table:style-name="ro1">
          <table:table-cell office:value-type="float" office:value="0.4233508" calcext:value-type="float">
            <text:p>0.4233508</text:p>
          </table:table-cell>
          <table:table-cell office:value-type="float" office:value="-0.04434467" calcext:value-type="float">
            <text:p>-4.43E-02</text:p>
          </table:table-cell>
        </table:table-row>
        <table:table-row table:style-name="ro1">
          <table:table-cell office:value-type="float" office:value="0.439775" calcext:value-type="float">
            <text:p>0.439775</text:p>
          </table:table-cell>
          <table:table-cell office:value-type="float" office:value="-0.04394596" calcext:value-type="float">
            <text:p>-4.39E-02</text:p>
          </table:table-cell>
        </table:table-row>
        <table:table-row table:style-name="ro1">
          <table:table-cell office:value-type="float" office:value="0.4562294" calcext:value-type="float">
            <text:p>0.4562294</text:p>
          </table:table-cell>
          <table:table-cell office:value-type="float" office:value="-0.04347456" calcext:value-type="float">
            <text:p>-4.35E-02</text:p>
          </table:table-cell>
        </table:table-row>
        <table:table-row table:style-name="ro1">
          <table:table-cell office:value-type="float" office:value="0.4727115" calcext:value-type="float">
            <text:p>0.4727115</text:p>
          </table:table-cell>
          <table:table-cell office:value-type="float" office:value="-0.04293406" calcext:value-type="float">
            <text:p>-4.29E-02</text:p>
          </table:table-cell>
        </table:table-row>
        <table:table-row table:style-name="ro1">
          <table:table-cell office:value-type="float" office:value="0.489219" calcext:value-type="float">
            <text:p>0.489219</text:p>
          </table:table-cell>
          <table:table-cell office:value-type="float" office:value="-0.04232777" calcext:value-type="float">
            <text:p>-4.23E-02</text:p>
          </table:table-cell>
        </table:table-row>
        <table:table-row table:style-name="ro1">
          <table:table-cell office:value-type="float" office:value="0.5057495" calcext:value-type="float">
            <text:p>0.5057495</text:p>
          </table:table-cell>
          <table:table-cell office:value-type="float" office:value="-0.04165884" calcext:value-type="float">
            <text:p>-4.17E-02</text:p>
          </table:table-cell>
        </table:table-row>
        <table:table-row table:style-name="ro1">
          <table:table-cell office:value-type="float" office:value="0.5223011" calcext:value-type="float">
            <text:p>0.5223011</text:p>
          </table:table-cell>
          <table:table-cell office:value-type="float" office:value="-0.04093015" calcext:value-type="float">
            <text:p>-4.09E-02</text:p>
          </table:table-cell>
        </table:table-row>
        <table:table-row table:style-name="ro1">
          <table:table-cell office:value-type="float" office:value="0.5388721" calcext:value-type="float">
            <text:p>0.5388721</text:p>
          </table:table-cell>
          <table:table-cell office:value-type="float" office:value="-0.04014442" calcext:value-type="float">
            <text:p>-4.01E-02</text:p>
          </table:table-cell>
        </table:table-row>
        <table:table-row table:style-name="ro1">
          <table:table-cell office:value-type="float" office:value="0.5554604" calcext:value-type="float">
            <text:p>0.5554604</text:p>
          </table:table-cell>
          <table:table-cell office:value-type="float" office:value="-0.03930417" calcext:value-type="float">
            <text:p>-3.93E-02</text:p>
          </table:table-cell>
        </table:table-row>
        <table:table-row table:style-name="ro1">
          <table:table-cell office:value-type="float" office:value="0.5720645" calcext:value-type="float">
            <text:p>0.5720645</text:p>
          </table:table-cell>
          <table:table-cell office:value-type="float" office:value="-0.03841172" calcext:value-type="float">
            <text:p>-3.84E-02</text:p>
          </table:table-cell>
        </table:table-row>
        <table:table-row table:style-name="ro1">
          <table:table-cell office:value-type="float" office:value="0.5886826" calcext:value-type="float">
            <text:p>0.5886826</text:p>
          </table:table-cell>
          <table:table-cell office:value-type="float" office:value="-0.03746922" calcext:value-type="float">
            <text:p>-3.75E-02</text:p>
          </table:table-cell>
        </table:table-row>
        <table:table-row table:style-name="ro1">
          <table:table-cell office:value-type="float" office:value="0.6053132" calcext:value-type="float">
            <text:p>0.6053132</text:p>
          </table:table-cell>
          <table:table-cell office:value-type="float" office:value="-0.03647863" calcext:value-type="float">
            <text:p>-3.65E-02</text:p>
          </table:table-cell>
        </table:table-row>
        <table:table-row table:style-name="ro1">
          <table:table-cell office:value-type="float" office:value="0.6219547" calcext:value-type="float">
            <text:p>0.6219547</text:p>
          </table:table-cell>
          <table:table-cell office:value-type="float" office:value="-0.03544179" calcext:value-type="float">
            <text:p>-3.54E-02</text:p>
          </table:table-cell>
        </table:table-row>
        <table:table-row table:style-name="ro1">
          <table:table-cell office:value-type="float" office:value="0.6386058" calcext:value-type="float">
            <text:p>0.6386058</text:p>
          </table:table-cell>
          <table:table-cell office:value-type="float" office:value="-0.0343603" calcext:value-type="float">
            <text:p>-3.44E-02</text:p>
          </table:table-cell>
        </table:table-row>
        <table:table-row table:style-name="ro1">
          <table:table-cell office:value-type="float" office:value="0.655265" calcext:value-type="float">
            <text:p>0.655265</text:p>
          </table:table-cell>
          <table:table-cell office:value-type="float" office:value="-0.03323564" calcext:value-type="float">
            <text:p>-3.32E-02</text:p>
          </table:table-cell>
        </table:table-row>
        <table:table-row table:style-name="ro1">
          <table:table-cell office:value-type="float" office:value="0.671931" calcext:value-type="float">
            <text:p>0.671931</text:p>
          </table:table-cell>
          <table:table-cell office:value-type="float" office:value="-0.03206914" calcext:value-type="float">
            <text:p>-3.21E-02</text:p>
          </table:table-cell>
        </table:table-row>
        <table:table-row table:style-name="ro1">
          <table:table-cell office:value-type="float" office:value="0.6886024" calcext:value-type="float">
            <text:p>0.6886024</text:p>
          </table:table-cell>
          <table:table-cell office:value-type="float" office:value="-0.03086194" calcext:value-type="float">
            <text:p>-3.09E-02</text:p>
          </table:table-cell>
        </table:table-row>
        <table:table-row table:style-name="ro1">
          <table:table-cell office:value-type="float" office:value="0.7052779" calcext:value-type="float">
            <text:p>0.7052779</text:p>
          </table:table-cell>
          <table:table-cell office:value-type="float" office:value="-0.02961505" calcext:value-type="float">
            <text:p>-2.96E-02</text:p>
          </table:table-cell>
        </table:table-row>
        <table:table-row table:style-name="ro1">
          <table:table-cell office:value-type="float" office:value="0.7219562" calcext:value-type="float">
            <text:p>0.7219562</text:p>
          </table:table-cell>
          <table:table-cell office:value-type="float" office:value="-0.02832935" calcext:value-type="float">
            <text:p>-2.83E-02</text:p>
          </table:table-cell>
        </table:table-row>
        <table:table-row table:style-name="ro1">
          <table:table-cell office:value-type="float" office:value="0.7386361" calcext:value-type="float">
            <text:p>0.7386361</text:p>
          </table:table-cell>
          <table:table-cell office:value-type="float" office:value="-0.02700553" calcext:value-type="float">
            <text:p>-2.70E-02</text:p>
          </table:table-cell>
        </table:table-row>
        <table:table-row table:style-name="ro1">
          <table:table-cell office:value-type="float" office:value="0.7553163" calcext:value-type="float">
            <text:p>0.7553163</text:p>
          </table:table-cell>
          <table:table-cell office:value-type="float" office:value="-0.02564416" calcext:value-type="float">
            <text:p>-2.56E-02</text:p>
          </table:table-cell>
        </table:table-row>
        <table:table-row table:style-name="ro1">
          <table:table-cell office:value-type="float" office:value="0.7719955" calcext:value-type="float">
            <text:p>0.7719955</text:p>
          </table:table-cell>
          <table:table-cell office:value-type="float" office:value="-0.02424568" calcext:value-type="float">
            <text:p>-2.42E-02</text:p>
          </table:table-cell>
        </table:table-row>
        <table:table-row table:style-name="ro1">
          <table:table-cell office:value-type="float" office:value="0.7886724" calcext:value-type="float">
            <text:p>0.7886724</text:p>
          </table:table-cell>
          <table:table-cell office:value-type="float" office:value="-0.02281039" calcext:value-type="float">
            <text:p>-2.28E-02</text:p>
          </table:table-cell>
        </table:table-row>
        <table:table-row table:style-name="ro1">
          <table:table-cell office:value-type="float" office:value="0.8053454" calcext:value-type="float">
            <text:p>0.8053454</text:p>
          </table:table-cell>
          <table:table-cell office:value-type="float" office:value="-0.02133849" calcext:value-type="float">
            <text:p>-2.13E-02</text:p>
          </table:table-cell>
        </table:table-row>
        <table:table-row table:style-name="ro1">
          <table:table-cell office:value-type="float" office:value="0.8220127" calcext:value-type="float">
            <text:p>0.8220127</text:p>
          </table:table-cell>
          <table:table-cell office:value-type="float" office:value="-0.01983004" calcext:value-type="float">
            <text:p>-1.98E-02</text:p>
          </table:table-cell>
        </table:table-row>
        <table:table-row table:style-name="ro1">
          <table:table-cell office:value-type="float" office:value="0.8386716" calcext:value-type="float">
            <text:p>0.8386716</text:p>
          </table:table-cell>
          <table:table-cell office:value-type="float" office:value="-0.01828511" calcext:value-type="float">
            <text:p>-1.83E-02</text:p>
          </table:table-cell>
        </table:table-row>
        <table:table-row table:style-name="ro1">
          <table:table-cell office:value-type="float" office:value="0.8553178" calcext:value-type="float">
            <text:p>0.8553178</text:p>
          </table:table-cell>
          <table:table-cell office:value-type="float" office:value="-0.01670376" calcext:value-type="float">
            <text:p>-1.67E-02</text:p>
          </table:table-cell>
        </table:table-row>
        <table:table-row table:style-name="ro1">
          <table:table-cell office:value-type="float" office:value="0.8719431" calcext:value-type="float">
            <text:p>0.8719431</text:p>
          </table:table-cell>
          <table:table-cell office:value-type="float" office:value="-0.01508638" calcext:value-type="float">
            <text:p>-1.51E-02</text:p>
          </table:table-cell>
        </table:table-row>
        <table:table-row table:style-name="ro1">
          <table:table-cell office:value-type="float" office:value="0.8885307" calcext:value-type="float">
            <text:p>0.8885307</text:p>
          </table:table-cell>
          <table:table-cell office:value-type="float" office:value="-0.01343413" calcext:value-type="float">
            <text:p>-1.34E-02</text:p>
          </table:table-cell>
        </table:table-row>
        <table:table-row table:style-name="ro1">
          <table:table-cell office:value-type="float" office:value="0.9050466" calcext:value-type="float">
            <text:p>0.9050466</text:p>
          </table:table-cell>
          <table:table-cell office:value-type="float" office:value="-0.01175001" calcext:value-type="float">
            <text:p>-1.18E-02</text:p>
          </table:table-cell>
        </table:table-row>
        <table:table-row table:style-name="ro1">
          <table:table-cell office:value-type="float" office:value="0.921419" calcext:value-type="float">
            <text:p>0.921419</text:p>
          </table:table-cell>
          <table:table-cell office:value-type="float" office:value="-0.01004123" calcext:value-type="float">
            <text:p>-1.00E-02</text:p>
          </table:table-cell>
        </table:table-row>
        <table:table-row table:style-name="ro1">
          <table:table-cell office:value-type="float" office:value="0.937503" calcext:value-type="float">
            <text:p>0.937503</text:p>
          </table:table-cell>
          <table:table-cell office:value-type="float" office:value="-0.008323473" calcext:value-type="float">
            <text:p>-8.32E-03</text:p>
          </table:table-cell>
        </table:table-row>
        <table:table-row table:style-name="ro1">
          <table:table-cell office:value-type="float" office:value="0.9530294" calcext:value-type="float">
            <text:p>0.9530294</text:p>
          </table:table-cell>
          <table:table-cell office:value-type="float" office:value="-0.006627549" calcext:value-type="float">
            <text:p>-6.63E-03</text:p>
          </table:table-cell>
        </table:table-row>
        <table:table-row table:style-name="ro1">
          <table:table-cell office:value-type="float" office:value="0.9675711" calcext:value-type="float">
            <text:p>0.9675711</text:p>
          </table:table-cell>
          <table:table-cell office:value-type="float" office:value="-0.005004616" calcext:value-type="float">
            <text:p>-5.00E-03</text:p>
          </table:table-cell>
        </table:table-row>
        <table:table-row table:style-name="ro1">
          <table:table-cell office:value-type="float" office:value="0.9806215" calcext:value-type="float">
            <text:p>0.9806215</text:p>
          </table:table-cell>
          <table:table-cell office:value-type="float" office:value="-0.003518872" calcext:value-type="float">
            <text:p>-3.52E-03</text:p>
          </table:table-cell>
        </table:table-row>
        <table:table-row table:style-name="ro1">
          <table:table-cell office:value-type="float" office:value="0.9918183" calcext:value-type="float">
            <text:p>0.9918183</text:p>
          </table:table-cell>
          <table:table-cell office:value-type="float" office:value="-0.002221512" calcext:value-type="float">
            <text:p>-2.22E-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1260008" calcext:value-type="float">
            <text:p>-1.26E-03</text:p>
          </table:table-cell>
        </table:table-row>
      </table:table>
      <table:named-expressions/>
      <table:database-ranges>
        <table:database-range table:name="__Anonymous_Sheet_DB__0" table:target-range-address="Vel1.H2:Vel1.I13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af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af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Bladsy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00/00/00</text:date>, <text:time style:data-style-name="N2" text:time-value="00:01:30.469190110">00:00:00</text:time></text:p>
        </style:region-right>
      </style:header>
      <style:header-left style:display="false"/>
      <style:footer>
        <text:p>Bladsy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23:32:18.260453684</meta:creation-date>
    <dc:date>2018-12-26T01:09:51.532674894</dc:date>
    <meta:editing-duration>PT1H10M15S</meta:editing-duration>
    <meta:editing-cycles>5</meta:editing-cycles>
    <meta:generator>LibreOffice/6.0.7.3$Linux_x86 LibreOffice_project/00m0$Build-3</meta:generator>
    <meta:document-statistic meta:table-count="2" meta:cell-count="177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1cm" svg:y="3.952cm" style:legend-expansion="high" chart:style-name="ch2"/>
        <chart:plot-area chart:style-name="ch3" table:cell-range-address="Vel1.A2:Vel1.B132 Vel1.E2:Vel1.E133" chart:data-source-has-labels="row" svg:x="0.32cm" svg:y="0.18cm" svg:width="13.282cm" svg:height="8.64cm">
          <chartooo:coordinate-region svg:x="0.611cm" svg:y="0.38cm" svg:width="12.751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el1.B2:Vel1.B132" chart:class="chart:scatter">
            <chart:domain table:cell-range-address="Vel1.A2:Vel1.A132"/>
            <chart:data-point chart:repeated="131"/>
          </chart:series>
          <chart:series chart:style-name="ch7" chart:values-cell-range-address="Vel1.E2:Vel1.E133" loext:label-string="hq" chart:class="chart:scatter">
            <chart:domain table:cell-range-address="Vel1.D2:Vel1.D133"/>
            <chart:data-point chart:repeated="1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Kolom B</text:p>
              </table:table-cell>
              <table:table-cell office:value-type="string">
                <text:p>Kolom D</text:p>
              </table:table-cell>
              <table:table-cell office:value-type="string">
                <text:p>h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134">
                <text:p>-0.000134</text:p>
                <draw:g>
                  <svg:desc>Vel1.A2:Vel1.A132</svg:desc>
                </draw:g>
              </table:table-cell>
              <table:table-cell office:value-type="float" office:value="0.000329">
                <text:p>0.000329</text:p>
                <draw:g>
                  <svg:desc>Vel1.B2:Vel1.B132</svg:desc>
                </draw:g>
              </table:table-cell>
              <table:table-cell office:value-type="float" office:value="-2.27005E-019">
                <text:p>-2.27005E-019</text:p>
                <draw:g>
                  <svg:desc>Vel1.D2:Vel1.D133</svg:desc>
                </draw:g>
              </table:table-cell>
              <table:table-cell office:value-type="float" office:value="1.66967E-017">
                <text:p>1.66967E-017</text:p>
                <draw:g>
                  <svg:desc>Vel1.E2:Vel1.E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75">
                <text:p>0.000475</text:p>
              </table:table-cell>
              <table:table-cell office:value-type="float" office:value="-0.001902">
                <text:p>-0.001902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21">
                <text:p>0.002021</text:p>
              </table:table-cell>
              <table:table-cell office:value-type="float" office:value="-0.004281">
                <text:p>-0.004281</text:p>
              </table:table-cell>
              <table:table-cell office:value-type="float" office:value="0.000566">
                <text:p>0.000566</text:p>
              </table:table-cell>
              <table:table-cell office:value-type="float" office:value="0.001809">
                <text:p>0.001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264">
                <text:p>0.002264</text:p>
              </table:table-cell>
              <table:table-cell office:value-type="float" office:value="0.006918">
                <text:p>0.006918</text:p>
              </table:table-cell>
              <table:table-cell office:value-type="float" office:value="0.000945">
                <text:p>0.000945</text:p>
              </table:table-cell>
              <table:table-cell office:value-type="float" office:value="0.003021">
                <text:p>0.003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281">
                <text:p>0.004281</text:p>
              </table:table-cell>
              <table:table-cell office:value-type="float" office:value="-0.005946">
                <text:p>-0.005946</text:p>
              </table:table-cell>
              <table:table-cell office:value-type="float" office:value="0.001132">
                <text:p>0.001132</text:p>
              </table:table-cell>
              <table:table-cell office:value-type="float" office:value="0.003415">
                <text:p>0.003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262">
                <text:p>0.005262</text:p>
              </table:table-cell>
              <table:table-cell office:value-type="float" office:value="0.01201">
                <text:p>0.01201</text:p>
              </table:table-cell>
              <table:table-cell office:value-type="float" office:value="0.001887">
                <text:p>0.001887</text:p>
              </table:table-cell>
              <table:table-cell office:value-type="float" office:value="0.005008">
                <text:p>0.005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135">
                <text:p>0.007135</text:p>
              </table:table-cell>
              <table:table-cell office:value-type="float" office:value="-0.007255">
                <text:p>-0.007255</text:p>
              </table:table-cell>
              <table:table-cell office:value-type="float" office:value="0.002646">
                <text:p>0.002646</text:p>
              </table:table-cell>
              <table:table-cell office:value-type="float" office:value="0.006608">
                <text:p>0.006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26">
                <text:p>0.00826</text:p>
              </table:table-cell>
              <table:table-cell office:value-type="float" office:value="0.016202">
                <text:p>0.016202</text:p>
              </table:table-cell>
              <table:table-cell office:value-type="float" office:value="0.003303">
                <text:p>0.003303</text:p>
              </table:table-cell>
              <table:table-cell office:value-type="float" office:value="0.007757">
                <text:p>0.007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465">
                <text:p>0.010465</text:p>
              </table:table-cell>
              <table:table-cell office:value-type="float" office:value="-0.008208">
                <text:p>-0.008208</text:p>
              </table:table-cell>
              <table:table-cell office:value-type="float" office:value="0.004158">
                <text:p>0.004158</text:p>
              </table:table-cell>
              <table:table-cell office:value-type="float" office:value="0.009252">
                <text:p>0.009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957">
                <text:p>0.010957</text:p>
              </table:table-cell>
              <table:table-cell office:value-type="float" office:value="0.019197">
                <text:p>0.019197</text:p>
              </table:table-cell>
              <table:table-cell office:value-type="float" office:value="0.004908">
                <text:p>0.004908</text:p>
              </table:table-cell>
              <table:table-cell office:value-type="float" office:value="0.01043">
                <text:p>0.01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963">
                <text:p>0.012963</text:p>
              </table:table-cell>
              <table:table-cell office:value-type="float" office:value="-0.008804">
                <text:p>-0.008804</text:p>
              </table:table-cell>
              <table:table-cell office:value-type="float" office:value="0.006803">
                <text:p>0.006803</text:p>
              </table:table-cell>
              <table:table-cell office:value-type="float" office:value="0.013406">
                <text:p>0.013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554">
                <text:p>0.014554</text:p>
              </table:table-cell>
              <table:table-cell office:value-type="float" office:value="0.023689">
                <text:p>0.023689</text:p>
              </table:table-cell>
              <table:table-cell office:value-type="float" office:value="0.007457">
                <text:p>0.007457</text:p>
              </table:table-cell>
              <table:table-cell office:value-type="float" office:value="0.014386">
                <text:p>0.014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055">
                <text:p>0.016055</text:p>
              </table:table-cell>
              <table:table-cell office:value-type="float" office:value="-0.009756">
                <text:p>-0.009756</text:p>
              </table:table-cell>
              <table:table-cell office:value-type="float" office:value="0.009723">
                <text:p>0.009723</text:p>
              </table:table-cell>
              <table:table-cell office:value-type="float" office:value="0.017783">
                <text:p>0.017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8151">
                <text:p>0.018151</text:p>
              </table:table-cell>
              <table:table-cell office:value-type="float" office:value="0.027282">
                <text:p>0.027282</text:p>
              </table:table-cell>
              <table:table-cell office:value-type="float" office:value="0.010204">
                <text:p>0.010204</text:p>
              </table:table-cell>
              <table:table-cell office:value-type="float" office:value="0.018504">
                <text:p>0.0185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0217">
                <text:p>0.020217</text:p>
              </table:table-cell>
              <table:table-cell office:value-type="float" office:value="-0.010472">
                <text:p>-0.010472</text:p>
              </table:table-cell>
              <table:table-cell office:value-type="float" office:value="0.012178">
                <text:p>0.012178</text:p>
              </table:table-cell>
              <table:table-cell office:value-type="float" office:value="0.020477">
                <text:p>0.020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2347">
                <text:p>0.022347</text:p>
              </table:table-cell>
              <table:table-cell office:value-type="float" office:value="0.030575">
                <text:p>0.030575</text:p>
              </table:table-cell>
              <table:table-cell office:value-type="float" office:value="0.01436">
                <text:p>0.01436</text:p>
              </table:table-cell>
              <table:table-cell office:value-type="float" office:value="0.022659">
                <text:p>0.022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5688">
                <text:p>0.025688</text:p>
              </table:table-cell>
              <table:table-cell office:value-type="float" office:value="-0.011544">
                <text:p>-0.011544</text:p>
              </table:table-cell>
              <table:table-cell office:value-type="float" office:value="0.015482">
                <text:p>0.015482</text:p>
              </table:table-cell>
              <table:table-cell office:value-type="float" office:value="0.023994">
                <text:p>0.0239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5944">
                <text:p>0.025944</text:p>
              </table:table-cell>
              <table:table-cell office:value-type="float" office:value="0.033869">
                <text:p>0.033869</text:p>
              </table:table-cell>
              <table:table-cell office:value-type="float" office:value="0.018327">
                <text:p>0.018327</text:p>
              </table:table-cell>
              <table:table-cell office:value-type="float" office:value="0.027379">
                <text:p>0.027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9494">
                <text:p>0.029494</text:p>
              </table:table-cell>
              <table:table-cell office:value-type="float" office:value="-0.012735">
                <text:p>-0.012735</text:p>
              </table:table-cell>
              <table:table-cell office:value-type="float" office:value="0.018976">
                <text:p>0.018976</text:p>
              </table:table-cell>
              <table:table-cell office:value-type="float" office:value="0.027925">
                <text:p>0.027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9841">
                <text:p>0.029841</text:p>
              </table:table-cell>
              <table:table-cell office:value-type="float" office:value="0.037162">
                <text:p>0.037162</text:p>
              </table:table-cell>
              <table:table-cell office:value-type="float" office:value="0.021916">
                <text:p>0.021916</text:p>
              </table:table-cell>
              <table:table-cell office:value-type="float" office:value="0.030401">
                <text:p>0.0304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4846">
                <text:p>0.034846</text:p>
              </table:table-cell>
              <table:table-cell office:value-type="float" office:value="-0.013094">
                <text:p>-0.013094</text:p>
              </table:table-cell>
              <table:table-cell office:value-type="float" office:value="0.023319">
                <text:p>0.023319</text:p>
              </table:table-cell>
              <table:table-cell office:value-type="float" office:value="0.031498">
                <text:p>0.031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4936">
                <text:p>0.034936</text:p>
              </table:table-cell>
              <table:table-cell office:value-type="float" office:value="0.040755">
                <text:p>0.040755</text:p>
              </table:table-cell>
              <table:table-cell office:value-type="float" office:value="0.026261">
                <text:p>0.026261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9731">
                <text:p>0.039731</text:p>
              </table:table-cell>
              <table:table-cell office:value-type="float" office:value="0.044048">
                <text:p>0.044048</text:p>
              </table:table-cell>
              <table:table-cell office:value-type="float" office:value="0.028417">
                <text:p>0.028417</text:p>
              </table:table-cell>
              <table:table-cell office:value-type="float" office:value="0.035686">
                <text:p>0.035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0317">
                <text:p>0.040317</text:p>
              </table:table-cell>
              <table:table-cell office:value-type="float" office:value="-0.01381">
                <text:p>-0.01381</text:p>
              </table:table-cell>
              <table:table-cell office:value-type="float" office:value="0.030795">
                <text:p>0.030795</text:p>
              </table:table-cell>
              <table:table-cell office:value-type="float" office:value="0.037766">
                <text:p>0.0377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4227">
                <text:p>0.044227</text:p>
              </table:table-cell>
              <table:table-cell office:value-type="float" office:value="0.04794">
                <text:p>0.04794</text:p>
              </table:table-cell>
              <table:table-cell office:value-type="float" office:value="0.035027">
                <text:p>0.035027</text:p>
              </table:table-cell>
              <table:table-cell office:value-type="float" office:value="0.04043">
                <text:p>0.04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6977">
                <text:p>0.046977</text:p>
              </table:table-cell>
              <table:table-cell office:value-type="float" office:value="-0.014289">
                <text:p>-0.014289</text:p>
              </table:table-cell>
              <table:table-cell office:value-type="float" office:value="0.035895">
                <text:p>0.035895</text:p>
              </table:table-cell>
              <table:table-cell office:value-type="float" office:value="0.040976">
                <text:p>0.040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9023">
                <text:p>0.049023</text:p>
              </table:table-cell>
              <table:table-cell office:value-type="float" office:value="0.050035">
                <text:p>0.050035</text:p>
              </table:table-cell>
              <table:table-cell office:value-type="float" office:value="0.041373">
                <text:p>0.041373</text:p>
              </table:table-cell>
              <table:table-cell office:value-type="float" office:value="0.045131">
                <text:p>0.045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3281">
                <text:p>0.053281</text:p>
              </table:table-cell>
              <table:table-cell office:value-type="float" office:value="-0.014767">
                <text:p>-0.014767</text:p>
              </table:table-cell>
              <table:table-cell office:value-type="float" office:value="0.048435">
                <text:p>0.048435</text:p>
              </table:table-cell>
              <table:table-cell office:value-type="float" office:value="0.049524">
                <text:p>0.049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4118">
                <text:p>0.054118</text:p>
              </table:table-cell>
              <table:table-cell office:value-type="float" office:value="0.053028">
                <text:p>0.053028</text:p>
              </table:table-cell>
              <table:table-cell office:value-type="float" office:value="0.049873">
                <text:p>0.049873</text:p>
              </table:table-cell>
              <table:table-cell office:value-type="float" office:value="0.050419">
                <text:p>0.0504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0119">
                <text:p>0.060119</text:p>
              </table:table-cell>
              <table:table-cell office:value-type="float" office:value="-0.015223">
                <text:p>-0.015223</text:p>
              </table:table-cell>
              <table:table-cell office:value-type="float" office:value="0.056484">
                <text:p>0.056484</text:p>
              </table:table-cell>
              <table:table-cell office:value-type="float" office:value="0.054385">
                <text:p>0.054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221">
                <text:p>0.06221</text:p>
              </table:table-cell>
              <table:table-cell office:value-type="float" office:value="0.057817">
                <text:p>0.057817</text:p>
              </table:table-cell>
              <table:table-cell office:value-type="float" office:value="0.060615">
                <text:p>0.060615</text:p>
              </table:table-cell>
              <table:table-cell office:value-type="float" office:value="0.056563">
                <text:p>0.056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1636">
                <text:p>0.071636</text:p>
              </table:table-cell>
              <table:table-cell office:value-type="float" office:value="-0.015983">
                <text:p>-0.015983</text:p>
              </table:table-cell>
              <table:table-cell office:value-type="float" office:value="0.066872">
                <text:p>0.066872</text:p>
              </table:table-cell>
              <table:table-cell office:value-type="float" office:value="0.059862">
                <text:p>0.0598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3">
                <text:p>0.073</text:p>
              </table:table-cell>
              <table:table-cell office:value-type="float" office:value="0.062905">
                <text:p>0.062905</text:p>
              </table:table-cell>
              <table:table-cell office:value-type="float" office:value="0.076289">
                <text:p>0.076289</text:p>
              </table:table-cell>
              <table:table-cell office:value-type="float" office:value="0.064428">
                <text:p>0.0644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4096">
                <text:p>0.084096</text:p>
              </table:table-cell>
              <table:table-cell office:value-type="float" office:value="-0.016744">
                <text:p>-0.016744</text:p>
              </table:table-cell>
              <table:table-cell office:value-type="float" office:value="0.079338">
                <text:p>0.079338</text:p>
              </table:table-cell>
              <table:table-cell office:value-type="float" office:value="0.065906">
                <text:p>0.0659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4389">
                <text:p>0.084389</text:p>
              </table:table-cell>
              <table:table-cell office:value-type="float" office:value="0.068591">
                <text:p>0.068591</text:p>
              </table:table-cell>
              <table:table-cell office:value-type="float" office:value="0.089915">
                <text:p>0.089915</text:p>
              </table:table-cell>
              <table:table-cell office:value-type="float" office:value="0.070628">
                <text:p>0.070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4579">
                <text:p>0.094579</text:p>
              </table:table-cell>
              <table:table-cell office:value-type="float" office:value="0.072031">
                <text:p>0.072031</text:p>
              </table:table-cell>
              <table:table-cell office:value-type="float" office:value="0.092907">
                <text:p>0.092907</text:p>
              </table:table-cell>
              <table:table-cell office:value-type="float" office:value="0.071775">
                <text:p>0.071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8256">
                <text:p>0.098256</text:p>
              </table:table-cell>
              <table:table-cell office:value-type="float" office:value="-0.017128">
                <text:p>-0.017128</text:p>
              </table:table-cell>
              <table:table-cell office:value-type="float" office:value="0.101247">
                <text:p>0.101247</text:p>
              </table:table-cell>
              <table:table-cell office:value-type="float" office:value="0.074972">
                <text:p>0.0749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7317">
                <text:p>0.107317</text:p>
              </table:table-cell>
              <table:table-cell office:value-type="float" office:value="0.077567">
                <text:p>0.077567</text:p>
              </table:table-cell>
              <table:table-cell office:value-type="float" office:value="0.111981">
                <text:p>0.111981</text:p>
              </table:table-cell>
              <table:table-cell office:value-type="float" office:value="0.079034">
                <text:p>0.0790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6191">
                <text:p>0.116191</text:p>
              </table:table-cell>
              <table:table-cell office:value-type="float" office:value="-0.017703">
                <text:p>-0.017703</text:p>
              </table:table-cell>
              <table:table-cell office:value-type="float" office:value="0.115224">
                <text:p>0.115224</text:p>
              </table:table-cell>
              <table:table-cell office:value-type="float" office:value="0.080261">
                <text:p>0.0802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7756">
                <text:p>0.117756</text:p>
              </table:table-cell>
              <table:table-cell office:value-type="float" office:value="0.081261">
                <text:p>0.081261</text:p>
              </table:table-cell>
              <table:table-cell office:value-type="float" office:value="0.127277">
                <text:p>0.127277</text:p>
              </table:table-cell>
              <table:table-cell office:value-type="float" office:value="0.083878">
                <text:p>0.083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6557">
                <text:p>0.126557</text:p>
              </table:table-cell>
              <table:table-cell office:value-type="float" office:value="0.083873">
                <text:p>0.083873</text:p>
              </table:table-cell>
              <table:table-cell office:value-type="float" office:value="0.132222">
                <text:p>0.132222</text:p>
              </table:table-cell>
              <table:table-cell office:value-type="float" office:value="0.085362">
                <text:p>0.0853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5121">
                <text:p>0.135121</text:p>
              </table:table-cell>
              <table:table-cell office:value-type="float" office:value="0.086722">
                <text:p>0.086722</text:p>
              </table:table-cell>
              <table:table-cell office:value-type="float" office:value="0.147709">
                <text:p>0.147709</text:p>
              </table:table-cell>
              <table:table-cell office:value-type="float" office:value="0.090651">
                <text:p>0.0906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9602">
                <text:p>0.139602</text:p>
              </table:table-cell>
              <table:table-cell office:value-type="float" office:value="-0.018657">
                <text:p>-0.018657</text:p>
              </table:table-cell>
              <table:table-cell office:value-type="float" office:value="0.148617">
                <text:p>0.148617</text:p>
              </table:table-cell>
              <table:table-cell office:value-type="float" office:value="0.090901">
                <text:p>0.0909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6539">
                <text:p>0.146539</text:p>
              </table:table-cell>
              <table:table-cell office:value-type="float" office:value="0.090521">
                <text:p>0.090521</text:p>
              </table:table-cell>
              <table:table-cell office:value-type="float" office:value="0.171695">
                <text:p>0.171695</text:p>
              </table:table-cell>
              <table:table-cell office:value-type="float" office:value="0.097264">
                <text:p>0.097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8195">
                <text:p>0.158195</text:p>
              </table:table-cell>
              <table:table-cell office:value-type="float" office:value="0.093606">
                <text:p>0.093606</text:p>
              </table:table-cell>
              <table:table-cell office:value-type="float" office:value="0.173734">
                <text:p>0.173734</text:p>
              </table:table-cell>
              <table:table-cell office:value-type="float" office:value="0.097793">
                <text:p>0.0977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7544">
                <text:p>0.167544</text:p>
              </table:table-cell>
              <table:table-cell office:value-type="float" office:value="-0.018859">
                <text:p>-0.018859</text:p>
              </table:table-cell>
              <table:table-cell office:value-type="float" office:value="0.196436">
                <text:p>0.196436</text:p>
              </table:table-cell>
              <table:table-cell office:value-type="float" office:value="0.103687">
                <text:p>0.1036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1279">
                <text:p>0.171279</text:p>
              </table:table-cell>
              <table:table-cell office:value-type="float" office:value="0.097404">
                <text:p>0.097404</text:p>
              </table:table-cell>
              <table:table-cell office:value-type="float" office:value="0.20225">
                <text:p>0.20225</text:p>
              </table:table-cell>
              <table:table-cell office:value-type="float" office:value="0.104926">
                <text:p>0.1049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1745">
                <text:p>0.181745</text:p>
              </table:table-cell>
              <table:table-cell office:value-type="float" office:value="0.100015">
                <text:p>0.100015</text:p>
              </table:table-cell>
              <table:table-cell office:value-type="float" office:value="0.228354">
                <text:p>0.228354</text:p>
              </table:table-cell>
              <table:table-cell office:value-type="float" office:value="0.11049">
                <text:p>0.110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7201">
                <text:p>0.197201</text:p>
              </table:table-cell>
              <table:table-cell office:value-type="float" office:value="0.10436">
                <text:p>0.10436</text:p>
              </table:table-cell>
              <table:table-cell office:value-type="float" office:value="0.23832">
                <text:p>0.23832</text:p>
              </table:table-cell>
              <table:table-cell office:value-type="float" office:value="0.112277">
                <text:p>0.1122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394">
                <text:p>0.200394</text:p>
              </table:table-cell>
              <table:table-cell office:value-type="float" office:value="-0.019064">
                <text:p>-0.019064</text:p>
              </table:table-cell>
              <table:table-cell office:value-type="float" office:value="0.248373">
                <text:p>0.248373</text:p>
              </table:table-cell>
              <table:table-cell office:value-type="float" office:value="0.114081">
                <text:p>0.1140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4005">
                <text:p>0.214005</text:p>
              </table:table-cell>
              <table:table-cell office:value-type="float" office:value="0.107937">
                <text:p>0.107937</text:p>
              </table:table-cell>
              <table:table-cell office:value-type="float" office:value="0.26216">
                <text:p>0.26216</text:p>
              </table:table-cell>
              <table:table-cell office:value-type="float" office:value="0.115971">
                <text:p>0.115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27392">
                <text:p>0.227392</text:p>
              </table:table-cell>
              <table:table-cell office:value-type="float" office:value="-0.019454">
                <text:p>-0.019454</text:p>
              </table:table-cell>
              <table:table-cell office:value-type="float" office:value="0.272123">
                <text:p>0.272123</text:p>
              </table:table-cell>
              <table:table-cell office:value-type="float" office:value="0.117396">
                <text:p>0.1173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0431">
                <text:p>0.230431</text:p>
              </table:table-cell>
              <table:table-cell office:value-type="float" office:value="0.111138">
                <text:p>0.111138</text:p>
              </table:table-cell>
              <table:table-cell office:value-type="float" office:value="0.27538">
                <text:p>0.27538</text:p>
              </table:table-cell>
              <table:table-cell office:value-type="float" office:value="0.117862">
                <text:p>0.1178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2709">
                <text:p>0.252709</text:p>
              </table:table-cell>
              <table:table-cell office:value-type="float" office:value="0.11509">
                <text:p>0.11509</text:p>
              </table:table-cell>
              <table:table-cell office:value-type="float" office:value="0.292376">
                <text:p>0.292376</text:p>
              </table:table-cell>
              <table:table-cell office:value-type="float" office:value="0.119564">
                <text:p>0.119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7222">
                <text:p>0.257222</text:p>
              </table:table-cell>
              <table:table-cell office:value-type="float" office:value="-0.019468">
                <text:p>-0.019468</text:p>
              </table:table-cell>
              <table:table-cell office:value-type="float" office:value="0.300828">
                <text:p>0.300828</text:p>
              </table:table-cell>
              <table:table-cell office:value-type="float" office:value="0.120773">
                <text:p>0.120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68568">
                <text:p>0.268568</text:p>
              </table:table-cell>
              <table:table-cell office:value-type="float" office:value="0.117158">
                <text:p>0.117158</text:p>
              </table:table-cell>
              <table:table-cell office:value-type="float" office:value="0.30824">
                <text:p>0.30824</text:p>
              </table:table-cell>
              <table:table-cell office:value-type="float" office:value="0.121832">
                <text:p>0.1218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573">
                <text:p>0.28573</text:p>
              </table:table-cell>
              <table:table-cell office:value-type="float" office:value="-0.019482">
                <text:p>-0.019482</text:p>
              </table:table-cell>
              <table:table-cell office:value-type="float" office:value="0.327314">
                <text:p>0.327314</text:p>
              </table:table-cell>
              <table:table-cell office:value-type="float" office:value="0.122402">
                <text:p>0.1224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7259">
                <text:p>0.287259</text:p>
              </table:table-cell>
              <table:table-cell office:value-type="float" office:value="0.119225">
                <text:p>0.119225</text:p>
              </table:table-cell>
              <table:table-cell office:value-type="float" office:value="0.332177">
                <text:p>0.332177</text:p>
              </table:table-cell>
              <table:table-cell office:value-type="float" office:value="0.122556">
                <text:p>0.122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7083">
                <text:p>0.307083</text:p>
              </table:table-cell>
              <table:table-cell office:value-type="float" office:value="0.121481">
                <text:p>0.121481</text:p>
              </table:table-cell>
              <table:table-cell office:value-type="float" office:value="0.351298">
                <text:p>0.351298</text:p>
              </table:table-cell>
              <table:table-cell office:value-type="float" office:value="0.123162">
                <text:p>0.1231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14239">
                <text:p>0.314239</text:p>
              </table:table-cell>
              <table:table-cell office:value-type="float" office:value="-0.018929">
                <text:p>-0.018929</text:p>
              </table:table-cell>
              <table:table-cell office:value-type="float" office:value="0.359749">
                <text:p>0.359749</text:p>
              </table:table-cell>
              <table:table-cell office:value-type="float" office:value="0.123105">
                <text:p>0.123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7096">
                <text:p>0.327096</text:p>
              </table:table-cell>
              <table:table-cell office:value-type="float" office:value="0.122792">
                <text:p>0.122792</text:p>
              </table:table-cell>
              <table:table-cell office:value-type="float" office:value="0.378492">
                <text:p>0.378492</text:p>
              </table:table-cell>
              <table:table-cell office:value-type="float" office:value="0.122978">
                <text:p>0.1229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8027">
                <text:p>0.338027</text:p>
              </table:table-cell>
              <table:table-cell office:value-type="float" office:value="-0.018941">
                <text:p>-0.018941</text:p>
              </table:table-cell>
              <table:table-cell office:value-type="float" office:value="0.386755">
                <text:p>0.386755</text:p>
              </table:table-cell>
              <table:table-cell office:value-type="float" office:value="0.122783">
                <text:p>0.1227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49563">
                <text:p>0.349563</text:p>
              </table:table-cell>
              <table:table-cell office:value-type="float" office:value="0.123159">
                <text:p>0.123159</text:p>
              </table:table-cell>
              <table:table-cell office:value-type="float" office:value="0.402287">
                <text:p>0.402287</text:p>
              </table:table-cell>
              <table:table-cell office:value-type="float" office:value="0.122416">
                <text:p>0.1224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5591">
                <text:p>0.365591</text:p>
              </table:table-cell>
              <table:table-cell office:value-type="float" office:value="-0.018576">
                <text:p>-0.018576</text:p>
              </table:table-cell>
              <table:table-cell office:value-type="float" office:value="0.409794">
                <text:p>0.409794</text:p>
              </table:table-cell>
              <table:table-cell office:value-type="float" office:value="0.122058">
                <text:p>0.1220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2974">
                <text:p>0.372974</text:p>
              </table:table-cell>
              <table:table-cell office:value-type="float" office:value="0.123337">
                <text:p>0.123337</text:p>
              </table:table-cell>
              <table:table-cell office:value-type="float" office:value="0.429858">
                <text:p>0.429858</text:p>
              </table:table-cell>
              <table:table-cell office:value-type="float" office:value="0.1211">
                <text:p>0.1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3175">
                <text:p>0.393175</text:p>
              </table:table-cell>
              <table:table-cell office:value-type="float" office:value="0.122949">
                <text:p>0.122949</text:p>
              </table:table-cell>
              <table:table-cell office:value-type="float" office:value="0.432834">
                <text:p>0.432834</text:p>
              </table:table-cell>
              <table:table-cell office:value-type="float" office:value="0.120774">
                <text:p>0.1207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3345">
                <text:p>0.393345</text:p>
              </table:table-cell>
              <table:table-cell office:value-type="float" office:value="-0.018023">
                <text:p>-0.018023</text:p>
              </table:table-cell>
              <table:table-cell office:value-type="float" office:value="0.443644">
                <text:p>0.443644</text:p>
              </table:table-cell>
              <table:table-cell office:value-type="float" office:value="0.119592">
                <text:p>0.1195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15264">
                <text:p>0.415264</text:p>
              </table:table-cell>
              <table:table-cell office:value-type="float" office:value="0.122184">
                <text:p>0.122184</text:p>
              </table:table-cell>
              <table:table-cell office:value-type="float" office:value="0.453418">
                <text:p>0.453418</text:p>
              </table:table-cell>
              <table:table-cell office:value-type="float" office:value="0.118627">
                <text:p>0.1186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17888">
                <text:p>0.417888</text:p>
              </table:table-cell>
              <table:table-cell office:value-type="float" office:value="-0.017469">
                <text:p>-0.017469</text:p>
              </table:table-cell>
              <table:table-cell office:value-type="float" office:value="0.460828">
                <text:p>0.460828</text:p>
              </table:table-cell>
              <table:table-cell office:value-type="float" office:value="0.117896">
                <text:p>0.1178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6598">
                <text:p>0.436598</text:p>
              </table:table-cell>
              <table:table-cell office:value-type="float" office:value="0.121042">
                <text:p>0.121042</text:p>
              </table:table-cell>
              <table:table-cell office:value-type="float" office:value="0.472114">
                <text:p>0.472114</text:p>
              </table:table-cell>
              <table:table-cell office:value-type="float" office:value="0.116199">
                <text:p>0.116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46585">
                <text:p>0.446585</text:p>
              </table:table-cell>
              <table:table-cell office:value-type="float" office:value="-0.017294">
                <text:p>-0.017294</text:p>
              </table:table-cell>
              <table:table-cell office:value-type="float" office:value="0.47839">
                <text:p>0.47839</text:p>
              </table:table-cell>
              <table:table-cell office:value-type="float" office:value="0.115256">
                <text:p>0.115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55855">
                <text:p>0.455855</text:p>
              </table:table-cell>
              <table:table-cell office:value-type="float" office:value="0.118579">
                <text:p>0.118579</text:p>
              </table:table-cell>
              <table:table-cell office:value-type="float" office:value="0.493308">
                <text:p>0.493308</text:p>
              </table:table-cell>
              <table:table-cell office:value-type="float" office:value="0.112804">
                <text:p>0.112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7245">
                <text:p>0.47245</text:p>
              </table:table-cell>
              <table:table-cell office:value-type="float" office:value="-0.017117">
                <text:p>-0.017117</text:p>
              </table:table-cell>
              <table:table-cell office:value-type="float" office:value="0.495909">
                <text:p>0.495909</text:p>
              </table:table-cell>
              <table:table-cell office:value-type="float" office:value="0.112391">
                <text:p>0.1123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75678">
                <text:p>0.475678</text:p>
              </table:table-cell>
              <table:table-cell office:value-type="float" office:value="0.115928">
                <text:p>0.115928</text:p>
              </table:table-cell>
              <table:table-cell office:value-type="float" office:value="0.509926">
                <text:p>0.509926</text:p>
              </table:table-cell>
              <table:table-cell office:value-type="float" office:value="0.110164">
                <text:p>0.1101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1159">
                <text:p>0.491159</text:p>
              </table:table-cell>
              <table:table-cell office:value-type="float" office:value="0.113467">
                <text:p>0.113467</text:p>
              </table:table-cell>
              <table:table-cell office:value-type="float" office:value="0.51555">
                <text:p>0.51555</text:p>
              </table:table-cell>
              <table:table-cell office:value-type="float" office:value="0.108984">
                <text:p>0.1089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9071">
                <text:p>0.499071</text:p>
              </table:table-cell>
              <table:table-cell office:value-type="float" office:value="-0.016375">
                <text:p>-0.016375</text:p>
              </table:table-cell>
              <table:table-cell office:value-type="float" office:value="0.52881">
                <text:p>0.52881</text:p>
              </table:table-cell>
              <table:table-cell office:value-type="float" office:value="0.106202">
                <text:p>0.1062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05318">
                <text:p>0.505318</text:p>
              </table:table-cell>
              <table:table-cell office:value-type="float" office:value="0.110818">
                <text:p>0.110818</text:p>
              </table:table-cell>
              <table:table-cell office:value-type="float" office:value="0.533302">
                <text:p>0.533302</text:p>
              </table:table-cell>
              <table:table-cell office:value-type="float" office:value="0.105345">
                <text:p>0.105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19083">
                <text:p>0.519083</text:p>
              </table:table-cell>
              <table:table-cell office:value-type="float" office:value="-0.016196">
                <text:p>-0.016196</text:p>
              </table:table-cell>
              <table:table-cell office:value-type="float" office:value="0.545616">
                <text:p>0.545616</text:p>
              </table:table-cell>
              <table:table-cell office:value-type="float" office:value="0.102996">
                <text:p>0.1029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24197">
                <text:p>0.524197</text:p>
              </table:table-cell>
              <table:table-cell office:value-type="float" office:value="0.107601">
                <text:p>0.107601</text:p>
              </table:table-cell>
              <table:table-cell office:value-type="float" office:value="0.551054">
                <text:p>0.551054</text:p>
              </table:table-cell>
              <table:table-cell office:value-type="float" office:value="0.10191">
                <text:p>0.101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42321">
                <text:p>0.542321</text:p>
              </table:table-cell>
              <table:table-cell office:value-type="float" office:value="0.103818">
                <text:p>0.103818</text:p>
              </table:table-cell>
              <table:table-cell office:value-type="float" office:value="0.563555">
                <text:p>0.563555</text:p>
              </table:table-cell>
              <table:table-cell office:value-type="float" office:value="0.099412">
                <text:p>0.0994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46459">
                <text:p>0.546459</text:p>
              </table:table-cell>
              <table:table-cell office:value-type="float" office:value="-0.015077">
                <text:p>-0.015077</text:p>
              </table:table-cell>
              <table:table-cell office:value-type="float" office:value="0.580892">
                <text:p>0.580892</text:p>
              </table:table-cell>
              <table:table-cell office:value-type="float" office:value="0.095738">
                <text:p>0.0957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60257">
                <text:p>0.560257</text:p>
              </table:table-cell>
              <table:table-cell office:value-type="float" office:value="0.100413">
                <text:p>0.100413</text:p>
              </table:table-cell>
              <table:table-cell office:value-type="float" office:value="0.58225">
                <text:p>0.58225</text:p>
              </table:table-cell>
              <table:table-cell office:value-type="float" office:value="0.095451">
                <text:p>0.0954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72513">
                <text:p>0.572513</text:p>
              </table:table-cell>
              <table:table-cell office:value-type="float" office:value="-0.014334">
                <text:p>-0.014334</text:p>
              </table:table-cell>
              <table:table-cell office:value-type="float" office:value="0.603554">
                <text:p>0.603554</text:p>
              </table:table-cell>
              <table:table-cell office:value-type="float" office:value="0.090268">
                <text:p>0.0902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76681">
                <text:p>0.576681</text:p>
              </table:table-cell>
              <table:table-cell office:value-type="float" office:value="0.096819">
                <text:p>0.096819</text:p>
              </table:table-cell>
              <table:table-cell office:value-type="float" office:value="0.603966">
                <text:p>0.603966</text:p>
              </table:table-cell>
              <table:table-cell office:value-type="float" office:value="0.090168">
                <text:p>0.0901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94428">
                <text:p>0.594428</text:p>
              </table:table-cell>
              <table:table-cell office:value-type="float" office:value="0.09247">
                <text:p>0.09247</text:p>
              </table:table-cell>
              <table:table-cell office:value-type="float" office:value="0.623982">
                <text:p>0.623982</text:p>
              </table:table-cell>
              <table:table-cell office:value-type="float" office:value="0.085641">
                <text:p>0.0856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00266">
                <text:p>0.600266</text:p>
              </table:table-cell>
              <table:table-cell office:value-type="float" office:value="-0.013404">
                <text:p>-0.013404</text:p>
              </table:table-cell>
              <table:table-cell office:value-type="float" office:value="0.62886">
                <text:p>0.62886</text:p>
              </table:table-cell>
              <table:table-cell office:value-type="float" office:value="0.084552">
                <text:p>0.0845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13307">
                <text:p>0.613307</text:p>
              </table:table-cell>
              <table:table-cell office:value-type="float" office:value="0.088309">
                <text:p>0.088309</text:p>
              </table:table-cell>
              <table:table-cell office:value-type="float" office:value="0.641733">
                <text:p>0.641733</text:p>
              </table:table-cell>
              <table:table-cell office:value-type="float" office:value="0.081679">
                <text:p>0.0816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28019">
                <text:p>0.628019</text:p>
              </table:table-cell>
              <table:table-cell office:value-type="float" office:value="-0.012473">
                <text:p>-0.012473</text:p>
              </table:table-cell>
              <table:table-cell office:value-type="float" office:value="0.65681">
                <text:p>0.65681</text:p>
              </table:table-cell>
              <table:table-cell office:value-type="float" office:value="0.078059">
                <text:p>0.0780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31431">
                <text:p>0.631431</text:p>
              </table:table-cell>
              <table:table-cell office:value-type="float" office:value="0.084149">
                <text:p>0.084149</text:p>
              </table:table-cell>
              <table:table-cell office:value-type="float" office:value="0.666092">
                <text:p>0.666092</text:p>
              </table:table-cell>
              <table:table-cell office:value-type="float" office:value="0.075831">
                <text:p>0.0758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50499">
                <text:p>0.650499</text:p>
              </table:table-cell>
              <table:table-cell office:value-type="float" office:value="0.080177">
                <text:p>0.080177</text:p>
              </table:table-cell>
              <table:table-cell office:value-type="float" office:value="0.685731">
                <text:p>0.685731</text:p>
              </table:table-cell>
              <table:table-cell office:value-type="float" office:value="0.071492">
                <text:p>0.0714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55773">
                <text:p>0.655773</text:p>
              </table:table-cell>
              <table:table-cell office:value-type="float" office:value="-0.011165">
                <text:p>-0.011165</text:p>
              </table:table-cell>
              <table:table-cell office:value-type="float" office:value="0.688348">
                <text:p>0.688348</text:p>
              </table:table-cell>
              <table:table-cell office:value-type="float" office:value="0.070868">
                <text:p>0.0708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70133">
                <text:p>0.670133</text:p>
              </table:table-cell>
              <table:table-cell office:value-type="float" office:value="0.074883">
                <text:p>0.074883</text:p>
              </table:table-cell>
              <table:table-cell office:value-type="float" office:value="0.710279">
                <text:p>0.710279</text:p>
              </table:table-cell>
              <table:table-cell office:value-type="float" office:value="0.065643">
                <text:p>0.0656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83715">
                <text:p>0.683715</text:p>
              </table:table-cell>
              <table:table-cell office:value-type="float" office:value="-0.010235">
                <text:p>-0.010235</text:p>
              </table:table-cell>
              <table:table-cell office:value-type="float" office:value="0.711388">
                <text:p>0.711388</text:p>
              </table:table-cell>
              <table:table-cell office:value-type="float" office:value="0.065367">
                <text:p>0.0653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88068">
                <text:p>0.688068</text:p>
              </table:table-cell>
              <table:table-cell office:value-type="float" office:value="0.0711">
                <text:p>0.0711</text:p>
              </table:table-cell>
              <table:table-cell office:value-type="float" office:value="0.732939">
                <text:p>0.732939</text:p>
              </table:table-cell>
              <table:table-cell office:value-type="float" office:value="0.059984">
                <text:p>0.0599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09212">
                <text:p>0.709212</text:p>
              </table:table-cell>
              <table:table-cell office:value-type="float" office:value="0.066184">
                <text:p>0.066184</text:p>
              </table:table-cell>
              <table:table-cell office:value-type="float" office:value="0.733483">
                <text:p>0.733483</text:p>
              </table:table-cell>
              <table:table-cell office:value-type="float" office:value="0.059853">
                <text:p>0.0598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1109">
                <text:p>0.71109</text:p>
              </table:table-cell>
              <table:table-cell office:value-type="float" office:value="-0.008738">
                <text:p>-0.008738</text:p>
              </table:table-cell>
              <table:table-cell office:value-type="float" office:value="0.753333">
                <text:p>0.753333</text:p>
              </table:table-cell>
              <table:table-cell office:value-type="float" office:value="0.055079">
                <text:p>0.0550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29602">
                <text:p>0.729602</text:p>
              </table:table-cell>
              <table:table-cell office:value-type="float" office:value="0.061079">
                <text:p>0.061079</text:p>
              </table:table-cell>
              <table:table-cell office:value-type="float" office:value="0.756712">
                <text:p>0.756712</text:p>
              </table:table-cell>
              <table:table-cell office:value-type="float" office:value="0.054289">
                <text:p>0.0542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33368">
                <text:p>0.733368</text:p>
              </table:table-cell>
              <table:table-cell office:value-type="float" office:value="-0.007994">
                <text:p>-0.007994</text:p>
              </table:table-cell>
              <table:table-cell office:value-type="float" office:value="0.776748">
                <text:p>0.776748</text:p>
              </table:table-cell>
              <table:table-cell office:value-type="float" office:value="0.049608">
                <text:p>0.0496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49991">
                <text:p>0.749991</text:p>
              </table:table-cell>
              <table:table-cell office:value-type="float" office:value="0.055785">
                <text:p>0.055785</text:p>
              </table:table-cell>
              <table:table-cell office:value-type="float" office:value="0.777297">
                <text:p>0.777297</text:p>
              </table:table-cell>
              <table:table-cell office:value-type="float" office:value="0.049471">
                <text:p>0.0494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59234">
                <text:p>0.759234</text:p>
              </table:table-cell>
              <table:table-cell office:value-type="float" office:value="-0.006497">
                <text:p>-0.006497</text:p>
              </table:table-cell>
              <table:table-cell office:value-type="float" office:value="0.7911">
                <text:p>0.7911</text:p>
              </table:table-cell>
              <table:table-cell office:value-type="float" office:value="0.046023">
                <text:p>0.0460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71891">
                <text:p>0.771891</text:p>
              </table:table-cell>
              <table:table-cell office:value-type="float" office:value="0.050679">
                <text:p>0.050679</text:p>
              </table:table-cell>
              <table:table-cell office:value-type="float" office:value="0.793538">
                <text:p>0.793538</text:p>
              </table:table-cell>
              <table:table-cell office:value-type="float" office:value="0.045513">
                <text:p>0.0455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81512">
                <text:p>0.781512</text:p>
              </table:table-cell>
              <table:table-cell office:value-type="float" office:value="-0.005375">
                <text:p>-0.005375</text:p>
              </table:table-cell>
              <table:table-cell office:value-type="float" office:value="0.809968">
                <text:p>0.809968</text:p>
              </table:table-cell>
              <table:table-cell office:value-type="float" office:value="0.042074">
                <text:p>0.0420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9077">
                <text:p>0.79077</text:p>
              </table:table-cell>
              <table:table-cell office:value-type="float" office:value="0.046141">
                <text:p>0.046141</text:p>
              </table:table-cell>
              <table:table-cell office:value-type="float" office:value="0.810927">
                <text:p>0.810927</text:p>
              </table:table-cell>
              <table:table-cell office:value-type="float" office:value="0.041873">
                <text:p>0.0418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06811">
                <text:p>0.806811</text:p>
              </table:table-cell>
              <table:table-cell office:value-type="float" office:value="-0.003311">
                <text:p>-0.003311</text:p>
              </table:table-cell>
              <table:table-cell office:value-type="float" office:value="0.828287">
                <text:p>0.828287</text:p>
              </table:table-cell>
              <table:table-cell office:value-type="float" office:value="0.038308">
                <text:p>0.0383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10593">
                <text:p>0.810593</text:p>
              </table:table-cell>
              <table:table-cell office:value-type="float" office:value="0.041791">
                <text:p>0.041791</text:p>
              </table:table-cell>
              <table:table-cell office:value-type="float" office:value="0.831133">
                <text:p>0.831133</text:p>
              </table:table-cell>
              <table:table-cell office:value-type="float" office:value="0.037723">
                <text:p>0.0377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27579">
                <text:p>0.827579</text:p>
              </table:table-cell>
              <table:table-cell office:value-type="float" office:value="-0.001056">
                <text:p>-0.001056</text:p>
              </table:table-cell>
              <table:table-cell office:value-type="float" office:value="0.844528">
                <text:p>0.844528</text:p>
              </table:table-cell>
              <table:table-cell office:value-type="float" office:value="0.034808">
                <text:p>0.0348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31171">
                <text:p>0.831171</text:p>
              </table:table-cell>
              <table:table-cell office:value-type="float" office:value="0.03744">
                <text:p>0.03744</text:p>
              </table:table-cell>
              <table:table-cell office:value-type="float" office:value="0.850205">
                <text:p>0.850205</text:p>
              </table:table-cell>
              <table:table-cell office:value-type="float" office:value="0.033573">
                <text:p>0.0335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5897">
                <text:p>0.845897</text:p>
              </table:table-cell>
              <table:table-cell office:value-type="float" office:value="0.034225">
                <text:p>0.034225</text:p>
              </table:table-cell>
              <table:table-cell office:value-type="float" office:value="0.858503">
                <text:p>0.858503</text:p>
              </table:table-cell>
              <table:table-cell office:value-type="float" office:value="0.031932">
                <text:p>0.0319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46836">
                <text:p>0.846836</text:p>
              </table:table-cell>
              <table:table-cell office:value-type="float" office:value="0.000256">
                <text:p>0.000256</text:p>
              </table:table-cell>
              <table:table-cell office:value-type="float" office:value="0.869277">
                <text:p>0.869277</text:p>
              </table:table-cell>
              <table:table-cell office:value-type="float" office:value="0.029801">
                <text:p>0.0298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62511">
                <text:p>0.862511</text:p>
              </table:table-cell>
              <table:table-cell office:value-type="float" office:value="0.031009">
                <text:p>0.031009</text:p>
              </table:table-cell>
              <table:table-cell office:value-type="float" office:value="0.871157">
                <text:p>0.871157</text:p>
              </table:table-cell>
              <table:table-cell office:value-type="float" office:value="0.02948">
                <text:p>0.029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6515">
                <text:p>0.86515</text:p>
              </table:table-cell>
              <table:table-cell office:value-type="float" office:value="0.001757">
                <text:p>0.001757</text:p>
              </table:table-cell>
              <table:table-cell office:value-type="float" office:value="0.881355">
                <text:p>0.881355</text:p>
              </table:table-cell>
              <table:table-cell office:value-type="float" office:value="0.027741">
                <text:p>0.0277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75348">
                <text:p>0.875348</text:p>
              </table:table-cell>
              <table:table-cell office:value-type="float" office:value="0.02855">
                <text:p>0.02855</text:p>
              </table:table-cell>
              <table:table-cell office:value-type="float" office:value="0.884762">
                <text:p>0.884762</text:p>
              </table:table-cell>
              <table:table-cell office:value-type="float" office:value="0.02716">
                <text:p>0.027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75911">
                <text:p>0.875911</text:p>
              </table:table-cell>
              <table:table-cell office:value-type="float" office:value="0.002884">
                <text:p>0.002884</text:p>
              </table:table-cell>
              <table:table-cell office:value-type="float" office:value="0.892686">
                <text:p>0.892686</text:p>
              </table:table-cell>
              <table:table-cell office:value-type="float" office:value="0.026017">
                <text:p>0.0260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8875">
                <text:p>0.88875</text:p>
              </table:table-cell>
              <table:table-cell office:value-type="float" office:value="0.00401">
                <text:p>0.00401</text:p>
              </table:table-cell>
              <table:table-cell office:value-type="float" office:value="0.901757">
                <text:p>0.901757</text:p>
              </table:table-cell>
              <table:table-cell office:value-type="float" office:value="0.024709">
                <text:p>0.0247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90641">
                <text:p>0.890641</text:p>
              </table:table-cell>
              <table:table-cell office:value-type="float" office:value="0.0259">
                <text:p>0.0259</text:p>
              </table:table-cell>
              <table:table-cell office:value-type="float" office:value="0.906284">
                <text:p>0.906284</text:p>
              </table:table-cell>
              <table:table-cell office:value-type="float" office:value="0.024024">
                <text:p>0.0240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04989">
                <text:p>0.904989</text:p>
              </table:table-cell>
              <table:table-cell office:value-type="float" office:value="0.023629">
                <text:p>0.023629</text:p>
              </table:table-cell>
              <table:table-cell office:value-type="float" office:value="0.914221">
                <text:p>0.914221</text:p>
              </table:table-cell>
              <table:table-cell office:value-type="float" office:value="0.022823">
                <text:p>0.0228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07252">
                <text:p>0.907252</text:p>
              </table:table-cell>
              <table:table-cell office:value-type="float" office:value="0.006077">
                <text:p>0.006077</text:p>
              </table:table-cell>
              <table:table-cell office:value-type="float" office:value="0.92007">
                <text:p>0.92007</text:p>
              </table:table-cell>
              <table:table-cell office:value-type="float" office:value="0.022106">
                <text:p>0.0221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19148">
                <text:p>0.919148</text:p>
              </table:table-cell>
              <table:table-cell office:value-type="float" office:value="0.021735">
                <text:p>0.021735</text:p>
              </table:table-cell>
              <table:table-cell office:value-type="float" office:value="0.924985">
                <text:p>0.924985</text:p>
              </table:table-cell>
              <table:table-cell office:value-type="float" office:value="0.021503">
                <text:p>0.0215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23489">
                <text:p>0.923489</text:p>
              </table:table-cell>
              <table:table-cell office:value-type="float" office:value="0.007579">
                <text:p>0.007579</text:p>
              </table:table-cell>
              <table:table-cell office:value-type="float" office:value="0.932346">
                <text:p>0.932346</text:p>
              </table:table-cell>
              <table:table-cell office:value-type="float" office:value="0.020724">
                <text:p>0.0207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36517">
                <text:p>0.936517</text:p>
              </table:table-cell>
              <table:table-cell office:value-type="float" office:value="0.01984">
                <text:p>0.01984</text:p>
              </table:table-cell>
              <table:table-cell office:value-type="float" office:value="0.937448">
                <text:p>0.937448</text:p>
              </table:table-cell>
              <table:table-cell office:value-type="float" office:value="0.020184">
                <text:p>0.0201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37649">
                <text:p>0.937649</text:p>
              </table:table-cell>
              <table:table-cell office:value-type="float" office:value="0.00946">
                <text:p>0.00946</text:p>
              </table:table-cell>
              <table:table-cell office:value-type="float" office:value="0.945377">
                <text:p>0.945377</text:p>
              </table:table-cell>
              <table:table-cell office:value-type="float" office:value="0.019753">
                <text:p>0.0197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49354">
                <text:p>0.949354</text:p>
              </table:table-cell>
              <table:table-cell office:value-type="float" office:value="0.010964">
                <text:p>0.010964</text:p>
              </table:table-cell>
              <table:table-cell office:value-type="float" office:value="0.947835">
                <text:p>0.947835</text:p>
              </table:table-cell>
              <table:table-cell office:value-type="float" office:value="0.01962">
                <text:p>0.019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54264">
                <text:p>0.954264</text:p>
              </table:table-cell>
              <table:table-cell office:value-type="float" office:value="0.01851">
                <text:p>0.01851</text:p>
              </table:table-cell>
              <table:table-cell office:value-type="float" office:value="0.957277">
                <text:p>0.957277</text:p>
              </table:table-cell>
              <table:table-cell office:value-type="float" office:value="0.018489">
                <text:p>0.0184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57284">
                <text:p>0.957284</text:p>
              </table:table-cell>
              <table:table-cell office:value-type="float" office:value="0.01247">
                <text:p>0.01247</text:p>
              </table:table-cell>
              <table:table-cell office:value-type="float" office:value="0.959541">
                <text:p>0.959541</text:p>
              </table:table-cell>
              <table:table-cell office:value-type="float" office:value="0.018489">
                <text:p>0.0184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65402">
                <text:p>0.965402</text:p>
              </table:table-cell>
              <table:table-cell office:value-type="float" office:value="0.014353">
                <text:p>0.014353</text:p>
              </table:table-cell>
              <table:table-cell office:value-type="float" office:value="0.965775">
                <text:p>0.965775</text:p>
              </table:table-cell>
              <table:table-cell office:value-type="float" office:value="0.01849">
                <text:p>0.018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68612">
                <text:p>0.968612</text:p>
              </table:table-cell>
              <table:table-cell office:value-type="float" office:value="0.018503">
                <text:p>0.018503</text:p>
              </table:table-cell>
              <table:table-cell office:value-type="float" office:value="0.970684">
                <text:p>0.970684</text:p>
              </table:table-cell>
              <table:table-cell office:value-type="float" office:value="0.018584">
                <text:p>0.0185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73143">
                <text:p>0.973143</text:p>
              </table:table-cell>
              <table:table-cell office:value-type="float" office:value="0.015104">
                <text:p>0.015104</text:p>
              </table:table-cell>
              <table:table-cell office:value-type="float" office:value="0.975784">
                <text:p>0.975784</text:p>
              </table:table-cell>
              <table:table-cell office:value-type="float" office:value="0.018681">
                <text:p>0.0186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0507">
                <text:p>0.980507</text:p>
              </table:table-cell>
              <table:table-cell office:value-type="float" office:value="0.019441">
                <text:p>0.019441</text:p>
              </table:table-cell>
              <table:table-cell office:value-type="float" office:value="0.980127">
                <text:p>0.980127</text:p>
              </table:table-cell>
              <table:table-cell office:value-type="float" office:value="0.018914">
                <text:p>0.0189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4282">
                <text:p>0.984282</text:p>
              </table:table-cell>
              <table:table-cell office:value-type="float" office:value="0.016609">
                <text:p>0.016609</text:p>
              </table:table-cell>
              <table:table-cell office:value-type="float" office:value="0.98636">
                <text:p>0.98636</text:p>
              </table:table-cell>
              <table:table-cell office:value-type="float" office:value="0.019249">
                <text:p>0.0192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1646">
                <text:p>0.991646</text:p>
              </table:table-cell>
              <table:table-cell office:value-type="float" office:value="0.019625">
                <text:p>0.019625</text:p>
              </table:table-cell>
              <table:table-cell office:value-type="float" office:value="0.988436">
                <text:p>0.988436</text:p>
              </table:table-cell>
              <table:table-cell office:value-type="float" office:value="0.019394">
                <text:p>0.0193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9764">
                <text:p>0.999764</text:p>
              </table:table-cell>
              <table:table-cell office:value-type="float" office:value="0.019432">
                <text:p>0.019432</text:p>
              </table:table-cell>
              <table:table-cell office:value-type="float" office:value="0.999957">
                <text:p>0.999957</text:p>
              </table:table-cell>
              <table:table-cell office:value-type="float" office:value="0.020196">
                <text:p>0.020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57">
                <text:p>0.999957</text:p>
              </table:table-cell>
              <table:table-cell office:value-type="float" office:value="0.020196">
                <text:p>0.020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8cm" svg:y="3.952cm" style:legend-expansion="high" chart:style-name="ch2"/>
        <chart:plot-area chart:style-name="ch3" table:cell-range-address="Vel1.D2:Vel1.F133" chart:data-source-has-labels="row" svg:x="0.32cm" svg:y="0.18cm" svg:width="13.309cm" svg:height="8.64cm">
          <chartooo:coordinate-region svg:x="1.061cm" svg:y="0.38cm" svg:width="11.826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el1.F2:Vel1.F133" chart:class="chart:scatter">
            <chart:domain table:cell-range-address="Vel1.D2:Vel1.D133"/>
            <chart:data-point chart:repeated="132"/>
          </chart:series>
          <chart:series chart:style-name="ch8" chart:values-cell-range-address="Vel1.E2:Vel1.E133" loext:label-string="hq" chart:class="chart:scatter">
            <chart:data-point chart:repeated="1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D</text:p>
              </table:table-cell>
              <table:table-cell office:value-type="string">
                <text:p>Kolom F</text:p>
              </table:table-cell>
              <table:table-cell office:value-type="string">
                <text:p>h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7005E-019">
                <text:p>-2.27005E-019</text:p>
                <draw:g>
                  <svg:desc>Vel1.D2:Vel1.D133</svg:desc>
                </draw:g>
              </table:table-cell>
              <table:table-cell office:value-type="float" office:value="-0.000102">
                <text:p>-0.000102</text:p>
                <draw:g>
                  <svg:desc>Vel1.F2:Vel1.F133</svg:desc>
                </draw:g>
              </table:table-cell>
              <table:table-cell office:value-type="float" office:value="1.66967E-017">
                <text:p>1.66967E-017</text:p>
                <draw:g>
                  <svg:desc>Vel1.E2:Vel1.E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94">
                <text:p>0.000094</text:p>
              </table:table-cell>
              <table:table-cell office:value-type="float" office:value="-0.000283">
                <text:p>-0.000283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66">
                <text:p>0.000566</text:p>
              </table:table-cell>
              <table:table-cell office:value-type="float" office:value="-0.001227">
                <text:p>-0.001227</text:p>
              </table:table-cell>
              <table:table-cell office:value-type="float" office:value="0.001809">
                <text:p>0.001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945">
                <text:p>0.000945</text:p>
              </table:table-cell>
              <table:table-cell office:value-type="float" office:value="-0.00209">
                <text:p>-0.00209</text:p>
              </table:table-cell>
              <table:table-cell office:value-type="float" office:value="0.003021">
                <text:p>0.003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132">
                <text:p>0.001132</text:p>
              </table:table-cell>
              <table:table-cell office:value-type="float" office:value="-0.002549">
                <text:p>-0.002549</text:p>
              </table:table-cell>
              <table:table-cell office:value-type="float" office:value="0.003415">
                <text:p>0.003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887">
                <text:p>0.001887</text:p>
              </table:table-cell>
              <table:table-cell office:value-type="float" office:value="-0.004059">
                <text:p>-0.004059</text:p>
              </table:table-cell>
              <table:table-cell office:value-type="float" office:value="0.005008">
                <text:p>0.005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646">
                <text:p>0.002646</text:p>
              </table:table-cell>
              <table:table-cell office:value-type="float" office:value="-0.004914">
                <text:p>-0.004914</text:p>
              </table:table-cell>
              <table:table-cell office:value-type="float" office:value="0.006608">
                <text:p>0.006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303">
                <text:p>0.003303</text:p>
              </table:table-cell>
              <table:table-cell office:value-type="float" office:value="-0.005569">
                <text:p>-0.005569</text:p>
              </table:table-cell>
              <table:table-cell office:value-type="float" office:value="0.007757">
                <text:p>0.007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158">
                <text:p>0.004158</text:p>
              </table:table-cell>
              <table:table-cell office:value-type="float" office:value="-0.006402">
                <text:p>-0.006402</text:p>
              </table:table-cell>
              <table:table-cell office:value-type="float" office:value="0.009252">
                <text:p>0.009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908">
                <text:p>0.004908</text:p>
              </table:table-cell>
              <table:table-cell office:value-type="float" office:value="-0.00689">
                <text:p>-0.00689</text:p>
              </table:table-cell>
              <table:table-cell office:value-type="float" office:value="0.01043">
                <text:p>0.01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803">
                <text:p>0.006803</text:p>
              </table:table-cell>
              <table:table-cell office:value-type="float" office:value="-0.007529">
                <text:p>-0.007529</text:p>
              </table:table-cell>
              <table:table-cell office:value-type="float" office:value="0.013406">
                <text:p>0.013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457">
                <text:p>0.007457</text:p>
              </table:table-cell>
              <table:table-cell office:value-type="float" office:value="-0.007739">
                <text:p>-0.007739</text:p>
              </table:table-cell>
              <table:table-cell office:value-type="float" office:value="0.014386">
                <text:p>0.014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723">
                <text:p>0.009723</text:p>
              </table:table-cell>
              <table:table-cell office:value-type="float" office:value="-0.008683">
                <text:p>-0.008683</text:p>
              </table:table-cell>
              <table:table-cell office:value-type="float" office:value="0.017783">
                <text:p>0.017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204">
                <text:p>0.010204</text:p>
              </table:table-cell>
              <table:table-cell office:value-type="float" office:value="-0.008828">
                <text:p>-0.008828</text:p>
              </table:table-cell>
              <table:table-cell office:value-type="float" office:value="0.018504">
                <text:p>0.0185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178">
                <text:p>0.012178</text:p>
              </table:table-cell>
              <table:table-cell office:value-type="float" office:value="-0.009343">
                <text:p>-0.009343</text:p>
              </table:table-cell>
              <table:table-cell office:value-type="float" office:value="0.020477">
                <text:p>0.020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36">
                <text:p>0.01436</text:p>
              </table:table-cell>
              <table:table-cell office:value-type="float" office:value="-0.010128">
                <text:p>-0.010128</text:p>
              </table:table-cell>
              <table:table-cell office:value-type="float" office:value="0.022659">
                <text:p>0.022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482">
                <text:p>0.015482</text:p>
              </table:table-cell>
              <table:table-cell office:value-type="float" office:value="-0.010476">
                <text:p>-0.010476</text:p>
              </table:table-cell>
              <table:table-cell office:value-type="float" office:value="0.023994">
                <text:p>0.0239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8327">
                <text:p>0.018327</text:p>
              </table:table-cell>
              <table:table-cell office:value-type="float" office:value="-0.010949">
                <text:p>-0.010949</text:p>
              </table:table-cell>
              <table:table-cell office:value-type="float" office:value="0.027379">
                <text:p>0.027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976">
                <text:p>0.018976</text:p>
              </table:table-cell>
              <table:table-cell office:value-type="float" office:value="-0.011041">
                <text:p>-0.011041</text:p>
              </table:table-cell>
              <table:table-cell office:value-type="float" office:value="0.027925">
                <text:p>0.027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916">
                <text:p>0.021916</text:p>
              </table:table-cell>
              <table:table-cell office:value-type="float" office:value="-0.011598">
                <text:p>-0.011598</text:p>
              </table:table-cell>
              <table:table-cell office:value-type="float" office:value="0.030401">
                <text:p>0.0304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3319">
                <text:p>0.023319</text:p>
              </table:table-cell>
              <table:table-cell office:value-type="float" office:value="-0.01189">
                <text:p>-0.01189</text:p>
              </table:table-cell>
              <table:table-cell office:value-type="float" office:value="0.031498">
                <text:p>0.031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6261">
                <text:p>0.026261</text:p>
              </table:table-cell>
              <table:table-cell office:value-type="float" office:value="-0.012469">
                <text:p>-0.012469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8417">
                <text:p>0.028417</text:p>
              </table:table-cell>
              <table:table-cell office:value-type="float" office:value="-0.012833">
                <text:p>-0.012833</text:p>
              </table:table-cell>
              <table:table-cell office:value-type="float" office:value="0.035686">
                <text:p>0.035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0795">
                <text:p>0.030795</text:p>
              </table:table-cell>
              <table:table-cell office:value-type="float" office:value="-0.013129">
                <text:p>-0.013129</text:p>
              </table:table-cell>
              <table:table-cell office:value-type="float" office:value="0.037766">
                <text:p>0.0377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5027">
                <text:p>0.035027</text:p>
              </table:table-cell>
              <table:table-cell office:value-type="float" office:value="-0.013493">
                <text:p>-0.013493</text:p>
              </table:table-cell>
              <table:table-cell office:value-type="float" office:value="0.04043">
                <text:p>0.04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5895">
                <text:p>0.035895</text:p>
              </table:table-cell>
              <table:table-cell office:value-type="float" office:value="-0.013561">
                <text:p>-0.013561</text:p>
              </table:table-cell>
              <table:table-cell office:value-type="float" office:value="0.040976">
                <text:p>0.040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1373">
                <text:p>0.041373</text:p>
              </table:table-cell>
              <table:table-cell office:value-type="float" office:value="-0.013994">
                <text:p>-0.013994</text:p>
              </table:table-cell>
              <table:table-cell office:value-type="float" office:value="0.045131">
                <text:p>0.045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8435">
                <text:p>0.048435</text:p>
              </table:table-cell>
              <table:table-cell office:value-type="float" office:value="-0.014623">
                <text:p>-0.014623</text:p>
              </table:table-cell>
              <table:table-cell office:value-type="float" office:value="0.049524">
                <text:p>0.049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9873">
                <text:p>0.049873</text:p>
              </table:table-cell>
              <table:table-cell office:value-type="float" office:value="-0.014773">
                <text:p>-0.014773</text:p>
              </table:table-cell>
              <table:table-cell office:value-type="float" office:value="0.050419">
                <text:p>0.0504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6484">
                <text:p>0.056484</text:p>
              </table:table-cell>
              <table:table-cell office:value-type="float" office:value="-0.015496">
                <text:p>-0.015496</text:p>
              </table:table-cell>
              <table:table-cell office:value-type="float" office:value="0.054385">
                <text:p>0.054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0615">
                <text:p>0.060615</text:p>
              </table:table-cell>
              <table:table-cell office:value-type="float" office:value="-0.015848">
                <text:p>-0.015848</text:p>
              </table:table-cell>
              <table:table-cell office:value-type="float" office:value="0.056563">
                <text:p>0.056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6872">
                <text:p>0.066872</text:p>
              </table:table-cell>
              <table:table-cell office:value-type="float" office:value="-0.016179">
                <text:p>-0.016179</text:p>
              </table:table-cell>
              <table:table-cell office:value-type="float" office:value="0.059862">
                <text:p>0.0598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6289">
                <text:p>0.076289</text:p>
              </table:table-cell>
              <table:table-cell office:value-type="float" office:value="-0.0166">
                <text:p>-0.0166</text:p>
              </table:table-cell>
              <table:table-cell office:value-type="float" office:value="0.064428">
                <text:p>0.0644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9338">
                <text:p>0.079338</text:p>
              </table:table-cell>
              <table:table-cell office:value-type="float" office:value="-0.016778">
                <text:p>-0.016778</text:p>
              </table:table-cell>
              <table:table-cell office:value-type="float" office:value="0.065906">
                <text:p>0.0659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9915">
                <text:p>0.089915</text:p>
              </table:table-cell>
              <table:table-cell office:value-type="float" office:value="-0.017413">
                <text:p>-0.017413</text:p>
              </table:table-cell>
              <table:table-cell office:value-type="float" office:value="0.070628">
                <text:p>0.070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2907">
                <text:p>0.092907</text:p>
              </table:table-cell>
              <table:table-cell office:value-type="float" office:value="-0.017541">
                <text:p>-0.017541</text:p>
              </table:table-cell>
              <table:table-cell office:value-type="float" office:value="0.071775">
                <text:p>0.071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1247">
                <text:p>0.101247</text:p>
              </table:table-cell>
              <table:table-cell office:value-type="float" office:value="-0.017746">
                <text:p>-0.017746</text:p>
              </table:table-cell>
              <table:table-cell office:value-type="float" office:value="0.074972">
                <text:p>0.0749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1981">
                <text:p>0.111981</text:p>
              </table:table-cell>
              <table:table-cell office:value-type="float" office:value="-0.017916">
                <text:p>-0.017916</text:p>
              </table:table-cell>
              <table:table-cell office:value-type="float" office:value="0.079034">
                <text:p>0.0790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5224">
                <text:p>0.115224</text:p>
              </table:table-cell>
              <table:table-cell office:value-type="float" office:value="-0.018">
                <text:p>-0.018</text:p>
              </table:table-cell>
              <table:table-cell office:value-type="float" office:value="0.080261">
                <text:p>0.0802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7277">
                <text:p>0.127277</text:p>
              </table:table-cell>
              <table:table-cell office:value-type="float" office:value="-0.018479">
                <text:p>-0.018479</text:p>
              </table:table-cell>
              <table:table-cell office:value-type="float" office:value="0.083878">
                <text:p>0.083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32222">
                <text:p>0.132222</text:p>
              </table:table-cell>
              <table:table-cell office:value-type="float" office:value="-0.01866">
                <text:p>-0.01866</text:p>
              </table:table-cell>
              <table:table-cell office:value-type="float" office:value="0.085362">
                <text:p>0.0853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7709">
                <text:p>0.147709</text:p>
              </table:table-cell>
              <table:table-cell office:value-type="float" office:value="-0.01903">
                <text:p>-0.01903</text:p>
              </table:table-cell>
              <table:table-cell office:value-type="float" office:value="0.090651">
                <text:p>0.0906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8617">
                <text:p>0.148617</text:p>
              </table:table-cell>
              <table:table-cell office:value-type="float" office:value="-0.019042">
                <text:p>-0.019042</text:p>
              </table:table-cell>
              <table:table-cell office:value-type="float" office:value="0.090901">
                <text:p>0.0909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1695">
                <text:p>0.171695</text:p>
              </table:table-cell>
              <table:table-cell office:value-type="float" office:value="-0.019197">
                <text:p>-0.019197</text:p>
              </table:table-cell>
              <table:table-cell office:value-type="float" office:value="0.097264">
                <text:p>0.097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3734">
                <text:p>0.173734</text:p>
              </table:table-cell>
              <table:table-cell office:value-type="float" office:value="-0.019226">
                <text:p>-0.019226</text:p>
              </table:table-cell>
              <table:table-cell office:value-type="float" office:value="0.097793">
                <text:p>0.0977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6436">
                <text:p>0.196436</text:p>
              </table:table-cell>
              <table:table-cell office:value-type="float" office:value="-0.019714">
                <text:p>-0.019714</text:p>
              </table:table-cell>
              <table:table-cell office:value-type="float" office:value="0.103687">
                <text:p>0.1036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225">
                <text:p>0.20225</text:p>
              </table:table-cell>
              <table:table-cell office:value-type="float" office:value="-0.019787">
                <text:p>-0.019787</text:p>
              </table:table-cell>
              <table:table-cell office:value-type="float" office:value="0.104926">
                <text:p>0.1049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8354">
                <text:p>0.228354</text:p>
              </table:table-cell>
              <table:table-cell office:value-type="float" office:value="-0.019782">
                <text:p>-0.019782</text:p>
              </table:table-cell>
              <table:table-cell office:value-type="float" office:value="0.11049">
                <text:p>0.110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832">
                <text:p>0.23832</text:p>
              </table:table-cell>
              <table:table-cell office:value-type="float" office:value="-0.01978">
                <text:p>-0.01978</text:p>
              </table:table-cell>
              <table:table-cell office:value-type="float" office:value="0.112277">
                <text:p>0.1122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8373">
                <text:p>0.248373</text:p>
              </table:table-cell>
              <table:table-cell office:value-type="float" office:value="-0.019839">
                <text:p>-0.019839</text:p>
              </table:table-cell>
              <table:table-cell office:value-type="float" office:value="0.114081">
                <text:p>0.1140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6216">
                <text:p>0.26216</text:p>
              </table:table-cell>
              <table:table-cell office:value-type="float" office:value="-0.019951">
                <text:p>-0.019951</text:p>
              </table:table-cell>
              <table:table-cell office:value-type="float" office:value="0.115971">
                <text:p>0.115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2123">
                <text:p>0.272123</text:p>
              </table:table-cell>
              <table:table-cell office:value-type="float" office:value="-0.019963">
                <text:p>-0.019963</text:p>
              </table:table-cell>
              <table:table-cell office:value-type="float" office:value="0.117396">
                <text:p>0.1173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7538">
                <text:p>0.27538</text:p>
              </table:table-cell>
              <table:table-cell office:value-type="float" office:value="-0.019936">
                <text:p>-0.019936</text:p>
              </table:table-cell>
              <table:table-cell office:value-type="float" office:value="0.117862">
                <text:p>0.1178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2376">
                <text:p>0.292376</text:p>
              </table:table-cell>
              <table:table-cell office:value-type="float" office:value="-0.019588">
                <text:p>-0.019588</text:p>
              </table:table-cell>
              <table:table-cell office:value-type="float" office:value="0.119564">
                <text:p>0.119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0828">
                <text:p>0.300828</text:p>
              </table:table-cell>
              <table:table-cell office:value-type="float" office:value="-0.019391">
                <text:p>-0.019391</text:p>
              </table:table-cell>
              <table:table-cell office:value-type="float" office:value="0.120773">
                <text:p>0.120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824">
                <text:p>0.30824</text:p>
              </table:table-cell>
              <table:table-cell office:value-type="float" office:value="-0.019261">
                <text:p>-0.019261</text:p>
              </table:table-cell>
              <table:table-cell office:value-type="float" office:value="0.121832">
                <text:p>0.1218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7314">
                <text:p>0.327314</text:p>
              </table:table-cell>
              <table:table-cell office:value-type="float" office:value="-0.019049">
                <text:p>-0.019049</text:p>
              </table:table-cell>
              <table:table-cell office:value-type="float" office:value="0.122402">
                <text:p>0.1224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2177">
                <text:p>0.332177</text:p>
              </table:table-cell>
              <table:table-cell office:value-type="float" office:value="-0.019008">
                <text:p>-0.019008</text:p>
              </table:table-cell>
              <table:table-cell office:value-type="float" office:value="0.122556">
                <text:p>0.122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51298">
                <text:p>0.351298</text:p>
              </table:table-cell>
              <table:table-cell office:value-type="float" office:value="-0.018862">
                <text:p>-0.018862</text:p>
              </table:table-cell>
              <table:table-cell office:value-type="float" office:value="0.123162">
                <text:p>0.1231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9749">
                <text:p>0.359749</text:p>
              </table:table-cell>
              <table:table-cell office:value-type="float" office:value="-0.018814">
                <text:p>-0.018814</text:p>
              </table:table-cell>
              <table:table-cell office:value-type="float" office:value="0.123105">
                <text:p>0.123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78492">
                <text:p>0.378492</text:p>
              </table:table-cell>
              <table:table-cell office:value-type="float" office:value="-0.018718">
                <text:p>-0.018718</text:p>
              </table:table-cell>
              <table:table-cell office:value-type="float" office:value="0.122978">
                <text:p>0.1229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6755">
                <text:p>0.386755</text:p>
              </table:table-cell>
              <table:table-cell office:value-type="float" office:value="-0.018621">
                <text:p>-0.018621</text:p>
              </table:table-cell>
              <table:table-cell office:value-type="float" office:value="0.122783">
                <text:p>0.1227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02287">
                <text:p>0.402287</text:p>
              </table:table-cell>
              <table:table-cell office:value-type="float" office:value="-0.018249">
                <text:p>-0.018249</text:p>
              </table:table-cell>
              <table:table-cell office:value-type="float" office:value="0.122416">
                <text:p>0.1224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09794">
                <text:p>0.409794</text:p>
              </table:table-cell>
              <table:table-cell office:value-type="float" office:value="-0.01805">
                <text:p>-0.01805</text:p>
              </table:table-cell>
              <table:table-cell office:value-type="float" office:value="0.122058">
                <text:p>0.1220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9858">
                <text:p>0.429858</text:p>
              </table:table-cell>
              <table:table-cell office:value-type="float" office:value="-0.017705">
                <text:p>-0.017705</text:p>
              </table:table-cell>
              <table:table-cell office:value-type="float" office:value="0.1211">
                <text:p>0.1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2834">
                <text:p>0.432834</text:p>
              </table:table-cell>
              <table:table-cell office:value-type="float" office:value="-0.017668">
                <text:p>-0.017668</text:p>
              </table:table-cell>
              <table:table-cell office:value-type="float" office:value="0.120774">
                <text:p>0.1207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43644">
                <text:p>0.443644</text:p>
              </table:table-cell>
              <table:table-cell office:value-type="float" office:value="-0.017549">
                <text:p>-0.017549</text:p>
              </table:table-cell>
              <table:table-cell office:value-type="float" office:value="0.119592">
                <text:p>0.1195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53418">
                <text:p>0.453418</text:p>
              </table:table-cell>
              <table:table-cell office:value-type="float" office:value="-0.017476">
                <text:p>-0.017476</text:p>
              </table:table-cell>
              <table:table-cell office:value-type="float" office:value="0.118627">
                <text:p>0.1186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0828">
                <text:p>0.460828</text:p>
              </table:table-cell>
              <table:table-cell office:value-type="float" office:value="-0.017444">
                <text:p>-0.017444</text:p>
              </table:table-cell>
              <table:table-cell office:value-type="float" office:value="0.117896">
                <text:p>0.1178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72114">
                <text:p>0.472114</text:p>
              </table:table-cell>
              <table:table-cell office:value-type="float" office:value="-0.017283">
                <text:p>-0.017283</text:p>
              </table:table-cell>
              <table:table-cell office:value-type="float" office:value="0.116199">
                <text:p>0.116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7839">
                <text:p>0.47839</text:p>
              </table:table-cell>
              <table:table-cell office:value-type="float" office:value="-0.017103">
                <text:p>-0.017103</text:p>
              </table:table-cell>
              <table:table-cell office:value-type="float" office:value="0.115256">
                <text:p>0.115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93308">
                <text:p>0.493308</text:p>
              </table:table-cell>
              <table:table-cell office:value-type="float" office:value="-0.016603">
                <text:p>-0.016603</text:p>
              </table:table-cell>
              <table:table-cell office:value-type="float" office:value="0.112804">
                <text:p>0.112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95909">
                <text:p>0.495909</text:p>
              </table:table-cell>
              <table:table-cell office:value-type="float" office:value="-0.016524">
                <text:p>-0.016524</text:p>
              </table:table-cell>
              <table:table-cell office:value-type="float" office:value="0.112391">
                <text:p>0.1123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09926">
                <text:p>0.509926</text:p>
              </table:table-cell>
              <table:table-cell office:value-type="float" office:value="-0.016223">
                <text:p>-0.016223</text:p>
              </table:table-cell>
              <table:table-cell office:value-type="float" office:value="0.110164">
                <text:p>0.1101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1555">
                <text:p>0.51555</text:p>
              </table:table-cell>
              <table:table-cell office:value-type="float" office:value="-0.016143">
                <text:p>-0.016143</text:p>
              </table:table-cell>
              <table:table-cell office:value-type="float" office:value="0.108984">
                <text:p>0.1089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881">
                <text:p>0.52881</text:p>
              </table:table-cell>
              <table:table-cell office:value-type="float" office:value="-0.0159">
                <text:p>-0.0159</text:p>
              </table:table-cell>
              <table:table-cell office:value-type="float" office:value="0.106202">
                <text:p>0.1062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33302">
                <text:p>0.533302</text:p>
              </table:table-cell>
              <table:table-cell office:value-type="float" office:value="-0.015762">
                <text:p>-0.015762</text:p>
              </table:table-cell>
              <table:table-cell office:value-type="float" office:value="0.105345">
                <text:p>0.105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45616">
                <text:p>0.545616</text:p>
              </table:table-cell>
              <table:table-cell office:value-type="float" office:value="-0.015207">
                <text:p>-0.015207</text:p>
              </table:table-cell>
              <table:table-cell office:value-type="float" office:value="0.102996">
                <text:p>0.1029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51054">
                <text:p>0.551054</text:p>
              </table:table-cell>
              <table:table-cell office:value-type="float" office:value="-0.015003">
                <text:p>-0.015003</text:p>
              </table:table-cell>
              <table:table-cell office:value-type="float" office:value="0.10191">
                <text:p>0.101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63555">
                <text:p>0.563555</text:p>
              </table:table-cell>
              <table:table-cell office:value-type="float" office:value="-0.014653">
                <text:p>-0.014653</text:p>
              </table:table-cell>
              <table:table-cell office:value-type="float" office:value="0.099412">
                <text:p>0.0994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80892">
                <text:p>0.580892</text:p>
              </table:table-cell>
              <table:table-cell office:value-type="float" office:value="-0.014243">
                <text:p>-0.014243</text:p>
              </table:table-cell>
              <table:table-cell office:value-type="float" office:value="0.095738">
                <text:p>0.0957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8225">
                <text:p>0.58225</text:p>
              </table:table-cell>
              <table:table-cell office:value-type="float" office:value="-0.01421">
                <text:p>-0.01421</text:p>
              </table:table-cell>
              <table:table-cell office:value-type="float" office:value="0.095451">
                <text:p>0.0954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03554">
                <text:p>0.603554</text:p>
              </table:table-cell>
              <table:table-cell office:value-type="float" office:value="-0.013672">
                <text:p>-0.013672</text:p>
              </table:table-cell>
              <table:table-cell office:value-type="float" office:value="0.090268">
                <text:p>0.0902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03966">
                <text:p>0.603966</text:p>
              </table:table-cell>
              <table:table-cell office:value-type="float" office:value="-0.013663">
                <text:p>-0.013663</text:p>
              </table:table-cell>
              <table:table-cell office:value-type="float" office:value="0.090168">
                <text:p>0.0901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23982">
                <text:p>0.623982</text:p>
              </table:table-cell>
              <table:table-cell office:value-type="float" office:value="-0.013117">
                <text:p>-0.013117</text:p>
              </table:table-cell>
              <table:table-cell office:value-type="float" office:value="0.085641">
                <text:p>0.0856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2886">
                <text:p>0.62886</text:p>
              </table:table-cell>
              <table:table-cell office:value-type="float" office:value="-0.012912">
                <text:p>-0.012912</text:p>
              </table:table-cell>
              <table:table-cell office:value-type="float" office:value="0.084552">
                <text:p>0.0845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41733">
                <text:p>0.641733</text:p>
              </table:table-cell>
              <table:table-cell office:value-type="float" office:value="-0.012201">
                <text:p>-0.012201</text:p>
              </table:table-cell>
              <table:table-cell office:value-type="float" office:value="0.081679">
                <text:p>0.0816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5681">
                <text:p>0.65681</text:p>
              </table:table-cell>
              <table:table-cell office:value-type="float" office:value="-0.011397">
                <text:p>-0.011397</text:p>
              </table:table-cell>
              <table:table-cell office:value-type="float" office:value="0.078059">
                <text:p>0.0780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66092">
                <text:p>0.666092</text:p>
              </table:table-cell>
              <table:table-cell office:value-type="float" office:value="-0.011048">
                <text:p>-0.011048</text:p>
              </table:table-cell>
              <table:table-cell office:value-type="float" office:value="0.075831">
                <text:p>0.0758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85731">
                <text:p>0.685731</text:p>
              </table:table-cell>
              <table:table-cell office:value-type="float" office:value="-0.010375">
                <text:p>-0.010375</text:p>
              </table:table-cell>
              <table:table-cell office:value-type="float" office:value="0.071492">
                <text:p>0.0714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88348">
                <text:p>0.688348</text:p>
              </table:table-cell>
              <table:table-cell office:value-type="float" office:value="-0.010258">
                <text:p>-0.010258</text:p>
              </table:table-cell>
              <table:table-cell office:value-type="float" office:value="0.070868">
                <text:p>0.0708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10279">
                <text:p>0.710279</text:p>
              </table:table-cell>
              <table:table-cell office:value-type="float" office:value="-0.008813">
                <text:p>-0.008813</text:p>
              </table:table-cell>
              <table:table-cell office:value-type="float" office:value="0.065643">
                <text:p>0.0656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11388">
                <text:p>0.711388</text:p>
              </table:table-cell>
              <table:table-cell office:value-type="float" office:value="-0.008744">
                <text:p>-0.008744</text:p>
              </table:table-cell>
              <table:table-cell office:value-type="float" office:value="0.065367">
                <text:p>0.0653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32939">
                <text:p>0.732939</text:p>
              </table:table-cell>
              <table:table-cell office:value-type="float" office:value="-0.007817">
                <text:p>-0.007817</text:p>
              </table:table-cell>
              <table:table-cell office:value-type="float" office:value="0.059984">
                <text:p>0.0599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33483">
                <text:p>0.733483</text:p>
              </table:table-cell>
              <table:table-cell office:value-type="float" office:value="-0.007796">
                <text:p>-0.007796</text:p>
              </table:table-cell>
              <table:table-cell office:value-type="float" office:value="0.059853">
                <text:p>0.0598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53333">
                <text:p>0.753333</text:p>
              </table:table-cell>
              <table:table-cell office:value-type="float" office:value="-0.006847">
                <text:p>-0.006847</text:p>
              </table:table-cell>
              <table:table-cell office:value-type="float" office:value="0.055079">
                <text:p>0.0550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56712">
                <text:p>0.756712</text:p>
              </table:table-cell>
              <table:table-cell office:value-type="float" office:value="-0.006659">
                <text:p>-0.006659</text:p>
              </table:table-cell>
              <table:table-cell office:value-type="float" office:value="0.054289">
                <text:p>0.0542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76748">
                <text:p>0.776748</text:p>
              </table:table-cell>
              <table:table-cell office:value-type="float" office:value="-0.005373">
                <text:p>-0.005373</text:p>
              </table:table-cell>
              <table:table-cell office:value-type="float" office:value="0.049608">
                <text:p>0.0496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77297">
                <text:p>0.777297</text:p>
              </table:table-cell>
              <table:table-cell office:value-type="float" office:value="-0.005333">
                <text:p>-0.005333</text:p>
              </table:table-cell>
              <table:table-cell office:value-type="float" office:value="0.049471">
                <text:p>0.0494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911">
                <text:p>0.7911</text:p>
              </table:table-cell>
              <table:table-cell office:value-type="float" office:value="-0.004217">
                <text:p>-0.004217</text:p>
              </table:table-cell>
              <table:table-cell office:value-type="float" office:value="0.046023">
                <text:p>0.0460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93538">
                <text:p>0.793538</text:p>
              </table:table-cell>
              <table:table-cell office:value-type="float" office:value="-0.004009">
                <text:p>-0.004009</text:p>
              </table:table-cell>
              <table:table-cell office:value-type="float" office:value="0.045513">
                <text:p>0.0455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09968">
                <text:p>0.809968</text:p>
              </table:table-cell>
              <table:table-cell office:value-type="float" office:value="-0.002684">
                <text:p>-0.002684</text:p>
              </table:table-cell>
              <table:table-cell office:value-type="float" office:value="0.042074">
                <text:p>0.0420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10927">
                <text:p>0.810927</text:p>
              </table:table-cell>
              <table:table-cell office:value-type="float" office:value="-0.002614">
                <text:p>-0.002614</text:p>
              </table:table-cell>
              <table:table-cell office:value-type="float" office:value="0.041873">
                <text:p>0.0418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28287">
                <text:p>0.828287</text:p>
              </table:table-cell>
              <table:table-cell office:value-type="float" office:value="-0.001359">
                <text:p>-0.001359</text:p>
              </table:table-cell>
              <table:table-cell office:value-type="float" office:value="0.038308">
                <text:p>0.0383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31133">
                <text:p>0.831133</text:p>
              </table:table-cell>
              <table:table-cell office:value-type="float" office:value="-0.001125">
                <text:p>-0.001125</text:p>
              </table:table-cell>
              <table:table-cell office:value-type="float" office:value="0.037723">
                <text:p>0.0377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44528">
                <text:p>0.844528</text:p>
              </table:table-cell>
              <table:table-cell office:value-type="float" office:value="-0.000034">
                <text:p>-0.000034</text:p>
              </table:table-cell>
              <table:table-cell office:value-type="float" office:value="0.034808">
                <text:p>0.0348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50205">
                <text:p>0.850205</text:p>
              </table:table-cell>
              <table:table-cell office:value-type="float" office:value="0.000275">
                <text:p>0.000275</text:p>
              </table:table-cell>
              <table:table-cell office:value-type="float" office:value="0.033573">
                <text:p>0.0335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58503">
                <text:p>0.858503</text:p>
              </table:table-cell>
              <table:table-cell office:value-type="float" office:value="0.000723">
                <text:p>0.000723</text:p>
              </table:table-cell>
              <table:table-cell office:value-type="float" office:value="0.031932">
                <text:p>0.0319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69277">
                <text:p>0.869277</text:p>
              </table:table-cell>
              <table:table-cell office:value-type="float" office:value="0.001811">
                <text:p>0.001811</text:p>
              </table:table-cell>
              <table:table-cell office:value-type="float" office:value="0.029801">
                <text:p>0.0298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71157">
                <text:p>0.871157</text:p>
              </table:table-cell>
              <table:table-cell office:value-type="float" office:value="0.002047">
                <text:p>0.002047</text:p>
              </table:table-cell>
              <table:table-cell office:value-type="float" office:value="0.02948">
                <text:p>0.029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81355">
                <text:p>0.881355</text:p>
              </table:table-cell>
              <table:table-cell office:value-type="float" office:value="0.003371">
                <text:p>0.003371</text:p>
              </table:table-cell>
              <table:table-cell office:value-type="float" office:value="0.027741">
                <text:p>0.0277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84762">
                <text:p>0.884762</text:p>
              </table:table-cell>
              <table:table-cell office:value-type="float" office:value="0.003777">
                <text:p>0.003777</text:p>
              </table:table-cell>
              <table:table-cell office:value-type="float" office:value="0.02716">
                <text:p>0.027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92686">
                <text:p>0.892686</text:p>
              </table:table-cell>
              <table:table-cell office:value-type="float" office:value="0.004694">
                <text:p>0.004694</text:p>
              </table:table-cell>
              <table:table-cell office:value-type="float" office:value="0.026017">
                <text:p>0.0260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01757">
                <text:p>0.901757</text:p>
              </table:table-cell>
              <table:table-cell office:value-type="float" office:value="0.005753">
                <text:p>0.005753</text:p>
              </table:table-cell>
              <table:table-cell office:value-type="float" office:value="0.024709">
                <text:p>0.0247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06284">
                <text:p>0.906284</text:p>
              </table:table-cell>
              <table:table-cell office:value-type="float" office:value="0.006207">
                <text:p>0.006207</text:p>
              </table:table-cell>
              <table:table-cell office:value-type="float" office:value="0.024024">
                <text:p>0.0240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14221">
                <text:p>0.914221</text:p>
              </table:table-cell>
              <table:table-cell office:value-type="float" office:value="0.00684">
                <text:p>0.00684</text:p>
              </table:table-cell>
              <table:table-cell office:value-type="float" office:value="0.022823">
                <text:p>0.0228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2007">
                <text:p>0.92007</text:p>
              </table:table-cell>
              <table:table-cell office:value-type="float" office:value="0.007343">
                <text:p>0.007343</text:p>
              </table:table-cell>
              <table:table-cell office:value-type="float" office:value="0.022106">
                <text:p>0.0221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24985">
                <text:p>0.924985</text:p>
              </table:table-cell>
              <table:table-cell office:value-type="float" office:value="0.007927">
                <text:p>0.007927</text:p>
              </table:table-cell>
              <table:table-cell office:value-type="float" office:value="0.021503">
                <text:p>0.0215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32346">
                <text:p>0.932346</text:p>
              </table:table-cell>
              <table:table-cell office:value-type="float" office:value="0.009044">
                <text:p>0.009044</text:p>
              </table:table-cell>
              <table:table-cell office:value-type="float" office:value="0.020724">
                <text:p>0.0207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37448">
                <text:p>0.937448</text:p>
              </table:table-cell>
              <table:table-cell office:value-type="float" office:value="0.009874">
                <text:p>0.009874</text:p>
              </table:table-cell>
              <table:table-cell office:value-type="float" office:value="0.020184">
                <text:p>0.0201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45377">
                <text:p>0.945377</text:p>
              </table:table-cell>
              <table:table-cell office:value-type="float" office:value="0.011123">
                <text:p>0.011123</text:p>
              </table:table-cell>
              <table:table-cell office:value-type="float" office:value="0.019753">
                <text:p>0.0197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47835">
                <text:p>0.947835</text:p>
              </table:table-cell>
              <table:table-cell office:value-type="float" office:value="0.011488">
                <text:p>0.011488</text:p>
              </table:table-cell>
              <table:table-cell office:value-type="float" office:value="0.01962">
                <text:p>0.019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57277">
                <text:p>0.957277</text:p>
              </table:table-cell>
              <table:table-cell office:value-type="float" office:value="0.01286">
                <text:p>0.01286</text:p>
              </table:table-cell>
              <table:table-cell office:value-type="float" office:value="0.018489">
                <text:p>0.0184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59541">
                <text:p>0.959541</text:p>
              </table:table-cell>
              <table:table-cell office:value-type="float" office:value="0.013203">
                <text:p>0.013203</text:p>
              </table:table-cell>
              <table:table-cell office:value-type="float" office:value="0.018489">
                <text:p>0.0184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65775">
                <text:p>0.965775</text:p>
              </table:table-cell>
              <table:table-cell office:value-type="float" office:value="0.014225">
                <text:p>0.014225</text:p>
              </table:table-cell>
              <table:table-cell office:value-type="float" office:value="0.01849">
                <text:p>0.018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70684">
                <text:p>0.970684</text:p>
              </table:table-cell>
              <table:table-cell office:value-type="float" office:value="0.015093">
                <text:p>0.015093</text:p>
              </table:table-cell>
              <table:table-cell office:value-type="float" office:value="0.018584">
                <text:p>0.0185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75784">
                <text:p>0.975784</text:p>
              </table:table-cell>
              <table:table-cell office:value-type="float" office:value="0.015976">
                <text:p>0.015976</text:p>
              </table:table-cell>
              <table:table-cell office:value-type="float" office:value="0.018681">
                <text:p>0.0186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0127">
                <text:p>0.980127</text:p>
              </table:table-cell>
              <table:table-cell office:value-type="float" office:value="0.016605">
                <text:p>0.016605</text:p>
              </table:table-cell>
              <table:table-cell office:value-type="float" office:value="0.018914">
                <text:p>0.0189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636">
                <text:p>0.98636</text:p>
              </table:table-cell>
              <table:table-cell office:value-type="float" office:value="0.017251">
                <text:p>0.017251</text:p>
              </table:table-cell>
              <table:table-cell office:value-type="float" office:value="0.019249">
                <text:p>0.0192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88436">
                <text:p>0.988436</text:p>
              </table:table-cell>
              <table:table-cell office:value-type="float" office:value="0.01755">
                <text:p>0.01755</text:p>
              </table:table-cell>
              <table:table-cell office:value-type="float" office:value="0.019394">
                <text:p>0.0193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9957">
                <text:p>0.999957</text:p>
              </table:table-cell>
              <table:table-cell office:value-type="float" office:value="0.020007">
                <text:p>0.020007</text:p>
              </table:table-cell>
              <table:table-cell office:value-type="float" office:value="0.020196">
                <text:p>0.0201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99957">
                <text:p>0.999957</text:p>
              </table:table-cell>
              <table:table-cell office:value-type="float" office:value="0.020007">
                <text:p>0.020007</text:p>
              </table:table-cell>
              <table:table-cell office:value-type="float" office:value="0.020196">
                <text:p>0.020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1cm" svg:y="4.201cm" style:legend-expansion="high" chart:style-name="ch2"/>
        <chart:plot-area chart:style-name="ch3" table:cell-range-address="Vel2.A3:Vel2.B57" svg:x="0.32cm" svg:y="0.18cm" svg:width="13.282cm" svg:height="8.64cm">
          <chartooo:coordinate-region svg:x="2.053cm" svg:y="0.38cm" svg:width="11.309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el2.B3:Vel2.B57" chart:class="chart:scatter">
            <chart:domain table:cell-range-address="Vel2.A3:Vel2.A57"/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Kolom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el2.A3:Vel2.A57</svg:desc>
                </draw:g>
              </table:table-cell>
              <table:table-cell office:value-type="float" office:value="0.001260008">
                <text:p>0.001260008</text:p>
                <draw:g>
                  <svg:desc>Vel2.B3:Vel2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18673">
                <text:p>0.9918673</text:p>
              </table:table-cell>
              <table:table-cell office:value-type="float" office:value="0.00257499">
                <text:p>0.00257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07358">
                <text:p>0.9807358</text:p>
              </table:table-cell>
              <table:table-cell office:value-type="float" office:value="0.004356575">
                <text:p>0.004356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77591">
                <text:p>0.9677591</text:p>
              </table:table-cell>
              <table:table-cell office:value-type="float" office:value="0.006407414">
                <text:p>0.006407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32973">
                <text:p>0.9532973</text:p>
              </table:table-cell>
              <table:table-cell office:value-type="float" office:value="0.008660698">
                <text:p>0.008660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378545">
                <text:p>0.9378545</text:p>
              </table:table-cell>
              <table:table-cell office:value-type="float" office:value="0.01103033">
                <text:p>0.011030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18553">
                <text:p>0.9218553</text:p>
              </table:table-cell>
              <table:table-cell office:value-type="float" office:value="0.01344662">
                <text:p>0.01344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55679">
                <text:p>0.9055679</text:p>
              </table:table-cell>
              <table:table-cell office:value-type="float" office:value="0.01586707">
                <text:p>0.015867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91363">
                <text:p>0.8891363</text:p>
              </table:table-cell>
              <table:table-cell office:value-type="float" office:value="0.01826967">
                <text:p>0.018269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26317">
                <text:p>0.8726317</text:p>
              </table:table-cell>
              <table:table-cell office:value-type="float" office:value="0.02064412">
                <text:p>0.02064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60884">
                <text:p>0.8560884</text:p>
              </table:table-cell>
              <table:table-cell office:value-type="float" office:value="0.02298588">
                <text:p>0.02298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95228">
                <text:p>0.8395228</text:p>
              </table:table-cell>
              <table:table-cell office:value-type="float" office:value="0.02529307">
                <text:p>0.02529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229432">
                <text:p>0.8229432</text:p>
              </table:table-cell>
              <table:table-cell office:value-type="float" office:value="0.02756494">
                <text:p>0.027564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63536">
                <text:p>0.8063536</text:p>
              </table:table-cell>
              <table:table-cell office:value-type="float" office:value="0.02980122">
                <text:p>0.02980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97568">
                <text:p>0.7897568</text:p>
              </table:table-cell>
              <table:table-cell office:value-type="float" office:value="0.03200174">
                <text:p>0.03200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31547">
                <text:p>0.7731547</text:p>
              </table:table-cell>
              <table:table-cell office:value-type="float" office:value="0.03416635">
                <text:p>0.03416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65486">
                <text:p>0.7565486</text:p>
              </table:table-cell>
              <table:table-cell office:value-type="float" office:value="0.03629479">
                <text:p>0.036294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3994">
                <text:p>0.73994</text:p>
              </table:table-cell>
              <table:table-cell office:value-type="float" office:value="0.03838671">
                <text:p>0.038386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333">
                <text:p>0.72333</text:p>
              </table:table-cell>
              <table:table-cell office:value-type="float" office:value="0.04044162">
                <text:p>0.040441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067199">
                <text:p>0.7067199</text:p>
              </table:table-cell>
              <table:table-cell office:value-type="float" office:value="0.04245892">
                <text:p>0.042458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01108">
                <text:p>0.6901108</text:p>
              </table:table-cell>
              <table:table-cell office:value-type="float" office:value="0.04443786">
                <text:p>0.044437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735041">
                <text:p>0.6735041</text:p>
              </table:table-cell>
              <table:table-cell office:value-type="float" office:value="0.04637752">
                <text:p>0.04637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69009">
                <text:p>0.6569009</text:p>
              </table:table-cell>
              <table:table-cell office:value-type="float" office:value="0.04827687">
                <text:p>0.048276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03024">
                <text:p>0.6403024</text:p>
              </table:table-cell>
              <table:table-cell office:value-type="float" office:value="0.05013471">
                <text:p>0.050134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237101">
                <text:p>0.6237101</text:p>
              </table:table-cell>
              <table:table-cell office:value-type="float" office:value="0.05194969">
                <text:p>0.051949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071252">
                <text:p>0.6071252</text:p>
              </table:table-cell>
              <table:table-cell office:value-type="float" office:value="0.05372031">
                <text:p>0.053720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05491">
                <text:p>0.5905491</text:p>
              </table:table-cell>
              <table:table-cell office:value-type="float" office:value="0.05544488">
                <text:p>0.055444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39833">
                <text:p>0.5739833</text:p>
              </table:table-cell>
              <table:table-cell office:value-type="float" office:value="0.05712156">
                <text:p>0.05712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57429">
                <text:p>0.557429</text:p>
              </table:table-cell>
              <table:table-cell office:value-type="float" office:value="0.05874836">
                <text:p>0.058748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408879">
                <text:p>0.5408879</text:p>
              </table:table-cell>
              <table:table-cell office:value-type="float" office:value="0.06032307">
                <text:p>0.06032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43617">
                <text:p>0.5243617</text:p>
              </table:table-cell>
              <table:table-cell office:value-type="float" office:value="0.06184332">
                <text:p>0.06184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078518">
                <text:p>0.5078518</text:p>
              </table:table-cell>
              <table:table-cell office:value-type="float" office:value="0.06330656">
                <text:p>0.063306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13602">
                <text:p>0.4913602</text:p>
              </table:table-cell>
              <table:table-cell office:value-type="float" office:value="0.06471001">
                <text:p>0.06471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748889">
                <text:p>0.4748889</text:p>
              </table:table-cell>
              <table:table-cell office:value-type="float" office:value="0.06605069">
                <text:p>0.066050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584397">
                <text:p>0.4584397</text:p>
              </table:table-cell>
              <table:table-cell office:value-type="float" office:value="0.06732546">
                <text:p>0.067325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420149">
                <text:p>0.4420149</text:p>
              </table:table-cell>
              <table:table-cell office:value-type="float" office:value="0.06853087">
                <text:p>0.068530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56169">
                <text:p>0.4256169</text:p>
              </table:table-cell>
              <table:table-cell office:value-type="float" office:value="0.06966327">
                <text:p>0.069663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092482">
                <text:p>0.4092482</text:p>
              </table:table-cell>
              <table:table-cell office:value-type="float" office:value="0.0707188">
                <text:p>0.07071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29117">
                <text:p>0.3929117</text:p>
              </table:table-cell>
              <table:table-cell office:value-type="float" office:value="0.07169325">
                <text:p>0.071693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766105">
                <text:p>0.3766105</text:p>
              </table:table-cell>
              <table:table-cell office:value-type="float" office:value="0.07258219">
                <text:p>0.07258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03484">
                <text:p>0.3603484</text:p>
              </table:table-cell>
              <table:table-cell office:value-type="float" office:value="0.07338084">
                <text:p>0.073380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41293">
                <text:p>0.3441293</text:p>
              </table:table-cell>
              <table:table-cell office:value-type="float" office:value="0.07408413">
                <text:p>0.074084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79577">
                <text:p>0.3279577</text:p>
              </table:table-cell>
              <table:table-cell office:value-type="float" office:value="0.07468662">
                <text:p>0.074686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18392">
                <text:p>0.3118392</text:p>
              </table:table-cell>
              <table:table-cell office:value-type="float" office:value="0.07518247">
                <text:p>0.075182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957804">
                <text:p>0.2957804</text:p>
              </table:table-cell>
              <table:table-cell office:value-type="float" office:value="0.07556543">
                <text:p>0.075565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97899">
                <text:p>0.2797899</text:p>
              </table:table-cell>
              <table:table-cell office:value-type="float" office:value="0.07582886">
                <text:p>0.075828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638788">
                <text:p>0.2638788</text:p>
              </table:table-cell>
              <table:table-cell office:value-type="float" office:value="0.0759656">
                <text:p>0.07596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480637">
                <text:p>0.2480637</text:p>
              </table:table-cell>
              <table:table-cell office:value-type="float" office:value="0.07596815">
                <text:p>0.075968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23701">
                <text:p>0.2323701</text:p>
              </table:table-cell>
              <table:table-cell office:value-type="float" office:value="0.0758288">
                <text:p>0.07582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168403">
                <text:p>0.2168403</text:p>
              </table:table-cell>
              <table:table-cell office:value-type="float" office:value="0.07554022">
                <text:p>0.07554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15464">
                <text:p>0.2015464</text:p>
              </table:table-cell>
              <table:table-cell office:value-type="float" office:value="0.07509674">
                <text:p>0.075096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66082">
                <text:p>0.1866082</text:p>
              </table:table-cell>
              <table:table-cell office:value-type="float" office:value="0.07448623">
                <text:p>0.074486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21198">
                <text:p>0.1721198</text:p>
              </table:table-cell>
              <table:table-cell office:value-type="float" office:value="0.0736681">
                <text:p>0.07366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81135">
                <text:p>0.1581135</text:p>
              </table:table-cell>
              <table:table-cell office:value-type="float" office:value="0.07260307">
                <text:p>0.072603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45979">
                <text:p>0.1445979</text:p>
              </table:table-cell>
              <table:table-cell office:value-type="float" office:value="0.0712605">
                <text:p>0.07126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2cm" svg:y="4.203cm" style:legend-expansion="high" chart:style-name="ch2"/>
        <chart:plot-area chart:style-name="ch3" table:cell-range-address="Vel2.A127:Vel2.B162" svg:x="0.319cm" svg:y="0.18cm" svg:width="13.282cm" svg:height="8.645cm">
          <chartooo:coordinate-region svg:x="2.052cm" svg:y="0.18cm" svg:width="11.309cm" svg:height="8.4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el2.B127:Vel2.B162" chart:class="chart:scatter">
            <chart:domain table:cell-range-address="Vel2.A127:Vel2.A162"/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Kolom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9775">
                <text:p>0.439775</text:p>
                <draw:g>
                  <svg:desc>Vel2.A127:Vel2.A162</svg:desc>
                </draw:g>
              </table:table-cell>
              <table:table-cell office:value-type="float" office:value="-0.04394596">
                <text:p>-0.04394596</text:p>
                <draw:g>
                  <svg:desc>Vel2.B127:Vel2.B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62294">
                <text:p>0.4562294</text:p>
              </table:table-cell>
              <table:table-cell office:value-type="float" office:value="-0.04347456">
                <text:p>-0.04347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27115">
                <text:p>0.4727115</text:p>
              </table:table-cell>
              <table:table-cell office:value-type="float" office:value="-0.04293406">
                <text:p>-0.04293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9219">
                <text:p>0.489219</text:p>
              </table:table-cell>
              <table:table-cell office:value-type="float" office:value="-0.04232777">
                <text:p>-0.04232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57495">
                <text:p>0.5057495</text:p>
              </table:table-cell>
              <table:table-cell office:value-type="float" office:value="-0.04165884">
                <text:p>-0.04165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23011">
                <text:p>0.5223011</text:p>
              </table:table-cell>
              <table:table-cell office:value-type="float" office:value="-0.04093015">
                <text:p>-0.04093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88721">
                <text:p>0.5388721</text:p>
              </table:table-cell>
              <table:table-cell office:value-type="float" office:value="-0.04014442">
                <text:p>-0.04014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54604">
                <text:p>0.5554604</text:p>
              </table:table-cell>
              <table:table-cell office:value-type="float" office:value="-0.03930417">
                <text:p>-0.03930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20645">
                <text:p>0.5720645</text:p>
              </table:table-cell>
              <table:table-cell office:value-type="float" office:value="-0.03841172">
                <text:p>-0.03841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86826">
                <text:p>0.5886826</text:p>
              </table:table-cell>
              <table:table-cell office:value-type="float" office:value="-0.03746922">
                <text:p>-0.037469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53132">
                <text:p>0.6053132</text:p>
              </table:table-cell>
              <table:table-cell office:value-type="float" office:value="-0.03647863">
                <text:p>-0.03647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19547">
                <text:p>0.6219547</text:p>
              </table:table-cell>
              <table:table-cell office:value-type="float" office:value="-0.03544179">
                <text:p>-0.035441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386058">
                <text:p>0.6386058</text:p>
              </table:table-cell>
              <table:table-cell office:value-type="float" office:value="-0.0343603">
                <text:p>-0.03436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5265">
                <text:p>0.655265</text:p>
              </table:table-cell>
              <table:table-cell office:value-type="float" office:value="-0.03323564">
                <text:p>-0.033235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1931">
                <text:p>0.671931</text:p>
              </table:table-cell>
              <table:table-cell office:value-type="float" office:value="-0.03206914">
                <text:p>-0.03206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86024">
                <text:p>0.6886024</text:p>
              </table:table-cell>
              <table:table-cell office:value-type="float" office:value="-0.03086194">
                <text:p>-0.030861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52779">
                <text:p>0.7052779</text:p>
              </table:table-cell>
              <table:table-cell office:value-type="float" office:value="-0.02961505">
                <text:p>-0.02961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219562">
                <text:p>0.7219562</text:p>
              </table:table-cell>
              <table:table-cell office:value-type="float" office:value="-0.02832935">
                <text:p>-0.028329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386361">
                <text:p>0.7386361</text:p>
              </table:table-cell>
              <table:table-cell office:value-type="float" office:value="-0.02700553">
                <text:p>-0.02700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53163">
                <text:p>0.7553163</text:p>
              </table:table-cell>
              <table:table-cell office:value-type="float" office:value="-0.02564416">
                <text:p>-0.02564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19955">
                <text:p>0.7719955</text:p>
              </table:table-cell>
              <table:table-cell office:value-type="float" office:value="-0.02424568">
                <text:p>-0.024245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886724">
                <text:p>0.7886724</text:p>
              </table:table-cell>
              <table:table-cell office:value-type="float" office:value="-0.02281039">
                <text:p>-0.02281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053454">
                <text:p>0.8053454</text:p>
              </table:table-cell>
              <table:table-cell office:value-type="float" office:value="-0.02133849">
                <text:p>-0.021338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220127">
                <text:p>0.8220127</text:p>
              </table:table-cell>
              <table:table-cell office:value-type="float" office:value="-0.01983004">
                <text:p>-0.019830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86716">
                <text:p>0.8386716</text:p>
              </table:table-cell>
              <table:table-cell office:value-type="float" office:value="-0.01828511">
                <text:p>-0.018285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553178">
                <text:p>0.8553178</text:p>
              </table:table-cell>
              <table:table-cell office:value-type="float" office:value="-0.01670376">
                <text:p>-0.01670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719431">
                <text:p>0.8719431</text:p>
              </table:table-cell>
              <table:table-cell office:value-type="float" office:value="-0.01508638">
                <text:p>-0.01508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885307">
                <text:p>0.8885307</text:p>
              </table:table-cell>
              <table:table-cell office:value-type="float" office:value="-0.01343413">
                <text:p>-0.013434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50466">
                <text:p>0.9050466</text:p>
              </table:table-cell>
              <table:table-cell office:value-type="float" office:value="-0.01175001">
                <text:p>-0.01175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21419">
                <text:p>0.921419</text:p>
              </table:table-cell>
              <table:table-cell office:value-type="float" office:value="-0.01004123">
                <text:p>-0.010041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7503">
                <text:p>0.937503</text:p>
              </table:table-cell>
              <table:table-cell office:value-type="float" office:value="-0.008323473">
                <text:p>-0.008323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30294">
                <text:p>0.9530294</text:p>
              </table:table-cell>
              <table:table-cell office:value-type="float" office:value="-0.006627549">
                <text:p>-0.0066275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675711">
                <text:p>0.9675711</text:p>
              </table:table-cell>
              <table:table-cell office:value-type="float" office:value="-0.005004616">
                <text:p>-0.0050046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06215">
                <text:p>0.9806215</text:p>
              </table:table-cell>
              <table:table-cell office:value-type="float" office:value="-0.003518872">
                <text:p>-0.0035188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18183">
                <text:p>0.9918183</text:p>
              </table:table-cell>
              <table:table-cell office:value-type="float" office:value="-0.002221512">
                <text:p>-0.0022215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-0.001260008">
                <text:p>-0.0012600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